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109.76pt"/>
    </style:style>
    <style:style style:name="co4" style:family="table-column">
      <style:table-column-properties fo:break-before="auto" style:column-width="68.06pt"/>
    </style:style>
    <style:style style:name="co5" style:family="table-column">
      <style:table-column-properties fo:break-before="auto" style:column-width="50.71pt"/>
    </style:style>
    <style:style style:name="co6" style:family="table-column">
      <style:table-column-properties fo:break-before="auto" style:column-width="52.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40.31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54.14pt"/>
    </style:style>
    <style:style style:name="co11" style:family="table-column">
      <style:table-column-properties fo:break-before="auto" style:column-width="124.36pt"/>
    </style:style>
    <style:style style:name="co12" style:family="table-column">
      <style:table-column-properties fo:break-before="auto" style:column-width="140.29pt"/>
    </style:style>
    <style:style style:name="co13" style:family="table-column">
      <style:table-column-properties fo:break-before="auto" style:column-width="57.66pt"/>
    </style:style>
    <style:style style:name="co14" style:family="table-column">
      <style:table-column-properties fo:break-before="auto" style:column-width="89.6pt"/>
    </style:style>
    <style:style style:name="co15" style:family="table-column">
      <style:table-column-properties fo:break-before="auto" style:column-width="94.45pt"/>
    </style:style>
    <style:style style:name="co16" style:family="table-column">
      <style:table-column-properties fo:break-before="auto" style:column-width="102.81pt"/>
    </style:style>
    <style:style style:name="co17" style:family="table-column">
      <style:table-column-properties fo:break-before="auto" style:column-width="91.64pt"/>
    </style:style>
    <style:style style:name="co18" style:family="table-column">
      <style:table-column-properties fo:break-before="auto" style:column-width="95.84pt"/>
    </style:style>
    <style:style style:name="co19" style:family="table-column">
      <style:table-column-properties fo:break-before="auto" style:column-width="88.89pt"/>
    </style:style>
    <style:style style:name="co20" style:family="table-column">
      <style:table-column-properties fo:break-before="auto" style:column-width="84.76pt"/>
    </style:style>
    <style:style style:name="co21" style:family="table-column">
      <style:table-column-properties fo:break-before="auto" style:column-width="80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ta1" style:family="table" style:master-page-name="PageStyle_5f_prestamos_5f_biblioteca_5f_publica">
      <style:table-properties table:display="true" style:writing-mode="lr-tb"/>
    </style:style>
    <style:style style:name="ta2" style:family="table" style:master-page-name="PageStyle_5f_Copia_20_de_20_prestamos_5f_biblioteca_5f_publica">
      <style:table-properties table:display="true" style:writing-mode="lr-tb"/>
    </style:style>
    <style:style style:name="ta3" style:family="table" style:master-page-name="PageStyle_5f_CÁLCULOS_20_Y_20_ANÁLISIS">
      <style:table-properties table:display="true" style:writing-mode="lr-tb"/>
    </style:style>
    <style:style style:name="ta4" style:family="table" style:master-page-name="PageStyle_5f_PRÉSTAMOS_20_Y_20_CATEGORÍAS">
      <style:table-properties table:display="true" style:writing-mode="lr-tb"/>
    </style:style>
    <style:style style:name="ta5" style:family="table" style:master-page-name="PageStyle_5f_CATEGORÍAS_20_POR_20_IDIOMA">
      <style:table-properties table:display="true" style:writing-mode="lr-tb"/>
    </style:style>
    <style:style style:name="ta6" style:family="table" style:master-page-name="PageStyle_5f_FRANJAS_20_HORARIAS">
      <style:table-properties table:display="true" style:writing-mode="lr-tb"/>
    </style:style>
    <style:style style:name="ta7" style:family="table" style:master-page-name="PageStyle_5f_DIAS_20_POR_20_MESES">
      <style:table-properties table:display="true" style:writing-mode="lr-tb"/>
    </style:style>
    <style:style style:name="ta8" style:family="table" style:master-page-name="PageStyle_5f_PATRÓN_20_ESTACIONAL">
      <style:table-properties table:display="true" style:writing-mode="lr-tb"/>
    </style:style>
    <style:style style:name="ta9" style:family="table" style:master-page-name="PageStyle_5f_PLAZOS_20_DE_20_DEVOLCIÓ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a0a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CÁLCULOS Y ANÁLISIS'.C80"/>
    </style:style>
    <style:style style:name="ce22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map style:condition="cell-content()&gt;0" style:apply-style-name="ConditionalStyle_5f_6" style:base-cell-address="'CÁLCULOS Y ANÁLISIS'.C80"/>
    </style:style>
    <style:style style:name="ce43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IAS POR MESES'.R4"/>
    </style:style>
    <style:style style:name="ce5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A2]))); AND(ISNUMBER([.A2]); LEFT(CELL(&quot;format&quot;; [.A2]))=&quot;D&quot;)),0)" table:allow-empty-cell="true" table:base-cell-address="'Copia de prestamos_biblioteca_publica'.A2"/>
        <table:content-validation table:name="val2" table:condition="of:cell-content-is-in-list(&quot;español&quot;;&quot;inglés&quot;;&quot;catalán&quot;)" table:allow-empty-cell="true" table:display-list="no" table:base-cell-address="'Copia de prestamos_biblioteca_publica'.C2">
          <table:error-message table:message-type="stop" table:display="true"/>
        </table:content-validation>
        <table:content-validation table:name="val3" table:condition="of: and cell-content-is-between(AND(ISNUMBER([.D2]);(NOT(OR(NOT(ISERROR(DATEVALUE([.D2]))); AND(ISNUMBER([.D2]); LEFT(CELL(&quot;format&quot;; [.D2]))=&quot;D&quot;))))),0)" table:allow-empty-cell="true" table:base-cell-address="'Copia de prestamos_biblioteca_publica'.D2"/>
        <table:content-validation table:name="val4" table:condition="of:cell-content-is-in-list(&quot;si&quot;;&quot;no&quot;)" table:allow-empty-cell="true" table:display-list="no" table:base-cell-address="'Copia de prestamos_biblioteca_publica'.E2">
          <table:error-message table:message-type="stop" table:display="true"/>
        </table:content-validation>
        <table:content-validation table:name="val5" table:condition="of:cell-content-is-in-list(&quot;tarde&quot;;&quot;mañana&quot;)" table:allow-empty-cell="true" table:display-list="no" table:base-cell-address="'Copia de prestamos_biblioteca_publica'.F2">
          <table:error-message table:message-type="stop" table:display="true"/>
        </table:content-validation>
        <table:content-validation table:name="val6" table:condition="of:cell-content-is-in-list(&quot;enero&quot;;&quot;febrero&quot;;&quot;marzo&quot;;&quot;abril&quot;;&quot;mayo&quot;;&quot;junio&quot;;&quot;julio&quot;;&quot;agosto&quot;;&quot;septiembre&quot;;&quot;octubre&quot;;&quot;noviembre&quot;;&quot;diciembre&quot;)" table:allow-empty-cell="true" table:display-list="no" table:base-cell-address="'Copia de prestamos_biblioteca_publica'.I2">
          <table:error-message table:message-type="stop" table:display="true"/>
        </table:content-validation>
        <table:content-validation table:name="val7" table:condition="of:cell-content-is-in-list(&quot;domingo&quot;;&quot;martes&quot;;&quot;miércoles&quot;;&quot;viernes&quot;;&quot;jueves&quot;;&quot;lunes&quot;;&quot;sábado&quot;)" table:allow-empty-cell="true" table:display-list="no" table:base-cell-address="'Copia de prestamos_biblioteca_publica'.K2">
          <table:error-message table:message-type="stop" table:display="true"/>
        </table:content-validation>
      </table:content-validations>
      <table:table table:name="prestamos_biblioteca_public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echa_prestamo</text:p>
          </table:table-cell>
          <table:table-cell table:style-name="ce1" office:value-type="string" calcext:value-type="string">
            <text:p>categoria_libro</text:p>
          </table:table-cell>
          <table:table-cell table:style-name="ce1" office:value-type="string" calcext:value-type="string">
            <text:p>idioma</text:p>
          </table:table-cell>
          <table:table-cell table:style-name="ce1" office:value-type="string" calcext:value-type="string">
            <text:p>duracion_prestamo_dias</text:p>
          </table:table-cell>
          <table:table-cell table:style-name="ce1" office:value-type="string" calcext:value-type="string">
            <text:p>devuelto_a_tiempo</text:p>
          </table:table-cell>
          <table:table-cell table:style-name="ce1" office:value-type="string" calcext:value-type="string">
            <text:p>franja_horari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dia_seman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05" calcext:value-type="date">
            <text:p>2025-01-05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07" calcext:value-type="date">
            <text:p>2025-01-07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08" calcext:value-type="date">
            <text:p>2025-01-08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10" calcext:value-type="date">
            <text:p>2025-01-10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12" calcext:value-type="date">
            <text:p>2025-01-12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14" calcext:value-type="date">
            <text:p>2025-01-1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15" calcext:value-type="date">
            <text:p>2025-01-15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17" calcext:value-type="date">
            <text:p>2025-01-17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19" calcext:value-type="date">
            <text:p>2025-01-19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21" calcext:value-type="date">
            <text:p>2025-01-2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22" calcext:value-type="date">
            <text:p>2025-01-22</text:p>
          </table:table-cell>
          <table:table-cell table:style-name="ce1" office:value-type="string" calcext:value-type="string">
            <text:p>poesi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24" calcext:value-type="date">
            <text:p>2025-01-2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26" calcext:value-type="date">
            <text:p>2025-01-26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28" calcext:value-type="date">
            <text:p>2025-01-28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29" calcext:value-type="date">
            <text:p>2025-01-29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31" calcext:value-type="date">
            <text:p>2025-01-31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02" calcext:value-type="date">
            <text:p>2025-02-02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04" calcext:value-type="date">
            <text:p>2025-02-04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05" calcext:value-type="date">
            <text:p>2025-02-05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07" calcext:value-type="date">
            <text:p>2025-02-07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09" calcext:value-type="date">
            <text:p>2025-02-09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11" calcext:value-type="date">
            <text:p>2025-02-1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12" calcext:value-type="date">
            <text:p>2025-02-12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14" calcext:value-type="date">
            <text:p>2025-02-1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16" calcext:value-type="date">
            <text:p>2025-02-16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18" calcext:value-type="date">
            <text:p>2025-02-18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19" calcext:value-type="date">
            <text:p>2025-02-19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21" calcext:value-type="date">
            <text:p>2025-02-21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23" calcext:value-type="date">
            <text:p>2025-02-2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25" calcext:value-type="date">
            <text:p>2025-02-25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26" calcext:value-type="date">
            <text:p>2025-02-26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28" calcext:value-type="date">
            <text:p>2025-02-28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02" calcext:value-type="date">
            <text:p>2025-03-02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04" calcext:value-type="date">
            <text:p>2025-03-0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05" calcext:value-type="date">
            <text:p>2025-03-05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07" calcext:value-type="date">
            <text:p>2025-03-0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09" calcext:value-type="date">
            <text:p>2025-03-09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11" calcext:value-type="date">
            <text:p>2025-03-11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12" calcext:value-type="date">
            <text:p>2025-03-12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14" calcext:value-type="date">
            <text:p>2025-03-14</text:p>
          </table:table-cell>
          <table:table-cell table:style-name="ce1" office:value-type="string" calcext:value-type="string">
            <text:p>poesi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16" calcext:value-type="date">
            <text:p>2025-03-16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18" calcext:value-type="date">
            <text:p>2025-03-18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19" calcext:value-type="date">
            <text:p>2025-03-19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21" calcext:value-type="date">
            <text:p>2025-03-21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23" calcext:value-type="date">
            <text:p>2025-03-23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25" calcext:value-type="date">
            <text:p>2025-03-25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26" calcext:value-type="date">
            <text:p>2025-03-26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28" calcext:value-type="date">
            <text:p>2025-03-28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30" calcext:value-type="date">
            <text:p>2025-03-30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01" calcext:value-type="date">
            <text:p>2025-04-0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02" calcext:value-type="date">
            <text:p>2025-04-02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04" calcext:value-type="date">
            <text:p>2025-04-0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06" calcext:value-type="date">
            <text:p>2025-04-06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08" calcext:value-type="date">
            <text:p>2025-04-08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09" calcext:value-type="date">
            <text:p>2025-04-09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11" calcext:value-type="date">
            <text:p>2025-04-11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13" calcext:value-type="date">
            <text:p>2025-04-1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15" calcext:value-type="date">
            <text:p>2025-04-15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16" calcext:value-type="date">
            <text:p>2025-04-16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18" calcext:value-type="date">
            <text:p>2025-04-18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20" calcext:value-type="date">
            <text:p>2025-04-20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22" calcext:value-type="date">
            <text:p>2025-04-22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23" calcext:value-type="date">
            <text:p>2025-04-23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25" calcext:value-type="date">
            <text:p>2025-04-25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27" calcext:value-type="date">
            <text:p>2025-04-2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29" calcext:value-type="date">
            <text:p>2025-04-29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30" calcext:value-type="date">
            <text:p>2025-04-3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02" calcext:value-type="date">
            <text:p>2025-05-02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04" calcext:value-type="date">
            <text:p>2025-05-0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06" calcext:value-type="date">
            <text:p>2025-05-06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07" calcext:value-type="date">
            <text:p>2025-05-07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09" calcext:value-type="date">
            <text:p>2025-05-09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11" calcext:value-type="date">
            <text:p>2025-05-11</text:p>
          </table:table-cell>
          <table:table-cell table:style-name="ce1" office:value-type="string" calcext:value-type="string">
            <text:p>poesi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13" calcext:value-type="date">
            <text:p>2025-05-1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14" calcext:value-type="date">
            <text:p>2025-05-14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16" calcext:value-type="date">
            <text:p>2025-05-16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18" calcext:value-type="date">
            <text:p>2025-05-18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20" calcext:value-type="date">
            <text:p>2025-05-20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21" calcext:value-type="date">
            <text:p>2025-05-21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23" calcext:value-type="date">
            <text:p>2025-05-2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25" calcext:value-type="date">
            <text:p>2025-05-25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27" calcext:value-type="date">
            <text:p>2025-05-27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28" calcext:value-type="date">
            <text:p>2025-05-28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30" calcext:value-type="date">
            <text:p>2025-05-3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01" calcext:value-type="date">
            <text:p>2025-06-01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03" calcext:value-type="date">
            <text:p>2025-06-0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04" calcext:value-type="date">
            <text:p>2025-06-04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06" calcext:value-type="date">
            <text:p>2025-06-06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08" calcext:value-type="date">
            <text:p>2025-06-08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10" calcext:value-type="date">
            <text:p>2025-06-10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11" calcext:value-type="date">
            <text:p>2025-06-11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13" calcext:value-type="date">
            <text:p>2025-06-1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15" calcext:value-type="date">
            <text:p>2025-06-15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17" calcext:value-type="date">
            <text:p>2025-06-1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18" calcext:value-type="date">
            <text:p>2025-06-18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20" calcext:value-type="date">
            <text:p>2025-06-20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22" calcext:value-type="date">
            <text:p>2025-06-22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24" calcext:value-type="date">
            <text:p>2025-06-24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25" calcext:value-type="date">
            <text:p>2025-06-25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27" calcext:value-type="date">
            <text:p>2025-06-2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6-29" calcext:value-type="date">
            <text:p>2025-06-29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01" calcext:value-type="date">
            <text:p>2025-07-0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03" calcext:value-type="date">
            <text:p>2025-07-03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06" calcext:value-type="date">
            <text:p>2025-07-06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08" calcext:value-type="date">
            <text:p>2025-07-08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10" calcext:value-type="date">
            <text:p>2025-07-1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13" calcext:value-type="date">
            <text:p>2025-07-1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15" calcext:value-type="date">
            <text:p>2025-07-15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17" calcext:value-type="date">
            <text:p>2025-07-17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20" calcext:value-type="date">
            <text:p>2025-07-2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22" calcext:value-type="date">
            <text:p>2025-07-22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24" calcext:value-type="date">
            <text:p>2025-07-2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27" calcext:value-type="date">
            <text:p>2025-07-27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29" calcext:value-type="date">
            <text:p>2025-07-29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7-31" calcext:value-type="date">
            <text:p>2025-07-3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03" calcext:value-type="date">
            <text:p>2025-08-03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05" calcext:value-type="date">
            <text:p>2025-08-05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07" calcext:value-type="date">
            <text:p>2025-08-07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10" calcext:value-type="date">
            <text:p>2025-08-1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12" calcext:value-type="date">
            <text:p>2025-08-12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14" calcext:value-type="date">
            <text:p>2025-08-14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17" calcext:value-type="date">
            <text:p>2025-08-1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19" calcext:value-type="date">
            <text:p>2025-08-19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21" calcext:value-type="date">
            <text:p>2025-08-21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24" calcext:value-type="date">
            <text:p>2025-08-2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26" calcext:value-type="date">
            <text:p>2025-08-26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28" calcext:value-type="date">
            <text:p>2025-08-28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8-31" calcext:value-type="date">
            <text:p>2025-08-31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02" calcext:value-type="date">
            <text:p>2025-09-02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03" calcext:value-type="date">
            <text:p>2025-09-03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05" calcext:value-type="date">
            <text:p>2025-09-05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07" calcext:value-type="date">
            <text:p>2025-09-0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09" calcext:value-type="date">
            <text:p>2025-09-09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10" calcext:value-type="date">
            <text:p>2025-09-10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12" calcext:value-type="date">
            <text:p>2025-09-12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14" calcext:value-type="date">
            <text:p>2025-09-1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16" calcext:value-type="date">
            <text:p>2025-09-16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17" calcext:value-type="date">
            <text:p>2025-09-17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19" calcext:value-type="date">
            <text:p>2025-09-19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21" calcext:value-type="date">
            <text:p>2025-09-2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23" calcext:value-type="date">
            <text:p>2025-09-23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24" calcext:value-type="date">
            <text:p>2025-09-2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26" calcext:value-type="date">
            <text:p>2025-09-26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28" calcext:value-type="date">
            <text:p>2025-09-28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9-30" calcext:value-type="date">
            <text:p>2025-09-3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01" calcext:value-type="date">
            <text:p>2025-10-01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03" calcext:value-type="date">
            <text:p>2025-10-0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05" calcext:value-type="date">
            <text:p>2025-10-05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07" calcext:value-type="date">
            <text:p>2025-10-07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08" calcext:value-type="date">
            <text:p>2025-10-08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10" calcext:value-type="date">
            <text:p>2025-10-1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12" calcext:value-type="date">
            <text:p>2025-10-12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14" calcext:value-type="date">
            <text:p>2025-10-14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15" calcext:value-type="date">
            <text:p>2025-10-15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17" calcext:value-type="date">
            <text:p>2025-10-1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19" calcext:value-type="date">
            <text:p>2025-10-19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21" calcext:value-type="date">
            <text:p>2025-10-2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22" calcext:value-type="date">
            <text:p>2025-10-22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24" calcext:value-type="date">
            <text:p>2025-10-24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26" calcext:value-type="date">
            <text:p>2025-10-26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28" calcext:value-type="date">
            <text:p>2025-10-28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29" calcext:value-type="date">
            <text:p>2025-10-29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0-31" calcext:value-type="date">
            <text:p>2025-10-31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02" calcext:value-type="date">
            <text:p>2025-11-02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04" calcext:value-type="date">
            <text:p>2025-11-04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05" calcext:value-type="date">
            <text:p>2025-11-05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07" calcext:value-type="date">
            <text:p>2025-11-07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09" calcext:value-type="date">
            <text:p>2025-11-09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11" calcext:value-type="date">
            <text:p>2025-11-1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12" calcext:value-type="date">
            <text:p>2025-11-12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14" calcext:value-type="date">
            <text:p>2025-11-14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16" calcext:value-type="date">
            <text:p>2025-11-16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18" calcext:value-type="date">
            <text:p>2025-11-18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19" calcext:value-type="date">
            <text:p>2025-11-19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21" calcext:value-type="date">
            <text:p>2025-11-2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23" calcext:value-type="date">
            <text:p>2025-11-23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25" calcext:value-type="date">
            <text:p>2025-11-25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26" calcext:value-type="date">
            <text:p>2025-11-26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28" calcext:value-type="date">
            <text:p>2025-11-28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1-30" calcext:value-type="date">
            <text:p>2025-11-30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02" calcext:value-type="date">
            <text:p>2025-12-02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03" calcext:value-type="date">
            <text:p>2025-12-0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05" calcext:value-type="date">
            <text:p>2025-12-05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07" calcext:value-type="date">
            <text:p>2025-12-07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09" calcext:value-type="date">
            <text:p>2025-12-09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10" calcext:value-type="date">
            <text:p>2025-12-1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12" calcext:value-type="date">
            <text:p>2025-12-12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14" calcext:value-type="date">
            <text:p>2025-12-14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16" calcext:value-type="date">
            <text:p>2025-12-16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17" calcext:value-type="date">
            <text:p>2025-12-1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19" calcext:value-type="date">
            <text:p>2025-12-19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21" calcext:value-type="date">
            <text:p>2025-12-2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23" calcext:value-type="date">
            <text:p>2025-12-23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24" calcext:value-type="date">
            <text:p>2025-12-24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miércol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26" calcext:value-type="date">
            <text:p>2025-12-26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28" calcext:value-type="date">
            <text:p>2025-12-28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12-30" calcext:value-type="date">
            <text:p>2025-12-30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diciembre</text:p>
          </table:table-cell>
          <table:table-cell table:style-name="ce1" office:value-type="string" calcext:value-type="string">
            <text:p>mart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03" calcext:value-type="date">
            <text:p>2025-01-03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vier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06" calcext:value-type="date">
            <text:p>2025-01-06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09" calcext:value-type="date">
            <text:p>2025-01-09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11" calcext:value-type="date">
            <text:p>2025-01-11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13" calcext:value-type="date">
            <text:p>2025-01-1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16" calcext:value-type="date">
            <text:p>2025-01-16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18" calcext:value-type="date">
            <text:p>2025-01-18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20" calcext:value-type="date">
            <text:p>2025-01-2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23" calcext:value-type="date">
            <text:p>2025-01-23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25" calcext:value-type="date">
            <text:p>2025-01-25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27" calcext:value-type="date">
            <text:p>2025-01-2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1-30" calcext:value-type="date">
            <text:p>2025-01-30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01" calcext:value-type="date">
            <text:p>2025-02-01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03" calcext:value-type="date">
            <text:p>2025-02-0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06" calcext:value-type="date">
            <text:p>2025-02-06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08" calcext:value-type="date">
            <text:p>2025-02-08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10" calcext:value-type="date">
            <text:p>2025-02-1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13" calcext:value-type="date">
            <text:p>2025-02-13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15" calcext:value-type="date">
            <text:p>2025-02-15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17" calcext:value-type="date">
            <text:p>2025-02-17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20" calcext:value-type="date">
            <text:p>2025-02-20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22" calcext:value-type="date">
            <text:p>2025-02-22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24" calcext:value-type="date">
            <text:p>2025-02-24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2-27" calcext:value-type="date">
            <text:p>2025-02-27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01" calcext:value-type="date">
            <text:p>2025-03-0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03" calcext:value-type="date">
            <text:p>2025-03-03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06" calcext:value-type="date">
            <text:p>2025-03-06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08" calcext:value-type="date">
            <text:p>2025-03-08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10" calcext:value-type="date">
            <text:p>2025-03-10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13" calcext:value-type="date">
            <text:p>2025-03-13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15" calcext:value-type="date">
            <text:p>2025-03-15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17" calcext:value-type="date">
            <text:p>2025-03-1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20" calcext:value-type="date">
            <text:p>2025-03-20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22" calcext:value-type="date">
            <text:p>2025-03-22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24" calcext:value-type="date">
            <text:p>2025-03-24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27" calcext:value-type="date">
            <text:p>2025-03-2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29" calcext:value-type="date">
            <text:p>2025-03-29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03" calcext:value-type="date">
            <text:p>2025-04-03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05" calcext:value-type="date">
            <text:p>2025-04-05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07" calcext:value-type="date">
            <text:p>2025-04-07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10" calcext:value-type="date">
            <text:p>2025-04-1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12" calcext:value-type="date">
            <text:p>2025-04-12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14" calcext:value-type="date">
            <text:p>2025-04-14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17" calcext:value-type="date">
            <text:p>2025-04-17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19" calcext:value-type="date">
            <text:p>2025-04-19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21" calcext:value-type="date">
            <text:p>2025-04-21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24" calcext:value-type="date">
            <text:p>2025-04-2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26" calcext:value-type="date">
            <text:p>2025-04-26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4-28" calcext:value-type="date">
            <text:p>2025-04-28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01" calcext:value-type="date">
            <text:p>2025-05-01</text:p>
          </table:table-cell>
          <table:table-cell table:style-name="ce1" office:value-type="string" calcext:value-type="string">
            <text:p>divulga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03" calcext:value-type="date">
            <text:p>2025-05-03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05" calcext:value-type="date">
            <text:p>2025-05-05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08" calcext:value-type="date">
            <text:p>2025-05-08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10" calcext:value-type="date">
            <text:p>2025-05-10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inglé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12" calcext:value-type="date">
            <text:p>2025-05-12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15" calcext:value-type="date">
            <text:p>2025-05-15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17" calcext:value-type="date">
            <text:p>2025-05-17</text:p>
          </table:table-cell>
          <table:table-cell table:style-name="ce1" office:value-type="string" calcext:value-type="string">
            <text:p>novela_grafica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19" calcext:value-type="date">
            <text:p>2025-05-19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22" calcext:value-type="date">
            <text:p>2025-05-22</text:p>
          </table:table-cell>
          <table:table-cell table:style-name="ce1" office:value-type="string" calcext:value-type="string">
            <text:p>ensayo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24" calcext:value-type="date">
            <text:p>2025-05-24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26" calcext:value-type="date">
            <text:p>2025-05-26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catalá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lun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29" calcext:value-type="date">
            <text:p>2025-05-29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juev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5-05-31" calcext:value-type="date">
            <text:p>2025-05-31</text:p>
          </table:table-cell>
          <table:table-cell table:style-name="ce1" office:value-type="string" calcext:value-type="string">
            <text:p>infantil</text:p>
          </table:table-cell>
          <table:table-cell table:style-name="ce1" office:value-type="string" calcext:value-type="string">
            <text:p>españ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sábado</text:p>
          </table:table-cell>
          <table:table-cell table:number-columns-repeated="1016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ia de prestamos_biblioteca_publica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visibility="collapse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011" table:default-cell-style-name="Default"/>
        <table:table-row table:style-name="ro3">
          <table:table-cell table:style-name="ce3" office:value-type="string" calcext:value-type="string">
            <text:p>fecha_prestamo</text:p>
          </table:table-cell>
          <table:table-cell table:style-name="ce3" office:value-type="string" calcext:value-type="string">
            <text:p>categoria_libro</text:p>
          </table:table-cell>
          <table:table-cell table:style-name="ce3" office:value-type="string" calcext:value-type="string">
            <text:p>idioma</text:p>
          </table:table-cell>
          <table:table-cell table:style-name="ce3" office:value-type="string" calcext:value-type="string">
            <text:p>duracion_prestamo_dias</text:p>
          </table:table-cell>
          <table:table-cell table:style-name="ce3" office:value-type="string" calcext:value-type="string">
            <text:p>devuelto_a_tiempo</text:p>
          </table:table-cell>
          <table:table-cell table:style-name="ce3" office:value-type="string" calcext:value-type="string">
            <text:p>franja_horaria</text:p>
          </table:table-cell>
          <table:table-cell table:style-name="ce6" office:value-type="string" calcext:value-type="string">
            <text:p>Column 9</text:p>
          </table:table-cell>
          <table:table-cell table:style-name="ce6" office:value-type="string" calcext:value-type="string">
            <text:p>Column 11</text:p>
          </table:table-cell>
          <table:table-cell table:style-name="ce3" office:value-type="string" calcext:value-type="string">
            <text:p>mes</text:p>
          </table:table-cell>
          <table:table-cell table:style-name="ce6" office:value-type="string" calcext:value-type="string">
            <text:p>Columna 1</text:p>
          </table:table-cell>
          <table:table-cell table:style-name="ce3" office:value-type="string" calcext:value-type="string">
            <text:p>dia_semana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03" calcext:value-type="date">
            <text:p>2025-01-03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2" calcext:value-type="float">
            <text:p>2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] &amp; &quot;1&quot;)" office:value-type="string" office:string-value="" calcext:value-type="error">
            <text:p>#VALUE!</text:p>
          </table:table-cell>
          <table:table-cell table:style-name="ce7" table:formula="of:=IF(OR(DATE(YEAR([.A2]);MONTH([.A2]);DAY([.A2]))&lt;DATE(YEAR([.A2]);3;21);DATE(YEAR([.A2]);MONTH([.A2]);DAY([.A2]))&gt;=DATE(YEAR([.A2]);12;22));&quot;Invierno&quot;;IF(DATE(YEAR([.A2]);MONTH([.A2]);DAY([.A2]))&lt;DATE(YEAR([.A2]);6;22);&quot;Primavera&quot;;IF(DATE(YEAR([.A2]);MONTH([.A2]);DAY([.A2]))&lt;DATE(YEAR([.A2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2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05" calcext:value-type="date">
            <text:p>2025-01-05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3] &amp; &quot;1&quot;)" office:value-type="string" office:string-value="" calcext:value-type="error">
            <text:p>#VALUE!</text:p>
          </table:table-cell>
          <table:table-cell table:style-name="ce7" table:formula="of:=IF(OR(DATE(YEAR([.A3]);MONTH([.A3]);DAY([.A3]))&lt;DATE(YEAR([.A3]);3;21);DATE(YEAR([.A3]);MONTH([.A3]);DAY([.A3]))&gt;=DATE(YEAR([.A3]);12;22));&quot;Invierno&quot;;IF(DATE(YEAR([.A3]);MONTH([.A3]);DAY([.A3]))&lt;DATE(YEAR([.A3]);6;22);&quot;Primavera&quot;;IF(DATE(YEAR([.A3]);MONTH([.A3]);DAY([.A3]))&lt;DATE(YEAR([.A3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3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06" calcext:value-type="date">
            <text:p>2025-01-06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4] &amp; &quot;1&quot;)" office:value-type="string" office:string-value="" calcext:value-type="error">
            <text:p>#VALUE!</text:p>
          </table:table-cell>
          <table:table-cell table:style-name="ce7" table:formula="of:=IF(OR(DATE(YEAR([.A4]);MONTH([.A4]);DAY([.A4]))&lt;DATE(YEAR([.A4]);3;21);DATE(YEAR([.A4]);MONTH([.A4]);DAY([.A4]))&gt;=DATE(YEAR([.A4]);12;22));&quot;Invierno&quot;;IF(DATE(YEAR([.A4]);MONTH([.A4]);DAY([.A4]))&lt;DATE(YEAR([.A4]);6;22);&quot;Primavera&quot;;IF(DATE(YEAR([.A4]);MONTH([.A4]);DAY([.A4]))&lt;DATE(YEAR([.A4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4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07" calcext:value-type="date">
            <text:p>2025-01-07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5] &amp; &quot;1&quot;)" office:value-type="string" office:string-value="" calcext:value-type="error">
            <text:p>#VALUE!</text:p>
          </table:table-cell>
          <table:table-cell table:style-name="ce7" table:formula="of:=IF(OR(DATE(YEAR([.A5]);MONTH([.A5]);DAY([.A5]))&lt;DATE(YEAR([.A5]);3;21);DATE(YEAR([.A5]);MONTH([.A5]);DAY([.A5]))&gt;=DATE(YEAR([.A5]);12;22));&quot;Invierno&quot;;IF(DATE(YEAR([.A5]);MONTH([.A5]);DAY([.A5]))&lt;DATE(YEAR([.A5]);6;22);&quot;Primavera&quot;;IF(DATE(YEAR([.A5]);MONTH([.A5]);DAY([.A5]))&lt;DATE(YEAR([.A5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5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08" calcext:value-type="date">
            <text:p>2025-01-08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6] &amp; &quot;1&quot;)" office:value-type="string" office:string-value="" calcext:value-type="error">
            <text:p>#VALUE!</text:p>
          </table:table-cell>
          <table:table-cell table:style-name="ce5" table:formula="of:=IF(OR(DATE(YEAR([.A6]);MONTH([.A6]);DAY([.A6]))&lt;DATE(YEAR([.A6]);3;21);DATE(YEAR([.A6]);MONTH([.A6]);DAY([.A6]))&gt;=DATE(YEAR([.A6]);12;22));&quot;Invierno&quot;;IF(DATE(YEAR([.A6]);MONTH([.A6]);DAY([.A6]))&lt;DATE(YEAR([.A6]);6;22);&quot;Primavera&quot;;IF(DATE(YEAR([.A6]);MONTH([.A6]);DAY([.A6]))&lt;DATE(YEAR([.A6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6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09" calcext:value-type="date">
            <text:p>2025-01-09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7] &amp; &quot;1&quot;)" office:value-type="string" office:string-value="" calcext:value-type="error">
            <text:p>#VALUE!</text:p>
          </table:table-cell>
          <table:table-cell table:style-name="ce5" table:formula="of:=IF(OR(DATE(YEAR([.A7]);MONTH([.A7]);DAY([.A7]))&lt;DATE(YEAR([.A7]);3;21);DATE(YEAR([.A7]);MONTH([.A7]);DAY([.A7]))&gt;=DATE(YEAR([.A7]);12;22));&quot;Invierno&quot;;IF(DATE(YEAR([.A7]);MONTH([.A7]);DAY([.A7]))&lt;DATE(YEAR([.A7]);6;22);&quot;Primavera&quot;;IF(DATE(YEAR([.A7]);MONTH([.A7]);DAY([.A7]))&lt;DATE(YEAR([.A7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7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10" calcext:value-type="date">
            <text:p>2025-01-10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8] &amp; &quot;1&quot;)" office:value-type="string" office:string-value="" calcext:value-type="error">
            <text:p>#VALUE!</text:p>
          </table:table-cell>
          <table:table-cell table:style-name="ce5" table:formula="of:=IF(OR(DATE(YEAR([.A8]);MONTH([.A8]);DAY([.A8]))&lt;DATE(YEAR([.A8]);3;21);DATE(YEAR([.A8]);MONTH([.A8]);DAY([.A8]))&gt;=DATE(YEAR([.A8]);12;22));&quot;Invierno&quot;;IF(DATE(YEAR([.A8]);MONTH([.A8]);DAY([.A8]))&lt;DATE(YEAR([.A8]);6;22);&quot;Primavera&quot;;IF(DATE(YEAR([.A8]);MONTH([.A8]);DAY([.A8]))&lt;DATE(YEAR([.A8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8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11" calcext:value-type="date">
            <text:p>2025-01-11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9] &amp; &quot;1&quot;)" office:value-type="string" office:string-value="" calcext:value-type="error">
            <text:p>#VALUE!</text:p>
          </table:table-cell>
          <table:table-cell table:style-name="ce5" table:formula="of:=IF(OR(DATE(YEAR([.A9]);MONTH([.A9]);DAY([.A9]))&lt;DATE(YEAR([.A9]);3;21);DATE(YEAR([.A9]);MONTH([.A9]);DAY([.A9]))&gt;=DATE(YEAR([.A9]);12;22));&quot;Invierno&quot;;IF(DATE(YEAR([.A9]);MONTH([.A9]);DAY([.A9]))&lt;DATE(YEAR([.A9]);6;22);&quot;Primavera&quot;;IF(DATE(YEAR([.A9]);MONTH([.A9]);DAY([.A9]))&lt;DATE(YEAR([.A9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9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12" calcext:value-type="date">
            <text:p>2025-01-12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0] &amp; &quot;1&quot;)" office:value-type="string" office:string-value="" calcext:value-type="error">
            <text:p>#VALUE!</text:p>
          </table:table-cell>
          <table:table-cell table:style-name="ce5" table:formula="of:=IF(OR(DATE(YEAR([.A10]);MONTH([.A10]);DAY([.A10]))&lt;DATE(YEAR([.A10]);3;21);DATE(YEAR([.A10]);MONTH([.A10]);DAY([.A10]))&gt;=DATE(YEAR([.A10]);12;22));&quot;Invierno&quot;;IF(DATE(YEAR([.A10]);MONTH([.A10]);DAY([.A10]))&lt;DATE(YEAR([.A10]);6;22);&quot;Primavera&quot;;IF(DATE(YEAR([.A10]);MONTH([.A10]);DAY([.A10]))&lt;DATE(YEAR([.A10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10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13" calcext:value-type="date">
            <text:p>2025-01-1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1] &amp; &quot;1&quot;)" office:value-type="string" office:string-value="" calcext:value-type="error">
            <text:p>#VALUE!</text:p>
          </table:table-cell>
          <table:table-cell table:style-name="ce5" table:formula="of:=IF(OR(DATE(YEAR([.A11]);MONTH([.A11]);DAY([.A11]))&lt;DATE(YEAR([.A11]);3;21);DATE(YEAR([.A11]);MONTH([.A11]);DAY([.A11]))&gt;=DATE(YEAR([.A11]);12;22));&quot;Invierno&quot;;IF(DATE(YEAR([.A11]);MONTH([.A11]);DAY([.A11]))&lt;DATE(YEAR([.A11]);6;22);&quot;Primavera&quot;;IF(DATE(YEAR([.A11]);MONTH([.A11]);DAY([.A11]))&lt;DATE(YEAR([.A11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11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14" calcext:value-type="date">
            <text:p>2025-01-1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2] &amp; &quot;1&quot;)" office:value-type="string" office:string-value="" calcext:value-type="error">
            <text:p>#VALUE!</text:p>
          </table:table-cell>
          <table:table-cell table:style-name="ce5" table:formula="of:=IF(OR(DATE(YEAR([.A12]);MONTH([.A12]);DAY([.A12]))&lt;DATE(YEAR([.A12]);3;21);DATE(YEAR([.A12]);MONTH([.A12]);DAY([.A12]))&gt;=DATE(YEAR([.A12]);12;22));&quot;Invierno&quot;;IF(DATE(YEAR([.A12]);MONTH([.A12]);DAY([.A12]))&lt;DATE(YEAR([.A12]);6;22);&quot;Primavera&quot;;IF(DATE(YEAR([.A12]);MONTH([.A12]);DAY([.A12]))&lt;DATE(YEAR([.A12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12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15" calcext:value-type="date">
            <text:p>2025-01-15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8" calcext:value-type="float">
            <text:p>18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3] &amp; &quot;1&quot;)" office:value-type="string" office:string-value="" calcext:value-type="error">
            <text:p>#VALUE!</text:p>
          </table:table-cell>
          <table:table-cell table:style-name="ce5" table:formula="of:=IF(OR(DATE(YEAR([.A13]);MONTH([.A13]);DAY([.A13]))&lt;DATE(YEAR([.A13]);3;21);DATE(YEAR([.A13]);MONTH([.A13]);DAY([.A13]))&gt;=DATE(YEAR([.A13]);12;22));&quot;Invierno&quot;;IF(DATE(YEAR([.A13]);MONTH([.A13]);DAY([.A13]))&lt;DATE(YEAR([.A13]);6;22);&quot;Primavera&quot;;IF(DATE(YEAR([.A13]);MONTH([.A13]);DAY([.A13]))&lt;DATE(YEAR([.A13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13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16" calcext:value-type="date">
            <text:p>2025-01-16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0" calcext:value-type="float">
            <text:p>2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4] &amp; &quot;1&quot;)" office:value-type="string" office:string-value="" calcext:value-type="error">
            <text:p>#VALUE!</text:p>
          </table:table-cell>
          <table:table-cell table:style-name="ce5" table:formula="of:=IF(OR(DATE(YEAR([.A14]);MONTH([.A14]);DAY([.A14]))&lt;DATE(YEAR([.A14]);3;21);DATE(YEAR([.A14]);MONTH([.A14]);DAY([.A14]))&gt;=DATE(YEAR([.A14]);12;22));&quot;Invierno&quot;;IF(DATE(YEAR([.A14]);MONTH([.A14]);DAY([.A14]))&lt;DATE(YEAR([.A14]);6;22);&quot;Primavera&quot;;IF(DATE(YEAR([.A14]);MONTH([.A14]);DAY([.A14]))&lt;DATE(YEAR([.A14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14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17" calcext:value-type="date">
            <text:p>2025-01-17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25" calcext:value-type="float">
            <text:p>2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5] &amp; &quot;1&quot;)" office:value-type="string" office:string-value="" calcext:value-type="error">
            <text:p>#VALUE!</text:p>
          </table:table-cell>
          <table:table-cell table:style-name="ce5" table:formula="of:=IF(OR(DATE(YEAR([.A15]);MONTH([.A15]);DAY([.A15]))&lt;DATE(YEAR([.A15]);3;21);DATE(YEAR([.A15]);MONTH([.A15]);DAY([.A15]))&gt;=DATE(YEAR([.A15]);12;22));&quot;Invierno&quot;;IF(DATE(YEAR([.A15]);MONTH([.A15]);DAY([.A15]))&lt;DATE(YEAR([.A15]);6;22);&quot;Primavera&quot;;IF(DATE(YEAR([.A15]);MONTH([.A15]);DAY([.A15]))&lt;DATE(YEAR([.A15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15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18" calcext:value-type="date">
            <text:p>2025-01-18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1" calcext:value-type="float">
            <text:p>1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6] &amp; &quot;1&quot;)" office:value-type="string" office:string-value="" calcext:value-type="error">
            <text:p>#VALUE!</text:p>
          </table:table-cell>
          <table:table-cell table:style-name="ce5" table:formula="of:=IF(OR(DATE(YEAR([.A16]);MONTH([.A16]);DAY([.A16]))&lt;DATE(YEAR([.A16]);3;21);DATE(YEAR([.A16]);MONTH([.A16]);DAY([.A16]))&gt;=DATE(YEAR([.A16]);12;22));&quot;Invierno&quot;;IF(DATE(YEAR([.A16]);MONTH([.A16]);DAY([.A16]))&lt;DATE(YEAR([.A16]);6;22);&quot;Primavera&quot;;IF(DATE(YEAR([.A16]);MONTH([.A16]);DAY([.A16]))&lt;DATE(YEAR([.A16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16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19" calcext:value-type="date">
            <text:p>2025-01-19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8" calcext:value-type="float">
            <text:p>8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7] &amp; &quot;1&quot;)" office:value-type="string" office:string-value="" calcext:value-type="error">
            <text:p>#VALUE!</text:p>
          </table:table-cell>
          <table:table-cell table:style-name="ce5" table:formula="of:=IF(OR(DATE(YEAR([.A17]);MONTH([.A17]);DAY([.A17]))&lt;DATE(YEAR([.A17]);3;21);DATE(YEAR([.A17]);MONTH([.A17]);DAY([.A17]))&gt;=DATE(YEAR([.A17]);12;22));&quot;Invierno&quot;;IF(DATE(YEAR([.A17]);MONTH([.A17]);DAY([.A17]))&lt;DATE(YEAR([.A17]);6;22);&quot;Primavera&quot;;IF(DATE(YEAR([.A17]);MONTH([.A17]);DAY([.A17]))&lt;DATE(YEAR([.A17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17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20" calcext:value-type="date">
            <text:p>2025-01-2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8] &amp; &quot;1&quot;)" office:value-type="string" office:string-value="" calcext:value-type="error">
            <text:p>#VALUE!</text:p>
          </table:table-cell>
          <table:table-cell table:style-name="ce5" table:formula="of:=IF(OR(DATE(YEAR([.A18]);MONTH([.A18]);DAY([.A18]))&lt;DATE(YEAR([.A18]);3;21);DATE(YEAR([.A18]);MONTH([.A18]);DAY([.A18]))&gt;=DATE(YEAR([.A18]);12;22));&quot;Invierno&quot;;IF(DATE(YEAR([.A18]);MONTH([.A18]);DAY([.A18]))&lt;DATE(YEAR([.A18]);6;22);&quot;Primavera&quot;;IF(DATE(YEAR([.A18]);MONTH([.A18]);DAY([.A18]))&lt;DATE(YEAR([.A18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18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21" calcext:value-type="date">
            <text:p>2025-01-2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9] &amp; &quot;1&quot;)" office:value-type="string" office:string-value="" calcext:value-type="error">
            <text:p>#VALUE!</text:p>
          </table:table-cell>
          <table:table-cell table:style-name="ce5" table:formula="of:=IF(OR(DATE(YEAR([.A19]);MONTH([.A19]);DAY([.A19]))&lt;DATE(YEAR([.A19]);3;21);DATE(YEAR([.A19]);MONTH([.A19]);DAY([.A19]))&gt;=DATE(YEAR([.A19]);12;22));&quot;Invierno&quot;;IF(DATE(YEAR([.A19]);MONTH([.A19]);DAY([.A19]))&lt;DATE(YEAR([.A19]);6;22);&quot;Primavera&quot;;IF(DATE(YEAR([.A19]);MONTH([.A19]);DAY([.A19]))&lt;DATE(YEAR([.A19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19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22" calcext:value-type="date">
            <text:p>2025-01-22</text:p>
          </table:table-cell>
          <table:table-cell table:style-name="ce5" office:value-type="string" calcext:value-type="string">
            <text:p>poesi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30" calcext:value-type="float">
            <text:p>30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0] &amp; &quot;1&quot;)" office:value-type="string" office:string-value="" calcext:value-type="error">
            <text:p>#VALUE!</text:p>
          </table:table-cell>
          <table:table-cell table:style-name="ce5" table:formula="of:=IF(OR(DATE(YEAR([.A20]);MONTH([.A20]);DAY([.A20]))&lt;DATE(YEAR([.A20]);3;21);DATE(YEAR([.A20]);MONTH([.A20]);DAY([.A20]))&gt;=DATE(YEAR([.A20]);12;22));&quot;Invierno&quot;;IF(DATE(YEAR([.A20]);MONTH([.A20]);DAY([.A20]))&lt;DATE(YEAR([.A20]);6;22);&quot;Primavera&quot;;IF(DATE(YEAR([.A20]);MONTH([.A20]);DAY([.A20]))&lt;DATE(YEAR([.A20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20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23" calcext:value-type="date">
            <text:p>2025-01-23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4" calcext:value-type="float">
            <text:p>2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1] &amp; &quot;1&quot;)" office:value-type="string" office:string-value="" calcext:value-type="error">
            <text:p>#VALUE!</text:p>
          </table:table-cell>
          <table:table-cell table:style-name="ce5" table:formula="of:=IF(OR(DATE(YEAR([.A21]);MONTH([.A21]);DAY([.A21]))&lt;DATE(YEAR([.A21]);3;21);DATE(YEAR([.A21]);MONTH([.A21]);DAY([.A21]))&gt;=DATE(YEAR([.A21]);12;22));&quot;Invierno&quot;;IF(DATE(YEAR([.A21]);MONTH([.A21]);DAY([.A21]))&lt;DATE(YEAR([.A21]);6;22);&quot;Primavera&quot;;IF(DATE(YEAR([.A21]);MONTH([.A21]);DAY([.A21]))&lt;DATE(YEAR([.A21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21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24" calcext:value-type="date">
            <text:p>2025-01-2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2] &amp; &quot;1&quot;)" office:value-type="string" office:string-value="" calcext:value-type="error">
            <text:p>#VALUE!</text:p>
          </table:table-cell>
          <table:table-cell table:style-name="ce5" table:formula="of:=IF(OR(DATE(YEAR([.A22]);MONTH([.A22]);DAY([.A22]))&lt;DATE(YEAR([.A22]);3;21);DATE(YEAR([.A22]);MONTH([.A22]);DAY([.A22]))&gt;=DATE(YEAR([.A22]);12;22));&quot;Invierno&quot;;IF(DATE(YEAR([.A22]);MONTH([.A22]);DAY([.A22]))&lt;DATE(YEAR([.A22]);6;22);&quot;Primavera&quot;;IF(DATE(YEAR([.A22]);MONTH([.A22]);DAY([.A22]))&lt;DATE(YEAR([.A22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22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25" calcext:value-type="date">
            <text:p>2025-01-25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3] &amp; &quot;1&quot;)" office:value-type="string" office:string-value="" calcext:value-type="error">
            <text:p>#VALUE!</text:p>
          </table:table-cell>
          <table:table-cell table:style-name="ce5" table:formula="of:=IF(OR(DATE(YEAR([.A23]);MONTH([.A23]);DAY([.A23]))&lt;DATE(YEAR([.A23]);3;21);DATE(YEAR([.A23]);MONTH([.A23]);DAY([.A23]))&gt;=DATE(YEAR([.A23]);12;22));&quot;Invierno&quot;;IF(DATE(YEAR([.A23]);MONTH([.A23]);DAY([.A23]))&lt;DATE(YEAR([.A23]);6;22);&quot;Primavera&quot;;IF(DATE(YEAR([.A23]);MONTH([.A23]);DAY([.A23]))&lt;DATE(YEAR([.A23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23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26" calcext:value-type="date">
            <text:p>2025-01-26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4] &amp; &quot;1&quot;)" office:value-type="string" office:string-value="" calcext:value-type="error">
            <text:p>#VALUE!</text:p>
          </table:table-cell>
          <table:table-cell table:style-name="ce5" table:formula="of:=IF(OR(DATE(YEAR([.A24]);MONTH([.A24]);DAY([.A24]))&lt;DATE(YEAR([.A24]);3;21);DATE(YEAR([.A24]);MONTH([.A24]);DAY([.A24]))&gt;=DATE(YEAR([.A24]);12;22));&quot;Invierno&quot;;IF(DATE(YEAR([.A24]);MONTH([.A24]);DAY([.A24]))&lt;DATE(YEAR([.A24]);6;22);&quot;Primavera&quot;;IF(DATE(YEAR([.A24]);MONTH([.A24]);DAY([.A24]))&lt;DATE(YEAR([.A24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24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27" calcext:value-type="date">
            <text:p>2025-01-2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5] &amp; &quot;1&quot;)" office:value-type="string" office:string-value="" calcext:value-type="error">
            <text:p>#VALUE!</text:p>
          </table:table-cell>
          <table:table-cell table:style-name="ce5" table:formula="of:=IF(OR(DATE(YEAR([.A25]);MONTH([.A25]);DAY([.A25]))&lt;DATE(YEAR([.A25]);3;21);DATE(YEAR([.A25]);MONTH([.A25]);DAY([.A25]))&gt;=DATE(YEAR([.A25]);12;22));&quot;Invierno&quot;;IF(DATE(YEAR([.A25]);MONTH([.A25]);DAY([.A25]))&lt;DATE(YEAR([.A25]);6;22);&quot;Primavera&quot;;IF(DATE(YEAR([.A25]);MONTH([.A25]);DAY([.A25]))&lt;DATE(YEAR([.A25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25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28" calcext:value-type="date">
            <text:p>2025-01-28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6" calcext:value-type="float">
            <text:p>16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6] &amp; &quot;1&quot;)" office:value-type="string" office:string-value="" calcext:value-type="error">
            <text:p>#VALUE!</text:p>
          </table:table-cell>
          <table:table-cell table:style-name="ce5" table:formula="of:=IF(OR(DATE(YEAR([.A26]);MONTH([.A26]);DAY([.A26]))&lt;DATE(YEAR([.A26]);3;21);DATE(YEAR([.A26]);MONTH([.A26]);DAY([.A26]))&gt;=DATE(YEAR([.A26]);12;22));&quot;Invierno&quot;;IF(DATE(YEAR([.A26]);MONTH([.A26]);DAY([.A26]))&lt;DATE(YEAR([.A26]);6;22);&quot;Primavera&quot;;IF(DATE(YEAR([.A26]);MONTH([.A26]);DAY([.A26]))&lt;DATE(YEAR([.A26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26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29" calcext:value-type="date">
            <text:p>2025-01-29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7] &amp; &quot;1&quot;)" office:value-type="string" office:string-value="" calcext:value-type="error">
            <text:p>#VALUE!</text:p>
          </table:table-cell>
          <table:table-cell table:style-name="ce5" table:formula="of:=IF(OR(DATE(YEAR([.A27]);MONTH([.A27]);DAY([.A27]))&lt;DATE(YEAR([.A27]);3;21);DATE(YEAR([.A27]);MONTH([.A27]);DAY([.A27]))&gt;=DATE(YEAR([.A27]);12;22));&quot;Invierno&quot;;IF(DATE(YEAR([.A27]);MONTH([.A27]);DAY([.A27]))&lt;DATE(YEAR([.A27]);6;22);&quot;Primavera&quot;;IF(DATE(YEAR([.A27]);MONTH([.A27]);DAY([.A27]))&lt;DATE(YEAR([.A27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27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30" calcext:value-type="date">
            <text:p>2025-01-30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27" calcext:value-type="float">
            <text:p>27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8] &amp; &quot;1&quot;)" office:value-type="string" office:string-value="" calcext:value-type="error">
            <text:p>#VALUE!</text:p>
          </table:table-cell>
          <table:table-cell table:style-name="ce5" table:formula="of:=IF(OR(DATE(YEAR([.A28]);MONTH([.A28]);DAY([.A28]))&lt;DATE(YEAR([.A28]);3;21);DATE(YEAR([.A28]);MONTH([.A28]);DAY([.A28]))&gt;=DATE(YEAR([.A28]);12;22));&quot;Invierno&quot;;IF(DATE(YEAR([.A28]);MONTH([.A28]);DAY([.A28]))&lt;DATE(YEAR([.A28]);6;22);&quot;Primavera&quot;;IF(DATE(YEAR([.A28]);MONTH([.A28]);DAY([.A28]))&lt;DATE(YEAR([.A28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28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1-31" calcext:value-type="date">
            <text:p>2025-01-31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9] &amp; &quot;1&quot;)" office:value-type="string" office:string-value="" calcext:value-type="error">
            <text:p>#VALUE!</text:p>
          </table:table-cell>
          <table:table-cell table:style-name="ce5" table:formula="of:=IF(OR(DATE(YEAR([.A29]);MONTH([.A29]);DAY([.A29]))&lt;DATE(YEAR([.A29]);3;21);DATE(YEAR([.A29]);MONTH([.A29]);DAY([.A29]))&gt;=DATE(YEAR([.A29]);12;22));&quot;Invierno&quot;;IF(DATE(YEAR([.A29]);MONTH([.A29]);DAY([.A29]))&lt;DATE(YEAR([.A29]);6;22);&quot;Primavera&quot;;IF(DATE(YEAR([.A29]);MONTH([.A29]);DAY([.A29]))&lt;DATE(YEAR([.A29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enero</text:p>
          </table:table-cell>
          <table:table-cell table:style-name="ce5" table:formula="of:=WEEKDAY([.A29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01" calcext:value-type="date">
            <text:p>2025-02-01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30] &amp; &quot;1&quot;)" office:value-type="string" office:string-value="" calcext:value-type="error">
            <text:p>#VALUE!</text:p>
          </table:table-cell>
          <table:table-cell table:style-name="ce5" table:formula="of:=IF(OR(DATE(YEAR([.A30]);MONTH([.A30]);DAY([.A30]))&lt;DATE(YEAR([.A30]);3;21);DATE(YEAR([.A30]);MONTH([.A30]);DAY([.A30]))&gt;=DATE(YEAR([.A30]);12;22));&quot;Invierno&quot;;IF(DATE(YEAR([.A30]);MONTH([.A30]);DAY([.A30]))&lt;DATE(YEAR([.A30]);6;22);&quot;Primavera&quot;;IF(DATE(YEAR([.A30]);MONTH([.A30]);DAY([.A30]))&lt;DATE(YEAR([.A30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30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02" calcext:value-type="date">
            <text:p>2025-02-02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31] &amp; &quot;1&quot;)" office:value-type="string" office:string-value="" calcext:value-type="error">
            <text:p>#VALUE!</text:p>
          </table:table-cell>
          <table:table-cell table:style-name="ce5" table:formula="of:=IF(OR(DATE(YEAR([.A31]);MONTH([.A31]);DAY([.A31]))&lt;DATE(YEAR([.A31]);3;21);DATE(YEAR([.A31]);MONTH([.A31]);DAY([.A31]))&gt;=DATE(YEAR([.A31]);12;22));&quot;Invierno&quot;;IF(DATE(YEAR([.A31]);MONTH([.A31]);DAY([.A31]))&lt;DATE(YEAR([.A31]);6;22);&quot;Primavera&quot;;IF(DATE(YEAR([.A31]);MONTH([.A31]);DAY([.A31]))&lt;DATE(YEAR([.A31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31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03" calcext:value-type="date">
            <text:p>2025-02-0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32] &amp; &quot;1&quot;)" office:value-type="string" office:string-value="" calcext:value-type="error">
            <text:p>#VALUE!</text:p>
          </table:table-cell>
          <table:table-cell table:style-name="ce5" table:formula="of:=IF(OR(DATE(YEAR([.A32]);MONTH([.A32]);DAY([.A32]))&lt;DATE(YEAR([.A32]);3;21);DATE(YEAR([.A32]);MONTH([.A32]);DAY([.A32]))&gt;=DATE(YEAR([.A32]);12;22));&quot;Invierno&quot;;IF(DATE(YEAR([.A32]);MONTH([.A32]);DAY([.A32]))&lt;DATE(YEAR([.A32]);6;22);&quot;Primavera&quot;;IF(DATE(YEAR([.A32]);MONTH([.A32]);DAY([.A32]))&lt;DATE(YEAR([.A32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32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04" calcext:value-type="date">
            <text:p>2025-02-04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2" calcext:value-type="float">
            <text:p>1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33] &amp; &quot;1&quot;)" office:value-type="string" office:string-value="" calcext:value-type="error">
            <text:p>#VALUE!</text:p>
          </table:table-cell>
          <table:table-cell table:style-name="ce5" table:formula="of:=IF(OR(DATE(YEAR([.A33]);MONTH([.A33]);DAY([.A33]))&lt;DATE(YEAR([.A33]);3;21);DATE(YEAR([.A33]);MONTH([.A33]);DAY([.A33]))&gt;=DATE(YEAR([.A33]);12;22));&quot;Invierno&quot;;IF(DATE(YEAR([.A33]);MONTH([.A33]);DAY([.A33]))&lt;DATE(YEAR([.A33]);6;22);&quot;Primavera&quot;;IF(DATE(YEAR([.A33]);MONTH([.A33]);DAY([.A33]))&lt;DATE(YEAR([.A33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33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05" calcext:value-type="date">
            <text:p>2025-02-05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34] &amp; &quot;1&quot;)" office:value-type="string" office:string-value="" calcext:value-type="error">
            <text:p>#VALUE!</text:p>
          </table:table-cell>
          <table:table-cell table:style-name="ce5" table:formula="of:=IF(OR(DATE(YEAR([.A34]);MONTH([.A34]);DAY([.A34]))&lt;DATE(YEAR([.A34]);3;21);DATE(YEAR([.A34]);MONTH([.A34]);DAY([.A34]))&gt;=DATE(YEAR([.A34]);12;22));&quot;Invierno&quot;;IF(DATE(YEAR([.A34]);MONTH([.A34]);DAY([.A34]))&lt;DATE(YEAR([.A34]);6;22);&quot;Primavera&quot;;IF(DATE(YEAR([.A34]);MONTH([.A34]);DAY([.A34]))&lt;DATE(YEAR([.A34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34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06" calcext:value-type="date">
            <text:p>2025-02-06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35] &amp; &quot;1&quot;)" office:value-type="string" office:string-value="" calcext:value-type="error">
            <text:p>#VALUE!</text:p>
          </table:table-cell>
          <table:table-cell table:style-name="ce5" table:formula="of:=IF(OR(DATE(YEAR([.A35]);MONTH([.A35]);DAY([.A35]))&lt;DATE(YEAR([.A35]);3;21);DATE(YEAR([.A35]);MONTH([.A35]);DAY([.A35]))&gt;=DATE(YEAR([.A35]);12;22));&quot;Invierno&quot;;IF(DATE(YEAR([.A35]);MONTH([.A35]);DAY([.A35]))&lt;DATE(YEAR([.A35]);6;22);&quot;Primavera&quot;;IF(DATE(YEAR([.A35]);MONTH([.A35]);DAY([.A35]))&lt;DATE(YEAR([.A35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35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>
          <table:table-cell table:style-name="ce4" table:content-validation-name="val1" office:value-type="date" office:date-value="2025-02-07" calcext:value-type="date">
            <text:p>2025-02-07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8" calcext:value-type="float">
            <text:p>28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36] &amp; &quot;1&quot;)" office:value-type="string" office:string-value="" calcext:value-type="error">
            <text:p>#VALUE!</text:p>
          </table:table-cell>
          <table:table-cell table:style-name="ce5" table:formula="of:=IF(OR(DATE(YEAR([.A36]);MONTH([.A36]);DAY([.A36]))&lt;DATE(YEAR([.A36]);3;21);DATE(YEAR([.A36]);MONTH([.A36]);DAY([.A36]))&gt;=DATE(YEAR([.A36]);12;22));&quot;Invierno&quot;;IF(DATE(YEAR([.A36]);MONTH([.A36]);DAY([.A36]))&lt;DATE(YEAR([.A36]);6;22);&quot;Primavera&quot;;IF(DATE(YEAR([.A36]);MONTH([.A36]);DAY([.A36]))&lt;DATE(YEAR([.A36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36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08" calcext:value-type="date">
            <text:p>2025-02-08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37] &amp; &quot;1&quot;)" office:value-type="string" office:string-value="" calcext:value-type="error">
            <text:p>#VALUE!</text:p>
          </table:table-cell>
          <table:table-cell table:style-name="ce5" table:formula="of:=IF(OR(DATE(YEAR([.A37]);MONTH([.A37]);DAY([.A37]))&lt;DATE(YEAR([.A37]);3;21);DATE(YEAR([.A37]);MONTH([.A37]);DAY([.A37]))&gt;=DATE(YEAR([.A37]);12;22));&quot;Invierno&quot;;IF(DATE(YEAR([.A37]);MONTH([.A37]);DAY([.A37]))&lt;DATE(YEAR([.A37]);6;22);&quot;Primavera&quot;;IF(DATE(YEAR([.A37]);MONTH([.A37]);DAY([.A37]))&lt;DATE(YEAR([.A37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37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09" calcext:value-type="date">
            <text:p>2025-02-09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38] &amp; &quot;1&quot;)" office:value-type="string" office:string-value="" calcext:value-type="error">
            <text:p>#VALUE!</text:p>
          </table:table-cell>
          <table:table-cell table:style-name="ce5" table:formula="of:=IF(OR(DATE(YEAR([.A38]);MONTH([.A38]);DAY([.A38]))&lt;DATE(YEAR([.A38]);3;21);DATE(YEAR([.A38]);MONTH([.A38]);DAY([.A38]))&gt;=DATE(YEAR([.A38]);12;22));&quot;Invierno&quot;;IF(DATE(YEAR([.A38]);MONTH([.A38]);DAY([.A38]))&lt;DATE(YEAR([.A38]);6;22);&quot;Primavera&quot;;IF(DATE(YEAR([.A38]);MONTH([.A38]);DAY([.A38]))&lt;DATE(YEAR([.A38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38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10" calcext:value-type="date">
            <text:p>2025-02-1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39] &amp; &quot;1&quot;)" office:value-type="string" office:string-value="" calcext:value-type="error">
            <text:p>#VALUE!</text:p>
          </table:table-cell>
          <table:table-cell table:style-name="ce5" table:formula="of:=IF(OR(DATE(YEAR([.A39]);MONTH([.A39]);DAY([.A39]))&lt;DATE(YEAR([.A39]);3;21);DATE(YEAR([.A39]);MONTH([.A39]);DAY([.A39]))&gt;=DATE(YEAR([.A39]);12;22));&quot;Invierno&quot;;IF(DATE(YEAR([.A39]);MONTH([.A39]);DAY([.A39]))&lt;DATE(YEAR([.A39]);6;22);&quot;Primavera&quot;;IF(DATE(YEAR([.A39]);MONTH([.A39]);DAY([.A39]))&lt;DATE(YEAR([.A39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39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11" calcext:value-type="date">
            <text:p>2025-02-1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40] &amp; &quot;1&quot;)" office:value-type="string" office:string-value="" calcext:value-type="error">
            <text:p>#VALUE!</text:p>
          </table:table-cell>
          <table:table-cell table:style-name="ce5" table:formula="of:=IF(OR(DATE(YEAR([.A40]);MONTH([.A40]);DAY([.A40]))&lt;DATE(YEAR([.A40]);3;21);DATE(YEAR([.A40]);MONTH([.A40]);DAY([.A40]))&gt;=DATE(YEAR([.A40]);12;22));&quot;Invierno&quot;;IF(DATE(YEAR([.A40]);MONTH([.A40]);DAY([.A40]))&lt;DATE(YEAR([.A40]);6;22);&quot;Primavera&quot;;IF(DATE(YEAR([.A40]);MONTH([.A40]);DAY([.A40]))&lt;DATE(YEAR([.A40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40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12" calcext:value-type="date">
            <text:p>2025-02-12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41] &amp; &quot;1&quot;)" office:value-type="string" office:string-value="" calcext:value-type="error">
            <text:p>#VALUE!</text:p>
          </table:table-cell>
          <table:table-cell table:style-name="ce5" table:formula="of:=IF(OR(DATE(YEAR([.A41]);MONTH([.A41]);DAY([.A41]))&lt;DATE(YEAR([.A41]);3;21);DATE(YEAR([.A41]);MONTH([.A41]);DAY([.A41]))&gt;=DATE(YEAR([.A41]);12;22));&quot;Invierno&quot;;IF(DATE(YEAR([.A41]);MONTH([.A41]);DAY([.A41]))&lt;DATE(YEAR([.A41]);6;22);&quot;Primavera&quot;;IF(DATE(YEAR([.A41]);MONTH([.A41]);DAY([.A41]))&lt;DATE(YEAR([.A41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41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13" calcext:value-type="date">
            <text:p>2025-02-13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2" calcext:value-type="float">
            <text:p>1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42] &amp; &quot;1&quot;)" office:value-type="string" office:string-value="" calcext:value-type="error">
            <text:p>#VALUE!</text:p>
          </table:table-cell>
          <table:table-cell table:style-name="ce5" table:formula="of:=IF(OR(DATE(YEAR([.A42]);MONTH([.A42]);DAY([.A42]))&lt;DATE(YEAR([.A42]);3;21);DATE(YEAR([.A42]);MONTH([.A42]);DAY([.A42]))&gt;=DATE(YEAR([.A42]);12;22));&quot;Invierno&quot;;IF(DATE(YEAR([.A42]);MONTH([.A42]);DAY([.A42]))&lt;DATE(YEAR([.A42]);6;22);&quot;Primavera&quot;;IF(DATE(YEAR([.A42]);MONTH([.A42]);DAY([.A42]))&lt;DATE(YEAR([.A42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42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14" calcext:value-type="date">
            <text:p>2025-02-1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43] &amp; &quot;1&quot;)" office:value-type="string" office:string-value="" calcext:value-type="error">
            <text:p>#VALUE!</text:p>
          </table:table-cell>
          <table:table-cell table:style-name="ce5" table:formula="of:=IF(OR(DATE(YEAR([.A43]);MONTH([.A43]);DAY([.A43]))&lt;DATE(YEAR([.A43]);3;21);DATE(YEAR([.A43]);MONTH([.A43]);DAY([.A43]))&gt;=DATE(YEAR([.A43]);12;22));&quot;Invierno&quot;;IF(DATE(YEAR([.A43]);MONTH([.A43]);DAY([.A43]))&lt;DATE(YEAR([.A43]);6;22);&quot;Primavera&quot;;IF(DATE(YEAR([.A43]);MONTH([.A43]);DAY([.A43]))&lt;DATE(YEAR([.A43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43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15" calcext:value-type="date">
            <text:p>2025-02-15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44] &amp; &quot;1&quot;)" office:value-type="string" office:string-value="" calcext:value-type="error">
            <text:p>#VALUE!</text:p>
          </table:table-cell>
          <table:table-cell table:style-name="ce5" table:formula="of:=IF(OR(DATE(YEAR([.A44]);MONTH([.A44]);DAY([.A44]))&lt;DATE(YEAR([.A44]);3;21);DATE(YEAR([.A44]);MONTH([.A44]);DAY([.A44]))&gt;=DATE(YEAR([.A44]);12;22));&quot;Invierno&quot;;IF(DATE(YEAR([.A44]);MONTH([.A44]);DAY([.A44]))&lt;DATE(YEAR([.A44]);6;22);&quot;Primavera&quot;;IF(DATE(YEAR([.A44]);MONTH([.A44]);DAY([.A44]))&lt;DATE(YEAR([.A44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44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16" calcext:value-type="date">
            <text:p>2025-02-16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45] &amp; &quot;1&quot;)" office:value-type="string" office:string-value="" calcext:value-type="error">
            <text:p>#VALUE!</text:p>
          </table:table-cell>
          <table:table-cell table:style-name="ce5" table:formula="of:=IF(OR(DATE(YEAR([.A45]);MONTH([.A45]);DAY([.A45]))&lt;DATE(YEAR([.A45]);3;21);DATE(YEAR([.A45]);MONTH([.A45]);DAY([.A45]))&gt;=DATE(YEAR([.A45]);12;22));&quot;Invierno&quot;;IF(DATE(YEAR([.A45]);MONTH([.A45]);DAY([.A45]))&lt;DATE(YEAR([.A45]);6;22);&quot;Primavera&quot;;IF(DATE(YEAR([.A45]);MONTH([.A45]);DAY([.A45]))&lt;DATE(YEAR([.A45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45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17" calcext:value-type="date">
            <text:p>2025-02-17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9" calcext:value-type="float">
            <text:p>1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46] &amp; &quot;1&quot;)" office:value-type="string" office:string-value="" calcext:value-type="error">
            <text:p>#VALUE!</text:p>
          </table:table-cell>
          <table:table-cell table:style-name="ce5" table:formula="of:=IF(OR(DATE(YEAR([.A46]);MONTH([.A46]);DAY([.A46]))&lt;DATE(YEAR([.A46]);3;21);DATE(YEAR([.A46]);MONTH([.A46]);DAY([.A46]))&gt;=DATE(YEAR([.A46]);12;22));&quot;Invierno&quot;;IF(DATE(YEAR([.A46]);MONTH([.A46]);DAY([.A46]))&lt;DATE(YEAR([.A46]);6;22);&quot;Primavera&quot;;IF(DATE(YEAR([.A46]);MONTH([.A46]);DAY([.A46]))&lt;DATE(YEAR([.A46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46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18" calcext:value-type="date">
            <text:p>2025-02-18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3" calcext:value-type="float">
            <text:p>23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47] &amp; &quot;1&quot;)" office:value-type="string" office:string-value="" calcext:value-type="error">
            <text:p>#VALUE!</text:p>
          </table:table-cell>
          <table:table-cell table:style-name="ce5" table:formula="of:=IF(OR(DATE(YEAR([.A47]);MONTH([.A47]);DAY([.A47]))&lt;DATE(YEAR([.A47]);3;21);DATE(YEAR([.A47]);MONTH([.A47]);DAY([.A47]))&gt;=DATE(YEAR([.A47]);12;22));&quot;Invierno&quot;;IF(DATE(YEAR([.A47]);MONTH([.A47]);DAY([.A47]))&lt;DATE(YEAR([.A47]);6;22);&quot;Primavera&quot;;IF(DATE(YEAR([.A47]);MONTH([.A47]);DAY([.A47]))&lt;DATE(YEAR([.A47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47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19" calcext:value-type="date">
            <text:p>2025-02-19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48] &amp; &quot;1&quot;)" office:value-type="string" office:string-value="" calcext:value-type="error">
            <text:p>#VALUE!</text:p>
          </table:table-cell>
          <table:table-cell table:style-name="ce5" table:formula="of:=IF(OR(DATE(YEAR([.A48]);MONTH([.A48]);DAY([.A48]))&lt;DATE(YEAR([.A48]);3;21);DATE(YEAR([.A48]);MONTH([.A48]);DAY([.A48]))&gt;=DATE(YEAR([.A48]);12;22));&quot;Invierno&quot;;IF(DATE(YEAR([.A48]);MONTH([.A48]);DAY([.A48]))&lt;DATE(YEAR([.A48]);6;22);&quot;Primavera&quot;;IF(DATE(YEAR([.A48]);MONTH([.A48]);DAY([.A48]))&lt;DATE(YEAR([.A48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48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20" calcext:value-type="date">
            <text:p>2025-02-20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2" calcext:value-type="float">
            <text:p>2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49] &amp; &quot;1&quot;)" office:value-type="string" office:string-value="" calcext:value-type="error">
            <text:p>#VALUE!</text:p>
          </table:table-cell>
          <table:table-cell table:style-name="ce5" table:formula="of:=IF(OR(DATE(YEAR([.A49]);MONTH([.A49]);DAY([.A49]))&lt;DATE(YEAR([.A49]);3;21);DATE(YEAR([.A49]);MONTH([.A49]);DAY([.A49]))&gt;=DATE(YEAR([.A49]);12;22));&quot;Invierno&quot;;IF(DATE(YEAR([.A49]);MONTH([.A49]);DAY([.A49]))&lt;DATE(YEAR([.A49]);6;22);&quot;Primavera&quot;;IF(DATE(YEAR([.A49]);MONTH([.A49]);DAY([.A49]))&lt;DATE(YEAR([.A49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49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21" calcext:value-type="date">
            <text:p>2025-02-21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1" calcext:value-type="float">
            <text:p>1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50] &amp; &quot;1&quot;)" office:value-type="string" office:string-value="" calcext:value-type="error">
            <text:p>#VALUE!</text:p>
          </table:table-cell>
          <table:table-cell table:style-name="ce5" table:formula="of:=IF(OR(DATE(YEAR([.A50]);MONTH([.A50]);DAY([.A50]))&lt;DATE(YEAR([.A50]);3;21);DATE(YEAR([.A50]);MONTH([.A50]);DAY([.A50]))&gt;=DATE(YEAR([.A50]);12;22));&quot;Invierno&quot;;IF(DATE(YEAR([.A50]);MONTH([.A50]);DAY([.A50]))&lt;DATE(YEAR([.A50]);6;22);&quot;Primavera&quot;;IF(DATE(YEAR([.A50]);MONTH([.A50]);DAY([.A50]))&lt;DATE(YEAR([.A50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50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22" calcext:value-type="date">
            <text:p>2025-02-22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51] &amp; &quot;1&quot;)" office:value-type="string" office:string-value="" calcext:value-type="error">
            <text:p>#VALUE!</text:p>
          </table:table-cell>
          <table:table-cell table:style-name="ce5" table:formula="of:=IF(OR(DATE(YEAR([.A51]);MONTH([.A51]);DAY([.A51]))&lt;DATE(YEAR([.A51]);3;21);DATE(YEAR([.A51]);MONTH([.A51]);DAY([.A51]))&gt;=DATE(YEAR([.A51]);12;22));&quot;Invierno&quot;;IF(DATE(YEAR([.A51]);MONTH([.A51]);DAY([.A51]))&lt;DATE(YEAR([.A51]);6;22);&quot;Primavera&quot;;IF(DATE(YEAR([.A51]);MONTH([.A51]);DAY([.A51]))&lt;DATE(YEAR([.A51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51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23" calcext:value-type="date">
            <text:p>2025-02-2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52] &amp; &quot;1&quot;)" office:value-type="string" office:string-value="" calcext:value-type="error">
            <text:p>#VALUE!</text:p>
          </table:table-cell>
          <table:table-cell table:style-name="ce5" table:formula="of:=IF(OR(DATE(YEAR([.A52]);MONTH([.A52]);DAY([.A52]))&lt;DATE(YEAR([.A52]);3;21);DATE(YEAR([.A52]);MONTH([.A52]);DAY([.A52]))&gt;=DATE(YEAR([.A52]);12;22));&quot;Invierno&quot;;IF(DATE(YEAR([.A52]);MONTH([.A52]);DAY([.A52]))&lt;DATE(YEAR([.A52]);6;22);&quot;Primavera&quot;;IF(DATE(YEAR([.A52]);MONTH([.A52]);DAY([.A52]))&lt;DATE(YEAR([.A52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52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24" calcext:value-type="date">
            <text:p>2025-02-24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53] &amp; &quot;1&quot;)" office:value-type="string" office:string-value="" calcext:value-type="error">
            <text:p>#VALUE!</text:p>
          </table:table-cell>
          <table:table-cell table:style-name="ce5" table:formula="of:=IF(OR(DATE(YEAR([.A53]);MONTH([.A53]);DAY([.A53]))&lt;DATE(YEAR([.A53]);3;21);DATE(YEAR([.A53]);MONTH([.A53]);DAY([.A53]))&gt;=DATE(YEAR([.A53]);12;22));&quot;Invierno&quot;;IF(DATE(YEAR([.A53]);MONTH([.A53]);DAY([.A53]))&lt;DATE(YEAR([.A53]);6;22);&quot;Primavera&quot;;IF(DATE(YEAR([.A53]);MONTH([.A53]);DAY([.A53]))&lt;DATE(YEAR([.A53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53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25" calcext:value-type="date">
            <text:p>2025-02-25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54] &amp; &quot;1&quot;)" office:value-type="string" office:string-value="" calcext:value-type="error">
            <text:p>#VALUE!</text:p>
          </table:table-cell>
          <table:table-cell table:style-name="ce5" table:formula="of:=IF(OR(DATE(YEAR([.A54]);MONTH([.A54]);DAY([.A54]))&lt;DATE(YEAR([.A54]);3;21);DATE(YEAR([.A54]);MONTH([.A54]);DAY([.A54]))&gt;=DATE(YEAR([.A54]);12;22));&quot;Invierno&quot;;IF(DATE(YEAR([.A54]);MONTH([.A54]);DAY([.A54]))&lt;DATE(YEAR([.A54]);6;22);&quot;Primavera&quot;;IF(DATE(YEAR([.A54]);MONTH([.A54]);DAY([.A54]))&lt;DATE(YEAR([.A54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54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26" calcext:value-type="date">
            <text:p>2025-02-26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25" calcext:value-type="float">
            <text:p>2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55] &amp; &quot;1&quot;)" office:value-type="string" office:string-value="" calcext:value-type="error">
            <text:p>#VALUE!</text:p>
          </table:table-cell>
          <table:table-cell table:style-name="ce5" table:formula="of:=IF(OR(DATE(YEAR([.A55]);MONTH([.A55]);DAY([.A55]))&lt;DATE(YEAR([.A55]);3;21);DATE(YEAR([.A55]);MONTH([.A55]);DAY([.A55]))&gt;=DATE(YEAR([.A55]);12;22));&quot;Invierno&quot;;IF(DATE(YEAR([.A55]);MONTH([.A55]);DAY([.A55]))&lt;DATE(YEAR([.A55]);6;22);&quot;Primavera&quot;;IF(DATE(YEAR([.A55]);MONTH([.A55]);DAY([.A55]))&lt;DATE(YEAR([.A55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55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27" calcext:value-type="date">
            <text:p>2025-02-27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56] &amp; &quot;1&quot;)" office:value-type="string" office:string-value="" calcext:value-type="error">
            <text:p>#VALUE!</text:p>
          </table:table-cell>
          <table:table-cell table:style-name="ce5" table:formula="of:=IF(OR(DATE(YEAR([.A56]);MONTH([.A56]);DAY([.A56]))&lt;DATE(YEAR([.A56]);3;21);DATE(YEAR([.A56]);MONTH([.A56]);DAY([.A56]))&gt;=DATE(YEAR([.A56]);12;22));&quot;Invierno&quot;;IF(DATE(YEAR([.A56]);MONTH([.A56]);DAY([.A56]))&lt;DATE(YEAR([.A56]);6;22);&quot;Primavera&quot;;IF(DATE(YEAR([.A56]);MONTH([.A56]);DAY([.A56]))&lt;DATE(YEAR([.A56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56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2-28" calcext:value-type="date">
            <text:p>2025-02-28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57] &amp; &quot;1&quot;)" office:value-type="string" office:string-value="" calcext:value-type="error">
            <text:p>#VALUE!</text:p>
          </table:table-cell>
          <table:table-cell table:style-name="ce5" table:formula="of:=IF(OR(DATE(YEAR([.A57]);MONTH([.A57]);DAY([.A57]))&lt;DATE(YEAR([.A57]);3;21);DATE(YEAR([.A57]);MONTH([.A57]);DAY([.A57]))&gt;=DATE(YEAR([.A57]);12;22));&quot;Invierno&quot;;IF(DATE(YEAR([.A57]);MONTH([.A57]);DAY([.A57]))&lt;DATE(YEAR([.A57]);6;22);&quot;Primavera&quot;;IF(DATE(YEAR([.A57]);MONTH([.A57]);DAY([.A57]))&lt;DATE(YEAR([.A57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febrero</text:p>
          </table:table-cell>
          <table:table-cell table:style-name="ce5" table:formula="of:=WEEKDAY([.A57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01" calcext:value-type="date">
            <text:p>2025-03-0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58] &amp; &quot;1&quot;)" office:value-type="string" office:string-value="" calcext:value-type="error">
            <text:p>#VALUE!</text:p>
          </table:table-cell>
          <table:table-cell table:style-name="ce5" table:formula="of:=IF(OR(DATE(YEAR([.A58]);MONTH([.A58]);DAY([.A58]))&lt;DATE(YEAR([.A58]);3;21);DATE(YEAR([.A58]);MONTH([.A58]);DAY([.A58]))&gt;=DATE(YEAR([.A58]);12;22));&quot;Invierno&quot;;IF(DATE(YEAR([.A58]);MONTH([.A58]);DAY([.A58]))&lt;DATE(YEAR([.A58]);6;22);&quot;Primavera&quot;;IF(DATE(YEAR([.A58]);MONTH([.A58]);DAY([.A58]))&lt;DATE(YEAR([.A58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58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02" calcext:value-type="date">
            <text:p>2025-03-02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59] &amp; &quot;1&quot;)" office:value-type="string" office:string-value="" calcext:value-type="error">
            <text:p>#VALUE!</text:p>
          </table:table-cell>
          <table:table-cell table:style-name="ce5" table:formula="of:=IF(OR(DATE(YEAR([.A59]);MONTH([.A59]);DAY([.A59]))&lt;DATE(YEAR([.A59]);3;21);DATE(YEAR([.A59]);MONTH([.A59]);DAY([.A59]))&gt;=DATE(YEAR([.A59]);12;22));&quot;Invierno&quot;;IF(DATE(YEAR([.A59]);MONTH([.A59]);DAY([.A59]))&lt;DATE(YEAR([.A59]);6;22);&quot;Primavera&quot;;IF(DATE(YEAR([.A59]);MONTH([.A59]);DAY([.A59]))&lt;DATE(YEAR([.A59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59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03" calcext:value-type="date">
            <text:p>2025-03-03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3" calcext:value-type="float">
            <text:p>23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60] &amp; &quot;1&quot;)" office:value-type="string" office:string-value="" calcext:value-type="error">
            <text:p>#VALUE!</text:p>
          </table:table-cell>
          <table:table-cell table:style-name="ce5" table:formula="of:=IF(OR(DATE(YEAR([.A60]);MONTH([.A60]);DAY([.A60]))&lt;DATE(YEAR([.A60]);3;21);DATE(YEAR([.A60]);MONTH([.A60]);DAY([.A60]))&gt;=DATE(YEAR([.A60]);12;22));&quot;Invierno&quot;;IF(DATE(YEAR([.A60]);MONTH([.A60]);DAY([.A60]))&lt;DATE(YEAR([.A60]);6;22);&quot;Primavera&quot;;IF(DATE(YEAR([.A60]);MONTH([.A60]);DAY([.A60]))&lt;DATE(YEAR([.A60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60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04" calcext:value-type="date">
            <text:p>2025-03-0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61] &amp; &quot;1&quot;)" office:value-type="string" office:string-value="" calcext:value-type="error">
            <text:p>#VALUE!</text:p>
          </table:table-cell>
          <table:table-cell table:style-name="ce5" table:formula="of:=IF(OR(DATE(YEAR([.A61]);MONTH([.A61]);DAY([.A61]))&lt;DATE(YEAR([.A61]);3;21);DATE(YEAR([.A61]);MONTH([.A61]);DAY([.A61]))&gt;=DATE(YEAR([.A61]);12;22));&quot;Invierno&quot;;IF(DATE(YEAR([.A61]);MONTH([.A61]);DAY([.A61]))&lt;DATE(YEAR([.A61]);6;22);&quot;Primavera&quot;;IF(DATE(YEAR([.A61]);MONTH([.A61]);DAY([.A61]))&lt;DATE(YEAR([.A61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61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05" calcext:value-type="date">
            <text:p>2025-03-05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2" calcext:value-type="float">
            <text:p>2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62] &amp; &quot;1&quot;)" office:value-type="string" office:string-value="" calcext:value-type="error">
            <text:p>#VALUE!</text:p>
          </table:table-cell>
          <table:table-cell table:style-name="ce5" table:formula="of:=IF(OR(DATE(YEAR([.A62]);MONTH([.A62]);DAY([.A62]))&lt;DATE(YEAR([.A62]);3;21);DATE(YEAR([.A62]);MONTH([.A62]);DAY([.A62]))&gt;=DATE(YEAR([.A62]);12;22));&quot;Invierno&quot;;IF(DATE(YEAR([.A62]);MONTH([.A62]);DAY([.A62]))&lt;DATE(YEAR([.A62]);6;22);&quot;Primavera&quot;;IF(DATE(YEAR([.A62]);MONTH([.A62]);DAY([.A62]))&lt;DATE(YEAR([.A62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62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06" calcext:value-type="date">
            <text:p>2025-03-06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63] &amp; &quot;1&quot;)" office:value-type="string" office:string-value="" calcext:value-type="error">
            <text:p>#VALUE!</text:p>
          </table:table-cell>
          <table:table-cell table:style-name="ce5" table:formula="of:=IF(OR(DATE(YEAR([.A63]);MONTH([.A63]);DAY([.A63]))&lt;DATE(YEAR([.A63]);3;21);DATE(YEAR([.A63]);MONTH([.A63]);DAY([.A63]))&gt;=DATE(YEAR([.A63]);12;22));&quot;Invierno&quot;;IF(DATE(YEAR([.A63]);MONTH([.A63]);DAY([.A63]))&lt;DATE(YEAR([.A63]);6;22);&quot;Primavera&quot;;IF(DATE(YEAR([.A63]);MONTH([.A63]);DAY([.A63]))&lt;DATE(YEAR([.A63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63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07" calcext:value-type="date">
            <text:p>2025-03-0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7" calcext:value-type="float">
            <text:p>17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64] &amp; &quot;1&quot;)" office:value-type="string" office:string-value="" calcext:value-type="error">
            <text:p>#VALUE!</text:p>
          </table:table-cell>
          <table:table-cell table:style-name="ce5" table:formula="of:=IF(OR(DATE(YEAR([.A64]);MONTH([.A64]);DAY([.A64]))&lt;DATE(YEAR([.A64]);3;21);DATE(YEAR([.A64]);MONTH([.A64]);DAY([.A64]))&gt;=DATE(YEAR([.A64]);12;22));&quot;Invierno&quot;;IF(DATE(YEAR([.A64]);MONTH([.A64]);DAY([.A64]))&lt;DATE(YEAR([.A64]);6;22);&quot;Primavera&quot;;IF(DATE(YEAR([.A64]);MONTH([.A64]);DAY([.A64]))&lt;DATE(YEAR([.A64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64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08" calcext:value-type="date">
            <text:p>2025-03-08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65] &amp; &quot;1&quot;)" office:value-type="string" office:string-value="" calcext:value-type="error">
            <text:p>#VALUE!</text:p>
          </table:table-cell>
          <table:table-cell table:style-name="ce5" table:formula="of:=IF(OR(DATE(YEAR([.A65]);MONTH([.A65]);DAY([.A65]))&lt;DATE(YEAR([.A65]);3;21);DATE(YEAR([.A65]);MONTH([.A65]);DAY([.A65]))&gt;=DATE(YEAR([.A65]);12;22));&quot;Invierno&quot;;IF(DATE(YEAR([.A65]);MONTH([.A65]);DAY([.A65]))&lt;DATE(YEAR([.A65]);6;22);&quot;Primavera&quot;;IF(DATE(YEAR([.A65]);MONTH([.A65]);DAY([.A65]))&lt;DATE(YEAR([.A65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65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09" calcext:value-type="date">
            <text:p>2025-03-09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66] &amp; &quot;1&quot;)" office:value-type="string" office:string-value="" calcext:value-type="error">
            <text:p>#VALUE!</text:p>
          </table:table-cell>
          <table:table-cell table:style-name="ce5" table:formula="of:=IF(OR(DATE(YEAR([.A66]);MONTH([.A66]);DAY([.A66]))&lt;DATE(YEAR([.A66]);3;21);DATE(YEAR([.A66]);MONTH([.A66]);DAY([.A66]))&gt;=DATE(YEAR([.A66]);12;22));&quot;Invierno&quot;;IF(DATE(YEAR([.A66]);MONTH([.A66]);DAY([.A66]))&lt;DATE(YEAR([.A66]);6;22);&quot;Primavera&quot;;IF(DATE(YEAR([.A66]);MONTH([.A66]);DAY([.A66]))&lt;DATE(YEAR([.A66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66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10" calcext:value-type="date">
            <text:p>2025-03-10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1" calcext:value-type="float">
            <text:p>1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67] &amp; &quot;1&quot;)" office:value-type="string" office:string-value="" calcext:value-type="error">
            <text:p>#VALUE!</text:p>
          </table:table-cell>
          <table:table-cell table:style-name="ce5" table:formula="of:=IF(OR(DATE(YEAR([.A67]);MONTH([.A67]);DAY([.A67]))&lt;DATE(YEAR([.A67]);3;21);DATE(YEAR([.A67]);MONTH([.A67]);DAY([.A67]))&gt;=DATE(YEAR([.A67]);12;22));&quot;Invierno&quot;;IF(DATE(YEAR([.A67]);MONTH([.A67]);DAY([.A67]))&lt;DATE(YEAR([.A67]);6;22);&quot;Primavera&quot;;IF(DATE(YEAR([.A67]);MONTH([.A67]);DAY([.A67]))&lt;DATE(YEAR([.A67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67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11" calcext:value-type="date">
            <text:p>2025-03-11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68] &amp; &quot;1&quot;)" office:value-type="string" office:string-value="" calcext:value-type="error">
            <text:p>#VALUE!</text:p>
          </table:table-cell>
          <table:table-cell table:style-name="ce5" table:formula="of:=IF(OR(DATE(YEAR([.A68]);MONTH([.A68]);DAY([.A68]))&lt;DATE(YEAR([.A68]);3;21);DATE(YEAR([.A68]);MONTH([.A68]);DAY([.A68]))&gt;=DATE(YEAR([.A68]);12;22));&quot;Invierno&quot;;IF(DATE(YEAR([.A68]);MONTH([.A68]);DAY([.A68]))&lt;DATE(YEAR([.A68]);6;22);&quot;Primavera&quot;;IF(DATE(YEAR([.A68]);MONTH([.A68]);DAY([.A68]))&lt;DATE(YEAR([.A68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68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12" calcext:value-type="date">
            <text:p>2025-03-12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69] &amp; &quot;1&quot;)" office:value-type="string" office:string-value="" calcext:value-type="error">
            <text:p>#VALUE!</text:p>
          </table:table-cell>
          <table:table-cell table:style-name="ce5" table:formula="of:=IF(OR(DATE(YEAR([.A69]);MONTH([.A69]);DAY([.A69]))&lt;DATE(YEAR([.A69]);3;21);DATE(YEAR([.A69]);MONTH([.A69]);DAY([.A69]))&gt;=DATE(YEAR([.A69]);12;22));&quot;Invierno&quot;;IF(DATE(YEAR([.A69]);MONTH([.A69]);DAY([.A69]))&lt;DATE(YEAR([.A69]);6;22);&quot;Primavera&quot;;IF(DATE(YEAR([.A69]);MONTH([.A69]);DAY([.A69]))&lt;DATE(YEAR([.A69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69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13" calcext:value-type="date">
            <text:p>2025-03-13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5" calcext:value-type="float">
            <text:p>2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70] &amp; &quot;1&quot;)" office:value-type="string" office:string-value="" calcext:value-type="error">
            <text:p>#VALUE!</text:p>
          </table:table-cell>
          <table:table-cell table:style-name="ce5" table:formula="of:=IF(OR(DATE(YEAR([.A70]);MONTH([.A70]);DAY([.A70]))&lt;DATE(YEAR([.A70]);3;21);DATE(YEAR([.A70]);MONTH([.A70]);DAY([.A70]))&gt;=DATE(YEAR([.A70]);12;22));&quot;Invierno&quot;;IF(DATE(YEAR([.A70]);MONTH([.A70]);DAY([.A70]))&lt;DATE(YEAR([.A70]);6;22);&quot;Primavera&quot;;IF(DATE(YEAR([.A70]);MONTH([.A70]);DAY([.A70]))&lt;DATE(YEAR([.A70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70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14" calcext:value-type="date">
            <text:p>2025-03-14</text:p>
          </table:table-cell>
          <table:table-cell table:style-name="ce5" office:value-type="string" calcext:value-type="string">
            <text:p>poesi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35" calcext:value-type="float">
            <text:p>35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71] &amp; &quot;1&quot;)" office:value-type="string" office:string-value="" calcext:value-type="error">
            <text:p>#VALUE!</text:p>
          </table:table-cell>
          <table:table-cell table:style-name="ce5" table:formula="of:=IF(OR(DATE(YEAR([.A71]);MONTH([.A71]);DAY([.A71]))&lt;DATE(YEAR([.A71]);3;21);DATE(YEAR([.A71]);MONTH([.A71]);DAY([.A71]))&gt;=DATE(YEAR([.A71]);12;22));&quot;Invierno&quot;;IF(DATE(YEAR([.A71]);MONTH([.A71]);DAY([.A71]))&lt;DATE(YEAR([.A71]);6;22);&quot;Primavera&quot;;IF(DATE(YEAR([.A71]);MONTH([.A71]);DAY([.A71]))&lt;DATE(YEAR([.A71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71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15" calcext:value-type="date">
            <text:p>2025-03-15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72] &amp; &quot;1&quot;)" office:value-type="string" office:string-value="" calcext:value-type="error">
            <text:p>#VALUE!</text:p>
          </table:table-cell>
          <table:table-cell table:style-name="ce5" table:formula="of:=IF(OR(DATE(YEAR([.A72]);MONTH([.A72]);DAY([.A72]))&lt;DATE(YEAR([.A72]);3;21);DATE(YEAR([.A72]);MONTH([.A72]);DAY([.A72]))&gt;=DATE(YEAR([.A72]);12;22));&quot;Invierno&quot;;IF(DATE(YEAR([.A72]);MONTH([.A72]);DAY([.A72]))&lt;DATE(YEAR([.A72]);6;22);&quot;Primavera&quot;;IF(DATE(YEAR([.A72]);MONTH([.A72]);DAY([.A72]))&lt;DATE(YEAR([.A72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72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16" calcext:value-type="date">
            <text:p>2025-03-16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73] &amp; &quot;1&quot;)" office:value-type="string" office:string-value="" calcext:value-type="error">
            <text:p>#VALUE!</text:p>
          </table:table-cell>
          <table:table-cell table:style-name="ce5" table:formula="of:=IF(OR(DATE(YEAR([.A73]);MONTH([.A73]);DAY([.A73]))&lt;DATE(YEAR([.A73]);3;21);DATE(YEAR([.A73]);MONTH([.A73]);DAY([.A73]))&gt;=DATE(YEAR([.A73]);12;22));&quot;Invierno&quot;;IF(DATE(YEAR([.A73]);MONTH([.A73]);DAY([.A73]))&lt;DATE(YEAR([.A73]);6;22);&quot;Primavera&quot;;IF(DATE(YEAR([.A73]);MONTH([.A73]);DAY([.A73]))&lt;DATE(YEAR([.A73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73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17" calcext:value-type="date">
            <text:p>2025-03-1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6" calcext:value-type="float">
            <text:p>16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74] &amp; &quot;1&quot;)" office:value-type="string" office:string-value="" calcext:value-type="error">
            <text:p>#VALUE!</text:p>
          </table:table-cell>
          <table:table-cell table:style-name="ce5" table:formula="of:=IF(OR(DATE(YEAR([.A74]);MONTH([.A74]);DAY([.A74]))&lt;DATE(YEAR([.A74]);3;21);DATE(YEAR([.A74]);MONTH([.A74]);DAY([.A74]))&gt;=DATE(YEAR([.A74]);12;22));&quot;Invierno&quot;;IF(DATE(YEAR([.A74]);MONTH([.A74]);DAY([.A74]))&lt;DATE(YEAR([.A74]);6;22);&quot;Primavera&quot;;IF(DATE(YEAR([.A74]);MONTH([.A74]);DAY([.A74]))&lt;DATE(YEAR([.A74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74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18" calcext:value-type="date">
            <text:p>2025-03-18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9" calcext:value-type="float">
            <text:p>1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75] &amp; &quot;1&quot;)" office:value-type="string" office:string-value="" calcext:value-type="error">
            <text:p>#VALUE!</text:p>
          </table:table-cell>
          <table:table-cell table:style-name="ce5" table:formula="of:=IF(OR(DATE(YEAR([.A75]);MONTH([.A75]);DAY([.A75]))&lt;DATE(YEAR([.A75]);3;21);DATE(YEAR([.A75]);MONTH([.A75]);DAY([.A75]))&gt;=DATE(YEAR([.A75]);12;22));&quot;Invierno&quot;;IF(DATE(YEAR([.A75]);MONTH([.A75]);DAY([.A75]))&lt;DATE(YEAR([.A75]);6;22);&quot;Primavera&quot;;IF(DATE(YEAR([.A75]);MONTH([.A75]);DAY([.A75]))&lt;DATE(YEAR([.A75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75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19" calcext:value-type="date">
            <text:p>2025-03-19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76] &amp; &quot;1&quot;)" office:value-type="string" office:string-value="" calcext:value-type="error">
            <text:p>#VALUE!</text:p>
          </table:table-cell>
          <table:table-cell table:style-name="ce5" table:formula="of:=IF(OR(DATE(YEAR([.A76]);MONTH([.A76]);DAY([.A76]))&lt;DATE(YEAR([.A76]);3;21);DATE(YEAR([.A76]);MONTH([.A76]);DAY([.A76]))&gt;=DATE(YEAR([.A76]);12;22));&quot;Invierno&quot;;IF(DATE(YEAR([.A76]);MONTH([.A76]);DAY([.A76]))&lt;DATE(YEAR([.A76]);6;22);&quot;Primavera&quot;;IF(DATE(YEAR([.A76]);MONTH([.A76]);DAY([.A76]))&lt;DATE(YEAR([.A76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76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20" calcext:value-type="date">
            <text:p>2025-03-20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8" calcext:value-type="float">
            <text:p>18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77] &amp; &quot;1&quot;)" office:value-type="string" office:string-value="" calcext:value-type="error">
            <text:p>#VALUE!</text:p>
          </table:table-cell>
          <table:table-cell table:style-name="ce5" table:formula="of:=IF(OR(DATE(YEAR([.A77]);MONTH([.A77]);DAY([.A77]))&lt;DATE(YEAR([.A77]);3;21);DATE(YEAR([.A77]);MONTH([.A77]);DAY([.A77]))&gt;=DATE(YEAR([.A77]);12;22));&quot;Invierno&quot;;IF(DATE(YEAR([.A77]);MONTH([.A77]);DAY([.A77]))&lt;DATE(YEAR([.A77]);6;22);&quot;Primavera&quot;;IF(DATE(YEAR([.A77]);MONTH([.A77]);DAY([.A77]))&lt;DATE(YEAR([.A77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77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21" calcext:value-type="date">
            <text:p>2025-03-21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8" calcext:value-type="float">
            <text:p>8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78] &amp; &quot;1&quot;)" office:value-type="string" office:string-value="" calcext:value-type="error">
            <text:p>#VALUE!</text:p>
          </table:table-cell>
          <table:table-cell table:style-name="ce5" table:formula="of:=IF(OR(DATE(YEAR([.A78]);MONTH([.A78]);DAY([.A78]))&lt;DATE(YEAR([.A78]);3;21);DATE(YEAR([.A78]);MONTH([.A78]);DAY([.A78]))&gt;=DATE(YEAR([.A78]);12;22));&quot;Invierno&quot;;IF(DATE(YEAR([.A78]);MONTH([.A78]);DAY([.A78]))&lt;DATE(YEAR([.A78]);6;22);&quot;Primavera&quot;;IF(DATE(YEAR([.A78]);MONTH([.A78]);DAY([.A78]))&lt;DATE(YEAR([.A78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78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22" calcext:value-type="date">
            <text:p>2025-03-22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79] &amp; &quot;1&quot;)" office:value-type="string" office:string-value="" calcext:value-type="error">
            <text:p>#VALUE!</text:p>
          </table:table-cell>
          <table:table-cell table:style-name="ce5" table:formula="of:=IF(OR(DATE(YEAR([.A79]);MONTH([.A79]);DAY([.A79]))&lt;DATE(YEAR([.A79]);3;21);DATE(YEAR([.A79]);MONTH([.A79]);DAY([.A79]))&gt;=DATE(YEAR([.A79]);12;22));&quot;Invierno&quot;;IF(DATE(YEAR([.A79]);MONTH([.A79]);DAY([.A79]))&lt;DATE(YEAR([.A79]);6;22);&quot;Primavera&quot;;IF(DATE(YEAR([.A79]);MONTH([.A79]);DAY([.A79]))&lt;DATE(YEAR([.A79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79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23" calcext:value-type="date">
            <text:p>2025-03-23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80] &amp; &quot;1&quot;)" office:value-type="string" office:string-value="" calcext:value-type="error">
            <text:p>#VALUE!</text:p>
          </table:table-cell>
          <table:table-cell table:style-name="ce5" table:formula="of:=IF(OR(DATE(YEAR([.A80]);MONTH([.A80]);DAY([.A80]))&lt;DATE(YEAR([.A80]);3;21);DATE(YEAR([.A80]);MONTH([.A80]);DAY([.A80]))&gt;=DATE(YEAR([.A80]);12;22));&quot;Invierno&quot;;IF(DATE(YEAR([.A80]);MONTH([.A80]);DAY([.A80]))&lt;DATE(YEAR([.A80]);6;22);&quot;Primavera&quot;;IF(DATE(YEAR([.A80]);MONTH([.A80]);DAY([.A80]))&lt;DATE(YEAR([.A80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80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24" calcext:value-type="date">
            <text:p>2025-03-24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81] &amp; &quot;1&quot;)" office:value-type="string" office:string-value="" calcext:value-type="error">
            <text:p>#VALUE!</text:p>
          </table:table-cell>
          <table:table-cell table:style-name="ce5" table:formula="of:=IF(OR(DATE(YEAR([.A81]);MONTH([.A81]);DAY([.A81]))&lt;DATE(YEAR([.A81]);3;21);DATE(YEAR([.A81]);MONTH([.A81]);DAY([.A81]))&gt;=DATE(YEAR([.A81]);12;22));&quot;Invierno&quot;;IF(DATE(YEAR([.A81]);MONTH([.A81]);DAY([.A81]))&lt;DATE(YEAR([.A81]);6;22);&quot;Primavera&quot;;IF(DATE(YEAR([.A81]);MONTH([.A81]);DAY([.A81]))&lt;DATE(YEAR([.A81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81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25" calcext:value-type="date">
            <text:p>2025-03-25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82] &amp; &quot;1&quot;)" office:value-type="string" office:string-value="" calcext:value-type="error">
            <text:p>#VALUE!</text:p>
          </table:table-cell>
          <table:table-cell table:style-name="ce5" table:formula="of:=IF(OR(DATE(YEAR([.A82]);MONTH([.A82]);DAY([.A82]))&lt;DATE(YEAR([.A82]);3;21);DATE(YEAR([.A82]);MONTH([.A82]);DAY([.A82]))&gt;=DATE(YEAR([.A82]);12;22));&quot;Invierno&quot;;IF(DATE(YEAR([.A82]);MONTH([.A82]);DAY([.A82]))&lt;DATE(YEAR([.A82]);6;22);&quot;Primavera&quot;;IF(DATE(YEAR([.A82]);MONTH([.A82]);DAY([.A82]))&lt;DATE(YEAR([.A82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82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26" calcext:value-type="date">
            <text:p>2025-03-26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83] &amp; &quot;1&quot;)" office:value-type="string" office:string-value="" calcext:value-type="error">
            <text:p>#VALUE!</text:p>
          </table:table-cell>
          <table:table-cell table:style-name="ce5" table:formula="of:=IF(OR(DATE(YEAR([.A83]);MONTH([.A83]);DAY([.A83]))&lt;DATE(YEAR([.A83]);3;21);DATE(YEAR([.A83]);MONTH([.A83]);DAY([.A83]))&gt;=DATE(YEAR([.A83]);12;22));&quot;Invierno&quot;;IF(DATE(YEAR([.A83]);MONTH([.A83]);DAY([.A83]))&lt;DATE(YEAR([.A83]);6;22);&quot;Primavera&quot;;IF(DATE(YEAR([.A83]);MONTH([.A83]);DAY([.A83]))&lt;DATE(YEAR([.A83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83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27" calcext:value-type="date">
            <text:p>2025-03-2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84] &amp; &quot;1&quot;)" office:value-type="string" office:string-value="" calcext:value-type="error">
            <text:p>#VALUE!</text:p>
          </table:table-cell>
          <table:table-cell table:style-name="ce5" table:formula="of:=IF(OR(DATE(YEAR([.A84]);MONTH([.A84]);DAY([.A84]))&lt;DATE(YEAR([.A84]);3;21);DATE(YEAR([.A84]);MONTH([.A84]);DAY([.A84]))&gt;=DATE(YEAR([.A84]);12;22));&quot;Invierno&quot;;IF(DATE(YEAR([.A84]);MONTH([.A84]);DAY([.A84]))&lt;DATE(YEAR([.A84]);6;22);&quot;Primavera&quot;;IF(DATE(YEAR([.A84]);MONTH([.A84]);DAY([.A84]))&lt;DATE(YEAR([.A84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84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28" calcext:value-type="date">
            <text:p>2025-03-28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85] &amp; &quot;1&quot;)" office:value-type="string" office:string-value="" calcext:value-type="error">
            <text:p>#VALUE!</text:p>
          </table:table-cell>
          <table:table-cell table:style-name="ce5" table:formula="of:=IF(OR(DATE(YEAR([.A85]);MONTH([.A85]);DAY([.A85]))&lt;DATE(YEAR([.A85]);3;21);DATE(YEAR([.A85]);MONTH([.A85]);DAY([.A85]))&gt;=DATE(YEAR([.A85]);12;22));&quot;Invierno&quot;;IF(DATE(YEAR([.A85]);MONTH([.A85]);DAY([.A85]))&lt;DATE(YEAR([.A85]);6;22);&quot;Primavera&quot;;IF(DATE(YEAR([.A85]);MONTH([.A85]);DAY([.A85]))&lt;DATE(YEAR([.A85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85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29" calcext:value-type="date">
            <text:p>2025-03-29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86] &amp; &quot;1&quot;)" office:value-type="string" office:string-value="" calcext:value-type="error">
            <text:p>#VALUE!</text:p>
          </table:table-cell>
          <table:table-cell table:style-name="ce5" table:formula="of:=IF(OR(DATE(YEAR([.A86]);MONTH([.A86]);DAY([.A86]))&lt;DATE(YEAR([.A86]);3;21);DATE(YEAR([.A86]);MONTH([.A86]);DAY([.A86]))&gt;=DATE(YEAR([.A86]);12;22));&quot;Invierno&quot;;IF(DATE(YEAR([.A86]);MONTH([.A86]);DAY([.A86]))&lt;DATE(YEAR([.A86]);6;22);&quot;Primavera&quot;;IF(DATE(YEAR([.A86]);MONTH([.A86]);DAY([.A86]))&lt;DATE(YEAR([.A86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86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30" calcext:value-type="date">
            <text:p>2025-03-30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4" calcext:value-type="float">
            <text:p>2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87] &amp; &quot;1&quot;)" office:value-type="string" office:string-value="" calcext:value-type="error">
            <text:p>#VALUE!</text:p>
          </table:table-cell>
          <table:table-cell table:style-name="ce5" table:formula="of:=IF(OR(DATE(YEAR([.A87]);MONTH([.A87]);DAY([.A87]))&lt;DATE(YEAR([.A87]);3;21);DATE(YEAR([.A87]);MONTH([.A87]);DAY([.A87]))&gt;=DATE(YEAR([.A87]);12;22));&quot;Invierno&quot;;IF(DATE(YEAR([.A87]);MONTH([.A87]);DAY([.A87]))&lt;DATE(YEAR([.A87]);6;22);&quot;Primavera&quot;;IF(DATE(YEAR([.A87]);MONTH([.A87]);DAY([.A87]))&lt;DATE(YEAR([.A87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87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3-31" calcext:value-type="date">
            <text:p>2025-03-3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88] &amp; &quot;1&quot;)" office:value-type="string" office:string-value="" calcext:value-type="error">
            <text:p>#VALUE!</text:p>
          </table:table-cell>
          <table:table-cell table:style-name="ce5" table:formula="of:=IF(OR(DATE(YEAR([.A88]);MONTH([.A88]);DAY([.A88]))&lt;DATE(YEAR([.A88]);3;21);DATE(YEAR([.A88]);MONTH([.A88]);DAY([.A88]))&gt;=DATE(YEAR([.A88]);12;22));&quot;Invierno&quot;;IF(DATE(YEAR([.A88]);MONTH([.A88]);DAY([.A88]))&lt;DATE(YEAR([.A88]);6;22);&quot;Primavera&quot;;IF(DATE(YEAR([.A88]);MONTH([.A88]);DAY([.A88]))&lt;DATE(YEAR([.A88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rzo</text:p>
          </table:table-cell>
          <table:table-cell table:style-name="ce5" table:formula="of:=WEEKDAY([.A88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01" calcext:value-type="date">
            <text:p>2025-04-0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89] &amp; &quot;1&quot;)" office:value-type="string" office:string-value="" calcext:value-type="error">
            <text:p>#VALUE!</text:p>
          </table:table-cell>
          <table:table-cell table:style-name="ce5" table:formula="of:=IF(OR(DATE(YEAR([.A89]);MONTH([.A89]);DAY([.A89]))&lt;DATE(YEAR([.A89]);3;21);DATE(YEAR([.A89]);MONTH([.A89]);DAY([.A89]))&gt;=DATE(YEAR([.A89]);12;22));&quot;Invierno&quot;;IF(DATE(YEAR([.A89]);MONTH([.A89]);DAY([.A89]))&lt;DATE(YEAR([.A89]);6;22);&quot;Primavera&quot;;IF(DATE(YEAR([.A89]);MONTH([.A89]);DAY([.A89]))&lt;DATE(YEAR([.A89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89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02" calcext:value-type="date">
            <text:p>2025-04-02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90] &amp; &quot;1&quot;)" office:value-type="string" office:string-value="" calcext:value-type="error">
            <text:p>#VALUE!</text:p>
          </table:table-cell>
          <table:table-cell table:style-name="ce5" table:formula="of:=IF(OR(DATE(YEAR([.A90]);MONTH([.A90]);DAY([.A90]))&lt;DATE(YEAR([.A90]);3;21);DATE(YEAR([.A90]);MONTH([.A90]);DAY([.A90]))&gt;=DATE(YEAR([.A90]);12;22));&quot;Invierno&quot;;IF(DATE(YEAR([.A90]);MONTH([.A90]);DAY([.A90]))&lt;DATE(YEAR([.A90]);6;22);&quot;Primavera&quot;;IF(DATE(YEAR([.A90]);MONTH([.A90]);DAY([.A90]))&lt;DATE(YEAR([.A90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90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03" calcext:value-type="date">
            <text:p>2025-04-03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91] &amp; &quot;1&quot;)" office:value-type="string" office:string-value="" calcext:value-type="error">
            <text:p>#VALUE!</text:p>
          </table:table-cell>
          <table:table-cell table:style-name="ce5" table:formula="of:=IF(OR(DATE(YEAR([.A91]);MONTH([.A91]);DAY([.A91]))&lt;DATE(YEAR([.A91]);3;21);DATE(YEAR([.A91]);MONTH([.A91]);DAY([.A91]))&gt;=DATE(YEAR([.A91]);12;22));&quot;Invierno&quot;;IF(DATE(YEAR([.A91]);MONTH([.A91]);DAY([.A91]))&lt;DATE(YEAR([.A91]);6;22);&quot;Primavera&quot;;IF(DATE(YEAR([.A91]);MONTH([.A91]);DAY([.A91]))&lt;DATE(YEAR([.A91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91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04" calcext:value-type="date">
            <text:p>2025-04-0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92] &amp; &quot;1&quot;)" office:value-type="string" office:string-value="" calcext:value-type="error">
            <text:p>#VALUE!</text:p>
          </table:table-cell>
          <table:table-cell table:style-name="ce5" table:formula="of:=IF(OR(DATE(YEAR([.A92]);MONTH([.A92]);DAY([.A92]))&lt;DATE(YEAR([.A92]);3;21);DATE(YEAR([.A92]);MONTH([.A92]);DAY([.A92]))&gt;=DATE(YEAR([.A92]);12;22));&quot;Invierno&quot;;IF(DATE(YEAR([.A92]);MONTH([.A92]);DAY([.A92]))&lt;DATE(YEAR([.A92]);6;22);&quot;Primavera&quot;;IF(DATE(YEAR([.A92]);MONTH([.A92]);DAY([.A92]))&lt;DATE(YEAR([.A92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92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05" calcext:value-type="date">
            <text:p>2025-04-05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2" calcext:value-type="float">
            <text:p>2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93] &amp; &quot;1&quot;)" office:value-type="string" office:string-value="" calcext:value-type="error">
            <text:p>#VALUE!</text:p>
          </table:table-cell>
          <table:table-cell table:style-name="ce5" table:formula="of:=IF(OR(DATE(YEAR([.A93]);MONTH([.A93]);DAY([.A93]))&lt;DATE(YEAR([.A93]);3;21);DATE(YEAR([.A93]);MONTH([.A93]);DAY([.A93]))&gt;=DATE(YEAR([.A93]);12;22));&quot;Invierno&quot;;IF(DATE(YEAR([.A93]);MONTH([.A93]);DAY([.A93]))&lt;DATE(YEAR([.A93]);6;22);&quot;Primavera&quot;;IF(DATE(YEAR([.A93]);MONTH([.A93]);DAY([.A93]))&lt;DATE(YEAR([.A93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93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06" calcext:value-type="date">
            <text:p>2025-04-06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0" calcext:value-type="float">
            <text:p>2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94] &amp; &quot;1&quot;)" office:value-type="string" office:string-value="" calcext:value-type="error">
            <text:p>#VALUE!</text:p>
          </table:table-cell>
          <table:table-cell table:style-name="ce5" table:formula="of:=IF(OR(DATE(YEAR([.A94]);MONTH([.A94]);DAY([.A94]))&lt;DATE(YEAR([.A94]);3;21);DATE(YEAR([.A94]);MONTH([.A94]);DAY([.A94]))&gt;=DATE(YEAR([.A94]);12;22));&quot;Invierno&quot;;IF(DATE(YEAR([.A94]);MONTH([.A94]);DAY([.A94]))&lt;DATE(YEAR([.A94]);6;22);&quot;Primavera&quot;;IF(DATE(YEAR([.A94]);MONTH([.A94]);DAY([.A94]))&lt;DATE(YEAR([.A94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94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07" calcext:value-type="date">
            <text:p>2025-04-0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95] &amp; &quot;1&quot;)" office:value-type="string" office:string-value="" calcext:value-type="error">
            <text:p>#VALUE!</text:p>
          </table:table-cell>
          <table:table-cell table:style-name="ce5" table:formula="of:=IF(OR(DATE(YEAR([.A95]);MONTH([.A95]);DAY([.A95]))&lt;DATE(YEAR([.A95]);3;21);DATE(YEAR([.A95]);MONTH([.A95]);DAY([.A95]))&gt;=DATE(YEAR([.A95]);12;22));&quot;Invierno&quot;;IF(DATE(YEAR([.A95]);MONTH([.A95]);DAY([.A95]))&lt;DATE(YEAR([.A95]);6;22);&quot;Primavera&quot;;IF(DATE(YEAR([.A95]);MONTH([.A95]);DAY([.A95]))&lt;DATE(YEAR([.A95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95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08" calcext:value-type="date">
            <text:p>2025-04-08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96] &amp; &quot;1&quot;)" office:value-type="string" office:string-value="" calcext:value-type="error">
            <text:p>#VALUE!</text:p>
          </table:table-cell>
          <table:table-cell table:style-name="ce5" table:formula="of:=IF(OR(DATE(YEAR([.A96]);MONTH([.A96]);DAY([.A96]))&lt;DATE(YEAR([.A96]);3;21);DATE(YEAR([.A96]);MONTH([.A96]);DAY([.A96]))&gt;=DATE(YEAR([.A96]);12;22));&quot;Invierno&quot;;IF(DATE(YEAR([.A96]);MONTH([.A96]);DAY([.A96]))&lt;DATE(YEAR([.A96]);6;22);&quot;Primavera&quot;;IF(DATE(YEAR([.A96]);MONTH([.A96]);DAY([.A96]))&lt;DATE(YEAR([.A96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96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09" calcext:value-type="date">
            <text:p>2025-04-09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97] &amp; &quot;1&quot;)" office:value-type="string" office:string-value="" calcext:value-type="error">
            <text:p>#VALUE!</text:p>
          </table:table-cell>
          <table:table-cell table:style-name="ce5" table:formula="of:=IF(OR(DATE(YEAR([.A97]);MONTH([.A97]);DAY([.A97]))&lt;DATE(YEAR([.A97]);3;21);DATE(YEAR([.A97]);MONTH([.A97]);DAY([.A97]))&gt;=DATE(YEAR([.A97]);12;22));&quot;Invierno&quot;;IF(DATE(YEAR([.A97]);MONTH([.A97]);DAY([.A97]))&lt;DATE(YEAR([.A97]);6;22);&quot;Primavera&quot;;IF(DATE(YEAR([.A97]);MONTH([.A97]);DAY([.A97]))&lt;DATE(YEAR([.A97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97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10" calcext:value-type="date">
            <text:p>2025-04-1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98] &amp; &quot;1&quot;)" office:value-type="string" office:string-value="" calcext:value-type="error">
            <text:p>#VALUE!</text:p>
          </table:table-cell>
          <table:table-cell table:style-name="ce5" table:formula="of:=IF(OR(DATE(YEAR([.A98]);MONTH([.A98]);DAY([.A98]))&lt;DATE(YEAR([.A98]);3;21);DATE(YEAR([.A98]);MONTH([.A98]);DAY([.A98]))&gt;=DATE(YEAR([.A98]);12;22));&quot;Invierno&quot;;IF(DATE(YEAR([.A98]);MONTH([.A98]);DAY([.A98]))&lt;DATE(YEAR([.A98]);6;22);&quot;Primavera&quot;;IF(DATE(YEAR([.A98]);MONTH([.A98]);DAY([.A98]))&lt;DATE(YEAR([.A98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98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11" calcext:value-type="date">
            <text:p>2025-04-11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1" calcext:value-type="float">
            <text:p>1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99] &amp; &quot;1&quot;)" office:value-type="string" office:string-value="" calcext:value-type="error">
            <text:p>#VALUE!</text:p>
          </table:table-cell>
          <table:table-cell table:style-name="ce5" table:formula="of:=IF(OR(DATE(YEAR([.A99]);MONTH([.A99]);DAY([.A99]))&lt;DATE(YEAR([.A99]);3;21);DATE(YEAR([.A99]);MONTH([.A99]);DAY([.A99]))&gt;=DATE(YEAR([.A99]);12;22));&quot;Invierno&quot;;IF(DATE(YEAR([.A99]);MONTH([.A99]);DAY([.A99]))&lt;DATE(YEAR([.A99]);6;22);&quot;Primavera&quot;;IF(DATE(YEAR([.A99]);MONTH([.A99]);DAY([.A99]))&lt;DATE(YEAR([.A99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99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12" calcext:value-type="date">
            <text:p>2025-04-12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00] &amp; &quot;1&quot;)" office:value-type="string" office:string-value="" calcext:value-type="error">
            <text:p>#VALUE!</text:p>
          </table:table-cell>
          <table:table-cell table:style-name="ce5" table:formula="of:=IF(OR(DATE(YEAR([.A100]);MONTH([.A100]);DAY([.A100]))&lt;DATE(YEAR([.A100]);3;21);DATE(YEAR([.A100]);MONTH([.A100]);DAY([.A100]))&gt;=DATE(YEAR([.A100]);12;22));&quot;Invierno&quot;;IF(DATE(YEAR([.A100]);MONTH([.A100]);DAY([.A100]))&lt;DATE(YEAR([.A100]);6;22);&quot;Primavera&quot;;IF(DATE(YEAR([.A100]);MONTH([.A100]);DAY([.A100]))&lt;DATE(YEAR([.A100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00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13" calcext:value-type="date">
            <text:p>2025-04-1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6" calcext:value-type="float">
            <text:p>16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01] &amp; &quot;1&quot;)" office:value-type="string" office:string-value="" calcext:value-type="error">
            <text:p>#VALUE!</text:p>
          </table:table-cell>
          <table:table-cell table:style-name="ce5" table:formula="of:=IF(OR(DATE(YEAR([.A101]);MONTH([.A101]);DAY([.A101]))&lt;DATE(YEAR([.A101]);3;21);DATE(YEAR([.A101]);MONTH([.A101]);DAY([.A101]))&gt;=DATE(YEAR([.A101]);12;22));&quot;Invierno&quot;;IF(DATE(YEAR([.A101]);MONTH([.A101]);DAY([.A101]))&lt;DATE(YEAR([.A101]);6;22);&quot;Primavera&quot;;IF(DATE(YEAR([.A101]);MONTH([.A101]);DAY([.A101]))&lt;DATE(YEAR([.A101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01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14" calcext:value-type="date">
            <text:p>2025-04-14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2" calcext:value-type="float">
            <text:p>1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02] &amp; &quot;1&quot;)" office:value-type="string" office:string-value="" calcext:value-type="error">
            <text:p>#VALUE!</text:p>
          </table:table-cell>
          <table:table-cell table:style-name="ce5" table:formula="of:=IF(OR(DATE(YEAR([.A102]);MONTH([.A102]);DAY([.A102]))&lt;DATE(YEAR([.A102]);3;21);DATE(YEAR([.A102]);MONTH([.A102]);DAY([.A102]))&gt;=DATE(YEAR([.A102]);12;22));&quot;Invierno&quot;;IF(DATE(YEAR([.A102]);MONTH([.A102]);DAY([.A102]))&lt;DATE(YEAR([.A102]);6;22);&quot;Primavera&quot;;IF(DATE(YEAR([.A102]);MONTH([.A102]);DAY([.A102]))&lt;DATE(YEAR([.A102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02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15" calcext:value-type="date">
            <text:p>2025-04-15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03] &amp; &quot;1&quot;)" office:value-type="string" office:string-value="" calcext:value-type="error">
            <text:p>#VALUE!</text:p>
          </table:table-cell>
          <table:table-cell table:style-name="ce5" table:formula="of:=IF(OR(DATE(YEAR([.A103]);MONTH([.A103]);DAY([.A103]))&lt;DATE(YEAR([.A103]);3;21);DATE(YEAR([.A103]);MONTH([.A103]);DAY([.A103]))&gt;=DATE(YEAR([.A103]);12;22));&quot;Invierno&quot;;IF(DATE(YEAR([.A103]);MONTH([.A103]);DAY([.A103]))&lt;DATE(YEAR([.A103]);6;22);&quot;Primavera&quot;;IF(DATE(YEAR([.A103]);MONTH([.A103]);DAY([.A103]))&lt;DATE(YEAR([.A103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03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16" calcext:value-type="date">
            <text:p>2025-04-16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04] &amp; &quot;1&quot;)" office:value-type="string" office:string-value="" calcext:value-type="error">
            <text:p>#VALUE!</text:p>
          </table:table-cell>
          <table:table-cell table:style-name="ce5" table:formula="of:=IF(OR(DATE(YEAR([.A104]);MONTH([.A104]);DAY([.A104]))&lt;DATE(YEAR([.A104]);3;21);DATE(YEAR([.A104]);MONTH([.A104]);DAY([.A104]))&gt;=DATE(YEAR([.A104]);12;22));&quot;Invierno&quot;;IF(DATE(YEAR([.A104]);MONTH([.A104]);DAY([.A104]))&lt;DATE(YEAR([.A104]);6;22);&quot;Primavera&quot;;IF(DATE(YEAR([.A104]);MONTH([.A104]);DAY([.A104]))&lt;DATE(YEAR([.A104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04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17" calcext:value-type="date">
            <text:p>2025-04-17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0" calcext:value-type="float">
            <text:p>2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05] &amp; &quot;1&quot;)" office:value-type="string" office:string-value="" calcext:value-type="error">
            <text:p>#VALUE!</text:p>
          </table:table-cell>
          <table:table-cell table:style-name="ce5" table:formula="of:=IF(OR(DATE(YEAR([.A105]);MONTH([.A105]);DAY([.A105]))&lt;DATE(YEAR([.A105]);3;21);DATE(YEAR([.A105]);MONTH([.A105]);DAY([.A105]))&gt;=DATE(YEAR([.A105]);12;22));&quot;Invierno&quot;;IF(DATE(YEAR([.A105]);MONTH([.A105]);DAY([.A105]))&lt;DATE(YEAR([.A105]);6;22);&quot;Primavera&quot;;IF(DATE(YEAR([.A105]);MONTH([.A105]);DAY([.A105]))&lt;DATE(YEAR([.A105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05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18" calcext:value-type="date">
            <text:p>2025-04-18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06] &amp; &quot;1&quot;)" office:value-type="string" office:string-value="" calcext:value-type="error">
            <text:p>#VALUE!</text:p>
          </table:table-cell>
          <table:table-cell table:style-name="ce5" table:formula="of:=IF(OR(DATE(YEAR([.A106]);MONTH([.A106]);DAY([.A106]))&lt;DATE(YEAR([.A106]);3;21);DATE(YEAR([.A106]);MONTH([.A106]);DAY([.A106]))&gt;=DATE(YEAR([.A106]);12;22));&quot;Invierno&quot;;IF(DATE(YEAR([.A106]);MONTH([.A106]);DAY([.A106]))&lt;DATE(YEAR([.A106]);6;22);&quot;Primavera&quot;;IF(DATE(YEAR([.A106]);MONTH([.A106]);DAY([.A106]))&lt;DATE(YEAR([.A106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06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19" calcext:value-type="date">
            <text:p>2025-04-19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07] &amp; &quot;1&quot;)" office:value-type="string" office:string-value="" calcext:value-type="error">
            <text:p>#VALUE!</text:p>
          </table:table-cell>
          <table:table-cell table:style-name="ce5" table:formula="of:=IF(OR(DATE(YEAR([.A107]);MONTH([.A107]);DAY([.A107]))&lt;DATE(YEAR([.A107]);3;21);DATE(YEAR([.A107]);MONTH([.A107]);DAY([.A107]))&gt;=DATE(YEAR([.A107]);12;22));&quot;Invierno&quot;;IF(DATE(YEAR([.A107]);MONTH([.A107]);DAY([.A107]))&lt;DATE(YEAR([.A107]);6;22);&quot;Primavera&quot;;IF(DATE(YEAR([.A107]);MONTH([.A107]);DAY([.A107]))&lt;DATE(YEAR([.A107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07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20" calcext:value-type="date">
            <text:p>2025-04-20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3" calcext:value-type="float">
            <text:p>23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08] &amp; &quot;1&quot;)" office:value-type="string" office:string-value="" calcext:value-type="error">
            <text:p>#VALUE!</text:p>
          </table:table-cell>
          <table:table-cell table:style-name="ce5" table:formula="of:=IF(OR(DATE(YEAR([.A108]);MONTH([.A108]);DAY([.A108]))&lt;DATE(YEAR([.A108]);3;21);DATE(YEAR([.A108]);MONTH([.A108]);DAY([.A108]))&gt;=DATE(YEAR([.A108]);12;22));&quot;Invierno&quot;;IF(DATE(YEAR([.A108]);MONTH([.A108]);DAY([.A108]))&lt;DATE(YEAR([.A108]);6;22);&quot;Primavera&quot;;IF(DATE(YEAR([.A108]);MONTH([.A108]);DAY([.A108]))&lt;DATE(YEAR([.A108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08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21" calcext:value-type="date">
            <text:p>2025-04-21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24" calcext:value-type="float">
            <text:p>2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09] &amp; &quot;1&quot;)" office:value-type="string" office:string-value="" calcext:value-type="error">
            <text:p>#VALUE!</text:p>
          </table:table-cell>
          <table:table-cell table:style-name="ce5" table:formula="of:=IF(OR(DATE(YEAR([.A109]);MONTH([.A109]);DAY([.A109]))&lt;DATE(YEAR([.A109]);3;21);DATE(YEAR([.A109]);MONTH([.A109]);DAY([.A109]))&gt;=DATE(YEAR([.A109]);12;22));&quot;Invierno&quot;;IF(DATE(YEAR([.A109]);MONTH([.A109]);DAY([.A109]))&lt;DATE(YEAR([.A109]);6;22);&quot;Primavera&quot;;IF(DATE(YEAR([.A109]);MONTH([.A109]);DAY([.A109]))&lt;DATE(YEAR([.A109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09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22" calcext:value-type="date">
            <text:p>2025-04-22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10] &amp; &quot;1&quot;)" office:value-type="string" office:string-value="" calcext:value-type="error">
            <text:p>#VALUE!</text:p>
          </table:table-cell>
          <table:table-cell table:style-name="ce5" table:formula="of:=IF(OR(DATE(YEAR([.A110]);MONTH([.A110]);DAY([.A110]))&lt;DATE(YEAR([.A110]);3;21);DATE(YEAR([.A110]);MONTH([.A110]);DAY([.A110]))&gt;=DATE(YEAR([.A110]);12;22));&quot;Invierno&quot;;IF(DATE(YEAR([.A110]);MONTH([.A110]);DAY([.A110]))&lt;DATE(YEAR([.A110]);6;22);&quot;Primavera&quot;;IF(DATE(YEAR([.A110]);MONTH([.A110]);DAY([.A110]))&lt;DATE(YEAR([.A110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10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23" calcext:value-type="date">
            <text:p>2025-04-23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11] &amp; &quot;1&quot;)" office:value-type="string" office:string-value="" calcext:value-type="error">
            <text:p>#VALUE!</text:p>
          </table:table-cell>
          <table:table-cell table:style-name="ce5" table:formula="of:=IF(OR(DATE(YEAR([.A111]);MONTH([.A111]);DAY([.A111]))&lt;DATE(YEAR([.A111]);3;21);DATE(YEAR([.A111]);MONTH([.A111]);DAY([.A111]))&gt;=DATE(YEAR([.A111]);12;22));&quot;Invierno&quot;;IF(DATE(YEAR([.A111]);MONTH([.A111]);DAY([.A111]))&lt;DATE(YEAR([.A111]);6;22);&quot;Primavera&quot;;IF(DATE(YEAR([.A111]);MONTH([.A111]);DAY([.A111]))&lt;DATE(YEAR([.A111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11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24" calcext:value-type="date">
            <text:p>2025-04-2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12] &amp; &quot;1&quot;)" office:value-type="string" office:string-value="" calcext:value-type="error">
            <text:p>#VALUE!</text:p>
          </table:table-cell>
          <table:table-cell table:style-name="ce5" table:formula="of:=IF(OR(DATE(YEAR([.A112]);MONTH([.A112]);DAY([.A112]))&lt;DATE(YEAR([.A112]);3;21);DATE(YEAR([.A112]);MONTH([.A112]);DAY([.A112]))&gt;=DATE(YEAR([.A112]);12;22));&quot;Invierno&quot;;IF(DATE(YEAR([.A112]);MONTH([.A112]);DAY([.A112]))&lt;DATE(YEAR([.A112]);6;22);&quot;Primavera&quot;;IF(DATE(YEAR([.A112]);MONTH([.A112]);DAY([.A112]))&lt;DATE(YEAR([.A112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12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25" calcext:value-type="date">
            <text:p>2025-04-25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26" calcext:value-type="float">
            <text:p>26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13] &amp; &quot;1&quot;)" office:value-type="string" office:string-value="" calcext:value-type="error">
            <text:p>#VALUE!</text:p>
          </table:table-cell>
          <table:table-cell table:style-name="ce5" table:formula="of:=IF(OR(DATE(YEAR([.A113]);MONTH([.A113]);DAY([.A113]))&lt;DATE(YEAR([.A113]);3;21);DATE(YEAR([.A113]);MONTH([.A113]);DAY([.A113]))&gt;=DATE(YEAR([.A113]);12;22));&quot;Invierno&quot;;IF(DATE(YEAR([.A113]);MONTH([.A113]);DAY([.A113]))&lt;DATE(YEAR([.A113]);6;22);&quot;Primavera&quot;;IF(DATE(YEAR([.A113]);MONTH([.A113]);DAY([.A113]))&lt;DATE(YEAR([.A113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13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26" calcext:value-type="date">
            <text:p>2025-04-26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14] &amp; &quot;1&quot;)" office:value-type="string" office:string-value="" calcext:value-type="error">
            <text:p>#VALUE!</text:p>
          </table:table-cell>
          <table:table-cell table:style-name="ce5" table:formula="of:=IF(OR(DATE(YEAR([.A114]);MONTH([.A114]);DAY([.A114]))&lt;DATE(YEAR([.A114]);3;21);DATE(YEAR([.A114]);MONTH([.A114]);DAY([.A114]))&gt;=DATE(YEAR([.A114]);12;22));&quot;Invierno&quot;;IF(DATE(YEAR([.A114]);MONTH([.A114]);DAY([.A114]))&lt;DATE(YEAR([.A114]);6;22);&quot;Primavera&quot;;IF(DATE(YEAR([.A114]);MONTH([.A114]);DAY([.A114]))&lt;DATE(YEAR([.A114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14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27" calcext:value-type="date">
            <text:p>2025-04-2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15] &amp; &quot;1&quot;)" office:value-type="string" office:string-value="" calcext:value-type="error">
            <text:p>#VALUE!</text:p>
          </table:table-cell>
          <table:table-cell table:style-name="ce5" table:formula="of:=IF(OR(DATE(YEAR([.A115]);MONTH([.A115]);DAY([.A115]))&lt;DATE(YEAR([.A115]);3;21);DATE(YEAR([.A115]);MONTH([.A115]);DAY([.A115]))&gt;=DATE(YEAR([.A115]);12;22));&quot;Invierno&quot;;IF(DATE(YEAR([.A115]);MONTH([.A115]);DAY([.A115]))&lt;DATE(YEAR([.A115]);6;22);&quot;Primavera&quot;;IF(DATE(YEAR([.A115]);MONTH([.A115]);DAY([.A115]))&lt;DATE(YEAR([.A115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15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28" calcext:value-type="date">
            <text:p>2025-04-28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1" calcext:value-type="float">
            <text:p>1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16] &amp; &quot;1&quot;)" office:value-type="string" office:string-value="" calcext:value-type="error">
            <text:p>#VALUE!</text:p>
          </table:table-cell>
          <table:table-cell table:style-name="ce5" table:formula="of:=IF(OR(DATE(YEAR([.A116]);MONTH([.A116]);DAY([.A116]))&lt;DATE(YEAR([.A116]);3;21);DATE(YEAR([.A116]);MONTH([.A116]);DAY([.A116]))&gt;=DATE(YEAR([.A116]);12;22));&quot;Invierno&quot;;IF(DATE(YEAR([.A116]);MONTH([.A116]);DAY([.A116]))&lt;DATE(YEAR([.A116]);6;22);&quot;Primavera&quot;;IF(DATE(YEAR([.A116]);MONTH([.A116]);DAY([.A116]))&lt;DATE(YEAR([.A116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16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29" calcext:value-type="date">
            <text:p>2025-04-29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17] &amp; &quot;1&quot;)" office:value-type="string" office:string-value="" calcext:value-type="error">
            <text:p>#VALUE!</text:p>
          </table:table-cell>
          <table:table-cell table:style-name="ce5" table:formula="of:=IF(OR(DATE(YEAR([.A117]);MONTH([.A117]);DAY([.A117]))&lt;DATE(YEAR([.A117]);3;21);DATE(YEAR([.A117]);MONTH([.A117]);DAY([.A117]))&gt;=DATE(YEAR([.A117]);12;22));&quot;Invierno&quot;;IF(DATE(YEAR([.A117]);MONTH([.A117]);DAY([.A117]))&lt;DATE(YEAR([.A117]);6;22);&quot;Primavera&quot;;IF(DATE(YEAR([.A117]);MONTH([.A117]);DAY([.A117]))&lt;DATE(YEAR([.A117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17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4-30" calcext:value-type="date">
            <text:p>2025-04-3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18] &amp; &quot;1&quot;)" office:value-type="string" office:string-value="" calcext:value-type="error">
            <text:p>#VALUE!</text:p>
          </table:table-cell>
          <table:table-cell table:style-name="ce5" table:formula="of:=IF(OR(DATE(YEAR([.A118]);MONTH([.A118]);DAY([.A118]))&lt;DATE(YEAR([.A118]);3;21);DATE(YEAR([.A118]);MONTH([.A118]);DAY([.A118]))&gt;=DATE(YEAR([.A118]);12;22));&quot;Invierno&quot;;IF(DATE(YEAR([.A118]);MONTH([.A118]);DAY([.A118]))&lt;DATE(YEAR([.A118]);6;22);&quot;Primavera&quot;;IF(DATE(YEAR([.A118]);MONTH([.A118]);DAY([.A118]))&lt;DATE(YEAR([.A118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abril</text:p>
          </table:table-cell>
          <table:table-cell table:style-name="ce5" table:formula="of:=WEEKDAY([.A118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01" calcext:value-type="date">
            <text:p>2025-05-01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6" calcext:value-type="float">
            <text:p>26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19] &amp; &quot;1&quot;)" office:value-type="string" office:string-value="" calcext:value-type="error">
            <text:p>#VALUE!</text:p>
          </table:table-cell>
          <table:table-cell table:style-name="ce5" table:formula="of:=IF(OR(DATE(YEAR([.A119]);MONTH([.A119]);DAY([.A119]))&lt;DATE(YEAR([.A119]);3;21);DATE(YEAR([.A119]);MONTH([.A119]);DAY([.A119]))&gt;=DATE(YEAR([.A119]);12;22));&quot;Invierno&quot;;IF(DATE(YEAR([.A119]);MONTH([.A119]);DAY([.A119]))&lt;DATE(YEAR([.A119]);6;22);&quot;Primavera&quot;;IF(DATE(YEAR([.A119]);MONTH([.A119]);DAY([.A119]))&lt;DATE(YEAR([.A119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19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02" calcext:value-type="date">
            <text:p>2025-05-02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20] &amp; &quot;1&quot;)" office:value-type="string" office:string-value="" calcext:value-type="error">
            <text:p>#VALUE!</text:p>
          </table:table-cell>
          <table:table-cell table:style-name="ce5" table:formula="of:=IF(OR(DATE(YEAR([.A120]);MONTH([.A120]);DAY([.A120]))&lt;DATE(YEAR([.A120]);3;21);DATE(YEAR([.A120]);MONTH([.A120]);DAY([.A120]))&gt;=DATE(YEAR([.A120]);12;22));&quot;Invierno&quot;;IF(DATE(YEAR([.A120]);MONTH([.A120]);DAY([.A120]))&lt;DATE(YEAR([.A120]);6;22);&quot;Primavera&quot;;IF(DATE(YEAR([.A120]);MONTH([.A120]);DAY([.A120]))&lt;DATE(YEAR([.A120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20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03" calcext:value-type="date">
            <text:p>2025-05-0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21] &amp; &quot;1&quot;)" office:value-type="string" office:string-value="" calcext:value-type="error">
            <text:p>#VALUE!</text:p>
          </table:table-cell>
          <table:table-cell table:style-name="ce5" table:formula="of:=IF(OR(DATE(YEAR([.A121]);MONTH([.A121]);DAY([.A121]))&lt;DATE(YEAR([.A121]);3;21);DATE(YEAR([.A121]);MONTH([.A121]);DAY([.A121]))&gt;=DATE(YEAR([.A121]);12;22));&quot;Invierno&quot;;IF(DATE(YEAR([.A121]);MONTH([.A121]);DAY([.A121]))&lt;DATE(YEAR([.A121]);6;22);&quot;Primavera&quot;;IF(DATE(YEAR([.A121]);MONTH([.A121]);DAY([.A121]))&lt;DATE(YEAR([.A121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21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04" calcext:value-type="date">
            <text:p>2025-05-0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22] &amp; &quot;1&quot;)" office:value-type="string" office:string-value="" calcext:value-type="error">
            <text:p>#VALUE!</text:p>
          </table:table-cell>
          <table:table-cell table:style-name="ce5" table:formula="of:=IF(OR(DATE(YEAR([.A122]);MONTH([.A122]);DAY([.A122]))&lt;DATE(YEAR([.A122]);3;21);DATE(YEAR([.A122]);MONTH([.A122]);DAY([.A122]))&gt;=DATE(YEAR([.A122]);12;22));&quot;Invierno&quot;;IF(DATE(YEAR([.A122]);MONTH([.A122]);DAY([.A122]))&lt;DATE(YEAR([.A122]);6;22);&quot;Primavera&quot;;IF(DATE(YEAR([.A122]);MONTH([.A122]);DAY([.A122]))&lt;DATE(YEAR([.A122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22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05" calcext:value-type="date">
            <text:p>2025-05-05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23] &amp; &quot;1&quot;)" office:value-type="string" office:string-value="" calcext:value-type="error">
            <text:p>#VALUE!</text:p>
          </table:table-cell>
          <table:table-cell table:style-name="ce5" table:formula="of:=IF(OR(DATE(YEAR([.A123]);MONTH([.A123]);DAY([.A123]))&lt;DATE(YEAR([.A123]);3;21);DATE(YEAR([.A123]);MONTH([.A123]);DAY([.A123]))&gt;=DATE(YEAR([.A123]);12;22));&quot;Invierno&quot;;IF(DATE(YEAR([.A123]);MONTH([.A123]);DAY([.A123]))&lt;DATE(YEAR([.A123]);6;22);&quot;Primavera&quot;;IF(DATE(YEAR([.A123]);MONTH([.A123]);DAY([.A123]))&lt;DATE(YEAR([.A123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23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06" calcext:value-type="date">
            <text:p>2025-05-06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24] &amp; &quot;1&quot;)" office:value-type="string" office:string-value="" calcext:value-type="error">
            <text:p>#VALUE!</text:p>
          </table:table-cell>
          <table:table-cell table:style-name="ce5" table:formula="of:=IF(OR(DATE(YEAR([.A124]);MONTH([.A124]);DAY([.A124]))&lt;DATE(YEAR([.A124]);3;21);DATE(YEAR([.A124]);MONTH([.A124]);DAY([.A124]))&gt;=DATE(YEAR([.A124]);12;22));&quot;Invierno&quot;;IF(DATE(YEAR([.A124]);MONTH([.A124]);DAY([.A124]))&lt;DATE(YEAR([.A124]);6;22);&quot;Primavera&quot;;IF(DATE(YEAR([.A124]);MONTH([.A124]);DAY([.A124]))&lt;DATE(YEAR([.A124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24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07" calcext:value-type="date">
            <text:p>2025-05-07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2" calcext:value-type="float">
            <text:p>1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25] &amp; &quot;1&quot;)" office:value-type="string" office:string-value="" calcext:value-type="error">
            <text:p>#VALUE!</text:p>
          </table:table-cell>
          <table:table-cell table:style-name="ce5" table:formula="of:=IF(OR(DATE(YEAR([.A125]);MONTH([.A125]);DAY([.A125]))&lt;DATE(YEAR([.A125]);3;21);DATE(YEAR([.A125]);MONTH([.A125]);DAY([.A125]))&gt;=DATE(YEAR([.A125]);12;22));&quot;Invierno&quot;;IF(DATE(YEAR([.A125]);MONTH([.A125]);DAY([.A125]))&lt;DATE(YEAR([.A125]);6;22);&quot;Primavera&quot;;IF(DATE(YEAR([.A125]);MONTH([.A125]);DAY([.A125]))&lt;DATE(YEAR([.A125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25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08" calcext:value-type="date">
            <text:p>2025-05-08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26] &amp; &quot;1&quot;)" office:value-type="string" office:string-value="" calcext:value-type="error">
            <text:p>#VALUE!</text:p>
          </table:table-cell>
          <table:table-cell table:style-name="ce5" table:formula="of:=IF(OR(DATE(YEAR([.A126]);MONTH([.A126]);DAY([.A126]))&lt;DATE(YEAR([.A126]);3;21);DATE(YEAR([.A126]);MONTH([.A126]);DAY([.A126]))&gt;=DATE(YEAR([.A126]);12;22));&quot;Invierno&quot;;IF(DATE(YEAR([.A126]);MONTH([.A126]);DAY([.A126]))&lt;DATE(YEAR([.A126]);6;22);&quot;Primavera&quot;;IF(DATE(YEAR([.A126]);MONTH([.A126]);DAY([.A126]))&lt;DATE(YEAR([.A126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26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09" calcext:value-type="date">
            <text:p>2025-05-09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27] &amp; &quot;1&quot;)" office:value-type="string" office:string-value="" calcext:value-type="error">
            <text:p>#VALUE!</text:p>
          </table:table-cell>
          <table:table-cell table:style-name="ce5" table:formula="of:=IF(OR(DATE(YEAR([.A127]);MONTH([.A127]);DAY([.A127]))&lt;DATE(YEAR([.A127]);3;21);DATE(YEAR([.A127]);MONTH([.A127]);DAY([.A127]))&gt;=DATE(YEAR([.A127]);12;22));&quot;Invierno&quot;;IF(DATE(YEAR([.A127]);MONTH([.A127]);DAY([.A127]))&lt;DATE(YEAR([.A127]);6;22);&quot;Primavera&quot;;IF(DATE(YEAR([.A127]);MONTH([.A127]);DAY([.A127]))&lt;DATE(YEAR([.A127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27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10" calcext:value-type="date">
            <text:p>2025-05-1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28] &amp; &quot;1&quot;)" office:value-type="string" office:string-value="" calcext:value-type="error">
            <text:p>#VALUE!</text:p>
          </table:table-cell>
          <table:table-cell table:style-name="ce5" table:formula="of:=IF(OR(DATE(YEAR([.A128]);MONTH([.A128]);DAY([.A128]))&lt;DATE(YEAR([.A128]);3;21);DATE(YEAR([.A128]);MONTH([.A128]);DAY([.A128]))&gt;=DATE(YEAR([.A128]);12;22));&quot;Invierno&quot;;IF(DATE(YEAR([.A128]);MONTH([.A128]);DAY([.A128]))&lt;DATE(YEAR([.A128]);6;22);&quot;Primavera&quot;;IF(DATE(YEAR([.A128]);MONTH([.A128]);DAY([.A128]))&lt;DATE(YEAR([.A128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28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11" calcext:value-type="date">
            <text:p>2025-05-11</text:p>
          </table:table-cell>
          <table:table-cell table:style-name="ce5" office:value-type="string" calcext:value-type="string">
            <text:p>poesi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8" calcext:value-type="float">
            <text:p>28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29] &amp; &quot;1&quot;)" office:value-type="string" office:string-value="" calcext:value-type="error">
            <text:p>#VALUE!</text:p>
          </table:table-cell>
          <table:table-cell table:style-name="ce5" table:formula="of:=IF(OR(DATE(YEAR([.A129]);MONTH([.A129]);DAY([.A129]))&lt;DATE(YEAR([.A129]);3;21);DATE(YEAR([.A129]);MONTH([.A129]);DAY([.A129]))&gt;=DATE(YEAR([.A129]);12;22));&quot;Invierno&quot;;IF(DATE(YEAR([.A129]);MONTH([.A129]);DAY([.A129]))&lt;DATE(YEAR([.A129]);6;22);&quot;Primavera&quot;;IF(DATE(YEAR([.A129]);MONTH([.A129]);DAY([.A129]))&lt;DATE(YEAR([.A129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29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12" calcext:value-type="date">
            <text:p>2025-05-12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30] &amp; &quot;1&quot;)" office:value-type="string" office:string-value="" calcext:value-type="error">
            <text:p>#VALUE!</text:p>
          </table:table-cell>
          <table:table-cell table:style-name="ce5" table:formula="of:=IF(OR(DATE(YEAR([.A130]);MONTH([.A130]);DAY([.A130]))&lt;DATE(YEAR([.A130]);3;21);DATE(YEAR([.A130]);MONTH([.A130]);DAY([.A130]))&gt;=DATE(YEAR([.A130]);12;22));&quot;Invierno&quot;;IF(DATE(YEAR([.A130]);MONTH([.A130]);DAY([.A130]))&lt;DATE(YEAR([.A130]);6;22);&quot;Primavera&quot;;IF(DATE(YEAR([.A130]);MONTH([.A130]);DAY([.A130]))&lt;DATE(YEAR([.A130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30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13" calcext:value-type="date">
            <text:p>2025-05-1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31] &amp; &quot;1&quot;)" office:value-type="string" office:string-value="" calcext:value-type="error">
            <text:p>#VALUE!</text:p>
          </table:table-cell>
          <table:table-cell table:style-name="ce5" table:formula="of:=IF(OR(DATE(YEAR([.A131]);MONTH([.A131]);DAY([.A131]))&lt;DATE(YEAR([.A131]);3;21);DATE(YEAR([.A131]);MONTH([.A131]);DAY([.A131]))&gt;=DATE(YEAR([.A131]);12;22));&quot;Invierno&quot;;IF(DATE(YEAR([.A131]);MONTH([.A131]);DAY([.A131]))&lt;DATE(YEAR([.A131]);6;22);&quot;Primavera&quot;;IF(DATE(YEAR([.A131]);MONTH([.A131]);DAY([.A131]))&lt;DATE(YEAR([.A131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31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14" calcext:value-type="date">
            <text:p>2025-05-14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8" calcext:value-type="float">
            <text:p>18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32] &amp; &quot;1&quot;)" office:value-type="string" office:string-value="" calcext:value-type="error">
            <text:p>#VALUE!</text:p>
          </table:table-cell>
          <table:table-cell table:style-name="ce5" table:formula="of:=IF(OR(DATE(YEAR([.A132]);MONTH([.A132]);DAY([.A132]))&lt;DATE(YEAR([.A132]);3;21);DATE(YEAR([.A132]);MONTH([.A132]);DAY([.A132]))&gt;=DATE(YEAR([.A132]);12;22));&quot;Invierno&quot;;IF(DATE(YEAR([.A132]);MONTH([.A132]);DAY([.A132]))&lt;DATE(YEAR([.A132]);6;22);&quot;Primavera&quot;;IF(DATE(YEAR([.A132]);MONTH([.A132]);DAY([.A132]))&lt;DATE(YEAR([.A132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32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15" calcext:value-type="date">
            <text:p>2025-05-15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33] &amp; &quot;1&quot;)" office:value-type="string" office:string-value="" calcext:value-type="error">
            <text:p>#VALUE!</text:p>
          </table:table-cell>
          <table:table-cell table:style-name="ce5" table:formula="of:=IF(OR(DATE(YEAR([.A133]);MONTH([.A133]);DAY([.A133]))&lt;DATE(YEAR([.A133]);3;21);DATE(YEAR([.A133]);MONTH([.A133]);DAY([.A133]))&gt;=DATE(YEAR([.A133]);12;22));&quot;Invierno&quot;;IF(DATE(YEAR([.A133]);MONTH([.A133]);DAY([.A133]))&lt;DATE(YEAR([.A133]);6;22);&quot;Primavera&quot;;IF(DATE(YEAR([.A133]);MONTH([.A133]);DAY([.A133]))&lt;DATE(YEAR([.A133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33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16" calcext:value-type="date">
            <text:p>2025-05-16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34] &amp; &quot;1&quot;)" office:value-type="string" office:string-value="" calcext:value-type="error">
            <text:p>#VALUE!</text:p>
          </table:table-cell>
          <table:table-cell table:style-name="ce5" table:formula="of:=IF(OR(DATE(YEAR([.A134]);MONTH([.A134]);DAY([.A134]))&lt;DATE(YEAR([.A134]);3;21);DATE(YEAR([.A134]);MONTH([.A134]);DAY([.A134]))&gt;=DATE(YEAR([.A134]);12;22));&quot;Invierno&quot;;IF(DATE(YEAR([.A134]);MONTH([.A134]);DAY([.A134]))&lt;DATE(YEAR([.A134]);6;22);&quot;Primavera&quot;;IF(DATE(YEAR([.A134]);MONTH([.A134]);DAY([.A134]))&lt;DATE(YEAR([.A134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34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17" calcext:value-type="date">
            <text:p>2025-05-17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9" calcext:value-type="float">
            <text:p>1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35] &amp; &quot;1&quot;)" office:value-type="string" office:string-value="" calcext:value-type="error">
            <text:p>#VALUE!</text:p>
          </table:table-cell>
          <table:table-cell table:style-name="ce5" table:formula="of:=IF(OR(DATE(YEAR([.A135]);MONTH([.A135]);DAY([.A135]))&lt;DATE(YEAR([.A135]);3;21);DATE(YEAR([.A135]);MONTH([.A135]);DAY([.A135]))&gt;=DATE(YEAR([.A135]);12;22));&quot;Invierno&quot;;IF(DATE(YEAR([.A135]);MONTH([.A135]);DAY([.A135]))&lt;DATE(YEAR([.A135]);6;22);&quot;Primavera&quot;;IF(DATE(YEAR([.A135]);MONTH([.A135]);DAY([.A135]))&lt;DATE(YEAR([.A135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35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18" calcext:value-type="date">
            <text:p>2025-05-18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36] &amp; &quot;1&quot;)" office:value-type="string" office:string-value="" calcext:value-type="error">
            <text:p>#VALUE!</text:p>
          </table:table-cell>
          <table:table-cell table:style-name="ce5" table:formula="of:=IF(OR(DATE(YEAR([.A136]);MONTH([.A136]);DAY([.A136]))&lt;DATE(YEAR([.A136]);3;21);DATE(YEAR([.A136]);MONTH([.A136]);DAY([.A136]))&gt;=DATE(YEAR([.A136]);12;22));&quot;Invierno&quot;;IF(DATE(YEAR([.A136]);MONTH([.A136]);DAY([.A136]))&lt;DATE(YEAR([.A136]);6;22);&quot;Primavera&quot;;IF(DATE(YEAR([.A136]);MONTH([.A136]);DAY([.A136]))&lt;DATE(YEAR([.A136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36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19" calcext:value-type="date">
            <text:p>2025-05-19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37] &amp; &quot;1&quot;)" office:value-type="string" office:string-value="" calcext:value-type="error">
            <text:p>#VALUE!</text:p>
          </table:table-cell>
          <table:table-cell table:style-name="ce5" table:formula="of:=IF(OR(DATE(YEAR([.A137]);MONTH([.A137]);DAY([.A137]))&lt;DATE(YEAR([.A137]);3;21);DATE(YEAR([.A137]);MONTH([.A137]);DAY([.A137]))&gt;=DATE(YEAR([.A137]);12;22));&quot;Invierno&quot;;IF(DATE(YEAR([.A137]);MONTH([.A137]);DAY([.A137]))&lt;DATE(YEAR([.A137]);6;22);&quot;Primavera&quot;;IF(DATE(YEAR([.A137]);MONTH([.A137]);DAY([.A137]))&lt;DATE(YEAR([.A137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37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20" calcext:value-type="date">
            <text:p>2025-05-20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2" calcext:value-type="float">
            <text:p>2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38] &amp; &quot;1&quot;)" office:value-type="string" office:string-value="" calcext:value-type="error">
            <text:p>#VALUE!</text:p>
          </table:table-cell>
          <table:table-cell table:style-name="ce5" table:formula="of:=IF(OR(DATE(YEAR([.A138]);MONTH([.A138]);DAY([.A138]))&lt;DATE(YEAR([.A138]);3;21);DATE(YEAR([.A138]);MONTH([.A138]);DAY([.A138]))&gt;=DATE(YEAR([.A138]);12;22));&quot;Invierno&quot;;IF(DATE(YEAR([.A138]);MONTH([.A138]);DAY([.A138]))&lt;DATE(YEAR([.A138]);6;22);&quot;Primavera&quot;;IF(DATE(YEAR([.A138]);MONTH([.A138]);DAY([.A138]))&lt;DATE(YEAR([.A138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38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21" calcext:value-type="date">
            <text:p>2025-05-21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39] &amp; &quot;1&quot;)" office:value-type="string" office:string-value="" calcext:value-type="error">
            <text:p>#VALUE!</text:p>
          </table:table-cell>
          <table:table-cell table:style-name="ce5" table:formula="of:=IF(OR(DATE(YEAR([.A139]);MONTH([.A139]);DAY([.A139]))&lt;DATE(YEAR([.A139]);3;21);DATE(YEAR([.A139]);MONTH([.A139]);DAY([.A139]))&gt;=DATE(YEAR([.A139]);12;22));&quot;Invierno&quot;;IF(DATE(YEAR([.A139]);MONTH([.A139]);DAY([.A139]))&lt;DATE(YEAR([.A139]);6;22);&quot;Primavera&quot;;IF(DATE(YEAR([.A139]);MONTH([.A139]);DAY([.A139]))&lt;DATE(YEAR([.A139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39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22" calcext:value-type="date">
            <text:p>2025-05-22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3" calcext:value-type="float">
            <text:p>23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40] &amp; &quot;1&quot;)" office:value-type="string" office:string-value="" calcext:value-type="error">
            <text:p>#VALUE!</text:p>
          </table:table-cell>
          <table:table-cell table:style-name="ce5" table:formula="of:=IF(OR(DATE(YEAR([.A140]);MONTH([.A140]);DAY([.A140]))&lt;DATE(YEAR([.A140]);3;21);DATE(YEAR([.A140]);MONTH([.A140]);DAY([.A140]))&gt;=DATE(YEAR([.A140]);12;22));&quot;Invierno&quot;;IF(DATE(YEAR([.A140]);MONTH([.A140]);DAY([.A140]))&lt;DATE(YEAR([.A140]);6;22);&quot;Primavera&quot;;IF(DATE(YEAR([.A140]);MONTH([.A140]);DAY([.A140]))&lt;DATE(YEAR([.A140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40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23" calcext:value-type="date">
            <text:p>2025-05-2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41] &amp; &quot;1&quot;)" office:value-type="string" office:string-value="" calcext:value-type="error">
            <text:p>#VALUE!</text:p>
          </table:table-cell>
          <table:table-cell table:style-name="ce5" table:formula="of:=IF(OR(DATE(YEAR([.A141]);MONTH([.A141]);DAY([.A141]))&lt;DATE(YEAR([.A141]);3;21);DATE(YEAR([.A141]);MONTH([.A141]);DAY([.A141]))&gt;=DATE(YEAR([.A141]);12;22));&quot;Invierno&quot;;IF(DATE(YEAR([.A141]);MONTH([.A141]);DAY([.A141]))&lt;DATE(YEAR([.A141]);6;22);&quot;Primavera&quot;;IF(DATE(YEAR([.A141]);MONTH([.A141]);DAY([.A141]))&lt;DATE(YEAR([.A141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41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24" calcext:value-type="date">
            <text:p>2025-05-2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42] &amp; &quot;1&quot;)" office:value-type="string" office:string-value="" calcext:value-type="error">
            <text:p>#VALUE!</text:p>
          </table:table-cell>
          <table:table-cell table:style-name="ce5" table:formula="of:=IF(OR(DATE(YEAR([.A142]);MONTH([.A142]);DAY([.A142]))&lt;DATE(YEAR([.A142]);3;21);DATE(YEAR([.A142]);MONTH([.A142]);DAY([.A142]))&gt;=DATE(YEAR([.A142]);12;22));&quot;Invierno&quot;;IF(DATE(YEAR([.A142]);MONTH([.A142]);DAY([.A142]))&lt;DATE(YEAR([.A142]);6;22);&quot;Primavera&quot;;IF(DATE(YEAR([.A142]);MONTH([.A142]);DAY([.A142]))&lt;DATE(YEAR([.A142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42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25" calcext:value-type="date">
            <text:p>2025-05-25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5" calcext:value-type="float">
            <text:p>25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43] &amp; &quot;1&quot;)" office:value-type="string" office:string-value="" calcext:value-type="error">
            <text:p>#VALUE!</text:p>
          </table:table-cell>
          <table:table-cell table:style-name="ce5" table:formula="of:=IF(OR(DATE(YEAR([.A143]);MONTH([.A143]);DAY([.A143]))&lt;DATE(YEAR([.A143]);3;21);DATE(YEAR([.A143]);MONTH([.A143]);DAY([.A143]))&gt;=DATE(YEAR([.A143]);12;22));&quot;Invierno&quot;;IF(DATE(YEAR([.A143]);MONTH([.A143]);DAY([.A143]))&lt;DATE(YEAR([.A143]);6;22);&quot;Primavera&quot;;IF(DATE(YEAR([.A143]);MONTH([.A143]);DAY([.A143]))&lt;DATE(YEAR([.A143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43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26" calcext:value-type="date">
            <text:p>2025-05-26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44] &amp; &quot;1&quot;)" office:value-type="string" office:string-value="" calcext:value-type="error">
            <text:p>#VALUE!</text:p>
          </table:table-cell>
          <table:table-cell table:style-name="ce5" table:formula="of:=IF(OR(DATE(YEAR([.A144]);MONTH([.A144]);DAY([.A144]))&lt;DATE(YEAR([.A144]);3;21);DATE(YEAR([.A144]);MONTH([.A144]);DAY([.A144]))&gt;=DATE(YEAR([.A144]);12;22));&quot;Invierno&quot;;IF(DATE(YEAR([.A144]);MONTH([.A144]);DAY([.A144]))&lt;DATE(YEAR([.A144]);6;22);&quot;Primavera&quot;;IF(DATE(YEAR([.A144]);MONTH([.A144]);DAY([.A144]))&lt;DATE(YEAR([.A144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44]; 1)" office:value-type="float" office:value="2" calcext:value-type="float">
            <text:p>2</text:p>
          </table:table-cell>
          <table:table-cell table:style-name="ce5" table:content-validation-name="val7" office:value-type="string" calcext:value-type="string">
            <text:p>lu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27" calcext:value-type="date">
            <text:p>2025-05-27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45] &amp; &quot;1&quot;)" office:value-type="string" office:string-value="" calcext:value-type="error">
            <text:p>#VALUE!</text:p>
          </table:table-cell>
          <table:table-cell table:style-name="ce5" table:formula="of:=IF(OR(DATE(YEAR([.A145]);MONTH([.A145]);DAY([.A145]))&lt;DATE(YEAR([.A145]);3;21);DATE(YEAR([.A145]);MONTH([.A145]);DAY([.A145]))&gt;=DATE(YEAR([.A145]);12;22));&quot;Invierno&quot;;IF(DATE(YEAR([.A145]);MONTH([.A145]);DAY([.A145]))&lt;DATE(YEAR([.A145]);6;22);&quot;Primavera&quot;;IF(DATE(YEAR([.A145]);MONTH([.A145]);DAY([.A145]))&lt;DATE(YEAR([.A145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45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28" calcext:value-type="date">
            <text:p>2025-05-28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46] &amp; &quot;1&quot;)" office:value-type="string" office:string-value="" calcext:value-type="error">
            <text:p>#VALUE!</text:p>
          </table:table-cell>
          <table:table-cell table:style-name="ce5" table:formula="of:=IF(OR(DATE(YEAR([.A146]);MONTH([.A146]);DAY([.A146]))&lt;DATE(YEAR([.A146]);3;21);DATE(YEAR([.A146]);MONTH([.A146]);DAY([.A146]))&gt;=DATE(YEAR([.A146]);12;22));&quot;Invierno&quot;;IF(DATE(YEAR([.A146]);MONTH([.A146]);DAY([.A146]))&lt;DATE(YEAR([.A146]);6;22);&quot;Primavera&quot;;IF(DATE(YEAR([.A146]);MONTH([.A146]);DAY([.A146]))&lt;DATE(YEAR([.A146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46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29" calcext:value-type="date">
            <text:p>2025-05-29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47] &amp; &quot;1&quot;)" office:value-type="string" office:string-value="" calcext:value-type="error">
            <text:p>#VALUE!</text:p>
          </table:table-cell>
          <table:table-cell table:style-name="ce5" table:formula="of:=IF(OR(DATE(YEAR([.A147]);MONTH([.A147]);DAY([.A147]))&lt;DATE(YEAR([.A147]);3;21);DATE(YEAR([.A147]);MONTH([.A147]);DAY([.A147]))&gt;=DATE(YEAR([.A147]);12;22));&quot;Invierno&quot;;IF(DATE(YEAR([.A147]);MONTH([.A147]);DAY([.A147]))&lt;DATE(YEAR([.A147]);6;22);&quot;Primavera&quot;;IF(DATE(YEAR([.A147]);MONTH([.A147]);DAY([.A147]))&lt;DATE(YEAR([.A147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47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30" calcext:value-type="date">
            <text:p>2025-05-3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6" calcext:value-type="float">
            <text:p>16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48] &amp; &quot;1&quot;)" office:value-type="string" office:string-value="" calcext:value-type="error">
            <text:p>#VALUE!</text:p>
          </table:table-cell>
          <table:table-cell table:style-name="ce5" table:formula="of:=IF(OR(DATE(YEAR([.A148]);MONTH([.A148]);DAY([.A148]))&lt;DATE(YEAR([.A148]);3;21);DATE(YEAR([.A148]);MONTH([.A148]);DAY([.A148]))&gt;=DATE(YEAR([.A148]);12;22));&quot;Invierno&quot;;IF(DATE(YEAR([.A148]);MONTH([.A148]);DAY([.A148]))&lt;DATE(YEAR([.A148]);6;22);&quot;Primavera&quot;;IF(DATE(YEAR([.A148]);MONTH([.A148]);DAY([.A148]))&lt;DATE(YEAR([.A148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48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5-31" calcext:value-type="date">
            <text:p>2025-05-31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49] &amp; &quot;1&quot;)" office:value-type="string" office:string-value="" calcext:value-type="error">
            <text:p>#VALUE!</text:p>
          </table:table-cell>
          <table:table-cell table:style-name="ce5" table:formula="of:=IF(OR(DATE(YEAR([.A149]);MONTH([.A149]);DAY([.A149]))&lt;DATE(YEAR([.A149]);3;21);DATE(YEAR([.A149]);MONTH([.A149]);DAY([.A149]))&gt;=DATE(YEAR([.A149]);12;22));&quot;Invierno&quot;;IF(DATE(YEAR([.A149]);MONTH([.A149]);DAY([.A149]))&lt;DATE(YEAR([.A149]);6;22);&quot;Primavera&quot;;IF(DATE(YEAR([.A149]);MONTH([.A149]);DAY([.A149]))&lt;DATE(YEAR([.A149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mayo</text:p>
          </table:table-cell>
          <table:table-cell table:style-name="ce5" table:formula="of:=WEEKDAY([.A149]; 1)" office:value-type="float" office:value="7" calcext:value-type="float">
            <text:p>7</text:p>
          </table:table-cell>
          <table:table-cell table:style-name="ce5" table:content-validation-name="val7" office:value-type="string" calcext:value-type="string">
            <text:p>sábad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01" calcext:value-type="date">
            <text:p>2025-06-01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50] &amp; &quot;1&quot;)" office:value-type="string" office:string-value="" calcext:value-type="error">
            <text:p>#VALUE!</text:p>
          </table:table-cell>
          <table:table-cell table:style-name="ce5" table:formula="of:=IF(OR(DATE(YEAR([.A150]);MONTH([.A150]);DAY([.A150]))&lt;DATE(YEAR([.A150]);3;21);DATE(YEAR([.A150]);MONTH([.A150]);DAY([.A150]))&gt;=DATE(YEAR([.A150]);12;22));&quot;Invierno&quot;;IF(DATE(YEAR([.A150]);MONTH([.A150]);DAY([.A150]))&lt;DATE(YEAR([.A150]);6;22);&quot;Primavera&quot;;IF(DATE(YEAR([.A150]);MONTH([.A150]);DAY([.A150]))&lt;DATE(YEAR([.A150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50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03" calcext:value-type="date">
            <text:p>2025-06-0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51] &amp; &quot;1&quot;)" office:value-type="string" office:string-value="" calcext:value-type="error">
            <text:p>#VALUE!</text:p>
          </table:table-cell>
          <table:table-cell table:style-name="ce5" table:formula="of:=IF(OR(DATE(YEAR([.A151]);MONTH([.A151]);DAY([.A151]))&lt;DATE(YEAR([.A151]);3;21);DATE(YEAR([.A151]);MONTH([.A151]);DAY([.A151]))&gt;=DATE(YEAR([.A151]);12;22));&quot;Invierno&quot;;IF(DATE(YEAR([.A151]);MONTH([.A151]);DAY([.A151]))&lt;DATE(YEAR([.A151]);6;22);&quot;Primavera&quot;;IF(DATE(YEAR([.A151]);MONTH([.A151]);DAY([.A151]))&lt;DATE(YEAR([.A151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51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04" calcext:value-type="date">
            <text:p>2025-06-04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52] &amp; &quot;1&quot;)" office:value-type="string" office:string-value="" calcext:value-type="error">
            <text:p>#VALUE!</text:p>
          </table:table-cell>
          <table:table-cell table:style-name="ce5" table:formula="of:=IF(OR(DATE(YEAR([.A152]);MONTH([.A152]);DAY([.A152]))&lt;DATE(YEAR([.A152]);3;21);DATE(YEAR([.A152]);MONTH([.A152]);DAY([.A152]))&gt;=DATE(YEAR([.A152]);12;22));&quot;Invierno&quot;;IF(DATE(YEAR([.A152]);MONTH([.A152]);DAY([.A152]))&lt;DATE(YEAR([.A152]);6;22);&quot;Primavera&quot;;IF(DATE(YEAR([.A152]);MONTH([.A152]);DAY([.A152]))&lt;DATE(YEAR([.A152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52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06" calcext:value-type="date">
            <text:p>2025-06-06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20" calcext:value-type="float">
            <text:p>2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53] &amp; &quot;1&quot;)" office:value-type="string" office:string-value="" calcext:value-type="error">
            <text:p>#VALUE!</text:p>
          </table:table-cell>
          <table:table-cell table:style-name="ce5" table:formula="of:=IF(OR(DATE(YEAR([.A153]);MONTH([.A153]);DAY([.A153]))&lt;DATE(YEAR([.A153]);3;21);DATE(YEAR([.A153]);MONTH([.A153]);DAY([.A153]))&gt;=DATE(YEAR([.A153]);12;22));&quot;Invierno&quot;;IF(DATE(YEAR([.A153]);MONTH([.A153]);DAY([.A153]))&lt;DATE(YEAR([.A153]);6;22);&quot;Primavera&quot;;IF(DATE(YEAR([.A153]);MONTH([.A153]);DAY([.A153]))&lt;DATE(YEAR([.A153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53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08" calcext:value-type="date">
            <text:p>2025-06-08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54] &amp; &quot;1&quot;)" office:value-type="string" office:string-value="" calcext:value-type="error">
            <text:p>#VALUE!</text:p>
          </table:table-cell>
          <table:table-cell table:style-name="ce5" table:formula="of:=IF(OR(DATE(YEAR([.A154]);MONTH([.A154]);DAY([.A154]))&lt;DATE(YEAR([.A154]);3;21);DATE(YEAR([.A154]);MONTH([.A154]);DAY([.A154]))&gt;=DATE(YEAR([.A154]);12;22));&quot;Invierno&quot;;IF(DATE(YEAR([.A154]);MONTH([.A154]);DAY([.A154]))&lt;DATE(YEAR([.A154]);6;22);&quot;Primavera&quot;;IF(DATE(YEAR([.A154]);MONTH([.A154]);DAY([.A154]))&lt;DATE(YEAR([.A154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54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10" calcext:value-type="date">
            <text:p>2025-06-10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55] &amp; &quot;1&quot;)" office:value-type="string" office:string-value="" calcext:value-type="error">
            <text:p>#VALUE!</text:p>
          </table:table-cell>
          <table:table-cell table:style-name="ce5" table:formula="of:=IF(OR(DATE(YEAR([.A155]);MONTH([.A155]);DAY([.A155]))&lt;DATE(YEAR([.A155]);3;21);DATE(YEAR([.A155]);MONTH([.A155]);DAY([.A155]))&gt;=DATE(YEAR([.A155]);12;22));&quot;Invierno&quot;;IF(DATE(YEAR([.A155]);MONTH([.A155]);DAY([.A155]))&lt;DATE(YEAR([.A155]);6;22);&quot;Primavera&quot;;IF(DATE(YEAR([.A155]);MONTH([.A155]);DAY([.A155]))&lt;DATE(YEAR([.A155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55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11" calcext:value-type="date">
            <text:p>2025-06-11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1" calcext:value-type="float">
            <text:p>1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56] &amp; &quot;1&quot;)" office:value-type="string" office:string-value="" calcext:value-type="error">
            <text:p>#VALUE!</text:p>
          </table:table-cell>
          <table:table-cell table:style-name="ce5" table:formula="of:=IF(OR(DATE(YEAR([.A156]);MONTH([.A156]);DAY([.A156]))&lt;DATE(YEAR([.A156]);3;21);DATE(YEAR([.A156]);MONTH([.A156]);DAY([.A156]))&gt;=DATE(YEAR([.A156]);12;22));&quot;Invierno&quot;;IF(DATE(YEAR([.A156]);MONTH([.A156]);DAY([.A156]))&lt;DATE(YEAR([.A156]);6;22);&quot;Primavera&quot;;IF(DATE(YEAR([.A156]);MONTH([.A156]);DAY([.A156]))&lt;DATE(YEAR([.A156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56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13" calcext:value-type="date">
            <text:p>2025-06-1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57] &amp; &quot;1&quot;)" office:value-type="string" office:string-value="" calcext:value-type="error">
            <text:p>#VALUE!</text:p>
          </table:table-cell>
          <table:table-cell table:style-name="ce5" table:formula="of:=IF(OR(DATE(YEAR([.A157]);MONTH([.A157]);DAY([.A157]))&lt;DATE(YEAR([.A157]);3;21);DATE(YEAR([.A157]);MONTH([.A157]);DAY([.A157]))&gt;=DATE(YEAR([.A157]);12;22));&quot;Invierno&quot;;IF(DATE(YEAR([.A157]);MONTH([.A157]);DAY([.A157]))&lt;DATE(YEAR([.A157]);6;22);&quot;Primavera&quot;;IF(DATE(YEAR([.A157]);MONTH([.A157]);DAY([.A157]))&lt;DATE(YEAR([.A157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57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15" calcext:value-type="date">
            <text:p>2025-06-15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9" calcext:value-type="float">
            <text:p>1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58] &amp; &quot;1&quot;)" office:value-type="string" office:string-value="" calcext:value-type="error">
            <text:p>#VALUE!</text:p>
          </table:table-cell>
          <table:table-cell table:style-name="ce5" table:formula="of:=IF(OR(DATE(YEAR([.A158]);MONTH([.A158]);DAY([.A158]))&lt;DATE(YEAR([.A158]);3;21);DATE(YEAR([.A158]);MONTH([.A158]);DAY([.A158]))&gt;=DATE(YEAR([.A158]);12;22));&quot;Invierno&quot;;IF(DATE(YEAR([.A158]);MONTH([.A158]);DAY([.A158]))&lt;DATE(YEAR([.A158]);6;22);&quot;Primavera&quot;;IF(DATE(YEAR([.A158]);MONTH([.A158]);DAY([.A158]))&lt;DATE(YEAR([.A158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58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17" calcext:value-type="date">
            <text:p>2025-06-1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59] &amp; &quot;1&quot;)" office:value-type="string" office:string-value="" calcext:value-type="error">
            <text:p>#VALUE!</text:p>
          </table:table-cell>
          <table:table-cell table:style-name="ce5" table:formula="of:=IF(OR(DATE(YEAR([.A159]);MONTH([.A159]);DAY([.A159]))&lt;DATE(YEAR([.A159]);3;21);DATE(YEAR([.A159]);MONTH([.A159]);DAY([.A159]))&gt;=DATE(YEAR([.A159]);12;22));&quot;Invierno&quot;;IF(DATE(YEAR([.A159]);MONTH([.A159]);DAY([.A159]))&lt;DATE(YEAR([.A159]);6;22);&quot;Primavera&quot;;IF(DATE(YEAR([.A159]);MONTH([.A159]);DAY([.A159]))&lt;DATE(YEAR([.A159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59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18" calcext:value-type="date">
            <text:p>2025-06-18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60] &amp; &quot;1&quot;)" office:value-type="string" office:string-value="" calcext:value-type="error">
            <text:p>#VALUE!</text:p>
          </table:table-cell>
          <table:table-cell table:style-name="ce5" table:formula="of:=IF(OR(DATE(YEAR([.A160]);MONTH([.A160]);DAY([.A160]))&lt;DATE(YEAR([.A160]);3;21);DATE(YEAR([.A160]);MONTH([.A160]);DAY([.A160]))&gt;=DATE(YEAR([.A160]);12;22));&quot;Invierno&quot;;IF(DATE(YEAR([.A160]);MONTH([.A160]);DAY([.A160]))&lt;DATE(YEAR([.A160]);6;22);&quot;Primavera&quot;;IF(DATE(YEAR([.A160]);MONTH([.A160]);DAY([.A160]))&lt;DATE(YEAR([.A160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60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20" calcext:value-type="date">
            <text:p>2025-06-20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4" calcext:value-type="float">
            <text:p>2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61] &amp; &quot;1&quot;)" office:value-type="string" office:string-value="" calcext:value-type="error">
            <text:p>#VALUE!</text:p>
          </table:table-cell>
          <table:table-cell table:style-name="ce5" table:formula="of:=IF(OR(DATE(YEAR([.A161]);MONTH([.A161]);DAY([.A161]))&lt;DATE(YEAR([.A161]);3;21);DATE(YEAR([.A161]);MONTH([.A161]);DAY([.A161]))&gt;=DATE(YEAR([.A161]);12;22));&quot;Invierno&quot;;IF(DATE(YEAR([.A161]);MONTH([.A161]);DAY([.A161]))&lt;DATE(YEAR([.A161]);6;22);&quot;Primavera&quot;;IF(DATE(YEAR([.A161]);MONTH([.A161]);DAY([.A161]))&lt;DATE(YEAR([.A161]);9;23);&quot;verano&quot;;&quot;otoño&quot;)))" office:value-type="string" office:string-value="Primavera" calcext:value-type="string">
            <text:p>Primavera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61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22" calcext:value-type="date">
            <text:p>2025-06-22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62] &amp; &quot;1&quot;)" office:value-type="string" office:string-value="" calcext:value-type="error">
            <text:p>#VALUE!</text:p>
          </table:table-cell>
          <table:table-cell table:style-name="ce5" table:formula="of:=IF(OR(DATE(YEAR([.A162]);MONTH([.A162]);DAY([.A162]))&lt;DATE(YEAR([.A162]);3;21);DATE(YEAR([.A162]);MONTH([.A162]);DAY([.A162]))&gt;=DATE(YEAR([.A162]);12;22));&quot;Invierno&quot;;IF(DATE(YEAR([.A162]);MONTH([.A162]);DAY([.A162]))&lt;DATE(YEAR([.A162]);6;22);&quot;Primavera&quot;;IF(DATE(YEAR([.A162]);MONTH([.A162]);DAY([.A162]))&lt;DATE(YEAR([.A162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62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24" calcext:value-type="date">
            <text:p>2025-06-24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63] &amp; &quot;1&quot;)" office:value-type="string" office:string-value="" calcext:value-type="error">
            <text:p>#VALUE!</text:p>
          </table:table-cell>
          <table:table-cell table:style-name="ce5" table:formula="of:=IF(OR(DATE(YEAR([.A163]);MONTH([.A163]);DAY([.A163]))&lt;DATE(YEAR([.A163]);3;21);DATE(YEAR([.A163]);MONTH([.A163]);DAY([.A163]))&gt;=DATE(YEAR([.A163]);12;22));&quot;Invierno&quot;;IF(DATE(YEAR([.A163]);MONTH([.A163]);DAY([.A163]))&lt;DATE(YEAR([.A163]);6;22);&quot;Primavera&quot;;IF(DATE(YEAR([.A163]);MONTH([.A163]);DAY([.A163]))&lt;DATE(YEAR([.A163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63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25" calcext:value-type="date">
            <text:p>2025-06-25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2" calcext:value-type="float">
            <text:p>2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64] &amp; &quot;1&quot;)" office:value-type="string" office:string-value="" calcext:value-type="error">
            <text:p>#VALUE!</text:p>
          </table:table-cell>
          <table:table-cell table:style-name="ce5" table:formula="of:=IF(OR(DATE(YEAR([.A164]);MONTH([.A164]);DAY([.A164]))&lt;DATE(YEAR([.A164]);3;21);DATE(YEAR([.A164]);MONTH([.A164]);DAY([.A164]))&gt;=DATE(YEAR([.A164]);12;22));&quot;Invierno&quot;;IF(DATE(YEAR([.A164]);MONTH([.A164]);DAY([.A164]))&lt;DATE(YEAR([.A164]);6;22);&quot;Primavera&quot;;IF(DATE(YEAR([.A164]);MONTH([.A164]);DAY([.A164]))&lt;DATE(YEAR([.A164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64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27" calcext:value-type="date">
            <text:p>2025-06-2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65] &amp; &quot;1&quot;)" office:value-type="string" office:string-value="" calcext:value-type="error">
            <text:p>#VALUE!</text:p>
          </table:table-cell>
          <table:table-cell table:style-name="ce5" table:formula="of:=IF(OR(DATE(YEAR([.A165]);MONTH([.A165]);DAY([.A165]))&lt;DATE(YEAR([.A165]);3;21);DATE(YEAR([.A165]);MONTH([.A165]);DAY([.A165]))&gt;=DATE(YEAR([.A165]);12;22));&quot;Invierno&quot;;IF(DATE(YEAR([.A165]);MONTH([.A165]);DAY([.A165]))&lt;DATE(YEAR([.A165]);6;22);&quot;Primavera&quot;;IF(DATE(YEAR([.A165]);MONTH([.A165]);DAY([.A165]))&lt;DATE(YEAR([.A165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65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6-29" calcext:value-type="date">
            <text:p>2025-06-29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66] &amp; &quot;1&quot;)" office:value-type="string" office:string-value="" calcext:value-type="error">
            <text:p>#VALUE!</text:p>
          </table:table-cell>
          <table:table-cell table:style-name="ce5" table:formula="of:=IF(OR(DATE(YEAR([.A166]);MONTH([.A166]);DAY([.A166]))&lt;DATE(YEAR([.A166]);3;21);DATE(YEAR([.A166]);MONTH([.A166]);DAY([.A166]))&gt;=DATE(YEAR([.A166]);12;22));&quot;Invierno&quot;;IF(DATE(YEAR([.A166]);MONTH([.A166]);DAY([.A166]))&lt;DATE(YEAR([.A166]);6;22);&quot;Primavera&quot;;IF(DATE(YEAR([.A166]);MONTH([.A166]);DAY([.A166]))&lt;DATE(YEAR([.A166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nio</text:p>
          </table:table-cell>
          <table:table-cell table:style-name="ce5" table:formula="of:=WEEKDAY([.A166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01" calcext:value-type="date">
            <text:p>2025-07-0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67] &amp; &quot;1&quot;)" office:value-type="string" office:string-value="" calcext:value-type="error">
            <text:p>#VALUE!</text:p>
          </table:table-cell>
          <table:table-cell table:style-name="ce5" table:formula="of:=IF(OR(DATE(YEAR([.A167]);MONTH([.A167]);DAY([.A167]))&lt;DATE(YEAR([.A167]);3;21);DATE(YEAR([.A167]);MONTH([.A167]);DAY([.A167]))&gt;=DATE(YEAR([.A167]);12;22));&quot;Invierno&quot;;IF(DATE(YEAR([.A167]);MONTH([.A167]);DAY([.A167]))&lt;DATE(YEAR([.A167]);6;22);&quot;Primavera&quot;;IF(DATE(YEAR([.A167]);MONTH([.A167]);DAY([.A167]))&lt;DATE(YEAR([.A167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67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>
          <table:table-cell table:style-name="ce4" table:content-validation-name="val1" office:value-type="date" office:date-value="2025-07-03" calcext:value-type="date">
            <text:p>2025-07-03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8" calcext:value-type="float">
            <text:p>28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68] &amp; &quot;1&quot;)" office:value-type="string" office:string-value="" calcext:value-type="error">
            <text:p>#VALUE!</text:p>
          </table:table-cell>
          <table:table-cell table:style-name="ce5" table:formula="of:=IF(OR(DATE(YEAR([.A168]);MONTH([.A168]);DAY([.A168]))&lt;DATE(YEAR([.A168]);3;21);DATE(YEAR([.A168]);MONTH([.A168]);DAY([.A168]))&gt;=DATE(YEAR([.A168]);12;22));&quot;Invierno&quot;;IF(DATE(YEAR([.A168]);MONTH([.A168]);DAY([.A168]))&lt;DATE(YEAR([.A168]);6;22);&quot;Primavera&quot;;IF(DATE(YEAR([.A168]);MONTH([.A168]);DAY([.A168]))&lt;DATE(YEAR([.A168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68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06" calcext:value-type="date">
            <text:p>2025-07-06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69] &amp; &quot;1&quot;)" office:value-type="string" office:string-value="" calcext:value-type="error">
            <text:p>#VALUE!</text:p>
          </table:table-cell>
          <table:table-cell table:style-name="ce5" table:formula="of:=IF(OR(DATE(YEAR([.A169]);MONTH([.A169]);DAY([.A169]))&lt;DATE(YEAR([.A169]);3;21);DATE(YEAR([.A169]);MONTH([.A169]);DAY([.A169]))&gt;=DATE(YEAR([.A169]);12;22));&quot;Invierno&quot;;IF(DATE(YEAR([.A169]);MONTH([.A169]);DAY([.A169]))&lt;DATE(YEAR([.A169]);6;22);&quot;Primavera&quot;;IF(DATE(YEAR([.A169]);MONTH([.A169]);DAY([.A169]))&lt;DATE(YEAR([.A169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69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08" calcext:value-type="date">
            <text:p>2025-07-08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70] &amp; &quot;1&quot;)" office:value-type="string" office:string-value="" calcext:value-type="error">
            <text:p>#VALUE!</text:p>
          </table:table-cell>
          <table:table-cell table:style-name="ce5" table:formula="of:=IF(OR(DATE(YEAR([.A170]);MONTH([.A170]);DAY([.A170]))&lt;DATE(YEAR([.A170]);3;21);DATE(YEAR([.A170]);MONTH([.A170]);DAY([.A170]))&gt;=DATE(YEAR([.A170]);12;22));&quot;Invierno&quot;;IF(DATE(YEAR([.A170]);MONTH([.A170]);DAY([.A170]))&lt;DATE(YEAR([.A170]);6;22);&quot;Primavera&quot;;IF(DATE(YEAR([.A170]);MONTH([.A170]);DAY([.A170]))&lt;DATE(YEAR([.A170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70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10" calcext:value-type="date">
            <text:p>2025-07-1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71] &amp; &quot;1&quot;)" office:value-type="string" office:string-value="" calcext:value-type="error">
            <text:p>#VALUE!</text:p>
          </table:table-cell>
          <table:table-cell table:style-name="ce5" table:formula="of:=IF(OR(DATE(YEAR([.A171]);MONTH([.A171]);DAY([.A171]))&lt;DATE(YEAR([.A171]);3;21);DATE(YEAR([.A171]);MONTH([.A171]);DAY([.A171]))&gt;=DATE(YEAR([.A171]);12;22));&quot;Invierno&quot;;IF(DATE(YEAR([.A171]);MONTH([.A171]);DAY([.A171]))&lt;DATE(YEAR([.A171]);6;22);&quot;Primavera&quot;;IF(DATE(YEAR([.A171]);MONTH([.A171]);DAY([.A171]))&lt;DATE(YEAR([.A171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71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13" calcext:value-type="date">
            <text:p>2025-07-1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72] &amp; &quot;1&quot;)" office:value-type="string" office:string-value="" calcext:value-type="error">
            <text:p>#VALUE!</text:p>
          </table:table-cell>
          <table:table-cell table:style-name="ce5" table:formula="of:=IF(OR(DATE(YEAR([.A172]);MONTH([.A172]);DAY([.A172]))&lt;DATE(YEAR([.A172]);3;21);DATE(YEAR([.A172]);MONTH([.A172]);DAY([.A172]))&gt;=DATE(YEAR([.A172]);12;22));&quot;Invierno&quot;;IF(DATE(YEAR([.A172]);MONTH([.A172]);DAY([.A172]))&lt;DATE(YEAR([.A172]);6;22);&quot;Primavera&quot;;IF(DATE(YEAR([.A172]);MONTH([.A172]);DAY([.A172]))&lt;DATE(YEAR([.A172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72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15" calcext:value-type="date">
            <text:p>2025-07-15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2" calcext:value-type="float">
            <text:p>1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73] &amp; &quot;1&quot;)" office:value-type="string" office:string-value="" calcext:value-type="error">
            <text:p>#VALUE!</text:p>
          </table:table-cell>
          <table:table-cell table:style-name="ce5" table:formula="of:=IF(OR(DATE(YEAR([.A173]);MONTH([.A173]);DAY([.A173]))&lt;DATE(YEAR([.A173]);3;21);DATE(YEAR([.A173]);MONTH([.A173]);DAY([.A173]))&gt;=DATE(YEAR([.A173]);12;22));&quot;Invierno&quot;;IF(DATE(YEAR([.A173]);MONTH([.A173]);DAY([.A173]))&lt;DATE(YEAR([.A173]);6;22);&quot;Primavera&quot;;IF(DATE(YEAR([.A173]);MONTH([.A173]);DAY([.A173]))&lt;DATE(YEAR([.A173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73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17" calcext:value-type="date">
            <text:p>2025-07-17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0" calcext:value-type="float">
            <text:p>2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74] &amp; &quot;1&quot;)" office:value-type="string" office:string-value="" calcext:value-type="error">
            <text:p>#VALUE!</text:p>
          </table:table-cell>
          <table:table-cell table:style-name="ce5" table:formula="of:=IF(OR(DATE(YEAR([.A174]);MONTH([.A174]);DAY([.A174]))&lt;DATE(YEAR([.A174]);3;21);DATE(YEAR([.A174]);MONTH([.A174]);DAY([.A174]))&gt;=DATE(YEAR([.A174]);12;22));&quot;Invierno&quot;;IF(DATE(YEAR([.A174]);MONTH([.A174]);DAY([.A174]))&lt;DATE(YEAR([.A174]);6;22);&quot;Primavera&quot;;IF(DATE(YEAR([.A174]);MONTH([.A174]);DAY([.A174]))&lt;DATE(YEAR([.A174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74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20" calcext:value-type="date">
            <text:p>2025-07-2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75] &amp; &quot;1&quot;)" office:value-type="string" office:string-value="" calcext:value-type="error">
            <text:p>#VALUE!</text:p>
          </table:table-cell>
          <table:table-cell table:style-name="ce5" table:formula="of:=IF(OR(DATE(YEAR([.A175]);MONTH([.A175]);DAY([.A175]))&lt;DATE(YEAR([.A175]);3;21);DATE(YEAR([.A175]);MONTH([.A175]);DAY([.A175]))&gt;=DATE(YEAR([.A175]);12;22));&quot;Invierno&quot;;IF(DATE(YEAR([.A175]);MONTH([.A175]);DAY([.A175]))&lt;DATE(YEAR([.A175]);6;22);&quot;Primavera&quot;;IF(DATE(YEAR([.A175]);MONTH([.A175]);DAY([.A175]))&lt;DATE(YEAR([.A175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75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22" calcext:value-type="date">
            <text:p>2025-07-22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76] &amp; &quot;1&quot;)" office:value-type="string" office:string-value="" calcext:value-type="error">
            <text:p>#VALUE!</text:p>
          </table:table-cell>
          <table:table-cell table:style-name="ce5" table:formula="of:=IF(OR(DATE(YEAR([.A176]);MONTH([.A176]);DAY([.A176]))&lt;DATE(YEAR([.A176]);3;21);DATE(YEAR([.A176]);MONTH([.A176]);DAY([.A176]))&gt;=DATE(YEAR([.A176]);12;22));&quot;Invierno&quot;;IF(DATE(YEAR([.A176]);MONTH([.A176]);DAY([.A176]))&lt;DATE(YEAR([.A176]);6;22);&quot;Primavera&quot;;IF(DATE(YEAR([.A176]);MONTH([.A176]);DAY([.A176]))&lt;DATE(YEAR([.A176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76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24" calcext:value-type="date">
            <text:p>2025-07-2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77] &amp; &quot;1&quot;)" office:value-type="string" office:string-value="" calcext:value-type="error">
            <text:p>#VALUE!</text:p>
          </table:table-cell>
          <table:table-cell table:style-name="ce5" table:formula="of:=IF(OR(DATE(YEAR([.A177]);MONTH([.A177]);DAY([.A177]))&lt;DATE(YEAR([.A177]);3;21);DATE(YEAR([.A177]);MONTH([.A177]);DAY([.A177]))&gt;=DATE(YEAR([.A177]);12;22));&quot;Invierno&quot;;IF(DATE(YEAR([.A177]);MONTH([.A177]);DAY([.A177]))&lt;DATE(YEAR([.A177]);6;22);&quot;Primavera&quot;;IF(DATE(YEAR([.A177]);MONTH([.A177]);DAY([.A177]))&lt;DATE(YEAR([.A177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77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27" calcext:value-type="date">
            <text:p>2025-07-27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78] &amp; &quot;1&quot;)" office:value-type="string" office:string-value="" calcext:value-type="error">
            <text:p>#VALUE!</text:p>
          </table:table-cell>
          <table:table-cell table:style-name="ce5" table:formula="of:=IF(OR(DATE(YEAR([.A178]);MONTH([.A178]);DAY([.A178]))&lt;DATE(YEAR([.A178]);3;21);DATE(YEAR([.A178]);MONTH([.A178]);DAY([.A178]))&gt;=DATE(YEAR([.A178]);12;22));&quot;Invierno&quot;;IF(DATE(YEAR([.A178]);MONTH([.A178]);DAY([.A178]))&lt;DATE(YEAR([.A178]);6;22);&quot;Primavera&quot;;IF(DATE(YEAR([.A178]);MONTH([.A178]);DAY([.A178]))&lt;DATE(YEAR([.A178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78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29" calcext:value-type="date">
            <text:p>2025-07-29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5" calcext:value-type="float">
            <text:p>2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79] &amp; &quot;1&quot;)" office:value-type="string" office:string-value="" calcext:value-type="error">
            <text:p>#VALUE!</text:p>
          </table:table-cell>
          <table:table-cell table:style-name="ce5" table:formula="of:=IF(OR(DATE(YEAR([.A179]);MONTH([.A179]);DAY([.A179]))&lt;DATE(YEAR([.A179]);3;21);DATE(YEAR([.A179]);MONTH([.A179]);DAY([.A179]))&gt;=DATE(YEAR([.A179]);12;22));&quot;Invierno&quot;;IF(DATE(YEAR([.A179]);MONTH([.A179]);DAY([.A179]))&lt;DATE(YEAR([.A179]);6;22);&quot;Primavera&quot;;IF(DATE(YEAR([.A179]);MONTH([.A179]);DAY([.A179]))&lt;DATE(YEAR([.A179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79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7-31" calcext:value-type="date">
            <text:p>2025-07-3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80] &amp; &quot;1&quot;)" office:value-type="string" office:string-value="" calcext:value-type="error">
            <text:p>#VALUE!</text:p>
          </table:table-cell>
          <table:table-cell table:style-name="ce5" table:formula="of:=IF(OR(DATE(YEAR([.A180]);MONTH([.A180]);DAY([.A180]))&lt;DATE(YEAR([.A180]);3;21);DATE(YEAR([.A180]);MONTH([.A180]);DAY([.A180]))&gt;=DATE(YEAR([.A180]);12;22));&quot;Invierno&quot;;IF(DATE(YEAR([.A180]);MONTH([.A180]);DAY([.A180]))&lt;DATE(YEAR([.A180]);6;22);&quot;Primavera&quot;;IF(DATE(YEAR([.A180]);MONTH([.A180]);DAY([.A180]))&lt;DATE(YEAR([.A180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julio</text:p>
          </table:table-cell>
          <table:table-cell table:style-name="ce5" table:formula="of:=WEEKDAY([.A180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03" calcext:value-type="date">
            <text:p>2025-08-03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81] &amp; &quot;1&quot;)" office:value-type="string" office:string-value="" calcext:value-type="error">
            <text:p>#VALUE!</text:p>
          </table:table-cell>
          <table:table-cell table:style-name="ce5" table:formula="of:=IF(OR(DATE(YEAR([.A181]);MONTH([.A181]);DAY([.A181]))&lt;DATE(YEAR([.A181]);3;21);DATE(YEAR([.A181]);MONTH([.A181]);DAY([.A181]))&gt;=DATE(YEAR([.A181]);12;22));&quot;Invierno&quot;;IF(DATE(YEAR([.A181]);MONTH([.A181]);DAY([.A181]))&lt;DATE(YEAR([.A181]);6;22);&quot;Primavera&quot;;IF(DATE(YEAR([.A181]);MONTH([.A181]);DAY([.A181]))&lt;DATE(YEAR([.A181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81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05" calcext:value-type="date">
            <text:p>2025-08-05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8" calcext:value-type="float">
            <text:p>28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82] &amp; &quot;1&quot;)" office:value-type="string" office:string-value="" calcext:value-type="error">
            <text:p>#VALUE!</text:p>
          </table:table-cell>
          <table:table-cell table:style-name="ce5" table:formula="of:=IF(OR(DATE(YEAR([.A182]);MONTH([.A182]);DAY([.A182]))&lt;DATE(YEAR([.A182]);3;21);DATE(YEAR([.A182]);MONTH([.A182]);DAY([.A182]))&gt;=DATE(YEAR([.A182]);12;22));&quot;Invierno&quot;;IF(DATE(YEAR([.A182]);MONTH([.A182]);DAY([.A182]))&lt;DATE(YEAR([.A182]);6;22);&quot;Primavera&quot;;IF(DATE(YEAR([.A182]);MONTH([.A182]);DAY([.A182]))&lt;DATE(YEAR([.A182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82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07" calcext:value-type="date">
            <text:p>2025-08-07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83] &amp; &quot;1&quot;)" office:value-type="string" office:string-value="" calcext:value-type="error">
            <text:p>#VALUE!</text:p>
          </table:table-cell>
          <table:table-cell table:style-name="ce5" table:formula="of:=IF(OR(DATE(YEAR([.A183]);MONTH([.A183]);DAY([.A183]))&lt;DATE(YEAR([.A183]);3;21);DATE(YEAR([.A183]);MONTH([.A183]);DAY([.A183]))&gt;=DATE(YEAR([.A183]);12;22));&quot;Invierno&quot;;IF(DATE(YEAR([.A183]);MONTH([.A183]);DAY([.A183]))&lt;DATE(YEAR([.A183]);6;22);&quot;Primavera&quot;;IF(DATE(YEAR([.A183]);MONTH([.A183]);DAY([.A183]))&lt;DATE(YEAR([.A183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83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10" calcext:value-type="date">
            <text:p>2025-08-1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84] &amp; &quot;1&quot;)" office:value-type="string" office:string-value="" calcext:value-type="error">
            <text:p>#VALUE!</text:p>
          </table:table-cell>
          <table:table-cell table:style-name="ce5" table:formula="of:=IF(OR(DATE(YEAR([.A184]);MONTH([.A184]);DAY([.A184]))&lt;DATE(YEAR([.A184]);3;21);DATE(YEAR([.A184]);MONTH([.A184]);DAY([.A184]))&gt;=DATE(YEAR([.A184]);12;22));&quot;Invierno&quot;;IF(DATE(YEAR([.A184]);MONTH([.A184]);DAY([.A184]))&lt;DATE(YEAR([.A184]);6;22);&quot;Primavera&quot;;IF(DATE(YEAR([.A184]);MONTH([.A184]);DAY([.A184]))&lt;DATE(YEAR([.A184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84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12" calcext:value-type="date">
            <text:p>2025-08-12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3" calcext:value-type="float">
            <text:p>23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85] &amp; &quot;1&quot;)" office:value-type="string" office:string-value="" calcext:value-type="error">
            <text:p>#VALUE!</text:p>
          </table:table-cell>
          <table:table-cell table:style-name="ce5" table:formula="of:=IF(OR(DATE(YEAR([.A185]);MONTH([.A185]);DAY([.A185]))&lt;DATE(YEAR([.A185]);3;21);DATE(YEAR([.A185]);MONTH([.A185]);DAY([.A185]))&gt;=DATE(YEAR([.A185]);12;22));&quot;Invierno&quot;;IF(DATE(YEAR([.A185]);MONTH([.A185]);DAY([.A185]))&lt;DATE(YEAR([.A185]);6;22);&quot;Primavera&quot;;IF(DATE(YEAR([.A185]);MONTH([.A185]);DAY([.A185]))&lt;DATE(YEAR([.A185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85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14" calcext:value-type="date">
            <text:p>2025-08-14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1" calcext:value-type="float">
            <text:p>1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86] &amp; &quot;1&quot;)" office:value-type="string" office:string-value="" calcext:value-type="error">
            <text:p>#VALUE!</text:p>
          </table:table-cell>
          <table:table-cell table:style-name="ce5" table:formula="of:=IF(OR(DATE(YEAR([.A186]);MONTH([.A186]);DAY([.A186]))&lt;DATE(YEAR([.A186]);3;21);DATE(YEAR([.A186]);MONTH([.A186]);DAY([.A186]))&gt;=DATE(YEAR([.A186]);12;22));&quot;Invierno&quot;;IF(DATE(YEAR([.A186]);MONTH([.A186]);DAY([.A186]))&lt;DATE(YEAR([.A186]);6;22);&quot;Primavera&quot;;IF(DATE(YEAR([.A186]);MONTH([.A186]);DAY([.A186]))&lt;DATE(YEAR([.A186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86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17" calcext:value-type="date">
            <text:p>2025-08-1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87] &amp; &quot;1&quot;)" office:value-type="string" office:string-value="" calcext:value-type="error">
            <text:p>#VALUE!</text:p>
          </table:table-cell>
          <table:table-cell table:style-name="ce5" table:formula="of:=IF(OR(DATE(YEAR([.A187]);MONTH([.A187]);DAY([.A187]))&lt;DATE(YEAR([.A187]);3;21);DATE(YEAR([.A187]);MONTH([.A187]);DAY([.A187]))&gt;=DATE(YEAR([.A187]);12;22));&quot;Invierno&quot;;IF(DATE(YEAR([.A187]);MONTH([.A187]);DAY([.A187]))&lt;DATE(YEAR([.A187]);6;22);&quot;Primavera&quot;;IF(DATE(YEAR([.A187]);MONTH([.A187]);DAY([.A187]))&lt;DATE(YEAR([.A187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87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19" calcext:value-type="date">
            <text:p>2025-08-19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88] &amp; &quot;1&quot;)" office:value-type="string" office:string-value="" calcext:value-type="error">
            <text:p>#VALUE!</text:p>
          </table:table-cell>
          <table:table-cell table:style-name="ce5" table:formula="of:=IF(OR(DATE(YEAR([.A188]);MONTH([.A188]);DAY([.A188]))&lt;DATE(YEAR([.A188]);3;21);DATE(YEAR([.A188]);MONTH([.A188]);DAY([.A188]))&gt;=DATE(YEAR([.A188]);12;22));&quot;Invierno&quot;;IF(DATE(YEAR([.A188]);MONTH([.A188]);DAY([.A188]))&lt;DATE(YEAR([.A188]);6;22);&quot;Primavera&quot;;IF(DATE(YEAR([.A188]);MONTH([.A188]);DAY([.A188]))&lt;DATE(YEAR([.A188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88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21" calcext:value-type="date">
            <text:p>2025-08-21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26" calcext:value-type="float">
            <text:p>26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89] &amp; &quot;1&quot;)" office:value-type="string" office:string-value="" calcext:value-type="error">
            <text:p>#VALUE!</text:p>
          </table:table-cell>
          <table:table-cell table:style-name="ce5" table:formula="of:=IF(OR(DATE(YEAR([.A189]);MONTH([.A189]);DAY([.A189]))&lt;DATE(YEAR([.A189]);3;21);DATE(YEAR([.A189]);MONTH([.A189]);DAY([.A189]))&gt;=DATE(YEAR([.A189]);12;22));&quot;Invierno&quot;;IF(DATE(YEAR([.A189]);MONTH([.A189]);DAY([.A189]))&lt;DATE(YEAR([.A189]);6;22);&quot;Primavera&quot;;IF(DATE(YEAR([.A189]);MONTH([.A189]);DAY([.A189]))&lt;DATE(YEAR([.A189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89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24" calcext:value-type="date">
            <text:p>2025-08-2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90] &amp; &quot;1&quot;)" office:value-type="string" office:string-value="" calcext:value-type="error">
            <text:p>#VALUE!</text:p>
          </table:table-cell>
          <table:table-cell table:style-name="ce5" table:formula="of:=IF(OR(DATE(YEAR([.A190]);MONTH([.A190]);DAY([.A190]))&lt;DATE(YEAR([.A190]);3;21);DATE(YEAR([.A190]);MONTH([.A190]);DAY([.A190]))&gt;=DATE(YEAR([.A190]);12;22));&quot;Invierno&quot;;IF(DATE(YEAR([.A190]);MONTH([.A190]);DAY([.A190]))&lt;DATE(YEAR([.A190]);6;22);&quot;Primavera&quot;;IF(DATE(YEAR([.A190]);MONTH([.A190]);DAY([.A190]))&lt;DATE(YEAR([.A190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90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26" calcext:value-type="date">
            <text:p>2025-08-26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91] &amp; &quot;1&quot;)" office:value-type="string" office:string-value="" calcext:value-type="error">
            <text:p>#VALUE!</text:p>
          </table:table-cell>
          <table:table-cell table:style-name="ce5" table:formula="of:=IF(OR(DATE(YEAR([.A191]);MONTH([.A191]);DAY([.A191]))&lt;DATE(YEAR([.A191]);3;21);DATE(YEAR([.A191]);MONTH([.A191]);DAY([.A191]))&gt;=DATE(YEAR([.A191]);12;22));&quot;Invierno&quot;;IF(DATE(YEAR([.A191]);MONTH([.A191]);DAY([.A191]))&lt;DATE(YEAR([.A191]);6;22);&quot;Primavera&quot;;IF(DATE(YEAR([.A191]);MONTH([.A191]);DAY([.A191]))&lt;DATE(YEAR([.A191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91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28" calcext:value-type="date">
            <text:p>2025-08-28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92] &amp; &quot;1&quot;)" office:value-type="string" office:string-value="" calcext:value-type="error">
            <text:p>#VALUE!</text:p>
          </table:table-cell>
          <table:table-cell table:style-name="ce5" table:formula="of:=IF(OR(DATE(YEAR([.A192]);MONTH([.A192]);DAY([.A192]))&lt;DATE(YEAR([.A192]);3;21);DATE(YEAR([.A192]);MONTH([.A192]);DAY([.A192]))&gt;=DATE(YEAR([.A192]);12;22));&quot;Invierno&quot;;IF(DATE(YEAR([.A192]);MONTH([.A192]);DAY([.A192]))&lt;DATE(YEAR([.A192]);6;22);&quot;Primavera&quot;;IF(DATE(YEAR([.A192]);MONTH([.A192]);DAY([.A192]))&lt;DATE(YEAR([.A192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92]; 1)" office:value-type="float" office:value="5" calcext:value-type="float">
            <text:p>5</text:p>
          </table:table-cell>
          <table:table-cell table:style-name="ce5" table:content-validation-name="val7" office:value-type="string" calcext:value-type="string">
            <text:p>juev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8-31" calcext:value-type="date">
            <text:p>2025-08-31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9" calcext:value-type="float">
            <text:p>1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93] &amp; &quot;1&quot;)" office:value-type="string" office:string-value="" calcext:value-type="error">
            <text:p>#VALUE!</text:p>
          </table:table-cell>
          <table:table-cell table:style-name="ce5" table:formula="of:=IF(OR(DATE(YEAR([.A193]);MONTH([.A193]);DAY([.A193]))&lt;DATE(YEAR([.A193]);3;21);DATE(YEAR([.A193]);MONTH([.A193]);DAY([.A193]))&gt;=DATE(YEAR([.A193]);12;22));&quot;Invierno&quot;;IF(DATE(YEAR([.A193]);MONTH([.A193]);DAY([.A193]))&lt;DATE(YEAR([.A193]);6;22);&quot;Primavera&quot;;IF(DATE(YEAR([.A193]);MONTH([.A193]);DAY([.A193]))&lt;DATE(YEAR([.A193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agosto</text:p>
          </table:table-cell>
          <table:table-cell table:style-name="ce5" table:formula="of:=WEEKDAY([.A193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02" calcext:value-type="date">
            <text:p>2025-09-02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94] &amp; &quot;1&quot;)" office:value-type="string" office:string-value="" calcext:value-type="error">
            <text:p>#VALUE!</text:p>
          </table:table-cell>
          <table:table-cell table:style-name="ce5" table:formula="of:=IF(OR(DATE(YEAR([.A194]);MONTH([.A194]);DAY([.A194]))&lt;DATE(YEAR([.A194]);3;21);DATE(YEAR([.A194]);MONTH([.A194]);DAY([.A194]))&gt;=DATE(YEAR([.A194]);12;22));&quot;Invierno&quot;;IF(DATE(YEAR([.A194]);MONTH([.A194]);DAY([.A194]))&lt;DATE(YEAR([.A194]);6;22);&quot;Primavera&quot;;IF(DATE(YEAR([.A194]);MONTH([.A194]);DAY([.A194]))&lt;DATE(YEAR([.A194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194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03" calcext:value-type="date">
            <text:p>2025-09-03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95] &amp; &quot;1&quot;)" office:value-type="string" office:string-value="" calcext:value-type="error">
            <text:p>#VALUE!</text:p>
          </table:table-cell>
          <table:table-cell table:style-name="ce5" table:formula="of:=IF(OR(DATE(YEAR([.A195]);MONTH([.A195]);DAY([.A195]))&lt;DATE(YEAR([.A195]);3;21);DATE(YEAR([.A195]);MONTH([.A195]);DAY([.A195]))&gt;=DATE(YEAR([.A195]);12;22));&quot;Invierno&quot;;IF(DATE(YEAR([.A195]);MONTH([.A195]);DAY([.A195]))&lt;DATE(YEAR([.A195]);6;22);&quot;Primavera&quot;;IF(DATE(YEAR([.A195]);MONTH([.A195]);DAY([.A195]))&lt;DATE(YEAR([.A195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195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05" calcext:value-type="date">
            <text:p>2025-09-05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96] &amp; &quot;1&quot;)" office:value-type="string" office:string-value="" calcext:value-type="error">
            <text:p>#VALUE!</text:p>
          </table:table-cell>
          <table:table-cell table:style-name="ce5" table:formula="of:=IF(OR(DATE(YEAR([.A196]);MONTH([.A196]);DAY([.A196]))&lt;DATE(YEAR([.A196]);3;21);DATE(YEAR([.A196]);MONTH([.A196]);DAY([.A196]))&gt;=DATE(YEAR([.A196]);12;22));&quot;Invierno&quot;;IF(DATE(YEAR([.A196]);MONTH([.A196]);DAY([.A196]))&lt;DATE(YEAR([.A196]);6;22);&quot;Primavera&quot;;IF(DATE(YEAR([.A196]);MONTH([.A196]);DAY([.A196]))&lt;DATE(YEAR([.A196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196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07" calcext:value-type="date">
            <text:p>2025-09-0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197] &amp; &quot;1&quot;)" office:value-type="string" office:string-value="" calcext:value-type="error">
            <text:p>#VALUE!</text:p>
          </table:table-cell>
          <table:table-cell table:style-name="ce5" table:formula="of:=IF(OR(DATE(YEAR([.A197]);MONTH([.A197]);DAY([.A197]))&lt;DATE(YEAR([.A197]);3;21);DATE(YEAR([.A197]);MONTH([.A197]);DAY([.A197]))&gt;=DATE(YEAR([.A197]);12;22));&quot;Invierno&quot;;IF(DATE(YEAR([.A197]);MONTH([.A197]);DAY([.A197]))&lt;DATE(YEAR([.A197]);6;22);&quot;Primavera&quot;;IF(DATE(YEAR([.A197]);MONTH([.A197]);DAY([.A197]))&lt;DATE(YEAR([.A197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197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09" calcext:value-type="date">
            <text:p>2025-09-09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98] &amp; &quot;1&quot;)" office:value-type="string" office:string-value="" calcext:value-type="error">
            <text:p>#VALUE!</text:p>
          </table:table-cell>
          <table:table-cell table:style-name="ce5" table:formula="of:=IF(OR(DATE(YEAR([.A198]);MONTH([.A198]);DAY([.A198]))&lt;DATE(YEAR([.A198]);3;21);DATE(YEAR([.A198]);MONTH([.A198]);DAY([.A198]))&gt;=DATE(YEAR([.A198]);12;22));&quot;Invierno&quot;;IF(DATE(YEAR([.A198]);MONTH([.A198]);DAY([.A198]))&lt;DATE(YEAR([.A198]);6;22);&quot;Primavera&quot;;IF(DATE(YEAR([.A198]);MONTH([.A198]);DAY([.A198]))&lt;DATE(YEAR([.A198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198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10" calcext:value-type="date">
            <text:p>2025-09-10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2" calcext:value-type="float">
            <text:p>1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199] &amp; &quot;1&quot;)" office:value-type="string" office:string-value="" calcext:value-type="error">
            <text:p>#VALUE!</text:p>
          </table:table-cell>
          <table:table-cell table:style-name="ce5" table:formula="of:=IF(OR(DATE(YEAR([.A199]);MONTH([.A199]);DAY([.A199]))&lt;DATE(YEAR([.A199]);3;21);DATE(YEAR([.A199]);MONTH([.A199]);DAY([.A199]))&gt;=DATE(YEAR([.A199]);12;22));&quot;Invierno&quot;;IF(DATE(YEAR([.A199]);MONTH([.A199]);DAY([.A199]))&lt;DATE(YEAR([.A199]);6;22);&quot;Primavera&quot;;IF(DATE(YEAR([.A199]);MONTH([.A199]);DAY([.A199]))&lt;DATE(YEAR([.A199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199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12" calcext:value-type="date">
            <text:p>2025-09-12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00] &amp; &quot;1&quot;)" office:value-type="string" office:string-value="" calcext:value-type="error">
            <text:p>#VALUE!</text:p>
          </table:table-cell>
          <table:table-cell table:style-name="ce5" table:formula="of:=IF(OR(DATE(YEAR([.A200]);MONTH([.A200]);DAY([.A200]))&lt;DATE(YEAR([.A200]);3;21);DATE(YEAR([.A200]);MONTH([.A200]);DAY([.A200]))&gt;=DATE(YEAR([.A200]);12;22));&quot;Invierno&quot;;IF(DATE(YEAR([.A200]);MONTH([.A200]);DAY([.A200]))&lt;DATE(YEAR([.A200]);6;22);&quot;Primavera&quot;;IF(DATE(YEAR([.A200]);MONTH([.A200]);DAY([.A200]))&lt;DATE(YEAR([.A200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200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14" calcext:value-type="date">
            <text:p>2025-09-1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6" calcext:value-type="float">
            <text:p>16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01] &amp; &quot;1&quot;)" office:value-type="string" office:string-value="" calcext:value-type="error">
            <text:p>#VALUE!</text:p>
          </table:table-cell>
          <table:table-cell table:style-name="ce5" table:formula="of:=IF(OR(DATE(YEAR([.A201]);MONTH([.A201]);DAY([.A201]))&lt;DATE(YEAR([.A201]);3;21);DATE(YEAR([.A201]);MONTH([.A201]);DAY([.A201]))&gt;=DATE(YEAR([.A201]);12;22));&quot;Invierno&quot;;IF(DATE(YEAR([.A201]);MONTH([.A201]);DAY([.A201]))&lt;DATE(YEAR([.A201]);6;22);&quot;Primavera&quot;;IF(DATE(YEAR([.A201]);MONTH([.A201]);DAY([.A201]))&lt;DATE(YEAR([.A201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201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16" calcext:value-type="date">
            <text:p>2025-09-16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8" calcext:value-type="float">
            <text:p>18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02] &amp; &quot;1&quot;)" office:value-type="string" office:string-value="" calcext:value-type="error">
            <text:p>#VALUE!</text:p>
          </table:table-cell>
          <table:table-cell table:style-name="ce5" table:formula="of:=IF(OR(DATE(YEAR([.A202]);MONTH([.A202]);DAY([.A202]))&lt;DATE(YEAR([.A202]);3;21);DATE(YEAR([.A202]);MONTH([.A202]);DAY([.A202]))&gt;=DATE(YEAR([.A202]);12;22));&quot;Invierno&quot;;IF(DATE(YEAR([.A202]);MONTH([.A202]);DAY([.A202]))&lt;DATE(YEAR([.A202]);6;22);&quot;Primavera&quot;;IF(DATE(YEAR([.A202]);MONTH([.A202]);DAY([.A202]))&lt;DATE(YEAR([.A202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202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17" calcext:value-type="date">
            <text:p>2025-09-17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03] &amp; &quot;1&quot;)" office:value-type="string" office:string-value="" calcext:value-type="error">
            <text:p>#VALUE!</text:p>
          </table:table-cell>
          <table:table-cell table:style-name="ce5" table:formula="of:=IF(OR(DATE(YEAR([.A203]);MONTH([.A203]);DAY([.A203]))&lt;DATE(YEAR([.A203]);3;21);DATE(YEAR([.A203]);MONTH([.A203]);DAY([.A203]))&gt;=DATE(YEAR([.A203]);12;22));&quot;Invierno&quot;;IF(DATE(YEAR([.A203]);MONTH([.A203]);DAY([.A203]))&lt;DATE(YEAR([.A203]);6;22);&quot;Primavera&quot;;IF(DATE(YEAR([.A203]);MONTH([.A203]);DAY([.A203]))&lt;DATE(YEAR([.A203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203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19" calcext:value-type="date">
            <text:p>2025-09-19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2" calcext:value-type="float">
            <text:p>2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04] &amp; &quot;1&quot;)" office:value-type="string" office:string-value="" calcext:value-type="error">
            <text:p>#VALUE!</text:p>
          </table:table-cell>
          <table:table-cell table:style-name="ce5" table:formula="of:=IF(OR(DATE(YEAR([.A204]);MONTH([.A204]);DAY([.A204]))&lt;DATE(YEAR([.A204]);3;21);DATE(YEAR([.A204]);MONTH([.A204]);DAY([.A204]))&gt;=DATE(YEAR([.A204]);12;22));&quot;Invierno&quot;;IF(DATE(YEAR([.A204]);MONTH([.A204]);DAY([.A204]))&lt;DATE(YEAR([.A204]);6;22);&quot;Primavera&quot;;IF(DATE(YEAR([.A204]);MONTH([.A204]);DAY([.A204]))&lt;DATE(YEAR([.A204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204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21" calcext:value-type="date">
            <text:p>2025-09-2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05] &amp; &quot;1&quot;)" office:value-type="string" office:string-value="" calcext:value-type="error">
            <text:p>#VALUE!</text:p>
          </table:table-cell>
          <table:table-cell table:style-name="ce5" table:formula="of:=IF(OR(DATE(YEAR([.A205]);MONTH([.A205]);DAY([.A205]))&lt;DATE(YEAR([.A205]);3;21);DATE(YEAR([.A205]);MONTH([.A205]);DAY([.A205]))&gt;=DATE(YEAR([.A205]);12;22));&quot;Invierno&quot;;IF(DATE(YEAR([.A205]);MONTH([.A205]);DAY([.A205]))&lt;DATE(YEAR([.A205]);6;22);&quot;Primavera&quot;;IF(DATE(YEAR([.A205]);MONTH([.A205]);DAY([.A205]))&lt;DATE(YEAR([.A205]);9;23);&quot;verano&quot;;&quot;otoño&quot;)))" office:value-type="string" office:string-value="verano" calcext:value-type="string">
            <text:p>veran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205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23" calcext:value-type="date">
            <text:p>2025-09-23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06] &amp; &quot;1&quot;)" office:value-type="string" office:string-value="" calcext:value-type="error">
            <text:p>#VALUE!</text:p>
          </table:table-cell>
          <table:table-cell table:style-name="ce5" table:formula="of:=IF(OR(DATE(YEAR([.A206]);MONTH([.A206]);DAY([.A206]))&lt;DATE(YEAR([.A206]);3;21);DATE(YEAR([.A206]);MONTH([.A206]);DAY([.A206]))&gt;=DATE(YEAR([.A206]);12;22));&quot;Invierno&quot;;IF(DATE(YEAR([.A206]);MONTH([.A206]);DAY([.A206]))&lt;DATE(YEAR([.A206]);6;22);&quot;Primavera&quot;;IF(DATE(YEAR([.A206]);MONTH([.A206]);DAY([.A206]))&lt;DATE(YEAR([.A206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206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24" calcext:value-type="date">
            <text:p>2025-09-24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07] &amp; &quot;1&quot;)" office:value-type="string" office:string-value="" calcext:value-type="error">
            <text:p>#VALUE!</text:p>
          </table:table-cell>
          <table:table-cell table:style-name="ce5" table:formula="of:=IF(OR(DATE(YEAR([.A207]);MONTH([.A207]);DAY([.A207]))&lt;DATE(YEAR([.A207]);3;21);DATE(YEAR([.A207]);MONTH([.A207]);DAY([.A207]))&gt;=DATE(YEAR([.A207]);12;22));&quot;Invierno&quot;;IF(DATE(YEAR([.A207]);MONTH([.A207]);DAY([.A207]))&lt;DATE(YEAR([.A207]);6;22);&quot;Primavera&quot;;IF(DATE(YEAR([.A207]);MONTH([.A207]);DAY([.A207]))&lt;DATE(YEAR([.A207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207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26" calcext:value-type="date">
            <text:p>2025-09-26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4" calcext:value-type="float">
            <text:p>2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08] &amp; &quot;1&quot;)" office:value-type="string" office:string-value="" calcext:value-type="error">
            <text:p>#VALUE!</text:p>
          </table:table-cell>
          <table:table-cell table:style-name="ce5" table:formula="of:=IF(OR(DATE(YEAR([.A208]);MONTH([.A208]);DAY([.A208]))&lt;DATE(YEAR([.A208]);3;21);DATE(YEAR([.A208]);MONTH([.A208]);DAY([.A208]))&gt;=DATE(YEAR([.A208]);12;22));&quot;Invierno&quot;;IF(DATE(YEAR([.A208]);MONTH([.A208]);DAY([.A208]))&lt;DATE(YEAR([.A208]);6;22);&quot;Primavera&quot;;IF(DATE(YEAR([.A208]);MONTH([.A208]);DAY([.A208]))&lt;DATE(YEAR([.A208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208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28" calcext:value-type="date">
            <text:p>2025-09-28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09] &amp; &quot;1&quot;)" office:value-type="string" office:string-value="" calcext:value-type="error">
            <text:p>#VALUE!</text:p>
          </table:table-cell>
          <table:table-cell table:style-name="ce5" table:formula="of:=IF(OR(DATE(YEAR([.A209]);MONTH([.A209]);DAY([.A209]))&lt;DATE(YEAR([.A209]);3;21);DATE(YEAR([.A209]);MONTH([.A209]);DAY([.A209]))&gt;=DATE(YEAR([.A209]);12;22));&quot;Invierno&quot;;IF(DATE(YEAR([.A209]);MONTH([.A209]);DAY([.A209]))&lt;DATE(YEAR([.A209]);6;22);&quot;Primavera&quot;;IF(DATE(YEAR([.A209]);MONTH([.A209]);DAY([.A209]))&lt;DATE(YEAR([.A209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209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09-30" calcext:value-type="date">
            <text:p>2025-09-3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10] &amp; &quot;1&quot;)" office:value-type="string" office:string-value="" calcext:value-type="error">
            <text:p>#VALUE!</text:p>
          </table:table-cell>
          <table:table-cell table:style-name="ce5" table:formula="of:=IF(OR(DATE(YEAR([.A210]);MONTH([.A210]);DAY([.A210]))&lt;DATE(YEAR([.A210]);3;21);DATE(YEAR([.A210]);MONTH([.A210]);DAY([.A210]))&gt;=DATE(YEAR([.A210]);12;22));&quot;Invierno&quot;;IF(DATE(YEAR([.A210]);MONTH([.A210]);DAY([.A210]))&lt;DATE(YEAR([.A210]);6;22);&quot;Primavera&quot;;IF(DATE(YEAR([.A210]);MONTH([.A210]);DAY([.A210]))&lt;DATE(YEAR([.A210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septiembre</text:p>
          </table:table-cell>
          <table:table-cell table:style-name="ce5" table:formula="of:=WEEKDAY([.A210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01" calcext:value-type="date">
            <text:p>2025-10-01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11] &amp; &quot;1&quot;)" office:value-type="string" office:string-value="" calcext:value-type="error">
            <text:p>#VALUE!</text:p>
          </table:table-cell>
          <table:table-cell table:style-name="ce5" table:formula="of:=IF(OR(DATE(YEAR([.A211]);MONTH([.A211]);DAY([.A211]))&lt;DATE(YEAR([.A211]);3;21);DATE(YEAR([.A211]);MONTH([.A211]);DAY([.A211]))&gt;=DATE(YEAR([.A211]);12;22));&quot;Invierno&quot;;IF(DATE(YEAR([.A211]);MONTH([.A211]);DAY([.A211]))&lt;DATE(YEAR([.A211]);6;22);&quot;Primavera&quot;;IF(DATE(YEAR([.A211]);MONTH([.A211]);DAY([.A211]))&lt;DATE(YEAR([.A211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11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03" calcext:value-type="date">
            <text:p>2025-10-0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12] &amp; &quot;1&quot;)" office:value-type="string" office:string-value="" calcext:value-type="error">
            <text:p>#VALUE!</text:p>
          </table:table-cell>
          <table:table-cell table:style-name="ce5" table:formula="of:=IF(OR(DATE(YEAR([.A212]);MONTH([.A212]);DAY([.A212]))&lt;DATE(YEAR([.A212]);3;21);DATE(YEAR([.A212]);MONTH([.A212]);DAY([.A212]))&gt;=DATE(YEAR([.A212]);12;22));&quot;Invierno&quot;;IF(DATE(YEAR([.A212]);MONTH([.A212]);DAY([.A212]))&lt;DATE(YEAR([.A212]);6;22);&quot;Primavera&quot;;IF(DATE(YEAR([.A212]);MONTH([.A212]);DAY([.A212]))&lt;DATE(YEAR([.A212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12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05" calcext:value-type="date">
            <text:p>2025-10-05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13] &amp; &quot;1&quot;)" office:value-type="string" office:string-value="" calcext:value-type="error">
            <text:p>#VALUE!</text:p>
          </table:table-cell>
          <table:table-cell table:style-name="ce5" table:formula="of:=IF(OR(DATE(YEAR([.A213]);MONTH([.A213]);DAY([.A213]))&lt;DATE(YEAR([.A213]);3;21);DATE(YEAR([.A213]);MONTH([.A213]);DAY([.A213]))&gt;=DATE(YEAR([.A213]);12;22));&quot;Invierno&quot;;IF(DATE(YEAR([.A213]);MONTH([.A213]);DAY([.A213]))&lt;DATE(YEAR([.A213]);6;22);&quot;Primavera&quot;;IF(DATE(YEAR([.A213]);MONTH([.A213]);DAY([.A213]))&lt;DATE(YEAR([.A213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13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07" calcext:value-type="date">
            <text:p>2025-10-07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1" calcext:value-type="float">
            <text:p>1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14] &amp; &quot;1&quot;)" office:value-type="string" office:string-value="" calcext:value-type="error">
            <text:p>#VALUE!</text:p>
          </table:table-cell>
          <table:table-cell table:style-name="ce5" table:formula="of:=IF(OR(DATE(YEAR([.A214]);MONTH([.A214]);DAY([.A214]))&lt;DATE(YEAR([.A214]);3;21);DATE(YEAR([.A214]);MONTH([.A214]);DAY([.A214]))&gt;=DATE(YEAR([.A214]);12;22));&quot;Invierno&quot;;IF(DATE(YEAR([.A214]);MONTH([.A214]);DAY([.A214]))&lt;DATE(YEAR([.A214]);6;22);&quot;Primavera&quot;;IF(DATE(YEAR([.A214]);MONTH([.A214]);DAY([.A214]))&lt;DATE(YEAR([.A214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14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08" calcext:value-type="date">
            <text:p>2025-10-08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15] &amp; &quot;1&quot;)" office:value-type="string" office:string-value="" calcext:value-type="error">
            <text:p>#VALUE!</text:p>
          </table:table-cell>
          <table:table-cell table:style-name="ce5" table:formula="of:=IF(OR(DATE(YEAR([.A215]);MONTH([.A215]);DAY([.A215]))&lt;DATE(YEAR([.A215]);3;21);DATE(YEAR([.A215]);MONTH([.A215]);DAY([.A215]))&gt;=DATE(YEAR([.A215]);12;22));&quot;Invierno&quot;;IF(DATE(YEAR([.A215]);MONTH([.A215]);DAY([.A215]))&lt;DATE(YEAR([.A215]);6;22);&quot;Primavera&quot;;IF(DATE(YEAR([.A215]);MONTH([.A215]);DAY([.A215]))&lt;DATE(YEAR([.A215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15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10" calcext:value-type="date">
            <text:p>2025-10-1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16] &amp; &quot;1&quot;)" office:value-type="string" office:string-value="" calcext:value-type="error">
            <text:p>#VALUE!</text:p>
          </table:table-cell>
          <table:table-cell table:style-name="ce5" table:formula="of:=IF(OR(DATE(YEAR([.A216]);MONTH([.A216]);DAY([.A216]))&lt;DATE(YEAR([.A216]);3;21);DATE(YEAR([.A216]);MONTH([.A216]);DAY([.A216]))&gt;=DATE(YEAR([.A216]);12;22));&quot;Invierno&quot;;IF(DATE(YEAR([.A216]);MONTH([.A216]);DAY([.A216]))&lt;DATE(YEAR([.A216]);6;22);&quot;Primavera&quot;;IF(DATE(YEAR([.A216]);MONTH([.A216]);DAY([.A216]))&lt;DATE(YEAR([.A216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16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12" calcext:value-type="date">
            <text:p>2025-10-12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0" calcext:value-type="float">
            <text:p>2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17] &amp; &quot;1&quot;)" office:value-type="string" office:string-value="" calcext:value-type="error">
            <text:p>#VALUE!</text:p>
          </table:table-cell>
          <table:table-cell table:style-name="ce5" table:formula="of:=IF(OR(DATE(YEAR([.A217]);MONTH([.A217]);DAY([.A217]))&lt;DATE(YEAR([.A217]);3;21);DATE(YEAR([.A217]);MONTH([.A217]);DAY([.A217]))&gt;=DATE(YEAR([.A217]);12;22));&quot;Invierno&quot;;IF(DATE(YEAR([.A217]);MONTH([.A217]);DAY([.A217]))&lt;DATE(YEAR([.A217]);6;22);&quot;Primavera&quot;;IF(DATE(YEAR([.A217]);MONTH([.A217]);DAY([.A217]))&lt;DATE(YEAR([.A217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17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14" calcext:value-type="date">
            <text:p>2025-10-14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18] &amp; &quot;1&quot;)" office:value-type="string" office:string-value="" calcext:value-type="error">
            <text:p>#VALUE!</text:p>
          </table:table-cell>
          <table:table-cell table:style-name="ce5" table:formula="of:=IF(OR(DATE(YEAR([.A218]);MONTH([.A218]);DAY([.A218]))&lt;DATE(YEAR([.A218]);3;21);DATE(YEAR([.A218]);MONTH([.A218]);DAY([.A218]))&gt;=DATE(YEAR([.A218]);12;22));&quot;Invierno&quot;;IF(DATE(YEAR([.A218]);MONTH([.A218]);DAY([.A218]))&lt;DATE(YEAR([.A218]);6;22);&quot;Primavera&quot;;IF(DATE(YEAR([.A218]);MONTH([.A218]);DAY([.A218]))&lt;DATE(YEAR([.A218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18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15" calcext:value-type="date">
            <text:p>2025-10-15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3" calcext:value-type="float">
            <text:p>23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19] &amp; &quot;1&quot;)" office:value-type="string" office:string-value="" calcext:value-type="error">
            <text:p>#VALUE!</text:p>
          </table:table-cell>
          <table:table-cell table:style-name="ce5" table:formula="of:=IF(OR(DATE(YEAR([.A219]);MONTH([.A219]);DAY([.A219]))&lt;DATE(YEAR([.A219]);3;21);DATE(YEAR([.A219]);MONTH([.A219]);DAY([.A219]))&gt;=DATE(YEAR([.A219]);12;22));&quot;Invierno&quot;;IF(DATE(YEAR([.A219]);MONTH([.A219]);DAY([.A219]))&lt;DATE(YEAR([.A219]);6;22);&quot;Primavera&quot;;IF(DATE(YEAR([.A219]);MONTH([.A219]);DAY([.A219]))&lt;DATE(YEAR([.A219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19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17" calcext:value-type="date">
            <text:p>2025-10-1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20] &amp; &quot;1&quot;)" office:value-type="string" office:string-value="" calcext:value-type="error">
            <text:p>#VALUE!</text:p>
          </table:table-cell>
          <table:table-cell table:style-name="ce5" table:formula="of:=IF(OR(DATE(YEAR([.A220]);MONTH([.A220]);DAY([.A220]))&lt;DATE(YEAR([.A220]);3;21);DATE(YEAR([.A220]);MONTH([.A220]);DAY([.A220]))&gt;=DATE(YEAR([.A220]);12;22));&quot;Invierno&quot;;IF(DATE(YEAR([.A220]);MONTH([.A220]);DAY([.A220]))&lt;DATE(YEAR([.A220]);6;22);&quot;Primavera&quot;;IF(DATE(YEAR([.A220]);MONTH([.A220]);DAY([.A220]))&lt;DATE(YEAR([.A220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20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19" calcext:value-type="date">
            <text:p>2025-10-19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21] &amp; &quot;1&quot;)" office:value-type="string" office:string-value="" calcext:value-type="error">
            <text:p>#VALUE!</text:p>
          </table:table-cell>
          <table:table-cell table:style-name="ce5" table:formula="of:=IF(OR(DATE(YEAR([.A221]);MONTH([.A221]);DAY([.A221]))&lt;DATE(YEAR([.A221]);3;21);DATE(YEAR([.A221]);MONTH([.A221]);DAY([.A221]))&gt;=DATE(YEAR([.A221]);12;22));&quot;Invierno&quot;;IF(DATE(YEAR([.A221]);MONTH([.A221]);DAY([.A221]))&lt;DATE(YEAR([.A221]);6;22);&quot;Primavera&quot;;IF(DATE(YEAR([.A221]);MONTH([.A221]);DAY([.A221]))&lt;DATE(YEAR([.A221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21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21" calcext:value-type="date">
            <text:p>2025-10-2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22] &amp; &quot;1&quot;)" office:value-type="string" office:string-value="" calcext:value-type="error">
            <text:p>#VALUE!</text:p>
          </table:table-cell>
          <table:table-cell table:style-name="ce5" table:formula="of:=IF(OR(DATE(YEAR([.A222]);MONTH([.A222]);DAY([.A222]))&lt;DATE(YEAR([.A222]);3;21);DATE(YEAR([.A222]);MONTH([.A222]);DAY([.A222]))&gt;=DATE(YEAR([.A222]);12;22));&quot;Invierno&quot;;IF(DATE(YEAR([.A222]);MONTH([.A222]);DAY([.A222]))&lt;DATE(YEAR([.A222]);6;22);&quot;Primavera&quot;;IF(DATE(YEAR([.A222]);MONTH([.A222]);DAY([.A222]))&lt;DATE(YEAR([.A222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22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22" calcext:value-type="date">
            <text:p>2025-10-22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23] &amp; &quot;1&quot;)" office:value-type="string" office:string-value="" calcext:value-type="error">
            <text:p>#VALUE!</text:p>
          </table:table-cell>
          <table:table-cell table:style-name="ce5" table:formula="of:=IF(OR(DATE(YEAR([.A223]);MONTH([.A223]);DAY([.A223]))&lt;DATE(YEAR([.A223]);3;21);DATE(YEAR([.A223]);MONTH([.A223]);DAY([.A223]))&gt;=DATE(YEAR([.A223]);12;22));&quot;Invierno&quot;;IF(DATE(YEAR([.A223]);MONTH([.A223]);DAY([.A223]))&lt;DATE(YEAR([.A223]);6;22);&quot;Primavera&quot;;IF(DATE(YEAR([.A223]);MONTH([.A223]);DAY([.A223]))&lt;DATE(YEAR([.A223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23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24" calcext:value-type="date">
            <text:p>2025-10-24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25" calcext:value-type="float">
            <text:p>2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24] &amp; &quot;1&quot;)" office:value-type="string" office:string-value="" calcext:value-type="error">
            <text:p>#VALUE!</text:p>
          </table:table-cell>
          <table:table-cell table:style-name="ce5" table:formula="of:=IF(OR(DATE(YEAR([.A224]);MONTH([.A224]);DAY([.A224]))&lt;DATE(YEAR([.A224]);3;21);DATE(YEAR([.A224]);MONTH([.A224]);DAY([.A224]))&gt;=DATE(YEAR([.A224]);12;22));&quot;Invierno&quot;;IF(DATE(YEAR([.A224]);MONTH([.A224]);DAY([.A224]))&lt;DATE(YEAR([.A224]);6;22);&quot;Primavera&quot;;IF(DATE(YEAR([.A224]);MONTH([.A224]);DAY([.A224]))&lt;DATE(YEAR([.A224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24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26" calcext:value-type="date">
            <text:p>2025-10-26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25] &amp; &quot;1&quot;)" office:value-type="string" office:string-value="" calcext:value-type="error">
            <text:p>#VALUE!</text:p>
          </table:table-cell>
          <table:table-cell table:style-name="ce5" table:formula="of:=IF(OR(DATE(YEAR([.A225]);MONTH([.A225]);DAY([.A225]))&lt;DATE(YEAR([.A225]);3;21);DATE(YEAR([.A225]);MONTH([.A225]);DAY([.A225]))&gt;=DATE(YEAR([.A225]);12;22));&quot;Invierno&quot;;IF(DATE(YEAR([.A225]);MONTH([.A225]);DAY([.A225]))&lt;DATE(YEAR([.A225]);6;22);&quot;Primavera&quot;;IF(DATE(YEAR([.A225]);MONTH([.A225]);DAY([.A225]))&lt;DATE(YEAR([.A225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25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28" calcext:value-type="date">
            <text:p>2025-10-28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6" calcext:value-type="float">
            <text:p>16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26] &amp; &quot;1&quot;)" office:value-type="string" office:string-value="" calcext:value-type="error">
            <text:p>#VALUE!</text:p>
          </table:table-cell>
          <table:table-cell table:style-name="ce5" table:formula="of:=IF(OR(DATE(YEAR([.A226]);MONTH([.A226]);DAY([.A226]))&lt;DATE(YEAR([.A226]);3;21);DATE(YEAR([.A226]);MONTH([.A226]);DAY([.A226]))&gt;=DATE(YEAR([.A226]);12;22));&quot;Invierno&quot;;IF(DATE(YEAR([.A226]);MONTH([.A226]);DAY([.A226]))&lt;DATE(YEAR([.A226]);6;22);&quot;Primavera&quot;;IF(DATE(YEAR([.A226]);MONTH([.A226]);DAY([.A226]))&lt;DATE(YEAR([.A226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26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29" calcext:value-type="date">
            <text:p>2025-10-29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27] &amp; &quot;1&quot;)" office:value-type="string" office:string-value="" calcext:value-type="error">
            <text:p>#VALUE!</text:p>
          </table:table-cell>
          <table:table-cell table:style-name="ce5" table:formula="of:=IF(OR(DATE(YEAR([.A227]);MONTH([.A227]);DAY([.A227]))&lt;DATE(YEAR([.A227]);3;21);DATE(YEAR([.A227]);MONTH([.A227]);DAY([.A227]))&gt;=DATE(YEAR([.A227]);12;22));&quot;Invierno&quot;;IF(DATE(YEAR([.A227]);MONTH([.A227]);DAY([.A227]))&lt;DATE(YEAR([.A227]);6;22);&quot;Primavera&quot;;IF(DATE(YEAR([.A227]);MONTH([.A227]);DAY([.A227]))&lt;DATE(YEAR([.A227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27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0-31" calcext:value-type="date">
            <text:p>2025-10-31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28] &amp; &quot;1&quot;)" office:value-type="string" office:string-value="" calcext:value-type="error">
            <text:p>#VALUE!</text:p>
          </table:table-cell>
          <table:table-cell table:style-name="ce5" table:formula="of:=IF(OR(DATE(YEAR([.A228]);MONTH([.A228]);DAY([.A228]))&lt;DATE(YEAR([.A228]);3;21);DATE(YEAR([.A228]);MONTH([.A228]);DAY([.A228]))&gt;=DATE(YEAR([.A228]);12;22));&quot;Invierno&quot;;IF(DATE(YEAR([.A228]);MONTH([.A228]);DAY([.A228]))&lt;DATE(YEAR([.A228]);6;22);&quot;Primavera&quot;;IF(DATE(YEAR([.A228]);MONTH([.A228]);DAY([.A228]))&lt;DATE(YEAR([.A228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octubre</text:p>
          </table:table-cell>
          <table:table-cell table:style-name="ce5" table:formula="of:=WEEKDAY([.A228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02" calcext:value-type="date">
            <text:p>2025-11-02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29] &amp; &quot;1&quot;)" office:value-type="string" office:string-value="" calcext:value-type="error">
            <text:p>#VALUE!</text:p>
          </table:table-cell>
          <table:table-cell table:style-name="ce5" table:formula="of:=IF(OR(DATE(YEAR([.A229]);MONTH([.A229]);DAY([.A229]))&lt;DATE(YEAR([.A229]);3;21);DATE(YEAR([.A229]);MONTH([.A229]);DAY([.A229]))&gt;=DATE(YEAR([.A229]);12;22));&quot;Invierno&quot;;IF(DATE(YEAR([.A229]);MONTH([.A229]);DAY([.A229]))&lt;DATE(YEAR([.A229]);6;22);&quot;Primavera&quot;;IF(DATE(YEAR([.A229]);MONTH([.A229]);DAY([.A229]))&lt;DATE(YEAR([.A229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29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04" calcext:value-type="date">
            <text:p>2025-11-04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30] &amp; &quot;1&quot;)" office:value-type="string" office:string-value="" calcext:value-type="error">
            <text:p>#VALUE!</text:p>
          </table:table-cell>
          <table:table-cell table:style-name="ce5" table:formula="of:=IF(OR(DATE(YEAR([.A230]);MONTH([.A230]);DAY([.A230]))&lt;DATE(YEAR([.A230]);3;21);DATE(YEAR([.A230]);MONTH([.A230]);DAY([.A230]))&gt;=DATE(YEAR([.A230]);12;22));&quot;Invierno&quot;;IF(DATE(YEAR([.A230]);MONTH([.A230]);DAY([.A230]))&lt;DATE(YEAR([.A230]);6;22);&quot;Primavera&quot;;IF(DATE(YEAR([.A230]);MONTH([.A230]);DAY([.A230]))&lt;DATE(YEAR([.A230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30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05" calcext:value-type="date">
            <text:p>2025-11-05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31] &amp; &quot;1&quot;)" office:value-type="string" office:string-value="" calcext:value-type="error">
            <text:p>#VALUE!</text:p>
          </table:table-cell>
          <table:table-cell table:style-name="ce5" table:formula="of:=IF(OR(DATE(YEAR([.A231]);MONTH([.A231]);DAY([.A231]))&lt;DATE(YEAR([.A231]);3;21);DATE(YEAR([.A231]);MONTH([.A231]);DAY([.A231]))&gt;=DATE(YEAR([.A231]);12;22));&quot;Invierno&quot;;IF(DATE(YEAR([.A231]);MONTH([.A231]);DAY([.A231]))&lt;DATE(YEAR([.A231]);6;22);&quot;Primavera&quot;;IF(DATE(YEAR([.A231]);MONTH([.A231]);DAY([.A231]))&lt;DATE(YEAR([.A231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31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07" calcext:value-type="date">
            <text:p>2025-11-07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2" calcext:value-type="float">
            <text:p>1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32] &amp; &quot;1&quot;)" office:value-type="string" office:string-value="" calcext:value-type="error">
            <text:p>#VALUE!</text:p>
          </table:table-cell>
          <table:table-cell table:style-name="ce5" table:formula="of:=IF(OR(DATE(YEAR([.A232]);MONTH([.A232]);DAY([.A232]))&lt;DATE(YEAR([.A232]);3;21);DATE(YEAR([.A232]);MONTH([.A232]);DAY([.A232]))&gt;=DATE(YEAR([.A232]);12;22));&quot;Invierno&quot;;IF(DATE(YEAR([.A232]);MONTH([.A232]);DAY([.A232]))&lt;DATE(YEAR([.A232]);6;22);&quot;Primavera&quot;;IF(DATE(YEAR([.A232]);MONTH([.A232]);DAY([.A232]))&lt;DATE(YEAR([.A232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32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09" calcext:value-type="date">
            <text:p>2025-11-09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2" calcext:value-type="float">
            <text:p>2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33] &amp; &quot;1&quot;)" office:value-type="string" office:string-value="" calcext:value-type="error">
            <text:p>#VALUE!</text:p>
          </table:table-cell>
          <table:table-cell table:style-name="ce5" table:formula="of:=IF(OR(DATE(YEAR([.A233]);MONTH([.A233]);DAY([.A233]))&lt;DATE(YEAR([.A233]);3;21);DATE(YEAR([.A233]);MONTH([.A233]);DAY([.A233]))&gt;=DATE(YEAR([.A233]);12;22));&quot;Invierno&quot;;IF(DATE(YEAR([.A233]);MONTH([.A233]);DAY([.A233]))&lt;DATE(YEAR([.A233]);6;22);&quot;Primavera&quot;;IF(DATE(YEAR([.A233]);MONTH([.A233]);DAY([.A233]))&lt;DATE(YEAR([.A233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33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11" calcext:value-type="date">
            <text:p>2025-11-1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34] &amp; &quot;1&quot;)" office:value-type="string" office:string-value="" calcext:value-type="error">
            <text:p>#VALUE!</text:p>
          </table:table-cell>
          <table:table-cell table:style-name="ce5" table:formula="of:=IF(OR(DATE(YEAR([.A234]);MONTH([.A234]);DAY([.A234]))&lt;DATE(YEAR([.A234]);3;21);DATE(YEAR([.A234]);MONTH([.A234]);DAY([.A234]))&gt;=DATE(YEAR([.A234]);12;22));&quot;Invierno&quot;;IF(DATE(YEAR([.A234]);MONTH([.A234]);DAY([.A234]))&lt;DATE(YEAR([.A234]);6;22);&quot;Primavera&quot;;IF(DATE(YEAR([.A234]);MONTH([.A234]);DAY([.A234]))&lt;DATE(YEAR([.A234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34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12" calcext:value-type="date">
            <text:p>2025-11-12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9" calcext:value-type="float">
            <text:p>1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35] &amp; &quot;1&quot;)" office:value-type="string" office:string-value="" calcext:value-type="error">
            <text:p>#VALUE!</text:p>
          </table:table-cell>
          <table:table-cell table:style-name="ce5" table:formula="of:=IF(OR(DATE(YEAR([.A235]);MONTH([.A235]);DAY([.A235]))&lt;DATE(YEAR([.A235]);3;21);DATE(YEAR([.A235]);MONTH([.A235]);DAY([.A235]))&gt;=DATE(YEAR([.A235]);12;22));&quot;Invierno&quot;;IF(DATE(YEAR([.A235]);MONTH([.A235]);DAY([.A235]))&lt;DATE(YEAR([.A235]);6;22);&quot;Primavera&quot;;IF(DATE(YEAR([.A235]);MONTH([.A235]);DAY([.A235]))&lt;DATE(YEAR([.A235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35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14" calcext:value-type="date">
            <text:p>2025-11-14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36] &amp; &quot;1&quot;)" office:value-type="string" office:string-value="" calcext:value-type="error">
            <text:p>#VALUE!</text:p>
          </table:table-cell>
          <table:table-cell table:style-name="ce5" table:formula="of:=IF(OR(DATE(YEAR([.A236]);MONTH([.A236]);DAY([.A236]))&lt;DATE(YEAR([.A236]);3;21);DATE(YEAR([.A236]);MONTH([.A236]);DAY([.A236]))&gt;=DATE(YEAR([.A236]);12;22));&quot;Invierno&quot;;IF(DATE(YEAR([.A236]);MONTH([.A236]);DAY([.A236]))&lt;DATE(YEAR([.A236]);6;22);&quot;Primavera&quot;;IF(DATE(YEAR([.A236]);MONTH([.A236]);DAY([.A236]))&lt;DATE(YEAR([.A236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36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16" calcext:value-type="date">
            <text:p>2025-11-16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37] &amp; &quot;1&quot;)" office:value-type="string" office:string-value="" calcext:value-type="error">
            <text:p>#VALUE!</text:p>
          </table:table-cell>
          <table:table-cell table:style-name="ce5" table:formula="of:=IF(OR(DATE(YEAR([.A237]);MONTH([.A237]);DAY([.A237]))&lt;DATE(YEAR([.A237]);3;21);DATE(YEAR([.A237]);MONTH([.A237]);DAY([.A237]))&gt;=DATE(YEAR([.A237]);12;22));&quot;Invierno&quot;;IF(DATE(YEAR([.A237]);MONTH([.A237]);DAY([.A237]))&lt;DATE(YEAR([.A237]);6;22);&quot;Primavera&quot;;IF(DATE(YEAR([.A237]);MONTH([.A237]);DAY([.A237]))&lt;DATE(YEAR([.A237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37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18" calcext:value-type="date">
            <text:p>2025-11-18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38] &amp; &quot;1&quot;)" office:value-type="string" office:string-value="" calcext:value-type="error">
            <text:p>#VALUE!</text:p>
          </table:table-cell>
          <table:table-cell table:style-name="ce5" table:formula="of:=IF(OR(DATE(YEAR([.A238]);MONTH([.A238]);DAY([.A238]))&lt;DATE(YEAR([.A238]);3;21);DATE(YEAR([.A238]);MONTH([.A238]);DAY([.A238]))&gt;=DATE(YEAR([.A238]);12;22));&quot;Invierno&quot;;IF(DATE(YEAR([.A238]);MONTH([.A238]);DAY([.A238]))&lt;DATE(YEAR([.A238]);6;22);&quot;Primavera&quot;;IF(DATE(YEAR([.A238]);MONTH([.A238]);DAY([.A238]))&lt;DATE(YEAR([.A238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38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>
          <table:table-cell table:style-name="ce4" table:content-validation-name="val1" office:value-type="date" office:date-value="2025-11-19" calcext:value-type="date">
            <text:p>2025-11-19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4" calcext:value-type="float">
            <text:p>24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39] &amp; &quot;1&quot;)" office:value-type="string" office:string-value="" calcext:value-type="error">
            <text:p>#VALUE!</text:p>
          </table:table-cell>
          <table:table-cell table:style-name="ce5" table:formula="of:=IF(OR(DATE(YEAR([.A239]);MONTH([.A239]);DAY([.A239]))&lt;DATE(YEAR([.A239]);3;21);DATE(YEAR([.A239]);MONTH([.A239]);DAY([.A239]))&gt;=DATE(YEAR([.A239]);12;22));&quot;Invierno&quot;;IF(DATE(YEAR([.A239]);MONTH([.A239]);DAY([.A239]))&lt;DATE(YEAR([.A239]);6;22);&quot;Primavera&quot;;IF(DATE(YEAR([.A239]);MONTH([.A239]);DAY([.A239]))&lt;DATE(YEAR([.A239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39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21" calcext:value-type="date">
            <text:p>2025-11-2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40] &amp; &quot;1&quot;)" office:value-type="string" office:string-value="" calcext:value-type="error">
            <text:p>#VALUE!</text:p>
          </table:table-cell>
          <table:table-cell table:style-name="ce5" table:formula="of:=IF(OR(DATE(YEAR([.A240]);MONTH([.A240]);DAY([.A240]))&lt;DATE(YEAR([.A240]);3;21);DATE(YEAR([.A240]);MONTH([.A240]);DAY([.A240]))&gt;=DATE(YEAR([.A240]);12;22));&quot;Invierno&quot;;IF(DATE(YEAR([.A240]);MONTH([.A240]);DAY([.A240]))&lt;DATE(YEAR([.A240]);6;22);&quot;Primavera&quot;;IF(DATE(YEAR([.A240]);MONTH([.A240]);DAY([.A240]))&lt;DATE(YEAR([.A240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40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23" calcext:value-type="date">
            <text:p>2025-11-23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41] &amp; &quot;1&quot;)" office:value-type="string" office:string-value="" calcext:value-type="error">
            <text:p>#VALUE!</text:p>
          </table:table-cell>
          <table:table-cell table:style-name="ce5" table:formula="of:=IF(OR(DATE(YEAR([.A241]);MONTH([.A241]);DAY([.A241]))&lt;DATE(YEAR([.A241]);3;21);DATE(YEAR([.A241]);MONTH([.A241]);DAY([.A241]))&gt;=DATE(YEAR([.A241]);12;22));&quot;Invierno&quot;;IF(DATE(YEAR([.A241]);MONTH([.A241]);DAY([.A241]))&lt;DATE(YEAR([.A241]);6;22);&quot;Primavera&quot;;IF(DATE(YEAR([.A241]);MONTH([.A241]);DAY([.A241]))&lt;DATE(YEAR([.A241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41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25" calcext:value-type="date">
            <text:p>2025-11-25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6" calcext:value-type="float">
            <text:p>26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42] &amp; &quot;1&quot;)" office:value-type="string" office:string-value="" calcext:value-type="error">
            <text:p>#VALUE!</text:p>
          </table:table-cell>
          <table:table-cell table:style-name="ce5" table:formula="of:=IF(OR(DATE(YEAR([.A242]);MONTH([.A242]);DAY([.A242]))&lt;DATE(YEAR([.A242]);3;21);DATE(YEAR([.A242]);MONTH([.A242]);DAY([.A242]))&gt;=DATE(YEAR([.A242]);12;22));&quot;Invierno&quot;;IF(DATE(YEAR([.A242]);MONTH([.A242]);DAY([.A242]))&lt;DATE(YEAR([.A242]);6;22);&quot;Primavera&quot;;IF(DATE(YEAR([.A242]);MONTH([.A242]);DAY([.A242]))&lt;DATE(YEAR([.A242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42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26" calcext:value-type="date">
            <text:p>2025-11-26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43] &amp; &quot;1&quot;)" office:value-type="string" office:string-value="" calcext:value-type="error">
            <text:p>#VALUE!</text:p>
          </table:table-cell>
          <table:table-cell table:style-name="ce5" table:formula="of:=IF(OR(DATE(YEAR([.A243]);MONTH([.A243]);DAY([.A243]))&lt;DATE(YEAR([.A243]);3;21);DATE(YEAR([.A243]);MONTH([.A243]);DAY([.A243]))&gt;=DATE(YEAR([.A243]);12;22));&quot;Invierno&quot;;IF(DATE(YEAR([.A243]);MONTH([.A243]);DAY([.A243]))&lt;DATE(YEAR([.A243]);6;22);&quot;Primavera&quot;;IF(DATE(YEAR([.A243]);MONTH([.A243]);DAY([.A243]))&lt;DATE(YEAR([.A243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43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28" calcext:value-type="date">
            <text:p>2025-11-28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44] &amp; &quot;1&quot;)" office:value-type="string" office:string-value="" calcext:value-type="error">
            <text:p>#VALUE!</text:p>
          </table:table-cell>
          <table:table-cell table:style-name="ce5" table:formula="of:=IF(OR(DATE(YEAR([.A244]);MONTH([.A244]);DAY([.A244]))&lt;DATE(YEAR([.A244]);3;21);DATE(YEAR([.A244]);MONTH([.A244]);DAY([.A244]))&gt;=DATE(YEAR([.A244]);12;22));&quot;Invierno&quot;;IF(DATE(YEAR([.A244]);MONTH([.A244]);DAY([.A244]))&lt;DATE(YEAR([.A244]);6;22);&quot;Primavera&quot;;IF(DATE(YEAR([.A244]);MONTH([.A244]);DAY([.A244]))&lt;DATE(YEAR([.A244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44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1-30" calcext:value-type="date">
            <text:p>2025-11-30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1" calcext:value-type="float">
            <text:p>1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45] &amp; &quot;1&quot;)" office:value-type="string" office:string-value="" calcext:value-type="error">
            <text:p>#VALUE!</text:p>
          </table:table-cell>
          <table:table-cell table:style-name="ce5" table:formula="of:=IF(OR(DATE(YEAR([.A245]);MONTH([.A245]);DAY([.A245]))&lt;DATE(YEAR([.A245]);3;21);DATE(YEAR([.A245]);MONTH([.A245]);DAY([.A245]))&gt;=DATE(YEAR([.A245]);12;22));&quot;Invierno&quot;;IF(DATE(YEAR([.A245]);MONTH([.A245]);DAY([.A245]))&lt;DATE(YEAR([.A245]);6;22);&quot;Primavera&quot;;IF(DATE(YEAR([.A245]);MONTH([.A245]);DAY([.A245]))&lt;DATE(YEAR([.A245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noviembre</text:p>
          </table:table-cell>
          <table:table-cell table:style-name="ce5" table:formula="of:=WEEKDAY([.A245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02" calcext:value-type="date">
            <text:p>2025-12-02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46] &amp; &quot;1&quot;)" office:value-type="string" office:string-value="" calcext:value-type="error">
            <text:p>#VALUE!</text:p>
          </table:table-cell>
          <table:table-cell table:style-name="ce5" table:formula="of:=IF(OR(DATE(YEAR([.A246]);MONTH([.A246]);DAY([.A246]))&lt;DATE(YEAR([.A246]);3;21);DATE(YEAR([.A246]);MONTH([.A246]);DAY([.A246]))&gt;=DATE(YEAR([.A246]);12;22));&quot;Invierno&quot;;IF(DATE(YEAR([.A246]);MONTH([.A246]);DAY([.A246]))&lt;DATE(YEAR([.A246]);6;22);&quot;Primavera&quot;;IF(DATE(YEAR([.A246]);MONTH([.A246]);DAY([.A246]))&lt;DATE(YEAR([.A246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46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03" calcext:value-type="date">
            <text:p>2025-12-03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47] &amp; &quot;1&quot;)" office:value-type="string" office:string-value="" calcext:value-type="error">
            <text:p>#VALUE!</text:p>
          </table:table-cell>
          <table:table-cell table:style-name="ce5" table:formula="of:=IF(OR(DATE(YEAR([.A247]);MONTH([.A247]);DAY([.A247]))&lt;DATE(YEAR([.A247]);3;21);DATE(YEAR([.A247]);MONTH([.A247]);DAY([.A247]))&gt;=DATE(YEAR([.A247]);12;22));&quot;Invierno&quot;;IF(DATE(YEAR([.A247]);MONTH([.A247]);DAY([.A247]))&lt;DATE(YEAR([.A247]);6;22);&quot;Primavera&quot;;IF(DATE(YEAR([.A247]);MONTH([.A247]);DAY([.A247]))&lt;DATE(YEAR([.A247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47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05" calcext:value-type="date">
            <text:p>2025-12-05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48] &amp; &quot;1&quot;)" office:value-type="string" office:string-value="" calcext:value-type="error">
            <text:p>#VALUE!</text:p>
          </table:table-cell>
          <table:table-cell table:style-name="ce5" table:formula="of:=IF(OR(DATE(YEAR([.A248]);MONTH([.A248]);DAY([.A248]))&lt;DATE(YEAR([.A248]);3;21);DATE(YEAR([.A248]);MONTH([.A248]);DAY([.A248]))&gt;=DATE(YEAR([.A248]);12;22));&quot;Invierno&quot;;IF(DATE(YEAR([.A248]);MONTH([.A248]);DAY([.A248]))&lt;DATE(YEAR([.A248]);6;22);&quot;Primavera&quot;;IF(DATE(YEAR([.A248]);MONTH([.A248]);DAY([.A248]))&lt;DATE(YEAR([.A248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48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07" calcext:value-type="date">
            <text:p>2025-12-07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49] &amp; &quot;1&quot;)" office:value-type="string" office:string-value="" calcext:value-type="error">
            <text:p>#VALUE!</text:p>
          </table:table-cell>
          <table:table-cell table:style-name="ce5" table:formula="of:=IF(OR(DATE(YEAR([.A249]);MONTH([.A249]);DAY([.A249]))&lt;DATE(YEAR([.A249]);3;21);DATE(YEAR([.A249]);MONTH([.A249]);DAY([.A249]))&gt;=DATE(YEAR([.A249]);12;22));&quot;Invierno&quot;;IF(DATE(YEAR([.A249]);MONTH([.A249]);DAY([.A249]))&lt;DATE(YEAR([.A249]);6;22);&quot;Primavera&quot;;IF(DATE(YEAR([.A249]);MONTH([.A249]);DAY([.A249]))&lt;DATE(YEAR([.A249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49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09" calcext:value-type="date">
            <text:p>2025-12-09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inglés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50] &amp; &quot;1&quot;)" office:value-type="string" office:string-value="" calcext:value-type="error">
            <text:p>#VALUE!</text:p>
          </table:table-cell>
          <table:table-cell table:style-name="ce5" table:formula="of:=IF(OR(DATE(YEAR([.A250]);MONTH([.A250]);DAY([.A250]))&lt;DATE(YEAR([.A250]);3;21);DATE(YEAR([.A250]);MONTH([.A250]);DAY([.A250]))&gt;=DATE(YEAR([.A250]);12;22));&quot;Invierno&quot;;IF(DATE(YEAR([.A250]);MONTH([.A250]);DAY([.A250]))&lt;DATE(YEAR([.A250]);6;22);&quot;Primavera&quot;;IF(DATE(YEAR([.A250]);MONTH([.A250]);DAY([.A250]))&lt;DATE(YEAR([.A250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50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10" calcext:value-type="date">
            <text:p>2025-12-10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51] &amp; &quot;1&quot;)" office:value-type="string" office:string-value="" calcext:value-type="error">
            <text:p>#VALUE!</text:p>
          </table:table-cell>
          <table:table-cell table:style-name="ce5" table:formula="of:=IF(OR(DATE(YEAR([.A251]);MONTH([.A251]);DAY([.A251]))&lt;DATE(YEAR([.A251]);3;21);DATE(YEAR([.A251]);MONTH([.A251]);DAY([.A251]))&gt;=DATE(YEAR([.A251]);12;22));&quot;Invierno&quot;;IF(DATE(YEAR([.A251]);MONTH([.A251]);DAY([.A251]))&lt;DATE(YEAR([.A251]);6;22);&quot;Primavera&quot;;IF(DATE(YEAR([.A251]);MONTH([.A251]);DAY([.A251]))&lt;DATE(YEAR([.A251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51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12" calcext:value-type="date">
            <text:p>2025-12-12</text:p>
          </table:table-cell>
          <table:table-cell table:style-name="ce5" office:value-type="string" calcext:value-type="string">
            <text:p>novela_grafica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8" calcext:value-type="float">
            <text:p>18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52] &amp; &quot;1&quot;)" office:value-type="string" office:string-value="" calcext:value-type="error">
            <text:p>#VALUE!</text:p>
          </table:table-cell>
          <table:table-cell table:style-name="ce5" table:formula="of:=IF(OR(DATE(YEAR([.A252]);MONTH([.A252]);DAY([.A252]))&lt;DATE(YEAR([.A252]);3;21);DATE(YEAR([.A252]);MONTH([.A252]);DAY([.A252]))&gt;=DATE(YEAR([.A252]);12;22));&quot;Invierno&quot;;IF(DATE(YEAR([.A252]);MONTH([.A252]);DAY([.A252]))&lt;DATE(YEAR([.A252]);6;22);&quot;Primavera&quot;;IF(DATE(YEAR([.A252]);MONTH([.A252]);DAY([.A252]))&lt;DATE(YEAR([.A252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52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14" calcext:value-type="date">
            <text:p>2025-12-14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2" calcext:value-type="float">
            <text:p>12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53] &amp; &quot;1&quot;)" office:value-type="string" office:string-value="" calcext:value-type="error">
            <text:p>#VALUE!</text:p>
          </table:table-cell>
          <table:table-cell table:style-name="ce5" table:formula="of:=IF(OR(DATE(YEAR([.A253]);MONTH([.A253]);DAY([.A253]))&lt;DATE(YEAR([.A253]);3;21);DATE(YEAR([.A253]);MONTH([.A253]);DAY([.A253]))&gt;=DATE(YEAR([.A253]);12;22));&quot;Invierno&quot;;IF(DATE(YEAR([.A253]);MONTH([.A253]);DAY([.A253]))&lt;DATE(YEAR([.A253]);6;22);&quot;Primavera&quot;;IF(DATE(YEAR([.A253]);MONTH([.A253]);DAY([.A253]))&lt;DATE(YEAR([.A253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53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16" calcext:value-type="date">
            <text:p>2025-12-16</text:p>
          </table:table-cell>
          <table:table-cell table:style-name="ce5" office:value-type="string" calcext:value-type="string">
            <text:p>ensayo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3" calcext:value-type="float">
            <text:p>23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54] &amp; &quot;1&quot;)" office:value-type="string" office:string-value="" calcext:value-type="error">
            <text:p>#VALUE!</text:p>
          </table:table-cell>
          <table:table-cell table:style-name="ce5" table:formula="of:=IF(OR(DATE(YEAR([.A254]);MONTH([.A254]);DAY([.A254]))&lt;DATE(YEAR([.A254]);3;21);DATE(YEAR([.A254]);MONTH([.A254]);DAY([.A254]))&gt;=DATE(YEAR([.A254]);12;22));&quot;Invierno&quot;;IF(DATE(YEAR([.A254]);MONTH([.A254]);DAY([.A254]))&lt;DATE(YEAR([.A254]);6;22);&quot;Primavera&quot;;IF(DATE(YEAR([.A254]);MONTH([.A254]);DAY([.A254]))&lt;DATE(YEAR([.A254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54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17" calcext:value-type="date">
            <text:p>2025-12-17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55] &amp; &quot;1&quot;)" office:value-type="string" office:string-value="" calcext:value-type="error">
            <text:p>#VALUE!</text:p>
          </table:table-cell>
          <table:table-cell table:style-name="ce5" table:formula="of:=IF(OR(DATE(YEAR([.A255]);MONTH([.A255]);DAY([.A255]))&lt;DATE(YEAR([.A255]);3;21);DATE(YEAR([.A255]);MONTH([.A255]);DAY([.A255]))&gt;=DATE(YEAR([.A255]);12;22));&quot;Invierno&quot;;IF(DATE(YEAR([.A255]);MONTH([.A255]);DAY([.A255]))&lt;DATE(YEAR([.A255]);6;22);&quot;Primavera&quot;;IF(DATE(YEAR([.A255]);MONTH([.A255]);DAY([.A255]))&lt;DATE(YEAR([.A255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55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19" calcext:value-type="date">
            <text:p>2025-12-19</text:p>
          </table:table-cell>
          <table:table-cell table:style-name="ce5" office:value-type="string" calcext:value-type="string">
            <text:p>comic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56] &amp; &quot;1&quot;)" office:value-type="string" office:string-value="" calcext:value-type="error">
            <text:p>#VALUE!</text:p>
          </table:table-cell>
          <table:table-cell table:style-name="ce5" table:formula="of:=IF(OR(DATE(YEAR([.A256]);MONTH([.A256]);DAY([.A256]))&lt;DATE(YEAR([.A256]);3;21);DATE(YEAR([.A256]);MONTH([.A256]);DAY([.A256]))&gt;=DATE(YEAR([.A256]);12;22));&quot;Invierno&quot;;IF(DATE(YEAR([.A256]);MONTH([.A256]);DAY([.A256]))&lt;DATE(YEAR([.A256]);6;22);&quot;Primavera&quot;;IF(DATE(YEAR([.A256]);MONTH([.A256]);DAY([.A256]))&lt;DATE(YEAR([.A256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56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21" calcext:value-type="date">
            <text:p>2025-12-21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57] &amp; &quot;1&quot;)" office:value-type="string" office:string-value="" calcext:value-type="error">
            <text:p>#VALUE!</text:p>
          </table:table-cell>
          <table:table-cell table:style-name="ce5" table:formula="of:=IF(OR(DATE(YEAR([.A257]);MONTH([.A257]);DAY([.A257]))&lt;DATE(YEAR([.A257]);3;21);DATE(YEAR([.A257]);MONTH([.A257]);DAY([.A257]))&gt;=DATE(YEAR([.A257]);12;22));&quot;Invierno&quot;;IF(DATE(YEAR([.A257]);MONTH([.A257]);DAY([.A257]))&lt;DATE(YEAR([.A257]);6;22);&quot;Primavera&quot;;IF(DATE(YEAR([.A257]);MONTH([.A257]);DAY([.A257]))&lt;DATE(YEAR([.A257]);9;23);&quot;verano&quot;;&quot;otoño&quot;)))" office:value-type="string" office:string-value="otoño" calcext:value-type="string">
            <text:p>otoñ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57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23" calcext:value-type="date">
            <text:p>2025-12-23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58] &amp; &quot;1&quot;)" office:value-type="string" office:string-value="" calcext:value-type="error">
            <text:p>#VALUE!</text:p>
          </table:table-cell>
          <table:table-cell table:style-name="ce5" table:formula="of:=IF(OR(DATE(YEAR([.A258]);MONTH([.A258]);DAY([.A258]))&lt;DATE(YEAR([.A258]);3;21);DATE(YEAR([.A258]);MONTH([.A258]);DAY([.A258]))&gt;=DATE(YEAR([.A258]);12;22));&quot;Invierno&quot;;IF(DATE(YEAR([.A258]);MONTH([.A258]);DAY([.A258]))&lt;DATE(YEAR([.A258]);6;22);&quot;Primavera&quot;;IF(DATE(YEAR([.A258]);MONTH([.A258]);DAY([.A258]))&lt;DATE(YEAR([.A258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58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24" calcext:value-type="date">
            <text:p>2025-12-24</text:p>
          </table:table-cell>
          <table:table-cell table:style-name="ce5" office:value-type="string" calcext:value-type="string">
            <text:p>divulga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28" calcext:value-type="float">
            <text:p>28</text:p>
          </table:table-cell>
          <table:table-cell table:style-name="ce5" table:content-validation-name="val4" office:value-type="string" calcext:value-type="string">
            <text:p>no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59] &amp; &quot;1&quot;)" office:value-type="string" office:string-value="" calcext:value-type="error">
            <text:p>#VALUE!</text:p>
          </table:table-cell>
          <table:table-cell table:style-name="ce5" table:formula="of:=IF(OR(DATE(YEAR([.A259]);MONTH([.A259]);DAY([.A259]))&lt;DATE(YEAR([.A259]);3;21);DATE(YEAR([.A259]);MONTH([.A259]);DAY([.A259]))&gt;=DATE(YEAR([.A259]);12;22));&quot;Invierno&quot;;IF(DATE(YEAR([.A259]);MONTH([.A259]);DAY([.A259]))&lt;DATE(YEAR([.A259]);6;22);&quot;Primavera&quot;;IF(DATE(YEAR([.A259]);MONTH([.A259]);DAY([.A259]))&lt;DATE(YEAR([.A259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59]; 1)" office:value-type="float" office:value="4" calcext:value-type="float">
            <text:p>4</text:p>
          </table:table-cell>
          <table:table-cell table:style-name="ce5" table:content-validation-name="val7" office:value-type="string" calcext:value-type="string">
            <text:p>miércol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26" calcext:value-type="date">
            <text:p>2025-12-26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60] &amp; &quot;1&quot;)" office:value-type="string" office:string-value="" calcext:value-type="error">
            <text:p>#VALUE!</text:p>
          </table:table-cell>
          <table:table-cell table:style-name="ce5" table:formula="of:=IF(OR(DATE(YEAR([.A260]);MONTH([.A260]);DAY([.A260]))&lt;DATE(YEAR([.A260]);3;21);DATE(YEAR([.A260]);MONTH([.A260]);DAY([.A260]))&gt;=DATE(YEAR([.A260]);12;22));&quot;Invierno&quot;;IF(DATE(YEAR([.A260]);MONTH([.A260]);DAY([.A260]))&lt;DATE(YEAR([.A260]);6;22);&quot;Primavera&quot;;IF(DATE(YEAR([.A260]);MONTH([.A260]);DAY([.A260]))&lt;DATE(YEAR([.A260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60]; 1)" office:value-type="float" office:value="6" calcext:value-type="float">
            <text:p>6</text:p>
          </table:table-cell>
          <table:table-cell table:style-name="ce5" table:content-validation-name="val7" office:value-type="string" calcext:value-type="string">
            <text:p>viernes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28" calcext:value-type="date">
            <text:p>2025-12-28</text:p>
          </table:table-cell>
          <table:table-cell table:style-name="ce5" office:value-type="string" calcext:value-type="string">
            <text:p>ficcion</text:p>
          </table:table-cell>
          <table:table-cell table:style-name="ce5" table:content-validation-name="val2" office:value-type="string" calcext:value-type="string">
            <text:p>catalán</text:p>
          </table:table-cell>
          <table:table-cell table:style-name="ce5" table:content-validation-name="val3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tarde</text:p>
          </table:table-cell>
          <table:table-cell table:style-name="ce5" table:formula="of:=MONTH([.I261] &amp; &quot;1&quot;)" office:value-type="string" office:string-value="" calcext:value-type="error">
            <text:p>#VALUE!</text:p>
          </table:table-cell>
          <table:table-cell table:style-name="ce5" table:formula="of:=IF(OR(DATE(YEAR([.A261]);MONTH([.A261]);DAY([.A261]))&lt;DATE(YEAR([.A261]);3;21);DATE(YEAR([.A261]);MONTH([.A261]);DAY([.A261]))&gt;=DATE(YEAR([.A261]);12;22));&quot;Invierno&quot;;IF(DATE(YEAR([.A261]);MONTH([.A261]);DAY([.A261]))&lt;DATE(YEAR([.A261]);6;22);&quot;Primavera&quot;;IF(DATE(YEAR([.A261]);MONTH([.A261]);DAY([.A261]))&lt;DATE(YEAR([.A261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61]; 1)" office:value-type="float" office:value="1" calcext:value-type="float">
            <text:p>1</text:p>
          </table:table-cell>
          <table:table-cell table:style-name="ce5" table:content-validation-name="val7" office:value-type="string" calcext:value-type="string">
            <text:p>domingo</text:p>
          </table:table-cell>
          <table:table-cell table:number-columns-repeated="1013"/>
        </table:table-row>
        <table:table-row table:style-name="ro3" table:visibility="collapse">
          <table:table-cell table:style-name="ce4" table:content-validation-name="val1" office:value-type="date" office:date-value="2025-12-30" calcext:value-type="date">
            <text:p>2025-12-30</text:p>
          </table:table-cell>
          <table:table-cell table:style-name="ce5" office:value-type="string" calcext:value-type="string">
            <text:p>infantil</text:p>
          </table:table-cell>
          <table:table-cell table:style-name="ce5" table:content-validation-name="val2" office:value-type="string" calcext:value-type="string">
            <text:p>español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si</text:p>
          </table:table-cell>
          <table:table-cell table:style-name="ce5" table:content-validation-name="val5" office:value-type="string" calcext:value-type="string">
            <text:p>mañana</text:p>
          </table:table-cell>
          <table:table-cell table:style-name="ce5" table:formula="of:=MONTH([.I262] &amp; &quot;1&quot;)" office:value-type="string" office:string-value="" calcext:value-type="error">
            <text:p>#VALUE!</text:p>
          </table:table-cell>
          <table:table-cell table:style-name="ce5" table:formula="of:=IF(OR(DATE(YEAR([.A262]);MONTH([.A262]);DAY([.A262]))&lt;DATE(YEAR([.A262]);3;21);DATE(YEAR([.A262]);MONTH([.A262]);DAY([.A262]))&gt;=DATE(YEAR([.A262]);12;22));&quot;Invierno&quot;;IF(DATE(YEAR([.A262]);MONTH([.A262]);DAY([.A262]))&lt;DATE(YEAR([.A262]);6;22);&quot;Primavera&quot;;IF(DATE(YEAR([.A262]);MONTH([.A262]);DAY([.A262]))&lt;DATE(YEAR([.A262]);9;23);&quot;verano&quot;;&quot;otoño&quot;)))" office:value-type="string" office:string-value="Invierno" calcext:value-type="string">
            <text:p>Invierno</text:p>
          </table:table-cell>
          <table:table-cell table:style-name="ce5" table:content-validation-name="val6" office:value-type="string" calcext:value-type="string">
            <text:p>diciembre</text:p>
          </table:table-cell>
          <table:table-cell table:style-name="ce5" table:formula="of:=WEEKDAY([.A262]; 1)" office:value-type="float" office:value="3" calcext:value-type="float">
            <text:p>3</text:p>
          </table:table-cell>
          <table:table-cell table:style-name="ce5" table:content-validation-name="val7" office:value-type="string" calcext:value-type="string">
            <text:p>martes</text:p>
          </table:table-cell>
          <table:table-cell table:number-columns-repeated="1013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restamos_biblioteca_publica.$A$1" table:cell-range-address="$'Copia de prestamos_biblioteca_publica'.$A$1:.$K$262"/>
        </table:named-expressions>
      </table:table>
      <table:table table:name="CÁLCULOS Y ANÁLISIS" table:style-name="ta3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16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En este apartado recogemos las primeras observaciones, cálculos e hipótesis que surgen tras el análisis inicial del dataset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Es necesario tener en cuenta que partimos de una limitación clara de datos, ya que, solo presenta un registro de prestamo al día. </text:p>
          </table:table-cell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1. El TOTAL de prestamos en un año són: </text:p>
          </table:table-cell>
          <table:covered-table-cell/>
          <table:table-cell table:style-name="ce27" table:formula="of:=COUNT([$'Copia de prestamos_biblioteca_publica'.$A$2:.$A$262])" office:value-type="float" office:value="261" calcext:value-type="float">
            <text:p>26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1.1. Si analizamos los prestamos que se han realizado por CATEGORIA, vemos que la más prestada es la FICCIÓN, seguida de INFANTIL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Esto podría indicar que se trata de una población con alta presencia de público infantil o familias con hijos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CATEGORIA</text:p>
          </table:table-cell>
          <table:table-cell table:style-name="ce9" office:value-type="string" calcext:value-type="string">
            <text:p>Nº LIBROS</text:p>
          </table:table-cell>
          <table:table-cell table:style-name="ce9" office:value-type="string" calcext:value-type="string">
            <text:p>%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FICCION</text:p>
          </table:table-cell>
          <table:table-cell table:style-name="ce17" table:formula="of:=COUNTIF([$'Copia de prestamos_biblioteca_publica'.$B$2:.$B$262];[.$B12])" office:value-type="float" office:value="103" calcext:value-type="float">
            <text:p>103</text:p>
          </table:table-cell>
          <table:table-cell table:style-name="ce28" table:formula="of:=[.C12]/261" office:value-type="percentage" office:value="0.39463601532567" calcext:value-type="percentage">
            <text:p>39.46%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INFANTIL</text:p>
          </table:table-cell>
          <table:table-cell table:style-name="ce17" table:formula="of:=COUNTIF([$'Copia de prestamos_biblioteca_publica'.$B$2:.$B$262];[.$B13])" office:value-type="float" office:value="55" calcext:value-type="float">
            <text:p>55</text:p>
          </table:table-cell>
          <table:table-cell table:style-name="ce28" table:formula="of:=[.C13]/261" office:value-type="percentage" office:value="0.210727969348659" calcext:value-type="percentage">
            <text:p>21.07%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COMIC</text:p>
          </table:table-cell>
          <table:table-cell table:style-name="ce17" table:formula="of:=COUNTIF([$'Copia de prestamos_biblioteca_publica'.$B$2:.$B$262];[.$B14])" office:value-type="float" office:value="35" calcext:value-type="float">
            <text:p>35</text:p>
          </table:table-cell>
          <table:table-cell table:style-name="ce28" table:formula="of:=[.C14]/261" office:value-type="percentage" office:value="0.134099616858238" calcext:value-type="percentage">
            <text:p>13.41%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ENSAYO</text:p>
          </table:table-cell>
          <table:table-cell table:style-name="ce17" table:formula="of:=COUNTIF([$'Copia de prestamos_biblioteca_publica'.$B$2:.$B$262];[.$B15])" office:value-type="float" office:value="34" calcext:value-type="float">
            <text:p>34</text:p>
          </table:table-cell>
          <table:table-cell table:style-name="ce28" table:formula="of:=[.C15]/261" office:value-type="percentage" office:value="0.130268199233716" calcext:value-type="percentage">
            <text:p>13.03%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NOVELA_GRAFICA</text:p>
          </table:table-cell>
          <table:table-cell table:style-name="ce17" table:formula="of:=COUNTIF([$'Copia de prestamos_biblioteca_publica'.$B$2:.$B$262];[.$B16])" office:value-type="float" office:value="17" calcext:value-type="float">
            <text:p>17</text:p>
          </table:table-cell>
          <table:table-cell table:style-name="ce28" table:formula="of:=[.C16]/261" office:value-type="percentage" office:value="0.0651340996168582" calcext:value-type="percentage">
            <text:p>6.51%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DIVULGACION</text:p>
          </table:table-cell>
          <table:table-cell table:style-name="ce17" table:formula="of:=COUNTIF([$'Copia de prestamos_biblioteca_publica'.$B$2:.$B$262];[.$B17])" office:value-type="float" office:value="14" calcext:value-type="float">
            <text:p>14</text:p>
          </table:table-cell>
          <table:table-cell table:style-name="ce28" table:formula="of:=[.C17]/261" office:value-type="percentage" office:value="0.053639846743295" calcext:value-type="percentage">
            <text:p>5.36%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POESIA</text:p>
          </table:table-cell>
          <table:table-cell table:style-name="ce17" table:formula="of:=COUNTIF([$'Copia de prestamos_biblioteca_publica'.$B$2:.$B$262];[.$B18])" office:value-type="float" office:value="3" calcext:value-type="float">
            <text:p>3</text:p>
          </table:table-cell>
          <table:table-cell table:style-name="ce28" table:formula="of:=[.C18]/261" office:value-type="percentage" office:value="0.0114942528735632" calcext:value-type="percentage">
            <text:p>1.15%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2. Se detecta un PATRÓN: se prestan MÁS libros por la TARDE (66,28%) que por la MAÑANA (33,72%)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MAÑANA</text:p>
          </table:table-cell>
          <table:table-cell table:style-name="ce17" table:formula="of:=COUNTIF([$'Copia de prestamos_biblioteca_publica'.$F$2:.$F$262];[.$B23])" office:value-type="float" office:value="88" calcext:value-type="float">
            <text:p>88</text:p>
          </table:table-cell>
          <table:table-cell table:style-name="ce29" table:formula="of:=([.C23] &amp; &quot;:&quot; &amp; [.$C$7])" office:value-type="string" office:string-value="88:" calcext:value-type="string">
            <text:p>88:</text:p>
          </table:table-cell>
          <table:table-cell table:style-name="ce29" table:formula="of:=[.C23]/[.$D$6]" office:value-type="percentage" office:value="0.337164750957854" calcext:value-type="percentage">
            <text:p>33.72%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TARDE</text:p>
          </table:table-cell>
          <table:table-cell table:style-name="ce17" table:formula="of:=COUNTIF([$'Copia de prestamos_biblioteca_publica'.$F$2:.$F$262];[.$B24])" office:value-type="float" office:value="173" calcext:value-type="float">
            <text:p>173</text:p>
          </table:table-cell>
          <table:table-cell table:style-name="ce29" table:formula="of:=([.C24] &amp; &quot;:&quot; &amp; [.$C$7])" office:value-type="string" office:string-value="173:" calcext:value-type="string">
            <text:p>173:</text:p>
          </table:table-cell>
          <table:table-cell table:style-name="ce29" table:formula="of:=[.C24]/[.$D$6]" office:value-type="percentage" office:value="0.662835249042146" calcext:value-type="percentage">
            <text:p>66.28%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2.2. Si analizamos en que FRANJA HORARIA, por MESES, se prestan más libros, observamos varias cosas: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· los meses de ENERO A MAYO, el numero de prestamos es mayor (148 libros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· en cambio, los meses de JUNIO A SEPTIEMBRE, baja considerablemente la pretacion de libros. (113 libros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demás, se mantiene la tendencia general de mayor actividad en horario de tard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MESES</text:p>
          </table:table-cell>
          <table:table-cell table:style-name="ce18" office:value-type="string" calcext:value-type="string">
            <text:p>MAÑANA</text:p>
          </table:table-cell>
          <table:table-cell table:style-name="ce10" office:value-type="string" calcext:value-type="string">
            <text:p>TARD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% MAÑANA</text:p>
          </table:table-cell>
          <table:table-cell table:style-name="ce9" office:value-type="string" calcext:value-type="string">
            <text:p>% TARDE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NERO</text:p>
          </table:table-cell>
          <table:table-cell table:style-name="ce17" table:formula="of:=COUNTIFS([$'Copia de prestamos_biblioteca_publica'.$F$2:.$F$262];[.C$31];[$'Copia de prestamos_biblioteca_publica'.$I$2:.$I$262];[.B32])" office:value-type="float" office:value="10" calcext:value-type="float">
            <text:p>10</text:p>
          </table:table-cell>
          <table:table-cell table:style-name="ce17" table:formula="of:=COUNTIFS([$'Copia de prestamos_biblioteca_publica'.$F$2:.$F$262];[.D$31];[$'Copia de prestamos_biblioteca_publica'.$I$2:.$I$262];[.B32])" office:value-type="float" office:value="18" calcext:value-type="float">
            <text:p>18</text:p>
          </table:table-cell>
          <table:table-cell table:style-name="ce17" table:formula="of:=[.C32]+[.D32]" office:value-type="float" office:value="28" calcext:value-type="float">
            <text:p>28</text:p>
          </table:table-cell>
          <table:table-cell table:style-name="ce38" table:formula="of:=[.C32]/[.E32]" office:value-type="percentage" office:value="0.357142857142857" calcext:value-type="percentage">
            <text:p>35.71%</text:p>
          </table:table-cell>
          <table:table-cell table:style-name="ce40" table:formula="of:=[.D32]/[.E32]" office:value-type="percentage" office:value="0.642857142857143" calcext:value-type="percentage">
            <text:p>64.29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FEBRERO</text:p>
          </table:table-cell>
          <table:table-cell table:style-name="ce17" table:formula="of:=COUNTIFS([$'Copia de prestamos_biblioteca_publica'.$F$2:.$F$262];[.C$31];[$'Copia de prestamos_biblioteca_publica'.$I$2:.$I$262];[.B33])" office:value-type="float" office:value="9" calcext:value-type="float">
            <text:p>9</text:p>
          </table:table-cell>
          <table:table-cell table:style-name="ce17" table:formula="of:=COUNTIFS([$'Copia de prestamos_biblioteca_publica'.$F$2:.$F$262];[.D$31];[$'Copia de prestamos_biblioteca_publica'.$I$2:.$I$262];[.B33])" office:value-type="float" office:value="19" calcext:value-type="float">
            <text:p>19</text:p>
          </table:table-cell>
          <table:table-cell table:style-name="ce17" table:formula="of:=[.C33]+[.D33]" office:value-type="float" office:value="28" calcext:value-type="float">
            <text:p>28</text:p>
          </table:table-cell>
          <table:table-cell table:style-name="ce38" table:formula="of:=[.C33]/[.E33]" office:value-type="percentage" office:value="0.321428571428571" calcext:value-type="percentage">
            <text:p>32.14%</text:p>
          </table:table-cell>
          <table:table-cell table:style-name="ce40" table:formula="of:=[.D33]/[.E33]" office:value-type="percentage" office:value="0.678571428571429" calcext:value-type="percentage">
            <text:p>67.86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MARZO</text:p>
          </table:table-cell>
          <table:table-cell table:style-name="ce17" table:formula="of:=COUNTIFS([$'Copia de prestamos_biblioteca_publica'.$F$2:.$F$262];[.C$31];[$'Copia de prestamos_biblioteca_publica'.$I$2:.$I$262];[.B34])" office:value-type="float" office:value="10" calcext:value-type="float">
            <text:p>10</text:p>
          </table:table-cell>
          <table:table-cell table:style-name="ce17" table:formula="of:=COUNTIFS([$'Copia de prestamos_biblioteca_publica'.$F$2:.$F$262];[.D$31];[$'Copia de prestamos_biblioteca_publica'.$I$2:.$I$262];[.B34])" office:value-type="float" office:value="21" calcext:value-type="float">
            <text:p>21</text:p>
          </table:table-cell>
          <table:table-cell table:style-name="ce17" table:formula="of:=[.C34]+[.D34]" office:value-type="float" office:value="31" calcext:value-type="float">
            <text:p>31</text:p>
          </table:table-cell>
          <table:table-cell table:style-name="ce38" table:formula="of:=[.C34]/[.E34]" office:value-type="percentage" office:value="0.32258064516129" calcext:value-type="percentage">
            <text:p>32.26%</text:p>
          </table:table-cell>
          <table:table-cell table:style-name="ce40" table:formula="of:=[.D34]/[.E34]" office:value-type="percentage" office:value="0.67741935483871" calcext:value-type="percentage">
            <text:p>67.74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ABRIL</text:p>
          </table:table-cell>
          <table:table-cell table:style-name="ce17" table:formula="of:=COUNTIFS([$'Copia de prestamos_biblioteca_publica'.$F$2:.$F$262];[.C$31];[$'Copia de prestamos_biblioteca_publica'.$I$2:.$I$262];[.B35])" office:value-type="float" office:value="10" calcext:value-type="float">
            <text:p>10</text:p>
          </table:table-cell>
          <table:table-cell table:style-name="ce17" table:formula="of:=COUNTIFS([$'Copia de prestamos_biblioteca_publica'.$F$2:.$F$262];[.D$31];[$'Copia de prestamos_biblioteca_publica'.$I$2:.$I$262];[.B35])" office:value-type="float" office:value="20" calcext:value-type="float">
            <text:p>20</text:p>
          </table:table-cell>
          <table:table-cell table:style-name="ce17" table:formula="of:=[.C35]+[.D35]" office:value-type="float" office:value="30" calcext:value-type="float">
            <text:p>30</text:p>
          </table:table-cell>
          <table:table-cell table:style-name="ce38" table:formula="of:=[.C35]/[.E35]" office:value-type="percentage" office:value="0.333333333333333" calcext:value-type="percentage">
            <text:p>33.33%</text:p>
          </table:table-cell>
          <table:table-cell table:style-name="ce40" table:formula="of:=[.D35]/[.E35]" office:value-type="percentage" office:value="0.666666666666667" calcext:value-type="percentage">
            <text:p>66.67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MAYO</text:p>
          </table:table-cell>
          <table:table-cell table:style-name="ce17" table:formula="of:=COUNTIFS([$'Copia de prestamos_biblioteca_publica'.$F$2:.$F$262];[.C$31];[$'Copia de prestamos_biblioteca_publica'.$I$2:.$I$262];[.B36])" office:value-type="float" office:value="11" calcext:value-type="float">
            <text:p>11</text:p>
          </table:table-cell>
          <table:table-cell table:style-name="ce17" table:formula="of:=COUNTIFS([$'Copia de prestamos_biblioteca_publica'.$F$2:.$F$262];[.D$31];[$'Copia de prestamos_biblioteca_publica'.$I$2:.$I$262];[.B36])" office:value-type="float" office:value="20" calcext:value-type="float">
            <text:p>20</text:p>
          </table:table-cell>
          <table:table-cell table:style-name="ce17" table:formula="of:=[.C36]+[.D36]" office:value-type="float" office:value="31" calcext:value-type="float">
            <text:p>31</text:p>
          </table:table-cell>
          <table:table-cell table:style-name="ce38" table:formula="of:=[.C36]/[.E36]" office:value-type="percentage" office:value="0.354838709677419" calcext:value-type="percentage">
            <text:p>35.48%</text:p>
          </table:table-cell>
          <table:table-cell table:style-name="ce40" table:formula="of:=[.D36]/[.E36]" office:value-type="percentage" office:value="0.645161290322581" calcext:value-type="percentage">
            <text:p>64.52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JUNIO</text:p>
          </table:table-cell>
          <table:table-cell table:style-name="ce17" table:formula="of:=COUNTIFS([$'Copia de prestamos_biblioteca_publica'.$F$2:.$F$262];[.C$31];[$'Copia de prestamos_biblioteca_publica'.$I$2:.$I$262];[.B37])" office:value-type="float" office:value="5" calcext:value-type="float">
            <text:p>5</text:p>
          </table:table-cell>
          <table:table-cell table:style-name="ce17" table:formula="of:=COUNTIFS([$'Copia de prestamos_biblioteca_publica'.$F$2:.$F$262];[.D$31];[$'Copia de prestamos_biblioteca_publica'.$I$2:.$I$262];[.B37])" office:value-type="float" office:value="12" calcext:value-type="float">
            <text:p>12</text:p>
          </table:table-cell>
          <table:table-cell table:style-name="ce17" table:formula="of:=[.C37]+[.D37]" office:value-type="float" office:value="17" calcext:value-type="float">
            <text:p>17</text:p>
          </table:table-cell>
          <table:table-cell table:style-name="ce38" table:formula="of:=[.C37]/[.E37]" office:value-type="percentage" office:value="0.294117647058823" calcext:value-type="percentage">
            <text:p>29.41%</text:p>
          </table:table-cell>
          <table:table-cell table:style-name="ce40" table:formula="of:=[.D37]/[.E37]" office:value-type="percentage" office:value="0.705882352941176" calcext:value-type="percentage">
            <text:p>70.59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JULIO</text:p>
          </table:table-cell>
          <table:table-cell table:style-name="ce17" table:formula="of:=COUNTIFS([$'Copia de prestamos_biblioteca_publica'.$F$2:.$F$262];[.C$31];[$'Copia de prestamos_biblioteca_publica'.$I$2:.$I$262];[.B38])" office:value-type="float" office:value="5" calcext:value-type="float">
            <text:p>5</text:p>
          </table:table-cell>
          <table:table-cell table:style-name="ce17" table:formula="of:=COUNTIFS([$'Copia de prestamos_biblioteca_publica'.$F$2:.$F$262];[.D$31];[$'Copia de prestamos_biblioteca_publica'.$I$2:.$I$262];[.B38])" office:value-type="float" office:value="9" calcext:value-type="float">
            <text:p>9</text:p>
          </table:table-cell>
          <table:table-cell table:style-name="ce17" table:formula="of:=[.C38]+[.D38]" office:value-type="float" office:value="14" calcext:value-type="float">
            <text:p>14</text:p>
          </table:table-cell>
          <table:table-cell table:style-name="ce38" table:formula="of:=[.C38]/[.E38]" office:value-type="percentage" office:value="0.357142857142857" calcext:value-type="percentage">
            <text:p>35.71%</text:p>
          </table:table-cell>
          <table:table-cell table:style-name="ce40" table:formula="of:=[.D38]/[.E38]" office:value-type="percentage" office:value="0.642857142857143" calcext:value-type="percentage">
            <text:p>64.29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AGOSTO</text:p>
          </table:table-cell>
          <table:table-cell table:style-name="ce17" table:formula="of:=COUNTIFS([$'Copia de prestamos_biblioteca_publica'.$F$2:.$F$262];[.C$31];[$'Copia de prestamos_biblioteca_publica'.$I$2:.$I$262];[.B39])" office:value-type="float" office:value="4" calcext:value-type="float">
            <text:p>4</text:p>
          </table:table-cell>
          <table:table-cell table:style-name="ce17" table:formula="of:=COUNTIFS([$'Copia de prestamos_biblioteca_publica'.$F$2:.$F$262];[.D$31];[$'Copia de prestamos_biblioteca_publica'.$I$2:.$I$262];[.B39])" office:value-type="float" office:value="9" calcext:value-type="float">
            <text:p>9</text:p>
          </table:table-cell>
          <table:table-cell table:style-name="ce17" table:formula="of:=[.C39]+[.D39]" office:value-type="float" office:value="13" calcext:value-type="float">
            <text:p>13</text:p>
          </table:table-cell>
          <table:table-cell table:style-name="ce38" table:formula="of:=[.C39]/[.E39]" office:value-type="percentage" office:value="0.307692307692308" calcext:value-type="percentage">
            <text:p>30.77%</text:p>
          </table:table-cell>
          <table:table-cell table:style-name="ce40" table:formula="of:=[.D39]/[.E39]" office:value-type="percentage" office:value="0.692307692307692" calcext:value-type="percentage">
            <text:p>69.23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SEPTIEMBRE</text:p>
          </table:table-cell>
          <table:table-cell table:style-name="ce17" table:formula="of:=COUNTIFS([$'Copia de prestamos_biblioteca_publica'.$F$2:.$F$262];[.C$31];[$'Copia de prestamos_biblioteca_publica'.$I$2:.$I$262];[.B40])" office:value-type="float" office:value="6" calcext:value-type="float">
            <text:p>6</text:p>
          </table:table-cell>
          <table:table-cell table:style-name="ce17" table:formula="of:=COUNTIFS([$'Copia de prestamos_biblioteca_publica'.$F$2:.$F$262];[.D$31];[$'Copia de prestamos_biblioteca_publica'.$I$2:.$I$262];[.B40])" office:value-type="float" office:value="11" calcext:value-type="float">
            <text:p>11</text:p>
          </table:table-cell>
          <table:table-cell table:style-name="ce17" table:formula="of:=[.C40]+[.D40]" office:value-type="float" office:value="17" calcext:value-type="float">
            <text:p>17</text:p>
          </table:table-cell>
          <table:table-cell table:style-name="ce38" table:formula="of:=[.C40]/[.E40]" office:value-type="percentage" office:value="0.352941176470588" calcext:value-type="percentage">
            <text:p>35.29%</text:p>
          </table:table-cell>
          <table:table-cell table:style-name="ce40" table:formula="of:=[.D40]/[.E40]" office:value-type="percentage" office:value="0.647058823529412" calcext:value-type="percentage">
            <text:p>64.71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OCTUBRE</text:p>
          </table:table-cell>
          <table:table-cell table:style-name="ce17" table:formula="of:=COUNTIFS([$'Copia de prestamos_biblioteca_publica'.$F$2:.$F$262];[.C$31];[$'Copia de prestamos_biblioteca_publica'.$I$2:.$I$262];[.B41])" office:value-type="float" office:value="6" calcext:value-type="float">
            <text:p>6</text:p>
          </table:table-cell>
          <table:table-cell table:style-name="ce17" table:formula="of:=COUNTIFS([$'Copia de prestamos_biblioteca_publica'.$F$2:.$F$262];[.D$31];[$'Copia de prestamos_biblioteca_publica'.$I$2:.$I$262];[.B41])" office:value-type="float" office:value="12" calcext:value-type="float">
            <text:p>12</text:p>
          </table:table-cell>
          <table:table-cell table:style-name="ce17" table:formula="of:=[.C41]+[.D41]" office:value-type="float" office:value="18" calcext:value-type="float">
            <text:p>18</text:p>
          </table:table-cell>
          <table:table-cell table:style-name="ce38" table:formula="of:=[.C41]/[.E41]" office:value-type="percentage" office:value="0.333333333333333" calcext:value-type="percentage">
            <text:p>33.33%</text:p>
          </table:table-cell>
          <table:table-cell table:style-name="ce40" table:formula="of:=[.D41]/[.E41]" office:value-type="percentage" office:value="0.666666666666667" calcext:value-type="percentage">
            <text:p>66.67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NOVIEMBRE</text:p>
          </table:table-cell>
          <table:table-cell table:style-name="ce17" table:formula="of:=COUNTIFS([$'Copia de prestamos_biblioteca_publica'.$F$2:.$F$262];[.C$31];[$'Copia de prestamos_biblioteca_publica'.$I$2:.$I$262];[.B42])" office:value-type="float" office:value="6" calcext:value-type="float">
            <text:p>6</text:p>
          </table:table-cell>
          <table:table-cell table:style-name="ce17" table:formula="of:=COUNTIFS([$'Copia de prestamos_biblioteca_publica'.$F$2:.$F$262];[.D$31];[$'Copia de prestamos_biblioteca_publica'.$I$2:.$I$262];[.B42])" office:value-type="float" office:value="11" calcext:value-type="float">
            <text:p>11</text:p>
          </table:table-cell>
          <table:table-cell table:style-name="ce17" table:formula="of:=[.C42]+[.D42]" office:value-type="float" office:value="17" calcext:value-type="float">
            <text:p>17</text:p>
          </table:table-cell>
          <table:table-cell table:style-name="ce38" table:formula="of:=[.C42]/[.E42]" office:value-type="percentage" office:value="0.352941176470588" calcext:value-type="percentage">
            <text:p>35.29%</text:p>
          </table:table-cell>
          <table:table-cell table:style-name="ce40" table:formula="of:=[.D42]/[.E42]" office:value-type="percentage" office:value="0.647058823529412" calcext:value-type="percentage">
            <text:p>64.71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DICIEMBRE</text:p>
          </table:table-cell>
          <table:table-cell table:style-name="ce17" table:formula="of:=COUNTIFS([$'Copia de prestamos_biblioteca_publica'.$F$2:.$F$262];[.C$31];[$'Copia de prestamos_biblioteca_publica'.$I$2:.$I$262];[.B43])" office:value-type="float" office:value="6" calcext:value-type="float">
            <text:p>6</text:p>
          </table:table-cell>
          <table:table-cell table:style-name="ce17" table:formula="of:=COUNTIFS([$'Copia de prestamos_biblioteca_publica'.$F$2:.$F$262];[.D$31];[$'Copia de prestamos_biblioteca_publica'.$I$2:.$I$262];[.B43])" office:value-type="float" office:value="11" calcext:value-type="float">
            <text:p>11</text:p>
          </table:table-cell>
          <table:table-cell table:style-name="ce17" table:formula="of:=[.C43]+[.D43]" office:value-type="float" office:value="17" calcext:value-type="float">
            <text:p>17</text:p>
          </table:table-cell>
          <table:table-cell table:style-name="ce38" table:formula="of:=[.C43]/[.E43]" office:value-type="percentage" office:value="0.352941176470588" calcext:value-type="percentage">
            <text:p>35.29%</text:p>
          </table:table-cell>
          <table:table-cell table:style-name="ce40" table:formula="of:=[.D43]/[.E43]" office:value-type="percentage" office:value="0.647058823529412" calcext:value-type="percentage">
            <text:p>64.71%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7" table:number-rows-spanned="1">
            <text:p>2.3. Cuando analizamos el patron de la franja horaria por categorias esa tendencia se repite.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Poesia, divulgacion y novela grafica presentan un comportamiento diferente al patrón general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CATEGORIAS</text:p>
          </table:table-cell>
          <table:table-cell table:style-name="ce19" office:value-type="string" calcext:value-type="string">
            <text:p>MAÑANA</text:p>
          </table:table-cell>
          <table:table-cell table:style-name="ce19" office:value-type="string" calcext:value-type="string">
            <text:p>TARDE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% MAÑANA</text:p>
          </table:table-cell>
          <table:table-cell table:style-name="ce19" office:value-type="string" calcext:value-type="string">
            <text:p>% TARDE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ENSAYO</text:p>
          </table:table-cell>
          <table:table-cell table:style-name="ce20" table:formula="of:=COUNTIFS([$'Copia de prestamos_biblioteca_publica'.$B$2:.$B$262];[.B49];[$'Copia de prestamos_biblioteca_publica'.$F$2:.$F$262];[.C$48])" office:value-type="float" office:value="11" calcext:value-type="float">
            <text:p>11</text:p>
          </table:table-cell>
          <table:table-cell table:style-name="ce20" table:formula="of:=COUNTIFS([$'Copia de prestamos_biblioteca_publica'.$B$2:.$B$262];[.B49];[$'Copia de prestamos_biblioteca_publica'.$F$2:.$F$262];[.D$48])" office:value-type="float" office:value="23" calcext:value-type="float">
            <text:p>23</text:p>
          </table:table-cell>
          <table:table-cell table:style-name="ce20" table:formula="of:=[.C49]+[.D49]" office:value-type="float" office:value="34" calcext:value-type="float">
            <text:p>34</text:p>
          </table:table-cell>
          <table:table-cell table:style-name="ce39" table:formula="of:=[.C49]/[.E49]" office:value-type="percentage" office:value="0.323529411764706" calcext:value-type="percentage">
            <text:p>32.35%</text:p>
          </table:table-cell>
          <table:table-cell table:style-name="ce41" table:formula="of:=[.D49]/[.E49]" office:value-type="percentage" office:value="0.676470588235294" calcext:value-type="percentage">
            <text:p>67.65%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FICCION</text:p>
          </table:table-cell>
          <table:table-cell table:style-name="ce20" table:formula="of:=COUNTIFS([$'Copia de prestamos_biblioteca_publica'.$B$2:.$B$262];[.B50];[$'Copia de prestamos_biblioteca_publica'.$F$2:.$F$262];[.C$48])" office:value-type="float" office:value="27" calcext:value-type="float">
            <text:p>27</text:p>
          </table:table-cell>
          <table:table-cell table:style-name="ce20" table:formula="of:=COUNTIFS([$'Copia de prestamos_biblioteca_publica'.$B$2:.$B$262];[.B50];[$'Copia de prestamos_biblioteca_publica'.$F$2:.$F$262];[.D$48])" office:value-type="float" office:value="76" calcext:value-type="float">
            <text:p>76</text:p>
          </table:table-cell>
          <table:table-cell table:style-name="ce20" table:formula="of:=[.C50]+[.D50]" office:value-type="float" office:value="103" calcext:value-type="float">
            <text:p>103</text:p>
          </table:table-cell>
          <table:table-cell table:style-name="ce39" table:formula="of:=[.C50]/[.E50]" office:value-type="percentage" office:value="0.262135922330097" calcext:value-type="percentage">
            <text:p>26.21%</text:p>
          </table:table-cell>
          <table:table-cell table:style-name="ce41" table:formula="of:=[.D50]/[.E50]" office:value-type="percentage" office:value="0.737864077669903" calcext:value-type="percentage">
            <text:p>73.79%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INFANTIL</text:p>
          </table:table-cell>
          <table:table-cell table:style-name="ce20" table:formula="of:=COUNTIFS([$'Copia de prestamos_biblioteca_publica'.$B$2:.$B$262];[.B51];[$'Copia de prestamos_biblioteca_publica'.$F$2:.$F$262];[.C$48])" office:value-type="float" office:value="16" calcext:value-type="float">
            <text:p>16</text:p>
          </table:table-cell>
          <table:table-cell table:style-name="ce20" table:formula="of:=COUNTIFS([$'Copia de prestamos_biblioteca_publica'.$B$2:.$B$262];[.B51];[$'Copia de prestamos_biblioteca_publica'.$F$2:.$F$262];[.D$48])" office:value-type="float" office:value="39" calcext:value-type="float">
            <text:p>39</text:p>
          </table:table-cell>
          <table:table-cell table:style-name="ce20" table:formula="of:=[.C51]+[.D51]" office:value-type="float" office:value="55" calcext:value-type="float">
            <text:p>55</text:p>
          </table:table-cell>
          <table:table-cell table:style-name="ce39" table:formula="of:=[.C51]/[.E51]" office:value-type="percentage" office:value="0.290909090909091" calcext:value-type="percentage">
            <text:p>29.09%</text:p>
          </table:table-cell>
          <table:table-cell table:style-name="ce41" table:formula="of:=[.D51]/[.E51]" office:value-type="percentage" office:value="0.709090909090909" calcext:value-type="percentage">
            <text:p>70.91%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COMIC</text:p>
          </table:table-cell>
          <table:table-cell table:style-name="ce20" table:formula="of:=COUNTIFS([$'Copia de prestamos_biblioteca_publica'.$B$2:.$B$262];[.B52];[$'Copia de prestamos_biblioteca_publica'.$F$2:.$F$262];[.C$48])" office:value-type="float" office:value="11" calcext:value-type="float">
            <text:p>11</text:p>
          </table:table-cell>
          <table:table-cell table:style-name="ce20" table:formula="of:=COUNTIFS([$'Copia de prestamos_biblioteca_publica'.$B$2:.$B$262];[.B52];[$'Copia de prestamos_biblioteca_publica'.$F$2:.$F$262];[.D$48])" office:value-type="float" office:value="24" calcext:value-type="float">
            <text:p>24</text:p>
          </table:table-cell>
          <table:table-cell table:style-name="ce20" table:formula="of:=[.C52]+[.D52]" office:value-type="float" office:value="35" calcext:value-type="float">
            <text:p>35</text:p>
          </table:table-cell>
          <table:table-cell table:style-name="ce39" table:formula="of:=[.C52]/[.E52]" office:value-type="percentage" office:value="0.314285714285714" calcext:value-type="percentage">
            <text:p>31.43%</text:p>
          </table:table-cell>
          <table:table-cell table:style-name="ce41" table:formula="of:=[.D52]/[.E52]" office:value-type="percentage" office:value="0.685714285714286" calcext:value-type="percentage">
            <text:p>68.57%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NOVELA_GRAFICA</text:p>
          </table:table-cell>
          <table:table-cell table:style-name="ce20" table:formula="of:=COUNTIFS([$'Copia de prestamos_biblioteca_publica'.$B$2:.$B$262];[.B53];[$'Copia de prestamos_biblioteca_publica'.$F$2:.$F$262];[.C$48])" office:value-type="float" office:value="11" calcext:value-type="float">
            <text:p>11</text:p>
          </table:table-cell>
          <table:table-cell table:style-name="ce20" table:formula="of:=COUNTIFS([$'Copia de prestamos_biblioteca_publica'.$B$2:.$B$262];[.B53];[$'Copia de prestamos_biblioteca_publica'.$F$2:.$F$262];[.D$48])" office:value-type="float" office:value="6" calcext:value-type="float">
            <text:p>6</text:p>
          </table:table-cell>
          <table:table-cell table:style-name="ce20" table:formula="of:=[.C53]+[.D53]" office:value-type="float" office:value="17" calcext:value-type="float">
            <text:p>17</text:p>
          </table:table-cell>
          <table:table-cell table:style-name="ce39" table:formula="of:=[.C53]/[.E53]" office:value-type="percentage" office:value="0.647058823529412" calcext:value-type="percentage">
            <text:p>64.71%</text:p>
          </table:table-cell>
          <table:table-cell table:style-name="ce41" table:formula="of:=[.D53]/[.E53]" office:value-type="percentage" office:value="0.352941176470588" calcext:value-type="percentage">
            <text:p>35.29%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POESIA</text:p>
          </table:table-cell>
          <table:table-cell table:style-name="ce20" table:formula="of:=COUNTIFS([$'Copia de prestamos_biblioteca_publica'.$B$2:.$B$262];[.B54];[$'Copia de prestamos_biblioteca_publica'.$F$2:.$F$262];[.C$48])" office:value-type="float" office:value="2" calcext:value-type="float">
            <text:p>2</text:p>
          </table:table-cell>
          <table:table-cell table:style-name="ce20" table:formula="of:=COUNTIFS([$'Copia de prestamos_biblioteca_publica'.$B$2:.$B$262];[.B54];[$'Copia de prestamos_biblioteca_publica'.$F$2:.$F$262];[.D$48])" office:value-type="float" office:value="1" calcext:value-type="float">
            <text:p>1</text:p>
          </table:table-cell>
          <table:table-cell table:style-name="ce20" table:formula="of:=[.C54]+[.D54]" office:value-type="float" office:value="3" calcext:value-type="float">
            <text:p>3</text:p>
          </table:table-cell>
          <table:table-cell table:style-name="ce39" table:formula="of:=[.C54]/[.E54]" office:value-type="percentage" office:value="0.666666666666667" calcext:value-type="percentage">
            <text:p>66.67%</text:p>
          </table:table-cell>
          <table:table-cell table:style-name="ce41" table:formula="of:=[.D54]/[.E54]" office:value-type="percentage" office:value="0.333333333333333" calcext:value-type="percentage">
            <text:p>33.33%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IVULGACION</text:p>
          </table:table-cell>
          <table:table-cell table:style-name="ce20" table:formula="of:=COUNTIFS([$'Copia de prestamos_biblioteca_publica'.$B$2:.$B$262];[.B55];[$'Copia de prestamos_biblioteca_publica'.$F$2:.$F$262];[.C$48])" office:value-type="float" office:value="10" calcext:value-type="float">
            <text:p>10</text:p>
          </table:table-cell>
          <table:table-cell table:style-name="ce20" table:formula="of:=COUNTIFS([$'Copia de prestamos_biblioteca_publica'.$B$2:.$B$262];[.B55];[$'Copia de prestamos_biblioteca_publica'.$F$2:.$F$262];[.D$48])" office:value-type="float" office:value="4" calcext:value-type="float">
            <text:p>4</text:p>
          </table:table-cell>
          <table:table-cell table:style-name="ce20" table:formula="of:=[.C55]+[.D55]" office:value-type="float" office:value="14" calcext:value-type="float">
            <text:p>14</text:p>
          </table:table-cell>
          <table:table-cell table:style-name="ce39" table:formula="of:=[.C55]/[.E55]" office:value-type="percentage" office:value="0.714285714285714" calcext:value-type="percentage">
            <text:p>71.43%</text:p>
          </table:table-cell>
          <table:table-cell table:style-name="ce41" table:formula="of:=[.D55]/[.E55]" office:value-type="percentage" office:value="0.285714285714286" calcext:value-type="percentage">
            <text:p>28.57%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3. En la siguiente tabla, analizamos si existe un patrón estacional. Se aprecia mayor volumen de préstamos en invierno y primavera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ESTACION</text:p>
          </table:table-cell>
          <table:table-cell table:style-name="ce13" office:value-type="string" calcext:value-type="string">
            <text:p>COMIC</text:p>
          </table:table-cell>
          <table:table-cell table:style-name="ce13" office:value-type="string" calcext:value-type="string">
            <text:p>DIVULGACION</text:p>
          </table:table-cell>
          <table:table-cell table:style-name="ce13" office:value-type="string" calcext:value-type="string">
            <text:p>ENSAYO</text:p>
          </table:table-cell>
          <table:table-cell table:style-name="ce13" office:value-type="string" calcext:value-type="string">
            <text:p>FICCION</text:p>
          </table:table-cell>
          <table:table-cell table:style-name="ce13" office:value-type="string" calcext:value-type="string">
            <text:p>INFANTIL</text:p>
          </table:table-cell>
          <table:table-cell table:style-name="ce13" office:value-type="string" calcext:value-type="string">
            <text:p>NOVELA_GRAFICA</text:p>
          </table:table-cell>
          <table:table-cell table:style-name="ce13" office:value-type="string" calcext:value-type="string">
            <text:p>POESIA</text:p>
          </table:table-cell>
          <table:table-cell table:style-name="ce13" office:value-type="string" calcext:value-type="string">
            <text:p>TOTALES</text:p>
          </table:table-cell>
          <table:table-cell table:style-name="ce13" office:value-type="string" calcext:value-type="string">
            <text:p>%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IERNO</text:p>
          </table:table-cell>
          <table:table-cell table:style-name="ce17" table:formula="of:=COUNTIFS([$'Copia de prestamos_biblioteca_publica'.$B$2:.$B$262];[.C59];[$'Copia de prestamos_biblioteca_publica'.$H$2:.$H$262];[.$B60])" office:value-type="float" office:value="10" calcext:value-type="float">
            <text:p>10</text:p>
          </table:table-cell>
          <table:table-cell table:style-name="ce17" table:formula="of:=COUNTIFS([$'Copia de prestamos_biblioteca_publica'.$B$2:.$B$262];[.D59];[$'Copia de prestamos_biblioteca_publica'.$H$2:.$H$262];[.$B60])" office:value-type="float" office:value="5" calcext:value-type="float">
            <text:p>5</text:p>
          </table:table-cell>
          <table:table-cell table:style-name="ce17" table:formula="of:=COUNTIFS([$'Copia de prestamos_biblioteca_publica'.$B$2:.$B$262];[.E59];[$'Copia de prestamos_biblioteca_publica'.$H$2:.$H$262];[.$B60])" office:value-type="float" office:value="10" calcext:value-type="float">
            <text:p>10</text:p>
          </table:table-cell>
          <table:table-cell table:style-name="ce17" table:formula="of:=COUNTIFS([$'Copia de prestamos_biblioteca_publica'.$B$2:.$B$262];[.F59];[$'Copia de prestamos_biblioteca_publica'.$H$2:.$H$262];[.$B60])" office:value-type="float" office:value="32" calcext:value-type="float">
            <text:p>32</text:p>
          </table:table-cell>
          <table:table-cell table:style-name="ce17" table:formula="of:=COUNTIFS([$'Copia de prestamos_biblioteca_publica'.$B$2:.$B$262];[.G59];[$'Copia de prestamos_biblioteca_publica'.$H$2:.$H$262];[.$B60])" office:value-type="float" office:value="16" calcext:value-type="float">
            <text:p>16</text:p>
          </table:table-cell>
          <table:table-cell table:style-name="ce17" table:formula="of:=COUNTIFS([$'Copia de prestamos_biblioteca_publica'.$B$2:.$B$262];[.H59];[$'Copia de prestamos_biblioteca_publica'.$H$2:.$H$262];[.$B60])" office:value-type="float" office:value="6" calcext:value-type="float">
            <text:p>6</text:p>
          </table:table-cell>
          <table:table-cell table:style-name="ce17" table:formula="of:=COUNTIFS([$'Copia de prestamos_biblioteca_publica'.$B$2:.$B$262];[.I59];[$'Copia de prestamos_biblioteca_publica'.$H$2:.$H$262];[.$B60])" office:value-type="float" office:value="2" calcext:value-type="float">
            <text:p>2</text:p>
          </table:table-cell>
          <table:table-cell table:style-name="ce20" table:formula="of:=SUM([.C60:.I60])" office:value-type="float" office:value="81" calcext:value-type="float">
            <text:p>81</text:p>
          </table:table-cell>
          <table:table-cell table:style-name="ce44" table:formula="of:=[.J60]/261" office:value-type="percentage" office:value="0.310344827586207" calcext:value-type="percentage">
            <text:p>31.03%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OTOÑO</text:p>
          </table:table-cell>
          <table:table-cell table:style-name="ce17" table:formula="of:=COUNTIFS([$'Copia de prestamos_biblioteca_publica'.$B$2:.$B$262];[.C59];[$'Copia de prestamos_biblioteca_publica'.$H$2:.$H$262];[.$B61])" office:value-type="float" office:value="7" calcext:value-type="float">
            <text:p>7</text:p>
          </table:table-cell>
          <table:table-cell table:style-name="ce17" table:formula="of:=COUNTIFS([$'Copia de prestamos_biblioteca_publica'.$B$2:.$B$262];[.D59];[$'Copia de prestamos_biblioteca_publica'.$H$2:.$H$262];[.$B61])" office:value-type="float" office:value="3" calcext:value-type="float">
            <text:p>3</text:p>
          </table:table-cell>
          <table:table-cell table:style-name="ce17" table:formula="of:=COUNTIFS([$'Copia de prestamos_biblioteca_publica'.$B$2:.$B$262];[.E59];[$'Copia de prestamos_biblioteca_publica'.$H$2:.$H$262];[.$B61])" office:value-type="float" office:value="7" calcext:value-type="float">
            <text:p>7</text:p>
          </table:table-cell>
          <table:table-cell table:style-name="ce17" table:formula="of:=COUNTIFS([$'Copia de prestamos_biblioteca_publica'.$B$2:.$B$262];[.F59];[$'Copia de prestamos_biblioteca_publica'.$H$2:.$H$262];[.$B61])" office:value-type="float" office:value="21" calcext:value-type="float">
            <text:p>21</text:p>
          </table:table-cell>
          <table:table-cell table:style-name="ce17" table:formula="of:=COUNTIFS([$'Copia de prestamos_biblioteca_publica'.$B$2:.$B$262];[.G59];[$'Copia de prestamos_biblioteca_publica'.$H$2:.$H$262];[.$B61])" office:value-type="float" office:value="11" calcext:value-type="float">
            <text:p>11</text:p>
          </table:table-cell>
          <table:table-cell table:style-name="ce17" table:formula="of:=COUNTIFS([$'Copia de prestamos_biblioteca_publica'.$B$2:.$B$262];[.H59];[$'Copia de prestamos_biblioteca_publica'.$H$2:.$H$262];[.$B61])" office:value-type="float" office:value="3" calcext:value-type="float">
            <text:p>3</text:p>
          </table:table-cell>
          <table:table-cell table:style-name="ce17" table:formula="of:=COUNTIFS([$'Copia de prestamos_biblioteca_publica'.$B$2:.$B$262];[.I59];[$'Copia de prestamos_biblioteca_publica'.$H$2:.$H$262];[.$B61])" office:value-type="float" office:value="0" calcext:value-type="float">
            <text:p>0</text:p>
          </table:table-cell>
          <table:table-cell table:style-name="ce20" table:formula="of:=SUM([.C61:.I61])" office:value-type="float" office:value="52" calcext:value-type="float">
            <text:p>52</text:p>
          </table:table-cell>
          <table:table-cell table:style-name="ce44" table:formula="of:=[.J61]/261" office:value-type="percentage" office:value="0.199233716475096" calcext:value-type="percentage">
            <text:p>19.92%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PRIMAVERA</text:p>
          </table:table-cell>
          <table:table-cell table:style-name="ce17" table:formula="of:=COUNTIFS([$'Copia de prestamos_biblioteca_publica'.$B$2:.$B$262];[.C59];[$'Copia de prestamos_biblioteca_publica'.$H$2:.$H$262];[.$B62])" office:value-type="float" office:value="12" calcext:value-type="float">
            <text:p>12</text:p>
          </table:table-cell>
          <table:table-cell table:style-name="ce17" table:formula="of:=COUNTIFS([$'Copia de prestamos_biblioteca_publica'.$B$2:.$B$262];[.D59];[$'Copia de prestamos_biblioteca_publica'.$H$2:.$H$262];[.$B62])" office:value-type="float" office:value="4" calcext:value-type="float">
            <text:p>4</text:p>
          </table:table-cell>
          <table:table-cell table:style-name="ce17" table:formula="of:=COUNTIFS([$'Copia de prestamos_biblioteca_publica'.$B$2:.$B$262];[.E59];[$'Copia de prestamos_biblioteca_publica'.$H$2:.$H$262];[.$B62])" office:value-type="float" office:value="12" calcext:value-type="float">
            <text:p>12</text:p>
          </table:table-cell>
          <table:table-cell table:style-name="ce17" table:formula="of:=COUNTIFS([$'Copia de prestamos_biblioteca_publica'.$B$2:.$B$262];[.F59];[$'Copia de prestamos_biblioteca_publica'.$H$2:.$H$262];[.$B62])" office:value-type="float" office:value="32" calcext:value-type="float">
            <text:p>32</text:p>
          </table:table-cell>
          <table:table-cell table:style-name="ce17" table:formula="of:=COUNTIFS([$'Copia de prestamos_biblioteca_publica'.$B$2:.$B$262];[.G59];[$'Copia de prestamos_biblioteca_publica'.$H$2:.$H$262];[.$B62])" office:value-type="float" office:value="18" calcext:value-type="float">
            <text:p>18</text:p>
          </table:table-cell>
          <table:table-cell table:style-name="ce17" table:formula="of:=COUNTIFS([$'Copia de prestamos_biblioteca_publica'.$B$2:.$B$262];[.H59];[$'Copia de prestamos_biblioteca_publica'.$H$2:.$H$262];[.$B62])" office:value-type="float" office:value="5" calcext:value-type="float">
            <text:p>5</text:p>
          </table:table-cell>
          <table:table-cell table:style-name="ce17" table:formula="of:=COUNTIFS([$'Copia de prestamos_biblioteca_publica'.$B$2:.$B$262];[.I59];[$'Copia de prestamos_biblioteca_publica'.$H$2:.$H$262];[.$B62])" office:value-type="float" office:value="1" calcext:value-type="float">
            <text:p>1</text:p>
          </table:table-cell>
          <table:table-cell table:style-name="ce20" table:formula="of:=SUM([.C62:.I62])" office:value-type="float" office:value="84" calcext:value-type="float">
            <text:p>84</text:p>
          </table:table-cell>
          <table:table-cell table:style-name="ce44" table:formula="of:=[.J62]/261" office:value-type="percentage" office:value="0.32183908045977" calcext:value-type="percentage">
            <text:p>32.18%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VERANO</text:p>
          </table:table-cell>
          <table:table-cell table:style-name="ce17" table:formula="of:=COUNTIFS([$'Copia de prestamos_biblioteca_publica'.$B$2:.$B$262];[.C59];[$'Copia de prestamos_biblioteca_publica'.$H$2:.$H$262];[.$B63])" office:value-type="float" office:value="6" calcext:value-type="float">
            <text:p>6</text:p>
          </table:table-cell>
          <table:table-cell table:style-name="ce17" table:formula="of:=COUNTIFS([$'Copia de prestamos_biblioteca_publica'.$B$2:.$B$262];[.D59];[$'Copia de prestamos_biblioteca_publica'.$H$2:.$H$262];[.$B63])" office:value-type="float" office:value="2" calcext:value-type="float">
            <text:p>2</text:p>
          </table:table-cell>
          <table:table-cell table:style-name="ce17" table:formula="of:=COUNTIFS([$'Copia de prestamos_biblioteca_publica'.$B$2:.$B$262];[.E59];[$'Copia de prestamos_biblioteca_publica'.$H$2:.$H$262];[.$B63])" office:value-type="float" office:value="5" calcext:value-type="float">
            <text:p>5</text:p>
          </table:table-cell>
          <table:table-cell table:style-name="ce17" table:formula="of:=COUNTIFS([$'Copia de prestamos_biblioteca_publica'.$B$2:.$B$262];[.F59];[$'Copia de prestamos_biblioteca_publica'.$H$2:.$H$262];[.$B63])" office:value-type="float" office:value="18" calcext:value-type="float">
            <text:p>18</text:p>
          </table:table-cell>
          <table:table-cell table:style-name="ce17" table:formula="of:=COUNTIFS([$'Copia de prestamos_biblioteca_publica'.$B$2:.$B$262];[.G59];[$'Copia de prestamos_biblioteca_publica'.$H$2:.$H$262];[.$B63])" office:value-type="float" office:value="10" calcext:value-type="float">
            <text:p>10</text:p>
          </table:table-cell>
          <table:table-cell table:style-name="ce17" table:formula="of:=COUNTIFS([$'Copia de prestamos_biblioteca_publica'.$B$2:.$B$262];[.H59];[$'Copia de prestamos_biblioteca_publica'.$H$2:.$H$262];[.$B63])" office:value-type="float" office:value="3" calcext:value-type="float">
            <text:p>3</text:p>
          </table:table-cell>
          <table:table-cell table:style-name="ce17" table:formula="of:=COUNTIFS([$'Copia de prestamos_biblioteca_publica'.$B$2:.$B$262];[.I59];[$'Copia de prestamos_biblioteca_publica'.$H$2:.$H$262];[.$B63])" office:value-type="float" office:value="0" calcext:value-type="float">
            <text:p>0</text:p>
          </table:table-cell>
          <table:table-cell table:style-name="ce20" table:formula="of:=SUM([.C63:.I63])" office:value-type="float" office:value="44" calcext:value-type="float">
            <text:p>44</text:p>
          </table:table-cell>
          <table:table-cell table:style-name="ce44" table:formula="of:=[.J63]/261" office:value-type="percentage" office:value="0.168582375478927" calcext:value-type="percentage">
            <text:p>16.86%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4. Ahora analizamos que dias de la semana son de más actividad: Los martes y domingos concentran el mayor volumen de préstamos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DIAS</text:p>
          </table:table-cell>
          <table:table-cell table:style-name="ce13" office:value-type="string" calcext:value-type="string">
            <text:p>PRESTAMOS</text:p>
          </table:table-cell>
          <table:table-cell table:style-name="ce15" office:value-type="string" calcext:value-type="string">
            <text:p>%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LUNES</text:p>
          </table:table-cell>
          <table:table-cell table:style-name="ce20" table:formula="of:=COUNTIFS([$'Copia de prestamos_biblioteca_publica'.$K$2:.$K$262];[.B68])" office:value-type="float" office:value="21" calcext:value-type="float">
            <text:p>21</text:p>
          </table:table-cell>
          <table:table-cell table:style-name="ce30" table:formula="of:=[.C68]/261" office:value-type="percentage" office:value="0.0804597701149425" calcext:value-type="percentage">
            <text:p>8.05%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MARTES</text:p>
          </table:table-cell>
          <table:table-cell table:style-name="ce20" table:formula="of:=COUNTIFS([$'Copia de prestamos_biblioteca_publica'.$K$2:.$K$262];[.B69])" office:value-type="float" office:value="52" calcext:value-type="float">
            <text:p>52</text:p>
          </table:table-cell>
          <table:table-cell table:style-name="ce30" table:formula="of:=[.C69]/261" office:value-type="percentage" office:value="0.199233716475096" calcext:value-type="percentage">
            <text:p>19.92%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MIÉRCOLES</text:p>
          </table:table-cell>
          <table:table-cell table:style-name="ce20" table:formula="of:=COUNTIFS([$'Copia de prestamos_biblioteca_publica'.$K$2:.$K$262];[.B70])" office:value-type="float" office:value="42" calcext:value-type="float">
            <text:p>42</text:p>
          </table:table-cell>
          <table:table-cell table:style-name="ce30" table:formula="of:=[.C70]/261" office:value-type="percentage" office:value="0.160919540229885" calcext:value-type="percentage">
            <text:p>16.09%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JUEVES</text:p>
          </table:table-cell>
          <table:table-cell table:style-name="ce20" table:formula="of:=COUNTIFS([$'Copia de prestamos_biblioteca_publica'.$K$2:.$K$262];[.B71])" office:value-type="float" office:value="30" calcext:value-type="float">
            <text:p>30</text:p>
          </table:table-cell>
          <table:table-cell table:style-name="ce30" table:formula="of:=[.C71]/261" office:value-type="percentage" office:value="0.114942528735632" calcext:value-type="percentage">
            <text:p>11.49%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VIERNES</text:p>
          </table:table-cell>
          <table:table-cell table:style-name="ce20" table:formula="of:=COUNTIFS([$'Copia de prestamos_biblioteca_publica'.$K$2:.$K$262];[.B72])" office:value-type="float" office:value="43" calcext:value-type="float">
            <text:p>43</text:p>
          </table:table-cell>
          <table:table-cell table:style-name="ce30" table:formula="of:=[.C72]/261" office:value-type="percentage" office:value="0.164750957854406" calcext:value-type="percentage">
            <text:p>16.48%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SÁBADO</text:p>
          </table:table-cell>
          <table:table-cell table:style-name="ce20" table:formula="of:=COUNTIFS([$'Copia de prestamos_biblioteca_publica'.$K$2:.$K$262];[.B73])" office:value-type="float" office:value="21" calcext:value-type="float">
            <text:p>21</text:p>
          </table:table-cell>
          <table:table-cell table:style-name="ce30" table:formula="of:=[.C73]/261" office:value-type="percentage" office:value="0.0804597701149425" calcext:value-type="percentage">
            <text:p>8.05%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DOMINGO</text:p>
          </table:table-cell>
          <table:table-cell table:style-name="ce20" table:formula="of:=COUNTIFS([$'Copia de prestamos_biblioteca_publica'.$K$2:.$K$262];[.B74])" office:value-type="float" office:value="52" calcext:value-type="float">
            <text:p>52</text:p>
          </table:table-cell>
          <table:table-cell table:style-name="ce30" table:formula="of:=[.C74]/261" office:value-type="percentage" office:value="0.199233716475096" calcext:value-type="percentage">
            <text:p>19.92%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/>
          <table:table-cell table:style-name="ce1" table:number-columns-repeated="5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A primera vista, los valores 0 podrían interpretarse como días de cierre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in embargo, partiendo de la hipótesis de que se registra un préstamo por día, también cabe la posibilidad de que esos días simplemente no se realizara ningún préstam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>
            <text:p>LUNES</text:p>
          </table:table-cell>
          <table:table-cell table:style-name="ce13" office:value-type="string" calcext:value-type="string">
            <text:p>MARTES</text:p>
          </table:table-cell>
          <table:table-cell table:style-name="ce13" office:value-type="string" calcext:value-type="string">
            <text:p>MIÉRCOLES</text:p>
          </table:table-cell>
          <table:table-cell table:style-name="ce13" office:value-type="string" calcext:value-type="string">
            <text:p>JUEVES</text:p>
          </table:table-cell>
          <table:table-cell table:style-name="ce13" office:value-type="string" calcext:value-type="string">
            <text:p>VIERNES</text:p>
          </table:table-cell>
          <table:table-cell table:style-name="ce13" office:value-type="string" calcext:value-type="string">
            <text:p>SÁBADO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ENERO</text:p>
          </table:table-cell>
          <table:table-cell table:style-name="ce21" table:formula="of:=COUNTIFS([$'Copia de prestamos_biblioteca_publica'.$I$2:.$I$262];[.$B80];[$'Copia de prestamos_biblioteca_publica'.$K$2:.$K$262];[.C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0];[$'Copia de prestamos_biblioteca_publica'.$K$2:.$K$262];[.D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0];[$'Copia de prestamos_biblioteca_publica'.$K$2:.$K$262];[.E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0];[$'Copia de prestamos_biblioteca_publica'.$K$2:.$K$262];[.F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0];[$'Copia de prestamos_biblioteca_publica'.$K$2:.$K$262];[.G$79])" office:value-type="float" office:value="5" calcext:value-type="float">
            <text:p>5</text:p>
          </table:table-cell>
          <table:table-cell table:style-name="ce21" table:formula="of:=COUNTIFS([$'Copia de prestamos_biblioteca_publica'.$I$2:.$I$262];[.$B80];[$'Copia de prestamos_biblioteca_publica'.$K$2:.$K$262];[.H$79]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FEBRERO</text:p>
          </table:table-cell>
          <table:table-cell table:style-name="ce21" table:formula="of:=COUNTIFS([$'Copia de prestamos_biblioteca_publica'.$I$2:.$I$262];[.$B81];[$'Copia de prestamos_biblioteca_publica'.$K$2:.$K$262];[.C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1];[$'Copia de prestamos_biblioteca_publica'.$K$2:.$K$262];[.D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1];[$'Copia de prestamos_biblioteca_publica'.$K$2:.$K$262];[.E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1];[$'Copia de prestamos_biblioteca_publica'.$K$2:.$K$262];[.F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1];[$'Copia de prestamos_biblioteca_publica'.$K$2:.$K$262];[.G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1];[$'Copia de prestamos_biblioteca_publica'.$K$2:.$K$262];[.H$79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MARZO</text:p>
          </table:table-cell>
          <table:table-cell table:style-name="ce21" table:formula="of:=COUNTIFS([$'Copia de prestamos_biblioteca_publica'.$I$2:.$I$262];[.$B82];[$'Copia de prestamos_biblioteca_publica'.$K$2:.$K$262];[.C$79])" office:value-type="float" office:value="5" calcext:value-type="float">
            <text:p>5</text:p>
          </table:table-cell>
          <table:table-cell table:style-name="ce21" table:formula="of:=COUNTIFS([$'Copia de prestamos_biblioteca_publica'.$I$2:.$I$262];[.$B82];[$'Copia de prestamos_biblioteca_publica'.$K$2:.$K$262];[.D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2];[$'Copia de prestamos_biblioteca_publica'.$K$2:.$K$262];[.E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2];[$'Copia de prestamos_biblioteca_publica'.$K$2:.$K$262];[.F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2];[$'Copia de prestamos_biblioteca_publica'.$K$2:.$K$262];[.G$79])" office:value-type="float" office:value="4" calcext:value-type="float">
            <text:p>4</text:p>
          </table:table-cell>
          <table:table-cell table:style-name="ce21" table:formula="of:=COUNTIFS([$'Copia de prestamos_biblioteca_publica'.$I$2:.$I$262];[.$B82];[$'Copia de prestamos_biblioteca_publica'.$K$2:.$K$262];[.H$79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ABRIL</text:p>
          </table:table-cell>
          <table:table-cell table:style-name="ce21" table:formula="of:=COUNTIFS([$'Copia de prestamos_biblioteca_publica'.$I$2:.$I$262];[.B83];[$'Copia de prestamos_biblioteca_publica'.$K$2:.$K$262];[.C$79])" office:value-type="float" office:value="4" calcext:value-type="float">
            <text:p>4</text:p>
          </table:table-cell>
          <table:table-cell table:style-name="ce21" table:formula="of:=COUNTIFS([$'Copia de prestamos_biblioteca_publica'.$I$2:.$I$262];[.B83];[$'Copia de prestamos_biblioteca_publica'.$K$2:.$K$262];[.D$79])" office:value-type="float" office:value="5" calcext:value-type="float">
            <text:p>5</text:p>
          </table:table-cell>
          <table:table-cell table:style-name="ce21" table:formula="of:=COUNTIFS([$'Copia de prestamos_biblioteca_publica'.$I$2:.$I$262];[.B83];[$'Copia de prestamos_biblioteca_publica'.$K$2:.$K$262];[.E$79])" office:value-type="float" office:value="5" calcext:value-type="float">
            <text:p>5</text:p>
          </table:table-cell>
          <table:table-cell table:style-name="ce21" table:formula="of:=COUNTIFS([$'Copia de prestamos_biblioteca_publica'.$I$2:.$I$262];[.B83];[$'Copia de prestamos_biblioteca_publica'.$K$2:.$K$262];[.F$79])" office:value-type="float" office:value="4" calcext:value-type="float">
            <text:p>4</text:p>
          </table:table-cell>
          <table:table-cell table:style-name="ce21" table:formula="of:=COUNTIFS([$'Copia de prestamos_biblioteca_publica'.$I$2:.$I$262];[.B83];[$'Copia de prestamos_biblioteca_publica'.$K$2:.$K$262];[.G$79])" office:value-type="float" office:value="4" calcext:value-type="float">
            <text:p>4</text:p>
          </table:table-cell>
          <table:table-cell table:style-name="ce21" table:formula="of:=COUNTIFS([$'Copia de prestamos_biblioteca_publica'.$I$2:.$I$262];[.B83];[$'Copia de prestamos_biblioteca_publica'.$K$2:.$K$262];[.H$79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MAYO</text:p>
          </table:table-cell>
          <table:table-cell table:style-name="ce21" table:formula="of:=COUNTIFS([$'Copia de prestamos_biblioteca_publica'.$I$2:.$I$262];[.B84];[$'Copia de prestamos_biblioteca_publica'.$K$2:.$K$262];[.C$79])" office:value-type="float" office:value="4" calcext:value-type="float">
            <text:p>4</text:p>
          </table:table-cell>
          <table:table-cell table:style-name="ce21" table:formula="of:=COUNTIFS([$'Copia de prestamos_biblioteca_publica'.$I$2:.$I$262];[.B84];[$'Copia de prestamos_biblioteca_publica'.$K$2:.$K$262];[.D$79])" office:value-type="float" office:value="4" calcext:value-type="float">
            <text:p>4</text:p>
          </table:table-cell>
          <table:table-cell table:style-name="ce21" table:formula="of:=COUNTIFS([$'Copia de prestamos_biblioteca_publica'.$I$2:.$I$262];[.B84];[$'Copia de prestamos_biblioteca_publica'.$K$2:.$K$262];[.E$79])" office:value-type="float" office:value="4" calcext:value-type="float">
            <text:p>4</text:p>
          </table:table-cell>
          <table:table-cell table:style-name="ce21" table:formula="of:=COUNTIFS([$'Copia de prestamos_biblioteca_publica'.$I$2:.$I$262];[.B84];[$'Copia de prestamos_biblioteca_publica'.$K$2:.$K$262];[.F$79])" office:value-type="float" office:value="5" calcext:value-type="float">
            <text:p>5</text:p>
          </table:table-cell>
          <table:table-cell table:style-name="ce21" table:formula="of:=COUNTIFS([$'Copia de prestamos_biblioteca_publica'.$I$2:.$I$262];[.B84];[$'Copia de prestamos_biblioteca_publica'.$K$2:.$K$262];[.G$79])" office:value-type="float" office:value="5" calcext:value-type="float">
            <text:p>5</text:p>
          </table:table-cell>
          <table:table-cell table:style-name="ce21" table:formula="of:=COUNTIFS([$'Copia de prestamos_biblioteca_publica'.$I$2:.$I$262];[.B84];[$'Copia de prestamos_biblioteca_publica'.$K$2:.$K$262];[.H$79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JUNIO</text:p>
          </table:table-cell>
          <table:table-cell table:style-name="ce21" table:formula="of:=COUNTIFS([$'Copia de prestamos_biblioteca_publica'.$I$2:.$I$262];[.B85];[$'Copia de prestamos_biblioteca_publica'.$K$2:.$K$262];[.C$79])" office:value-type="float" office:value="0" calcext:value-type="float">
            <text:p>0</text:p>
          </table:table-cell>
          <table:table-cell table:style-name="ce21" table:formula="of:=COUNTIFS([$'Copia de prestamos_biblioteca_publica'.$I$2:.$I$262];[.B85];[$'Copia de prestamos_biblioteca_publica'.$K$2:.$K$262];[.D$79])" office:value-type="float" office:value="4" calcext:value-type="float">
            <text:p>4</text:p>
          </table:table-cell>
          <table:table-cell table:style-name="ce21" table:formula="of:=COUNTIFS([$'Copia de prestamos_biblioteca_publica'.$I$2:.$I$262];[.B85];[$'Copia de prestamos_biblioteca_publica'.$K$2:.$K$262];[.E$79])" office:value-type="float" office:value="4" calcext:value-type="float">
            <text:p>4</text:p>
          </table:table-cell>
          <table:table-cell table:style-name="ce21" table:formula="of:=COUNTIFS([$'Copia de prestamos_biblioteca_publica'.$I$2:.$I$262];[.B85];[$'Copia de prestamos_biblioteca_publica'.$K$2:.$K$262];[.F$79])" office:value-type="float" office:value="0" calcext:value-type="float">
            <text:p>0</text:p>
          </table:table-cell>
          <table:table-cell table:style-name="ce21" table:formula="of:=COUNTIFS([$'Copia de prestamos_biblioteca_publica'.$I$2:.$I$262];[.B85];[$'Copia de prestamos_biblioteca_publica'.$K$2:.$K$262];[.G$79])" office:value-type="float" office:value="4" calcext:value-type="float">
            <text:p>4</text:p>
          </table:table-cell>
          <table:table-cell table:style-name="ce21" table:formula="of:=COUNTIFS([$'Copia de prestamos_biblioteca_publica'.$I$2:.$I$262];[.B85];[$'Copia de prestamos_biblioteca_publica'.$K$2:.$K$262];[.H$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JULIO</text:p>
          </table:table-cell>
          <table:table-cell table:style-name="ce21" table:formula="of:=COUNTIFS([$'Copia de prestamos_biblioteca_publica'.$I$2:.$I$262];[.B86];[$'Copia de prestamos_biblioteca_publica'.$K$2:.$K$262];[.C$79])" office:value-type="float" office:value="0" calcext:value-type="float">
            <text:p>0</text:p>
          </table:table-cell>
          <table:table-cell table:style-name="ce21" table:formula="of:=COUNTIFS([$'Copia de prestamos_biblioteca_publica'.$I$2:.$I$262];[.B86];[$'Copia de prestamos_biblioteca_publica'.$K$2:.$K$262];[.D$79])" office:value-type="float" office:value="5" calcext:value-type="float">
            <text:p>5</text:p>
          </table:table-cell>
          <table:table-cell table:style-name="ce21" table:formula="of:=COUNTIFS([$'Copia de prestamos_biblioteca_publica'.$I$2:.$I$262];[.B86];[$'Copia de prestamos_biblioteca_publica'.$K$2:.$K$262];[.E$79])" office:value-type="float" office:value="0" calcext:value-type="float">
            <text:p>0</text:p>
          </table:table-cell>
          <table:table-cell table:style-name="ce21" table:formula="of:=COUNTIFS([$'Copia de prestamos_biblioteca_publica'.$I$2:.$I$262];[.B86];[$'Copia de prestamos_biblioteca_publica'.$K$2:.$K$262];[.F$79])" office:value-type="float" office:value="5" calcext:value-type="float">
            <text:p>5</text:p>
          </table:table-cell>
          <table:table-cell table:style-name="ce21" table:formula="of:=COUNTIFS([$'Copia de prestamos_biblioteca_publica'.$I$2:.$I$262];[.B86];[$'Copia de prestamos_biblioteca_publica'.$K$2:.$K$262];[.G$79])" office:value-type="float" office:value="0" calcext:value-type="float">
            <text:p>0</text:p>
          </table:table-cell>
          <table:table-cell table:style-name="ce21" table:formula="of:=COUNTIFS([$'Copia de prestamos_biblioteca_publica'.$I$2:.$I$262];[.B86];[$'Copia de prestamos_biblioteca_publica'.$K$2:.$K$262];[.H$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AGOSTO</text:p>
          </table:table-cell>
          <table:table-cell table:style-name="ce21" table:formula="of:=COUNTIFS([$'Copia de prestamos_biblioteca_publica'.$I$2:.$I$262];[.B87];[$'Copia de prestamos_biblioteca_publica'.$K$2:.$K$262];[.C$79])" office:value-type="float" office:value="0" calcext:value-type="float">
            <text:p>0</text:p>
          </table:table-cell>
          <table:table-cell table:style-name="ce21" table:formula="of:=COUNTIFS([$'Copia de prestamos_biblioteca_publica'.$I$2:.$I$262];[.B87];[$'Copia de prestamos_biblioteca_publica'.$K$2:.$K$262];[.D$79])" office:value-type="float" office:value="4" calcext:value-type="float">
            <text:p>4</text:p>
          </table:table-cell>
          <table:table-cell table:style-name="ce21" table:formula="of:=COUNTIFS([$'Copia de prestamos_biblioteca_publica'.$I$2:.$I$262];[.B87];[$'Copia de prestamos_biblioteca_publica'.$K$2:.$K$262];[.E$79])" office:value-type="float" office:value="0" calcext:value-type="float">
            <text:p>0</text:p>
          </table:table-cell>
          <table:table-cell table:style-name="ce21" table:formula="of:=COUNTIFS([$'Copia de prestamos_biblioteca_publica'.$I$2:.$I$262];[.B87];[$'Copia de prestamos_biblioteca_publica'.$K$2:.$K$262];[.F$79])" office:value-type="float" office:value="4" calcext:value-type="float">
            <text:p>4</text:p>
          </table:table-cell>
          <table:table-cell table:style-name="ce21" table:formula="of:=COUNTIFS([$'Copia de prestamos_biblioteca_publica'.$I$2:.$I$262];[.B87];[$'Copia de prestamos_biblioteca_publica'.$K$2:.$K$262];[.G$79])" office:value-type="float" office:value="0" calcext:value-type="float">
            <text:p>0</text:p>
          </table:table-cell>
          <table:table-cell table:style-name="ce21" table:formula="of:=COUNTIFS([$'Copia de prestamos_biblioteca_publica'.$I$2:.$I$262];[.B87];[$'Copia de prestamos_biblioteca_publica'.$K$2:.$K$262];[.H$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SEPTIEMBRE</text:p>
          </table:table-cell>
          <table:table-cell table:style-name="ce21" table:formula="of:=COUNTIFS([$'Copia de prestamos_biblioteca_publica'.$I$2:.$I$262];[.B88];[$'Copia de prestamos_biblioteca_publica'.$K$2:.$K$262];[.C$79])" office:value-type="float" office:value="0" calcext:value-type="float">
            <text:p>0</text:p>
          </table:table-cell>
          <table:table-cell table:style-name="ce21" table:formula="of:=COUNTIFS([$'Copia de prestamos_biblioteca_publica'.$I$2:.$I$262];[.B88];[$'Copia de prestamos_biblioteca_publica'.$K$2:.$K$262];[.D$79])" office:value-type="float" office:value="5" calcext:value-type="float">
            <text:p>5</text:p>
          </table:table-cell>
          <table:table-cell table:style-name="ce21" table:formula="of:=COUNTIFS([$'Copia de prestamos_biblioteca_publica'.$I$2:.$I$262];[.B88];[$'Copia de prestamos_biblioteca_publica'.$K$2:.$K$262];[.E$79])" office:value-type="float" office:value="4" calcext:value-type="float">
            <text:p>4</text:p>
          </table:table-cell>
          <table:table-cell table:style-name="ce21" table:formula="of:=COUNTIFS([$'Copia de prestamos_biblioteca_publica'.$I$2:.$I$262];[.B88];[$'Copia de prestamos_biblioteca_publica'.$K$2:.$K$262];[.F$79])" office:value-type="float" office:value="0" calcext:value-type="float">
            <text:p>0</text:p>
          </table:table-cell>
          <table:table-cell table:style-name="ce21" table:formula="of:=COUNTIFS([$'Copia de prestamos_biblioteca_publica'.$I$2:.$I$262];[.B88];[$'Copia de prestamos_biblioteca_publica'.$K$2:.$K$262];[.G$79])" office:value-type="float" office:value="4" calcext:value-type="float">
            <text:p>4</text:p>
          </table:table-cell>
          <table:table-cell table:style-name="ce21" table:formula="of:=COUNTIFS([$'Copia de prestamos_biblioteca_publica'.$I$2:.$I$262];[.B88];[$'Copia de prestamos_biblioteca_publica'.$K$2:.$K$262];[.H$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OCTUBRE</text:p>
          </table:table-cell>
          <table:table-cell table:style-name="ce21" table:formula="of:=COUNTIFS([$'Copia de prestamos_biblioteca_publica'.$I$2:.$I$262];[.B89];[$'Copia de prestamos_biblioteca_publica'.$K$2:.$K$262];[.C$79])" office:value-type="float" office:value="0" calcext:value-type="float">
            <text:p>0</text:p>
          </table:table-cell>
          <table:table-cell table:style-name="ce21" table:formula="of:=COUNTIFS([$'Copia de prestamos_biblioteca_publica'.$I$2:.$I$262];[.B89];[$'Copia de prestamos_biblioteca_publica'.$K$2:.$K$262];[.D$79])" office:value-type="float" office:value="4" calcext:value-type="float">
            <text:p>4</text:p>
          </table:table-cell>
          <table:table-cell table:style-name="ce21" table:formula="of:=COUNTIFS([$'Copia de prestamos_biblioteca_publica'.$I$2:.$I$262];[.B89];[$'Copia de prestamos_biblioteca_publica'.$K$2:.$K$262];[.E$79])" office:value-type="float" office:value="5" calcext:value-type="float">
            <text:p>5</text:p>
          </table:table-cell>
          <table:table-cell table:style-name="ce21" table:formula="of:=COUNTIFS([$'Copia de prestamos_biblioteca_publica'.$I$2:.$I$262];[.B89];[$'Copia de prestamos_biblioteca_publica'.$K$2:.$K$262];[.F$79])" office:value-type="float" office:value="0" calcext:value-type="float">
            <text:p>0</text:p>
          </table:table-cell>
          <table:table-cell table:style-name="ce21" table:formula="of:=COUNTIFS([$'Copia de prestamos_biblioteca_publica'.$I$2:.$I$262];[.B89];[$'Copia de prestamos_biblioteca_publica'.$K$2:.$K$262];[.G$79])" office:value-type="float" office:value="5" calcext:value-type="float">
            <text:p>5</text:p>
          </table:table-cell>
          <table:table-cell table:style-name="ce21" table:formula="of:=COUNTIFS([$'Copia de prestamos_biblioteca_publica'.$I$2:.$I$262];[.B89];[$'Copia de prestamos_biblioteca_publica'.$K$2:.$K$262];[.H$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NOVIEMBRE</text:p>
          </table:table-cell>
          <table:table-cell table:style-name="ce21" table:formula="of:=COUNTIFS([$'Copia de prestamos_biblioteca_publica'.$I$2:.$I$262];[.B90];[$'Copia de prestamos_biblioteca_publica'.$K$2:.$K$262];[.C$79])" office:value-type="float" office:value="0" calcext:value-type="float">
            <text:p>0</text:p>
          </table:table-cell>
          <table:table-cell table:style-name="ce21" table:formula="of:=COUNTIFS([$'Copia de prestamos_biblioteca_publica'.$I$2:.$I$262];[.B90];[$'Copia de prestamos_biblioteca_publica'.$K$2:.$K$262];[.D$79])" office:value-type="float" office:value="4" calcext:value-type="float">
            <text:p>4</text:p>
          </table:table-cell>
          <table:table-cell table:style-name="ce21" table:formula="of:=COUNTIFS([$'Copia de prestamos_biblioteca_publica'.$I$2:.$I$262];[.B90];[$'Copia de prestamos_biblioteca_publica'.$K$2:.$K$262];[.E$79])" office:value-type="float" office:value="4" calcext:value-type="float">
            <text:p>4</text:p>
          </table:table-cell>
          <table:table-cell table:style-name="ce21" table:formula="of:=COUNTIFS([$'Copia de prestamos_biblioteca_publica'.$I$2:.$I$262];[.B90];[$'Copia de prestamos_biblioteca_publica'.$K$2:.$K$262];[.F$79])" office:value-type="float" office:value="0" calcext:value-type="float">
            <text:p>0</text:p>
          </table:table-cell>
          <table:table-cell table:style-name="ce21" table:formula="of:=COUNTIFS([$'Copia de prestamos_biblioteca_publica'.$I$2:.$I$262];[.B90];[$'Copia de prestamos_biblioteca_publica'.$K$2:.$K$262];[.G$79])" office:value-type="float" office:value="4" calcext:value-type="float">
            <text:p>4</text:p>
          </table:table-cell>
          <table:table-cell table:style-name="ce21" table:formula="of:=COUNTIFS([$'Copia de prestamos_biblioteca_publica'.$I$2:.$I$262];[.B90];[$'Copia de prestamos_biblioteca_publica'.$K$2:.$K$262];[.H$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DICIEMBRE</text:p>
          </table:table-cell>
          <table:table-cell table:style-name="ce21" table:formula="of:=COUNTIFS([$'Copia de prestamos_biblioteca_publica'.$I$2:.$I$262];[.B91];[$'Copia de prestamos_biblioteca_publica'.$K$2:.$K$262];[.C$79])" office:value-type="float" office:value="0" calcext:value-type="float">
            <text:p>0</text:p>
          </table:table-cell>
          <table:table-cell table:style-name="ce21" table:formula="of:=COUNTIFS([$'Copia de prestamos_biblioteca_publica'.$I$2:.$I$262];[.B91];[$'Copia de prestamos_biblioteca_publica'.$K$2:.$K$262];[.D$79])" office:value-type="float" office:value="5" calcext:value-type="float">
            <text:p>5</text:p>
          </table:table-cell>
          <table:table-cell table:style-name="ce21" table:formula="of:=COUNTIFS([$'Copia de prestamos_biblioteca_publica'.$I$2:.$I$262];[.B91];[$'Copia de prestamos_biblioteca_publica'.$K$2:.$K$262];[.E$79])" office:value-type="float" office:value="4" calcext:value-type="float">
            <text:p>4</text:p>
          </table:table-cell>
          <table:table-cell table:style-name="ce21" table:formula="of:=COUNTIFS([$'Copia de prestamos_biblioteca_publica'.$I$2:.$I$262];[.B91];[$'Copia de prestamos_biblioteca_publica'.$K$2:.$K$262];[.F$79])" office:value-type="float" office:value="0" calcext:value-type="float">
            <text:p>0</text:p>
          </table:table-cell>
          <table:table-cell table:style-name="ce21" table:formula="of:=COUNTIFS([$'Copia de prestamos_biblioteca_publica'.$I$2:.$I$262];[.B91];[$'Copia de prestamos_biblioteca_publica'.$K$2:.$K$262];[.G$79])" office:value-type="float" office:value="4" calcext:value-type="float">
            <text:p>4</text:p>
          </table:table-cell>
          <table:table-cell table:style-name="ce21" table:formula="of:=COUNTIFS([$'Copia de prestamos_biblioteca_publica'.$I$2:.$I$262];[.B91];[$'Copia de prestamos_biblioteca_publica'.$K$2:.$K$262];[.H$7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2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5. Vamos ahora a centrarnos en el tema del PLAZO DE DEVOLUCIÓN: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5.1. Para empezar vamos a analizar el PROMEDIO de los dias de devolucion por categorias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Los datos nos muestran que cada categoria, tiene promedios de dias diferentes. Esto podría estar relacionado con la densidad o complejidad del contenido de estas categorías, lo que requeriría más tiempo de lectura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string" calcext:value-type="string">
            <text:p>PROMEDIO DIAS DE PRESTAMO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ENSAYO</text:p>
          </table:table-cell>
          <table:table-cell table:style-name="ce23" table:formula="of:=AVERAGEIF([$'Copia de prestamos_biblioteca_publica'.$B$2:.$B$262];[.$B99];[$'Copia de prestamos_biblioteca_publica'.$D$2:.$D$262])" office:value-type="float" office:value="22.55882353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FICCION</text:p>
          </table:table-cell>
          <table:table-cell table:style-name="ce23" table:formula="of:=AVERAGEIF([$'Copia de prestamos_biblioteca_publica'.$B$2:.$B$262];[.$B100];[$'Copia de prestamos_biblioteca_publica'.$D$2:.$D$262])" office:value-type="float" office:value="14.87378641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INFANTIL</text:p>
          </table:table-cell>
          <table:table-cell table:style-name="ce23" table:formula="of:=AVERAGEIF([$'Copia de prestamos_biblioteca_publica'.$B$2:.$B$262];[.$B101];[$'Copia de prestamos_biblioteca_publica'.$D$2:.$D$262])" office:value-type="float" office:value="10.45454545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COMIC</text:p>
          </table:table-cell>
          <table:table-cell table:style-name="ce23" table:formula="of:=AVERAGEIF([$'Copia de prestamos_biblioteca_publica'.$B$2:.$B$262];[.$B102];[$'Copia de prestamos_biblioteca_publica'.$D$2:.$D$262]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NOVELA_GRAFICA</text:p>
          </table:table-cell>
          <table:table-cell table:style-name="ce23" table:formula="of:=AVERAGEIF([$'Copia de prestamos_biblioteca_publica'.$B$2:.$B$262];[.$B103];[$'Copia de prestamos_biblioteca_publica'.$D$2:.$D$262])" office:value-type="float" office:value="19.1764705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POESIA</text:p>
          </table:table-cell>
          <table:table-cell table:style-name="ce23" table:formula="of:=AVERAGEIF([$'Copia de prestamos_biblioteca_publica'.$B$2:.$B$262];[.$B104];[$'Copia de prestamos_biblioteca_publica'.$D$2:.$D$262])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DIVULGACION</text:p>
          </table:table-cell>
          <table:table-cell table:style-name="ce23" table:formula="of:=AVERAGEIF([$'Copia de prestamos_biblioteca_publica'.$B$2:.$B$262];[.$B105];[$'Copia de prestamos_biblioteca_publica'.$D$2:.$D$262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5.2 Si analizamos los perdiodos de devolución, nos encontramos con que, por lo general, los libros se devuelven siempre dentro de plazo: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visibility="collapse">
          <table:table-cell table:number-columns-repeated="2"/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no</text:p>
          </table:table-cell>
          <table:table-cell table:style-name="ce35"/>
          <table:table-cell table:number-columns-repeated="1019"/>
        </table:table-row>
        <table:table-row table:style-name="ro1">
          <table:table-cell table:number-columns-repeated="2"/>
          <table:table-cell table:style-name="ce22" office:value-type="string" calcext:value-type="string">
            <text:p>DEVUELTOS DENTRO DE PLAZO</text:p>
          </table:table-cell>
          <table:table-cell table:style-name="ce31" office:value-type="string" calcext:value-type="string">
            <text:p>DEVUELTOS FUERA DE PLAZO</text:p>
          </table:table-cell>
          <table:table-cell table:style-name="ce36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ENSAYO</text:p>
          </table:table-cell>
          <table:table-cell table:style-name="ce17" table:formula="of:=COUNTIFS([$'Copia de prestamos_biblioteca_publica'.$E$2:.$E$262];[.C$109];[$'Copia de prestamos_biblioteca_publica'.$B$2:.$B$262];[.B111])" office:value-type="float" office:value="31" calcext:value-type="float">
            <text:p>31</text:p>
          </table:table-cell>
          <table:table-cell table:style-name="ce17" table:formula="of:=COUNTIFS([$'Copia de prestamos_biblioteca_publica'.$E$2:.$E$262];[.D$109];[$'Copia de prestamos_biblioteca_publica'.$B$2:.$B$262];[.B111])" office:value-type="float" office:value="3" calcext:value-type="float">
            <text:p>3</text:p>
          </table:table-cell>
          <table:table-cell table:style-name="ce37"/>
          <table:table-cell table:style-name="ce22" office:value-type="string" calcext:value-type="string">
            <text:p>DENTRO DE PLAZO</text:p>
          </table:table-cell>
          <table:table-cell table:style-name="ce43" table:formula="of:=[.C118]/261" office:value-type="percentage" office:value="0.9425287356" calcext:value-type="percentage">
            <text:p>94.25%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FICCION</text:p>
          </table:table-cell>
          <table:table-cell table:style-name="ce17" table:formula="of:=COUNTIFS([$'Copia de prestamos_biblioteca_publica'.$E$2:.$E$262];[.C$109];[$'Copia de prestamos_biblioteca_publica'.$B$2:.$B$262];[.B112])" office:value-type="float" office:value="97" calcext:value-type="float">
            <text:p>97</text:p>
          </table:table-cell>
          <table:table-cell table:style-name="ce17" table:formula="of:=COUNTIFS([$'Copia de prestamos_biblioteca_publica'.$E$2:.$E$262];[.D$109];[$'Copia de prestamos_biblioteca_publica'.$B$2:.$B$262];[.B112])" office:value-type="float" office:value="6" calcext:value-type="float">
            <text:p>6</text:p>
          </table:table-cell>
          <table:table-cell table:style-name="ce37"/>
          <table:table-cell table:style-name="ce22" office:value-type="string" calcext:value-type="string">
            <text:p>FUERA DE PLAZO</text:p>
          </table:table-cell>
          <table:table-cell table:style-name="ce43" table:formula="of:=[.D118]/261" office:value-type="percentage" office:value="0.05747126437" calcext:value-type="percentage">
            <text:p>5.75%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INFANTIL</text:p>
          </table:table-cell>
          <table:table-cell table:style-name="ce17" table:formula="of:=COUNTIFS([$'Copia de prestamos_biblioteca_publica'.$E$2:.$E$262];[.C$109];[$'Copia de prestamos_biblioteca_publica'.$B$2:.$B$262];[.B113])" office:value-type="float" office:value="55" calcext:value-type="float">
            <text:p>55</text:p>
          </table:table-cell>
          <table:table-cell table:style-name="ce17" table:formula="of:=COUNTIFS([$'Copia de prestamos_biblioteca_publica'.$E$2:.$E$262];[.D$109];[$'Copia de prestamos_biblioteca_publica'.$B$2:.$B$262];[.B113])" office:value-type="float" office:value="0" calcext:value-type="float">
            <text:p>0</text:p>
          </table:table-cell>
          <table:table-cell table:style-name="ce37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COMIC</text:p>
          </table:table-cell>
          <table:table-cell table:style-name="ce17" table:formula="of:=COUNTIFS([$'Copia de prestamos_biblioteca_publica'.$E$2:.$E$262];[.C$109];[$'Copia de prestamos_biblioteca_publica'.$B$2:.$B$262];[.B114])" office:value-type="float" office:value="35" calcext:value-type="float">
            <text:p>35</text:p>
          </table:table-cell>
          <table:table-cell table:style-name="ce17" table:formula="of:=COUNTIFS([$'Copia de prestamos_biblioteca_publica'.$E$2:.$E$262];[.D$109];[$'Copia de prestamos_biblioteca_publica'.$B$2:.$B$262];[.B114])" office:value-type="float" office:value="0" calcext:value-type="float">
            <text:p>0</text:p>
          </table:table-cell>
          <table:table-cell table:style-name="ce37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NOVELA_GRAFICA</text:p>
          </table:table-cell>
          <table:table-cell table:style-name="ce17" table:formula="of:=COUNTIFS([$'Copia de prestamos_biblioteca_publica'.$E$2:.$E$262];[.C$109];[$'Copia de prestamos_biblioteca_publica'.$B$2:.$B$262];[.B115])" office:value-type="float" office:value="17" calcext:value-type="float">
            <text:p>17</text:p>
          </table:table-cell>
          <table:table-cell table:style-name="ce17" table:formula="of:=COUNTIFS([$'Copia de prestamos_biblioteca_publica'.$E$2:.$E$262];[.D$109];[$'Copia de prestamos_biblioteca_publica'.$B$2:.$B$262];[.B115])" office:value-type="float" office:value="0" calcext:value-type="float">
            <text:p>0</text:p>
          </table:table-cell>
          <table:table-cell table:style-name="ce37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POESIA</text:p>
          </table:table-cell>
          <table:table-cell table:style-name="ce17" table:formula="of:=COUNTIFS([$'Copia de prestamos_biblioteca_publica'.$E$2:.$E$262];[.C$109];[$'Copia de prestamos_biblioteca_publica'.$B$2:.$B$262];[.B116])" office:value-type="float" office:value="1" calcext:value-type="float">
            <text:p>1</text:p>
          </table:table-cell>
          <table:table-cell table:style-name="ce17" table:formula="of:=COUNTIFS([$'Copia de prestamos_biblioteca_publica'.$E$2:.$E$262];[.D$109];[$'Copia de prestamos_biblioteca_publica'.$B$2:.$B$262];[.B116])" office:value-type="float" office:value="2" calcext:value-type="float">
            <text:p>2</text:p>
          </table:table-cell>
          <table:table-cell table:style-name="ce37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DIVULGACION</text:p>
          </table:table-cell>
          <table:table-cell table:style-name="ce17" table:formula="of:=COUNTIFS([$'Copia de prestamos_biblioteca_publica'.$E$2:.$E$262];[.C$109];[$'Copia de prestamos_biblioteca_publica'.$B$2:.$B$262];[.B117])" office:value-type="float" office:value="10" calcext:value-type="float">
            <text:p>10</text:p>
          </table:table-cell>
          <table:table-cell table:style-name="ce17" table:formula="of:=COUNTIFS([$'Copia de prestamos_biblioteca_publica'.$E$2:.$E$262];[.D$109];[$'Copia de prestamos_biblioteca_publica'.$B$2:.$B$262];[.B117])" office:value-type="float" office:value="4" calcext:value-type="float">
            <text:p>4</text:p>
          </table:table-cell>
          <table:table-cell table:style-name="ce37"/>
          <table:table-cell table:number-columns-repeated="1019"/>
        </table:table-row>
        <table:table-row table:style-name="ro1" table:visibility="collapse">
          <table:table-cell table:number-columns-repeated="2"/>
          <table:table-cell table:style-name="ce25" table:formula="of:=SUM([.C111:.C117])" office:value-type="float" office:value="246" calcext:value-type="float">
            <text:p>246</text:p>
          </table:table-cell>
          <table:table-cell table:style-name="ce25" table:formula="of:=SUM([.D111:.D117]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unque se detectan algunos registros fuera de plazo que podrían deberse a errores humanos, ya que existen préstamos con menor duración que figuran como retrasados.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14"/>
          <table:table-cell table:style-name="ce14" office:value-type="string" calcext:value-type="string">
            <text:p>si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4"/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ENSAYO</text:p>
          </table:table-cell>
          <table:table-cell table:style-name="ce17" table:formula="of:=maxifs([$'Copia de prestamos_biblioteca_publica'.$D$2:.$D$262];[$'Copia de prestamos_biblioteca_publica'.$B$2:.$B$262];[.B124];[$'Copia de prestamos_biblioteca_publica'.$E$2:.$E$262];[.C$121])" office:value-type="float" office:value="25" calcext:value-type="float">
            <text:p>25</text:p>
          </table:table-cell>
          <table:table-cell table:style-name="ce32" table:formula="of:=minifs([$'Copia de prestamos_biblioteca_publica'.$D$2:.$D$262];[$'Copia de prestamos_biblioteca_publica'.$B$2:.$B$262];[.B124];[$'Copia de prestamos_biblioteca_publica'.$E$2:.$E$262];[.D$121]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FICCION</text:p>
          </table:table-cell>
          <table:table-cell table:style-name="ce17" table:formula="of:=maxifs([$'Copia de prestamos_biblioteca_publica'.$D$2:.$D$262];[$'Copia de prestamos_biblioteca_publica'.$B$2:.$B$262];[.B125];[$'Copia de prestamos_biblioteca_publica'.$E$2:.$E$262];[.C$121])" office:value-type="float" office:value="21" calcext:value-type="float">
            <text:p>21</text:p>
          </table:table-cell>
          <table:table-cell table:style-name="ce32" table:formula="of:=minifs([$'Copia de prestamos_biblioteca_publica'.$D$2:.$D$262];[$'Copia de prestamos_biblioteca_publica'.$B$2:.$B$262];[.B125];[$'Copia de prestamos_biblioteca_publica'.$E$2:.$E$262];[.D$121]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INFANTIL</text:p>
          </table:table-cell>
          <table:table-cell table:style-name="ce17" table:formula="of:=maxifs([$'Copia de prestamos_biblioteca_publica'.$D$2:.$D$262];[$'Copia de prestamos_biblioteca_publica'.$B$2:.$B$262];[.B126];[$'Copia de prestamos_biblioteca_publica'.$E$2:.$E$262];[.C$121])" office:value-type="float" office:value="14" calcext:value-type="float">
            <text:p>14</text:p>
          </table:table-cell>
          <table:table-cell table:style-name="ce17" table:formula="of:=minifs([$'Copia de prestamos_biblioteca_publica'.$D$2:.$D$262];[$'Copia de prestamos_biblioteca_publica'.$B$2:.$B$262];[.B126];[$'Copia de prestamos_biblioteca_publica'.$E$2:.$E$262];[.D$12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COMIC</text:p>
          </table:table-cell>
          <table:table-cell table:style-name="ce17" table:formula="of:=maxifs([$'Copia de prestamos_biblioteca_publica'.$D$2:.$D$262];[$'Copia de prestamos_biblioteca_publica'.$B$2:.$B$262];[.B127];[$'Copia de prestamos_biblioteca_publica'.$E$2:.$E$262];[.C$121])" office:value-type="float" office:value="7" calcext:value-type="float">
            <text:p>7</text:p>
          </table:table-cell>
          <table:table-cell table:style-name="ce17" table:formula="of:=minifs([$'Copia de prestamos_biblioteca_publica'.$D$2:.$D$262];[$'Copia de prestamos_biblioteca_publica'.$B$2:.$B$262];[.B127];[$'Copia de prestamos_biblioteca_publica'.$E$2:.$E$262];[.D$12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NOVELA_GRAFICA</text:p>
          </table:table-cell>
          <table:table-cell table:style-name="ce17" table:formula="of:=maxifs([$'Copia de prestamos_biblioteca_publica'.$D$2:.$D$262];[$'Copia de prestamos_biblioteca_publica'.$B$2:.$B$262];[.B128];[$'Copia de prestamos_biblioteca_publica'.$E$2:.$E$262];[.C$121])" office:value-type="float" office:value="21" calcext:value-type="float">
            <text:p>21</text:p>
          </table:table-cell>
          <table:table-cell table:style-name="ce17" table:formula="of:=minifs([$'Copia de prestamos_biblioteca_publica'.$D$2:.$D$262];[$'Copia de prestamos_biblioteca_publica'.$B$2:.$B$262];[.B128];[$'Copia de prestamos_biblioteca_publica'.$E$2:.$E$262];[.D$12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POESIA</text:p>
          </table:table-cell>
          <table:table-cell table:style-name="ce17" table:formula="of:=maxifs([$'Copia de prestamos_biblioteca_publica'.$D$2:.$D$262];[$'Copia de prestamos_biblioteca_publica'.$B$2:.$B$262];[.B129];[$'Copia de prestamos_biblioteca_publica'.$E$2:.$E$262];[.C$121])" office:value-type="float" office:value="28" calcext:value-type="float">
            <text:p>28</text:p>
          </table:table-cell>
          <table:table-cell table:style-name="ce17" table:formula="of:=minifs([$'Copia de prestamos_biblioteca_publica'.$D$2:.$D$262];[$'Copia de prestamos_biblioteca_publica'.$B$2:.$B$262];[.B129];[$'Copia de prestamos_biblioteca_publica'.$E$2:.$E$262];[.D$121]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DIVULGACION</text:p>
          </table:table-cell>
          <table:table-cell table:style-name="ce17" table:formula="of:=maxifs([$'Copia de prestamos_biblioteca_publica'.$D$2:.$D$262];[$'Copia de prestamos_biblioteca_publica'.$B$2:.$B$262];[.B130];[$'Copia de prestamos_biblioteca_publica'.$E$2:.$E$262];[.C$121])" office:value-type="float" office:value="26" calcext:value-type="float">
            <text:p>26</text:p>
          </table:table-cell>
          <table:table-cell table:style-name="ce32" table:formula="of:=minifs([$'Copia de prestamos_biblioteca_publica'.$D$2:.$D$262];[$'Copia de prestamos_biblioteca_publica'.$B$2:.$B$262];[.B130];[$'Copia de prestamos_biblioteca_publica'.$E$2:.$E$262];[.D$121])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6. En la siguiente tabla vemos que de todos los prestamos el IDIOMA que predomina es el ESPAÑOL.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CATALAN</text:p>
          </table:table-cell>
          <table:table-cell table:style-name="ce17" table:formula="of:=COUNTIF([$'Copia de prestamos_biblioteca_publica'.$C$2:.$C$262];&quot;catalán&quot;)" office:value-type="float" office:value="29" calcext:value-type="float">
            <text:p>29</text:p>
          </table:table-cell>
          <table:table-cell table:style-name="ce14" table:number-columns-repeated="5"/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ESPAÑOL</text:p>
          </table:table-cell>
          <table:table-cell table:style-name="ce17" table:formula="of:=COUNTIF([$'Copia de prestamos_biblioteca_publica'.$C$2:.$C$262];&quot;español&quot;)" office:value-type="float" office:value="209" calcext:value-type="float">
            <text:p>209</text:p>
          </table:table-cell>
          <table:table-cell table:style-name="ce14" table:number-columns-repeated="5"/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INGLES</text:p>
          </table:table-cell>
          <table:table-cell table:style-name="ce17" table:formula="of:=COUNTIF([$'Copia de prestamos_biblioteca_publica'.$C$2:.$C$262];&quot;inglés&quot;)" office:value-type="float" office:value="23" calcext:value-type="float">
            <text:p>23</text:p>
          </table:table-cell>
          <table:table-cell table:style-name="ce14" table:number-columns-repeated="5"/>
          <table:table-cell table:number-columns-repeated="1016"/>
        </table:table-row>
        <table:table-row table:style-name="ro1">
          <table:table-cell/>
          <table:table-cell table:style-name="ce14" table:number-columns-repeated="7"/>
          <table:table-cell table:number-columns-repeated="1016"/>
        </table:table-row>
        <table:table-row table:style-name="ro1">
          <table:table-cell/>
          <table:table-cell table:style-name="ce14"/>
          <table:table-cell table:style-name="ce15" office:value-type="string" calcext:value-type="string">
            <text:p>CATALÁN</text:p>
          </table:table-cell>
          <table:table-cell table:style-name="ce15" office:value-type="string" calcext:value-type="string">
            <text:p>% CATALÁN</text:p>
          </table:table-cell>
          <table:table-cell table:style-name="ce15" office:value-type="string" calcext:value-type="string">
            <text:p>ESPAÑOL</text:p>
          </table:table-cell>
          <table:table-cell table:style-name="ce15" office:value-type="string" calcext:value-type="string">
            <text:p>% ESPAÑOL</text:p>
          </table:table-cell>
          <table:table-cell table:style-name="ce15" office:value-type="string" calcext:value-type="string">
            <text:p>INGLÉS</text:p>
          </table:table-cell>
          <table:table-cell table:style-name="ce15" office:value-type="string" calcext:value-type="string">
            <text:p>% INGLÉS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ENSAYO</text:p>
          </table:table-cell>
          <table:table-cell table:style-name="ce17" table:formula="of:=COUNTIFS([$'Copia de prestamos_biblioteca_publica'.$B$2:.$B$262];[.$B139];[$'Copia de prestamos_biblioteca_publica'.$C$2:.$C$262];[.C$138])" office:value-type="float" office:value="4" calcext:value-type="float">
            <text:p>4</text:p>
          </table:table-cell>
          <table:table-cell table:style-name="ce33" table:formula="of:=[.C139]/261" office:value-type="percentage" office:value="0.0153256704980843" calcext:value-type="percentage">
            <text:p>1.53%</text:p>
          </table:table-cell>
          <table:table-cell table:style-name="ce17" table:formula="of:=COUNTIFS([$'Copia de prestamos_biblioteca_publica'.$B$2:.$B$262];[.B139];[$'Copia de prestamos_biblioteca_publica'.$C$2:.$C$262];[.E$138])" office:value-type="float" office:value="30" calcext:value-type="float">
            <text:p>30</text:p>
          </table:table-cell>
          <table:table-cell table:style-name="ce33" table:formula="of:=[.E139]/261" office:value-type="percentage" office:value="0.114942528735632" calcext:value-type="percentage">
            <text:p>11.49%</text:p>
          </table:table-cell>
          <table:table-cell table:style-name="ce17" table:formula="of:=COUNTIFS([$'Copia de prestamos_biblioteca_publica'.$B$2:.$B$262];[.B139];[$'Copia de prestamos_biblioteca_publica'.$C$2:.$C$262];[.G$138])" office:value-type="float" office:value="0" calcext:value-type="float">
            <text:p>0</text:p>
          </table:table-cell>
          <table:table-cell table:style-name="ce33" table:formula="of:=[.G139]/261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ICCION</text:p>
          </table:table-cell>
          <table:table-cell table:style-name="ce17" table:formula="of:=COUNTIFS([$'Copia de prestamos_biblioteca_publica'.$B$2:.$B$262];[.B140];[$'Copia de prestamos_biblioteca_publica'.$C$2:.$C$262];[.C$138])" office:value-type="float" office:value="11" calcext:value-type="float">
            <text:p>11</text:p>
          </table:table-cell>
          <table:table-cell table:style-name="ce33" table:formula="of:=[.C140]/261" office:value-type="percentage" office:value="0.0421455938697318" calcext:value-type="percentage">
            <text:p>4.21%</text:p>
          </table:table-cell>
          <table:table-cell table:style-name="ce17" table:formula="of:=COUNTIFS([$'Copia de prestamos_biblioteca_publica'.$B$2:.$B$262];[.B140];[$'Copia de prestamos_biblioteca_publica'.$C$2:.$C$262];[.E$138])" office:value-type="float" office:value="74" calcext:value-type="float">
            <text:p>74</text:p>
          </table:table-cell>
          <table:table-cell table:style-name="ce33" table:formula="of:=[.E140]/261" office:value-type="percentage" office:value="0.283524904214559" calcext:value-type="percentage">
            <text:p>28.35%</text:p>
          </table:table-cell>
          <table:table-cell table:style-name="ce17" table:formula="of:=COUNTIFS([$'Copia de prestamos_biblioteca_publica'.$B$2:.$B$262];[.B140];[$'Copia de prestamos_biblioteca_publica'.$C$2:.$C$262];[.G$138])" office:value-type="float" office:value="18" calcext:value-type="float">
            <text:p>18</text:p>
          </table:table-cell>
          <table:table-cell table:style-name="ce33" table:formula="of:=[.G140]/261" office:value-type="percentage" office:value="0.0689655172413793" calcext:value-type="percentage">
            <text:p>6.90%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INFANTIL</text:p>
          </table:table-cell>
          <table:table-cell table:style-name="ce17" table:formula="of:=COUNTIFS([$'Copia de prestamos_biblioteca_publica'.$B$2:.$B$262];[.B141];[$'Copia de prestamos_biblioteca_publica'.$C$2:.$C$262];[.C$138])" office:value-type="float" office:value="14" calcext:value-type="float">
            <text:p>14</text:p>
          </table:table-cell>
          <table:table-cell table:style-name="ce33" table:formula="of:=[.C141]/261" office:value-type="percentage" office:value="0.053639846743295" calcext:value-type="percentage">
            <text:p>5.36%</text:p>
          </table:table-cell>
          <table:table-cell table:style-name="ce17" table:formula="of:=COUNTIFS([$'Copia de prestamos_biblioteca_publica'.$B$2:.$B$262];[.B141];[$'Copia de prestamos_biblioteca_publica'.$C$2:.$C$262];[.E$138])" office:value-type="float" office:value="41" calcext:value-type="float">
            <text:p>41</text:p>
          </table:table-cell>
          <table:table-cell table:style-name="ce33" table:formula="of:=[.E141]/261" office:value-type="percentage" office:value="0.157088122605364" calcext:value-type="percentage">
            <text:p>15.71%</text:p>
          </table:table-cell>
          <table:table-cell table:style-name="ce17" table:formula="of:=COUNTIFS([$'Copia de prestamos_biblioteca_publica'.$B$2:.$B$262];[.B141];[$'Copia de prestamos_biblioteca_publica'.$C$2:.$C$262];[.G$138])" office:value-type="float" office:value="0" calcext:value-type="float">
            <text:p>0</text:p>
          </table:table-cell>
          <table:table-cell table:style-name="ce33" table:formula="of:=[.G141]/261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COMIC</text:p>
          </table:table-cell>
          <table:table-cell table:style-name="ce17" table:formula="of:=COUNTIFS([$'Copia de prestamos_biblioteca_publica'.$B$2:.$B$262];[.B142];[$'Copia de prestamos_biblioteca_publica'.$C$2:.$C$262];[.C$138])" office:value-type="float" office:value="0" calcext:value-type="float">
            <text:p>0</text:p>
          </table:table-cell>
          <table:table-cell table:style-name="ce33" table:formula="of:=[.C142]/261" office:value-type="percentage" office:value="0" calcext:value-type="percentage">
            <text:p>0.00%</text:p>
          </table:table-cell>
          <table:table-cell table:style-name="ce17" table:formula="of:=COUNTIFS([$'Copia de prestamos_biblioteca_publica'.$B$2:.$B$262];[.B142];[$'Copia de prestamos_biblioteca_publica'.$C$2:.$C$262];[.E$138])" office:value-type="float" office:value="35" calcext:value-type="float">
            <text:p>35</text:p>
          </table:table-cell>
          <table:table-cell table:style-name="ce33" table:formula="of:=[.E142]/261" office:value-type="percentage" office:value="0.134099616858238" calcext:value-type="percentage">
            <text:p>13.41%</text:p>
          </table:table-cell>
          <table:table-cell table:style-name="ce17" table:formula="of:=COUNTIFS([$'Copia de prestamos_biblioteca_publica'.$B$2:.$B$262];[.B142];[$'Copia de prestamos_biblioteca_publica'.$C$2:.$C$262];[.G$138])" office:value-type="float" office:value="0" calcext:value-type="float">
            <text:p>0</text:p>
          </table:table-cell>
          <table:table-cell table:style-name="ce33" table:formula="of:=[.G142]/261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NOVELA_GRAFICA</text:p>
          </table:table-cell>
          <table:table-cell table:style-name="ce17" table:formula="of:=COUNTIFS([$'Copia de prestamos_biblioteca_publica'.$B$2:.$B$262];[.B143];[$'Copia de prestamos_biblioteca_publica'.$C$2:.$C$262];[.C$138])" office:value-type="float" office:value="0" calcext:value-type="float">
            <text:p>0</text:p>
          </table:table-cell>
          <table:table-cell table:style-name="ce33" table:formula="of:=[.C143]/261" office:value-type="percentage" office:value="0" calcext:value-type="percentage">
            <text:p>0.00%</text:p>
          </table:table-cell>
          <table:table-cell table:style-name="ce17" table:formula="of:=COUNTIFS([$'Copia de prestamos_biblioteca_publica'.$B$2:.$B$262];[.B143];[$'Copia de prestamos_biblioteca_publica'.$C$2:.$C$262];[.E$138])" office:value-type="float" office:value="17" calcext:value-type="float">
            <text:p>17</text:p>
          </table:table-cell>
          <table:table-cell table:style-name="ce33" table:formula="of:=[.E143]/261" office:value-type="percentage" office:value="0.0651340996168582" calcext:value-type="percentage">
            <text:p>6.51%</text:p>
          </table:table-cell>
          <table:table-cell table:style-name="ce17" table:formula="of:=COUNTIFS([$'Copia de prestamos_biblioteca_publica'.$B$2:.$B$262];[.B143];[$'Copia de prestamos_biblioteca_publica'.$C$2:.$C$262];[.G$138])" office:value-type="float" office:value="0" calcext:value-type="float">
            <text:p>0</text:p>
          </table:table-cell>
          <table:table-cell table:style-name="ce33" table:formula="of:=[.G143]/261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POESIA</text:p>
          </table:table-cell>
          <table:table-cell table:style-name="ce17" table:formula="of:=COUNTIFS([$'Copia de prestamos_biblioteca_publica'.$B$2:.$B$262];[.B144];[$'Copia de prestamos_biblioteca_publica'.$C$2:.$C$262];[.C$138])" office:value-type="float" office:value="0" calcext:value-type="float">
            <text:p>0</text:p>
          </table:table-cell>
          <table:table-cell table:style-name="ce33" table:formula="of:=[.C144]/261" office:value-type="percentage" office:value="0" calcext:value-type="percentage">
            <text:p>0.00%</text:p>
          </table:table-cell>
          <table:table-cell table:style-name="ce17" table:formula="of:=COUNTIFS([$'Copia de prestamos_biblioteca_publica'.$B$2:.$B$262];[.B144];[$'Copia de prestamos_biblioteca_publica'.$C$2:.$C$262];[.E$138])" office:value-type="float" office:value="3" calcext:value-type="float">
            <text:p>3</text:p>
          </table:table-cell>
          <table:table-cell table:style-name="ce33" table:formula="of:=[.E144]/261" office:value-type="percentage" office:value="0.0114942528735632" calcext:value-type="percentage">
            <text:p>1.15%</text:p>
          </table:table-cell>
          <table:table-cell table:style-name="ce17" table:formula="of:=COUNTIFS([$'Copia de prestamos_biblioteca_publica'.$B$2:.$B$262];[.B144];[$'Copia de prestamos_biblioteca_publica'.$C$2:.$C$262];[.G$138])" office:value-type="float" office:value="0" calcext:value-type="float">
            <text:p>0</text:p>
          </table:table-cell>
          <table:table-cell table:style-name="ce33" table:formula="of:=[.G144]/261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DIVULGACION</text:p>
          </table:table-cell>
          <table:table-cell table:style-name="ce17" table:formula="of:=COUNTIFS([$'Copia de prestamos_biblioteca_publica'.$B$2:.$B$262];[.B145];[$'Copia de prestamos_biblioteca_publica'.$C$2:.$C$262];[.C$138])" office:value-type="float" office:value="0" calcext:value-type="float">
            <text:p>0</text:p>
          </table:table-cell>
          <table:table-cell table:style-name="ce33" table:formula="of:=[.C145]/261" office:value-type="percentage" office:value="0" calcext:value-type="percentage">
            <text:p>0.00%</text:p>
          </table:table-cell>
          <table:table-cell table:style-name="ce17" table:formula="of:=COUNTIFS([$'Copia de prestamos_biblioteca_publica'.$B$2:.$B$262];[.B145];[$'Copia de prestamos_biblioteca_publica'.$C$2:.$C$262];[.E$138])" office:value-type="float" office:value="9" calcext:value-type="float">
            <text:p>9</text:p>
          </table:table-cell>
          <table:table-cell table:style-name="ce33" table:formula="of:=[.E145]/261" office:value-type="percentage" office:value="0.0344827586206897" calcext:value-type="percentage">
            <text:p>3.45%</text:p>
          </table:table-cell>
          <table:table-cell table:style-name="ce17" table:formula="of:=COUNTIFS([$'Copia de prestamos_biblioteca_publica'.$B$2:.$B$262];[.B145];[$'Copia de prestamos_biblioteca_publica'.$C$2:.$C$262];[.G$138])" office:value-type="float" office:value="5" calcext:value-type="float">
            <text:p>5</text:p>
          </table:table-cell>
          <table:table-cell table:style-name="ce33" table:formula="of:=[.G145]/261" office:value-type="percentage" office:value="0.0191570881226054" calcext:value-type="percentage">
            <text:p>1.92%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TOTALES</text:p>
          </table:table-cell>
          <table:table-cell table:style-name="ce26" table:formula="of:=SUM([.C139:.C145])" office:value-type="float" office:value="29" calcext:value-type="float">
            <text:p>29</text:p>
          </table:table-cell>
          <table:table-cell table:style-name="ce34" table:formula="of:=SUM([.D139:.D145])" office:value-type="percentage" office:value="0.111111111111111" calcext:value-type="percentage">
            <text:p>11.11%</text:p>
          </table:table-cell>
          <table:table-cell table:style-name="ce26" table:formula="of:=SUM([.E139:.E145])" office:value-type="float" office:value="209" calcext:value-type="float">
            <text:p>209</text:p>
          </table:table-cell>
          <table:table-cell table:style-name="ce34" table:formula="of:=SUM([.F139:.F145])" office:value-type="percentage" office:value="0.800766283524904" calcext:value-type="percentage">
            <text:p>80.08%</text:p>
          </table:table-cell>
          <table:table-cell table:style-name="ce26" table:formula="of:=SUM([.G139:.G145])" office:value-type="float" office:value="23" calcext:value-type="float">
            <text:p>23</text:p>
          </table:table-cell>
          <table:table-cell table:style-name="ce34" table:formula="of:=SUM([.H139:.H145])" office:value-type="percentage" office:value="0.0881226053639847" calcext:value-type="percentage">
            <text:p>8.81%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ería interesante conocer el stock disponible por categoría e idioma para evaluar si la baja demanda responde a menor disponibilidad o a menor interés del público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O plantear realizar actividades culturales sobre libros en catalán y en inglés para fomentar su lectura.</text:p>
          </table:table-cell>
          <table:table-cell table:number-columns-repeated="1022"/>
        </table:table-row>
        <table:table-row table:style-name="ro2" table:number-rows-repeated="104842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ÁLCULOS Y ANÁLISIS'.C80:'CÁLCULOS Y ANÁLISIS'.F91 'CÁLCULOS Y ANÁLISIS'.G80:'CÁLCULOS Y ANÁLISIS'.G92 'CÁLCULOS Y ANÁLISIS'.H80:'CÁLCULOS Y ANÁLISIS'.H91">
            <calcext:condition calcext:apply-style-name="ConditionalStyle_6" calcext:value="&gt;0" calcext:base-cell-address="'CÁLCULOS Y ANÁLISIS'.C80"/>
          </calcext:conditional-format>
          <calcext:conditional-format calcext:target-range-address="'CÁLCULOS Y ANÁLISIS'.C80:'CÁLCULOS Y ANÁLISIS'.F91 'CÁLCULOS Y ANÁLISIS'.G80:'CÁLCULOS Y ANÁLISIS'.G92 'CÁLCULOS Y ANÁLISIS'.H80:'CÁLCULOS Y ANÁLISIS'.H91">
            <calcext:condition calcext:apply-style-name="ConditionalStyle_7" calcext:value="&lt;=0" calcext:base-cell-address="'CÁLCULOS Y ANÁLISIS'.C80"/>
          </calcext:conditional-format>
          <calcext:conditional-format calcext:target-range-address="'CÁLCULOS Y ANÁLISIS'.F32:'CÁLCULOS Y ANÁLISIS'.F43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CÁLCULOS Y ANÁLISIS'.G32:'CÁLCULOS Y ANÁLISIS'.G43">
            <calcext:color-scale>
              <calcext:color-scale-entry calcext:value="0" calcext:type="minimum" calcext:color="#ffffff"/>
              <calcext:color-scale-entry calcext:value="0" calcext:type="maximum" calcext:color="#ffd666"/>
            </calcext:color-scale>
          </calcext:conditional-format>
          <calcext:conditional-format calcext:target-range-address="'CÁLCULOS Y ANÁLISIS'.F49:'CÁLCULOS Y ANÁLISIS'.F55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CÁLCULOS Y ANÁLISIS'.G49:'CÁLCULOS Y ANÁLISIS'.G55">
            <calcext:color-scale>
              <calcext:color-scale-entry calcext:value="0" calcext:type="minimum" calcext:color="#ffffff"/>
              <calcext:color-scale-entry calcext:value="0" calcext:type="maximum" calcext:color="#ffd666"/>
            </calcext:color-scale>
          </calcext:conditional-format>
          <calcext:conditional-format calcext:target-range-address="'CÁLCULOS Y ANÁLISIS'.D12:'CÁLCULOS Y ANÁLISIS'.D18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CÁLCULOS Y ANÁLISIS'.K60:'CÁLCULOS Y ANÁLISIS'.K63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CÁLCULOS Y ANÁLISIS'.D68:'CÁLCULOS Y ANÁLISIS'.D7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CÁLCULOS Y ANÁLISIS'.D139:'CÁLCULOS Y ANÁLISIS'.D145 'CÁLCULOS Y ANÁLISIS'.F139:'CÁLCULOS Y ANÁLISIS'.F145 'CÁLCULOS Y ANÁLISIS'.H139:'CÁLCULOS Y ANÁLISIS'.H145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PRÉSTAMOS Y CATEGORÍAS" table:style-name="ta4">
        <table:table-column table:style-name="co1" table:default-cell-style-name="Default"/>
        <table:table-column table:style-name="co15" table:default-cell-style-name="Default"/>
        <table:table-column table:style-name="co1" table:visibility="collapse" table:default-cell-style-name="Default"/>
        <table:table-column table:style-name="co16" table:default-cell-style-name="Default"/>
        <table:table-column table:style-name="co1" table:visibility="collapse" table:default-cell-style-name="Default"/>
        <table:table-column table:style-name="co17" table:default-cell-style-name="Default"/>
        <table:table-column table:style-name="co1" table:number-columns-repeated="1018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 calcext:value-type="string">
            <text:p>CATEGORIA</text:p>
          </table:table-cell>
          <table:table-cell table:style-name="ce9" office:value-type="string" calcext:value-type="string">
            <text:p>Nº LIBROS</text:p>
          </table:table-cell>
          <table:table-cell table:style-name="ce9" office:value-type="string" calcext:value-type="string">
            <text:p><text:s/>PRESTAMO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FICCION</text:p>
          </table:table-cell>
          <table:table-cell table:style-name="ce17" table:formula="of:=COUNTIF([$'Copia de prestamos_biblioteca_publica'.$B$2:.$B$262];[.$D4])" office:value-type="float" office:value="103" calcext:value-type="float">
            <text:p>103</text:p>
          </table:table-cell>
          <table:table-cell table:style-name="ce46" table:formula="of:=[.E4]/261" office:value-type="percentage" office:value="0.39463601532567" calcext:value-type="percentage">
            <text:p>39.46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INFANTIL</text:p>
          </table:table-cell>
          <table:table-cell table:style-name="ce17" table:formula="of:=COUNTIF([$'Copia de prestamos_biblioteca_publica'.$B$2:.$B$262];[.$D5])" office:value-type="float" office:value="55" calcext:value-type="float">
            <text:p>55</text:p>
          </table:table-cell>
          <table:table-cell table:style-name="ce46" table:formula="of:=[.E5]/261" office:value-type="percentage" office:value="0.210727969348659" calcext:value-type="percentage">
            <text:p>21.07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COMIC</text:p>
          </table:table-cell>
          <table:table-cell table:style-name="ce17" table:formula="of:=COUNTIF([$'Copia de prestamos_biblioteca_publica'.$B$2:.$B$262];[.$D6])" office:value-type="float" office:value="35" calcext:value-type="float">
            <text:p>35</text:p>
          </table:table-cell>
          <table:table-cell table:style-name="ce46" table:formula="of:=[.E6]/261" office:value-type="percentage" office:value="0.134099616858238" calcext:value-type="percentage">
            <text:p>13.41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ENSAYO</text:p>
          </table:table-cell>
          <table:table-cell table:style-name="ce17" table:formula="of:=COUNTIF([$'Copia de prestamos_biblioteca_publica'.$B$2:.$B$262];[.$D7])" office:value-type="float" office:value="34" calcext:value-type="float">
            <text:p>34</text:p>
          </table:table-cell>
          <table:table-cell table:style-name="ce46" table:formula="of:=[.E7]/261" office:value-type="percentage" office:value="0.130268199233716" calcext:value-type="percentage">
            <text:p>13.03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NOVELA_GRAFICA</text:p>
          </table:table-cell>
          <table:table-cell table:style-name="ce17" table:formula="of:=COUNTIF([$'Copia de prestamos_biblioteca_publica'.$B$2:.$B$262];[.$D8])" office:value-type="float" office:value="17" calcext:value-type="float">
            <text:p>17</text:p>
          </table:table-cell>
          <table:table-cell table:style-name="ce46" table:formula="of:=[.E8]/261" office:value-type="percentage" office:value="0.0651340996168582" calcext:value-type="percentage">
            <text:p>6.51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DIVULGACION</text:p>
          </table:table-cell>
          <table:table-cell table:style-name="ce17" table:formula="of:=COUNTIF([$'Copia de prestamos_biblioteca_publica'.$B$2:.$B$262];[.$D9])" office:value-type="float" office:value="14" calcext:value-type="float">
            <text:p>14</text:p>
          </table:table-cell>
          <table:table-cell table:style-name="ce46" table:formula="of:=[.E9]/261" office:value-type="percentage" office:value="0.053639846743295" calcext:value-type="percentage">
            <text:p>5.36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POESIA</text:p>
          </table:table-cell>
          <table:table-cell table:style-name="ce17" table:formula="of:=COUNTIF([$'Copia de prestamos_biblioteca_publica'.$B$2:.$B$262];[.$D10])" office:value-type="float" office:value="3" calcext:value-type="float">
            <text:p>3</text:p>
          </table:table-cell>
          <table:table-cell table:style-name="ce46" table:formula="of:=[.E10]/261" office:value-type="percentage" office:value="0.0114942528735632" calcext:value-type="percentage">
            <text:p>1.15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PRÉSTAMOS Y CATEGORÍAS'.I30" table:end-x="22.65pt" table:end-y="5.95pt" draw:z-index="0" draw:name="Chart 1" draw:style-name="gr1" draw:text-style-name="P1" svg:width="449.97pt" svg:height="278.22pt" svg:x="1.87pt" svg:y="11.25pt">
              <draw:object draw:notify-on-update-of-ranges="'PRÉSTAMOS Y CATEGORÍAS'.D4:'PRÉSTAMOS Y CATEGORÍAS'.D10 'PRÉSTAMOS Y CATEGORÍAS'.E3:'PRÉSTAMOS Y CATEGORÍAS'.E3 'PRÉSTAMOS Y CATEGORÍAS'.E4:'PRÉSTAMOS Y CATEGORÍAS'.E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 table:number-columns-spanned="7" table:number-rows-spanned="1">
            <text:p>La MODA es la FICCIÓN</text:p>
          </table:table-cell>
          <table:covered-table-cell table:number-columns-repeated="6"/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RÉSTAMOS Y CATEGORÍAS'.F4:'PRÉSTAMOS Y CATEGORÍAS'.F1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CATEGORÍAS POR IDIOMA" table:style-name="ta5"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4"/>
          <table:table-cell table:number-columns-repeated="2" table:style-name="ce15" office:value-type="string" calcext:value-type="string">
            <text:p>CATALÁN</text:p>
          </table:table-cell>
          <table:table-cell table:number-columns-repeated="2" table:style-name="ce15" office:value-type="string" calcext:value-type="string">
            <text:p>ESPAÑOL</text:p>
          </table:table-cell>
          <table:table-cell table:number-columns-repeated="2" table:style-name="ce15" office:value-type="string" calcext:value-type="string">
            <text:p>INGLÉ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5" office:value-type="string" calcext:value-type="string">
            <text:p>ENSAYO</text:p>
          </table:table-cell>
          <table:table-cell table:style-name="ce17" table:formula="of:=COUNTIFS([$'Copia de prestamos_biblioteca_publica'.$B$2:.$B$262];[.$E3];[$'Copia de prestamos_biblioteca_publica'.$C$2:.$C$262];[.F$2])" office:value-type="float" office:value="4" calcext:value-type="float">
            <text:p>4</text:p>
          </table:table-cell>
          <table:table-cell table:style-name="ce47" table:formula="of:=[.F3]/261" office:value-type="percentage" office:value="0.0153256704980843" calcext:value-type="percentage">
            <text:p>1.53%</text:p>
          </table:table-cell>
          <table:table-cell table:style-name="ce17" table:formula="of:=COUNTIFS([$'Copia de prestamos_biblioteca_publica'.$B$2:.$B$262];[.E3];[$'Copia de prestamos_biblioteca_publica'.$C$2:.$C$262];[.H$2])" office:value-type="float" office:value="30" calcext:value-type="float">
            <text:p>30</text:p>
          </table:table-cell>
          <table:table-cell table:style-name="ce47" table:formula="of:=[.H3]/261" office:value-type="percentage" office:value="0.114942528735632" calcext:value-type="percentage">
            <text:p>11.49%</text:p>
          </table:table-cell>
          <table:table-cell table:style-name="ce17" table:formula="of:=COUNTIFS([$'Copia de prestamos_biblioteca_publica'.$B$2:.$B$262];[.E3];[$'Copia de prestamos_biblioteca_publica'.$C$2:.$C$262];[.J$2])" office:value-type="float" office:value="0" calcext:value-type="float">
            <text:p>0</text:p>
          </table:table-cell>
          <table:table-cell table:style-name="ce47" table:formula="of:=[.J3]/261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5" office:value-type="string" calcext:value-type="string">
            <text:p>FICCION</text:p>
          </table:table-cell>
          <table:table-cell table:style-name="ce17" table:formula="of:=COUNTIFS([$'Copia de prestamos_biblioteca_publica'.$B$2:.$B$262];[.$E4];[$'Copia de prestamos_biblioteca_publica'.$C$2:.$C$262];[.F$2])" office:value-type="float" office:value="11" calcext:value-type="float">
            <text:p>11</text:p>
          </table:table-cell>
          <table:table-cell table:style-name="ce47" table:formula="of:=[.F4]/261" office:value-type="percentage" office:value="0.0421455938697318" calcext:value-type="percentage">
            <text:p>4.21%</text:p>
          </table:table-cell>
          <table:table-cell table:style-name="ce17" table:formula="of:=COUNTIFS([$'Copia de prestamos_biblioteca_publica'.$B$2:.$B$262];[.E4];[$'Copia de prestamos_biblioteca_publica'.$C$2:.$C$262];[.H$2])" office:value-type="float" office:value="74" calcext:value-type="float">
            <text:p>74</text:p>
          </table:table-cell>
          <table:table-cell table:style-name="ce47" table:formula="of:=[.H4]/261" office:value-type="percentage" office:value="0.283524904214559" calcext:value-type="percentage">
            <text:p>28.35%</text:p>
          </table:table-cell>
          <table:table-cell table:style-name="ce17" table:formula="of:=COUNTIFS([$'Copia de prestamos_biblioteca_publica'.$B$2:.$B$262];[.E4];[$'Copia de prestamos_biblioteca_publica'.$C$2:.$C$262];[.J$2])" office:value-type="float" office:value="18" calcext:value-type="float">
            <text:p>18</text:p>
          </table:table-cell>
          <table:table-cell table:style-name="ce47" table:formula="of:=[.J4]/261" office:value-type="percentage" office:value="0.0689655172413793" calcext:value-type="percentage">
            <text:p>6.90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5" office:value-type="string" calcext:value-type="string">
            <text:p>INFANTIL</text:p>
          </table:table-cell>
          <table:table-cell table:style-name="ce17" table:formula="of:=COUNTIFS([$'Copia de prestamos_biblioteca_publica'.$B$2:.$B$262];[.$E5];[$'Copia de prestamos_biblioteca_publica'.$C$2:.$C$262];[.F$2])" office:value-type="float" office:value="14" calcext:value-type="float">
            <text:p>14</text:p>
          </table:table-cell>
          <table:table-cell table:style-name="ce47" table:formula="of:=[.F5]/261" office:value-type="percentage" office:value="0.053639846743295" calcext:value-type="percentage">
            <text:p>5.36%</text:p>
          </table:table-cell>
          <table:table-cell table:style-name="ce17" table:formula="of:=COUNTIFS([$'Copia de prestamos_biblioteca_publica'.$B$2:.$B$262];[.E5];[$'Copia de prestamos_biblioteca_publica'.$C$2:.$C$262];[.H$2])" office:value-type="float" office:value="41" calcext:value-type="float">
            <text:p>41</text:p>
          </table:table-cell>
          <table:table-cell table:style-name="ce47" table:formula="of:=[.H5]/261" office:value-type="percentage" office:value="0.157088122605364" calcext:value-type="percentage">
            <text:p>15.71%</text:p>
          </table:table-cell>
          <table:table-cell table:style-name="ce17" table:formula="of:=COUNTIFS([$'Copia de prestamos_biblioteca_publica'.$B$2:.$B$262];[.E5];[$'Copia de prestamos_biblioteca_publica'.$C$2:.$C$262];[.J$2])" office:value-type="float" office:value="0" calcext:value-type="float">
            <text:p>0</text:p>
          </table:table-cell>
          <table:table-cell table:style-name="ce47" table:formula="of:=[.J5]/261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5" office:value-type="string" calcext:value-type="string">
            <text:p>COMIC</text:p>
          </table:table-cell>
          <table:table-cell table:style-name="ce17" table:formula="of:=COUNTIFS([$'Copia de prestamos_biblioteca_publica'.$B$2:.$B$262];[.$E6];[$'Copia de prestamos_biblioteca_publica'.$C$2:.$C$262];[.F$2])" office:value-type="float" office:value="0" calcext:value-type="float">
            <text:p>0</text:p>
          </table:table-cell>
          <table:table-cell table:style-name="ce47" table:formula="of:=[.F6]/261" office:value-type="percentage" office:value="0" calcext:value-type="percentage">
            <text:p>0.00%</text:p>
          </table:table-cell>
          <table:table-cell table:style-name="ce17" table:formula="of:=COUNTIFS([$'Copia de prestamos_biblioteca_publica'.$B$2:.$B$262];[.E6];[$'Copia de prestamos_biblioteca_publica'.$C$2:.$C$262];[.H$2])" office:value-type="float" office:value="35" calcext:value-type="float">
            <text:p>35</text:p>
          </table:table-cell>
          <table:table-cell table:style-name="ce47" table:formula="of:=[.H6]/261" office:value-type="percentage" office:value="0.134099616858238" calcext:value-type="percentage">
            <text:p>13.41%</text:p>
          </table:table-cell>
          <table:table-cell table:style-name="ce17" table:formula="of:=COUNTIFS([$'Copia de prestamos_biblioteca_publica'.$B$2:.$B$262];[.E6];[$'Copia de prestamos_biblioteca_publica'.$C$2:.$C$262];[.J$2])" office:value-type="float" office:value="0" calcext:value-type="float">
            <text:p>0</text:p>
          </table:table-cell>
          <table:table-cell table:style-name="ce47" table:formula="of:=[.J6]/261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5" office:value-type="string" calcext:value-type="string">
            <text:p>NOVELA_GRAFICA</text:p>
          </table:table-cell>
          <table:table-cell table:style-name="ce17" table:formula="of:=COUNTIFS([$'Copia de prestamos_biblioteca_publica'.$B$2:.$B$262];[.$E7];[$'Copia de prestamos_biblioteca_publica'.$C$2:.$C$262];[.F$2])" office:value-type="float" office:value="0" calcext:value-type="float">
            <text:p>0</text:p>
          </table:table-cell>
          <table:table-cell table:style-name="ce47" table:formula="of:=[.F7]/261" office:value-type="percentage" office:value="0" calcext:value-type="percentage">
            <text:p>0.00%</text:p>
          </table:table-cell>
          <table:table-cell table:style-name="ce17" table:formula="of:=COUNTIFS([$'Copia de prestamos_biblioteca_publica'.$B$2:.$B$262];[.E7];[$'Copia de prestamos_biblioteca_publica'.$C$2:.$C$262];[.H$2])" office:value-type="float" office:value="17" calcext:value-type="float">
            <text:p>17</text:p>
          </table:table-cell>
          <table:table-cell table:style-name="ce47" table:formula="of:=[.H7]/261" office:value-type="percentage" office:value="0.0651340996168582" calcext:value-type="percentage">
            <text:p>6.51%</text:p>
          </table:table-cell>
          <table:table-cell table:style-name="ce17" table:formula="of:=COUNTIFS([$'Copia de prestamos_biblioteca_publica'.$B$2:.$B$262];[.E7];[$'Copia de prestamos_biblioteca_publica'.$C$2:.$C$262];[.J$2])" office:value-type="float" office:value="0" calcext:value-type="float">
            <text:p>0</text:p>
          </table:table-cell>
          <table:table-cell table:style-name="ce47" table:formula="of:=[.J7]/261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5" office:value-type="string" calcext:value-type="string">
            <text:p>POESIA</text:p>
          </table:table-cell>
          <table:table-cell table:style-name="ce17" table:formula="of:=COUNTIFS([$'Copia de prestamos_biblioteca_publica'.$B$2:.$B$262];[.$E8];[$'Copia de prestamos_biblioteca_publica'.$C$2:.$C$262];[.F$2])" office:value-type="float" office:value="0" calcext:value-type="float">
            <text:p>0</text:p>
          </table:table-cell>
          <table:table-cell table:style-name="ce47" table:formula="of:=[.F8]/261" office:value-type="percentage" office:value="0" calcext:value-type="percentage">
            <text:p>0.00%</text:p>
          </table:table-cell>
          <table:table-cell table:style-name="ce17" table:formula="of:=COUNTIFS([$'Copia de prestamos_biblioteca_publica'.$B$2:.$B$262];[.E8];[$'Copia de prestamos_biblioteca_publica'.$C$2:.$C$262];[.H$2])" office:value-type="float" office:value="3" calcext:value-type="float">
            <text:p>3</text:p>
          </table:table-cell>
          <table:table-cell table:style-name="ce47" table:formula="of:=[.H8]/261" office:value-type="percentage" office:value="0.0114942528735632" calcext:value-type="percentage">
            <text:p>1.15%</text:p>
          </table:table-cell>
          <table:table-cell table:style-name="ce17" table:formula="of:=COUNTIFS([$'Copia de prestamos_biblioteca_publica'.$B$2:.$B$262];[.E8];[$'Copia de prestamos_biblioteca_publica'.$C$2:.$C$262];[.J$2])" office:value-type="float" office:value="0" calcext:value-type="float">
            <text:p>0</text:p>
          </table:table-cell>
          <table:table-cell table:style-name="ce47" table:formula="of:=[.J8]/261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5" office:value-type="string" calcext:value-type="string">
            <text:p>DIVULGACION</text:p>
          </table:table-cell>
          <table:table-cell table:style-name="ce17" table:formula="of:=COUNTIFS([$'Copia de prestamos_biblioteca_publica'.$B$2:.$B$262];[.$E9];[$'Copia de prestamos_biblioteca_publica'.$C$2:.$C$262];[.F$2])" office:value-type="float" office:value="0" calcext:value-type="float">
            <text:p>0</text:p>
          </table:table-cell>
          <table:table-cell table:style-name="ce47" table:formula="of:=[.F9]/261" office:value-type="percentage" office:value="0" calcext:value-type="percentage">
            <text:p>0.00%</text:p>
          </table:table-cell>
          <table:table-cell table:style-name="ce17" table:formula="of:=COUNTIFS([$'Copia de prestamos_biblioteca_publica'.$B$2:.$B$262];[.E9];[$'Copia de prestamos_biblioteca_publica'.$C$2:.$C$262];[.H$2])" office:value-type="float" office:value="9" calcext:value-type="float">
            <text:p>9</text:p>
          </table:table-cell>
          <table:table-cell table:style-name="ce47" table:formula="of:=[.H9]/261" office:value-type="percentage" office:value="0.0344827586206897" calcext:value-type="percentage">
            <text:p>3.45%</text:p>
          </table:table-cell>
          <table:table-cell table:style-name="ce17" table:formula="of:=COUNTIFS([$'Copia de prestamos_biblioteca_publica'.$B$2:.$B$262];[.E9];[$'Copia de prestamos_biblioteca_publica'.$C$2:.$C$262];[.J$2])" office:value-type="float" office:value="5" calcext:value-type="float">
            <text:p>5</text:p>
          </table:table-cell>
          <table:table-cell table:style-name="ce47" table:formula="of:=[.J9]/261" office:value-type="percentage" office:value="0.0191570881226054" calcext:value-type="percentage">
            <text:p>1.92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6" office:value-type="string" calcext:value-type="string">
            <text:p>TOTALES</text:p>
          </table:table-cell>
          <table:table-cell table:style-name="ce26" table:formula="of:=SUM([.F3:.F9])" office:value-type="float" office:value="29" calcext:value-type="float">
            <text:p>29</text:p>
          </table:table-cell>
          <table:table-cell table:style-name="ce34" table:formula="of:=SUM([.G3:.G9])" office:value-type="percentage" office:value="0.111111111111111" calcext:value-type="percentage">
            <text:p>11.11%</text:p>
          </table:table-cell>
          <table:table-cell table:style-name="ce26" table:formula="of:=SUM([.H3:.H9])" office:value-type="float" office:value="209" calcext:value-type="float">
            <text:p>209</text:p>
          </table:table-cell>
          <table:table-cell table:style-name="ce34" table:formula="of:=SUM([.I3:.I9])" office:value-type="percentage" office:value="0.800766283524904" calcext:value-type="percentage">
            <text:p>80.08%</text:p>
          </table:table-cell>
          <table:table-cell table:style-name="ce26" table:formula="of:=SUM([.J3:.J9])" office:value-type="float" office:value="23" calcext:value-type="float">
            <text:p>23</text:p>
          </table:table-cell>
          <table:table-cell table:style-name="ce34" table:formula="of:=SUM([.K3:.K9])" office:value-type="percentage" office:value="0.0881226053639847" calcext:value-type="percentage">
            <text:p>8.81%</text:p>
          </table:table-cell>
          <table:table-cell table:number-columns-repeated="1013"/>
        </table:table-row>
        <table:table-row table:style-name="ro2">
          <table:table-cell table:number-columns-repeated="3"/>
          <table:table-cell>
            <draw:frame table:end-cell-address="'CATEGORÍAS POR IDIOMA'.M29" table:end-x="28.12pt" table:end-y="5.98pt" draw:z-index="0" draw:name="Chart 2" draw:style-name="gr1" draw:text-style-name="P1" svg:width="449.97pt" svg:height="278.22pt" svg:x="24.75pt" svg:y="11.25pt">
              <draw:object draw:notify-on-update-of-ranges="'CATEGORÍAS POR IDIOMA'.E3:'CATEGORÍAS POR IDIOMA'.E9 'CATEGORÍAS POR IDIOMA'.F2:'CATEGORÍAS POR IDIOMA'.F2 'CATEGORÍAS POR IDIOMA'.F3:'CATEGORÍAS POR IDIOMA'.F9 'CATEGORÍAS POR IDIOMA'.G2:'CATEGORÍAS POR IDIOMA'.G2 'CATEGORÍAS POR IDIOMA'.G3:'CATEGORÍAS POR IDIOMA'.G9 'CATEGORÍAS POR IDIOMA'.H2:'CATEGORÍAS POR IDIOMA'.H2 'CATEGORÍAS POR IDIOMA'.H3:'CATEGORÍAS POR IDIOMA'.H9 'CATEGORÍAS POR IDIOMA'.I2:'CATEGORÍAS POR IDIOMA'.I2 'CATEGORÍAS POR IDIOMA'.I3:'CATEGORÍAS POR IDIOMA'.I9 'CATEGORÍAS POR IDIOMA'.J2:'CATEGORÍAS POR IDIOMA'.J2 'CATEGORÍAS POR IDIOMA'.J3:'CATEGORÍAS POR IDIOMA'.J9 'CATEGORÍAS POR IDIOMA'.K2:'CATEGORÍAS POR IDIOMA'.K2 'CATEGORÍAS POR IDIOMA'.K3:'CATEGORÍAS POR IDIOMA'.K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ATEGORÍAS POR IDIOMA'.G3:'CATEGORÍAS POR IDIOMA'.G9 'CATEGORÍAS POR IDIOMA'.I3:'CATEGORÍAS POR IDIOMA'.I9 'CATEGORÍAS POR IDIOMA'.K3:'CATEGORÍAS POR IDIOMA'.K9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FRANJAS HORARIAS" table:style-name="ta6"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8" table:default-cell-style-name="Default"/>
        <table:table-column table:style-name="co1" table:number-columns-repeated="1002" table:default-cell-style-name="Default"/>
        <table:table-row table:style-name="ro1">
          <table:table-cell table:number-columns-repeated="7"/>
          <table:table-cell table:style-name="ce10" office:value-type="string" calcext:value-type="string">
            <text:p>MESES</text:p>
          </table:table-cell>
          <table:table-cell table:style-name="ce18" office:value-type="string" calcext:value-type="string">
            <text:p>MAÑANA</text:p>
          </table:table-cell>
          <table:table-cell table:style-name="ce10" office:value-type="string" calcext:value-type="string">
            <text:p>TARD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<text:s/>MAÑANA</text:p>
          </table:table-cell>
          <table:table-cell table:style-name="ce53" office:value-type="string" calcext:value-type="string">
            <text:p><text:s/>TARD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ENERO</text:p>
          </table:table-cell>
          <table:table-cell table:style-name="ce17" table:formula="of:=COUNTIFS([$'Copia de prestamos_biblioteca_publica'.$F$2:.$F$262];[.I$1];[$'Copia de prestamos_biblioteca_publica'.$I$2:.$I$262];[.H2])" office:value-type="float" office:value="10" calcext:value-type="float">
            <text:p>10</text:p>
          </table:table-cell>
          <table:table-cell table:style-name="ce17" table:formula="of:=COUNTIFS([$'Copia de prestamos_biblioteca_publica'.$F$2:.$F$262];[.J$1];[$'Copia de prestamos_biblioteca_publica'.$I$2:.$I$262];[.H2])" office:value-type="float" office:value="18" calcext:value-type="float">
            <text:p>18</text:p>
          </table:table-cell>
          <table:table-cell table:style-name="ce17" table:formula="of:=[.I2]+[.J2]" office:value-type="float" office:value="28" calcext:value-type="float">
            <text:p>28</text:p>
          </table:table-cell>
          <table:table-cell table:style-name="ce50" table:formula="of:=[.I2]/[.K2]" office:value-type="percentage" office:value="0.357142857142857" calcext:value-type="percentage">
            <text:p>35.71%</text:p>
          </table:table-cell>
          <table:table-cell table:style-name="ce54" table:formula="of:=[.J2]/[.K2]" office:value-type="percentage" office:value="0.642857142857143" calcext:value-type="percentage">
            <text:p>64.29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FEBRERO</text:p>
          </table:table-cell>
          <table:table-cell table:style-name="ce17" table:formula="of:=COUNTIFS([$'Copia de prestamos_biblioteca_publica'.$F$2:.$F$262];[.I$1];[$'Copia de prestamos_biblioteca_publica'.$I$2:.$I$262];[.H3])" office:value-type="float" office:value="9" calcext:value-type="float">
            <text:p>9</text:p>
          </table:table-cell>
          <table:table-cell table:style-name="ce17" table:formula="of:=COUNTIFS([$'Copia de prestamos_biblioteca_publica'.$F$2:.$F$262];[.J$1];[$'Copia de prestamos_biblioteca_publica'.$I$2:.$I$262];[.H3])" office:value-type="float" office:value="19" calcext:value-type="float">
            <text:p>19</text:p>
          </table:table-cell>
          <table:table-cell table:style-name="ce17" table:formula="of:=[.I3]+[.J3]" office:value-type="float" office:value="28" calcext:value-type="float">
            <text:p>28</text:p>
          </table:table-cell>
          <table:table-cell table:style-name="ce50" table:formula="of:=[.I3]/[.K3]" office:value-type="percentage" office:value="0.321428571428571" calcext:value-type="percentage">
            <text:p>32.14%</text:p>
          </table:table-cell>
          <table:table-cell table:style-name="ce54" table:formula="of:=[.J3]/[.K3]" office:value-type="percentage" office:value="0.678571428571429" calcext:value-type="percentage">
            <text:p>67.86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MARZO</text:p>
          </table:table-cell>
          <table:table-cell table:style-name="ce17" table:formula="of:=COUNTIFS([$'Copia de prestamos_biblioteca_publica'.$F$2:.$F$262];[.I$1];[$'Copia de prestamos_biblioteca_publica'.$I$2:.$I$262];[.H4])" office:value-type="float" office:value="10" calcext:value-type="float">
            <text:p>10</text:p>
          </table:table-cell>
          <table:table-cell table:style-name="ce17" table:formula="of:=COUNTIFS([$'Copia de prestamos_biblioteca_publica'.$F$2:.$F$262];[.J$1];[$'Copia de prestamos_biblioteca_publica'.$I$2:.$I$262];[.H4])" office:value-type="float" office:value="21" calcext:value-type="float">
            <text:p>21</text:p>
          </table:table-cell>
          <table:table-cell table:style-name="ce17" table:formula="of:=[.I4]+[.J4]" office:value-type="float" office:value="31" calcext:value-type="float">
            <text:p>31</text:p>
          </table:table-cell>
          <table:table-cell table:style-name="ce50" table:formula="of:=[.I4]/[.K4]" office:value-type="percentage" office:value="0.32258064516129" calcext:value-type="percentage">
            <text:p>32.26%</text:p>
          </table:table-cell>
          <table:table-cell table:style-name="ce54" table:formula="of:=[.J4]/[.K4]" office:value-type="percentage" office:value="0.67741935483871" calcext:value-type="percentage">
            <text:p>67.74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ABRIL</text:p>
          </table:table-cell>
          <table:table-cell table:style-name="ce17" table:formula="of:=COUNTIFS([$'Copia de prestamos_biblioteca_publica'.$F$2:.$F$262];[.I$1];[$'Copia de prestamos_biblioteca_publica'.$I$2:.$I$262];[.H5])" office:value-type="float" office:value="10" calcext:value-type="float">
            <text:p>10</text:p>
          </table:table-cell>
          <table:table-cell table:style-name="ce17" table:formula="of:=COUNTIFS([$'Copia de prestamos_biblioteca_publica'.$F$2:.$F$262];[.J$1];[$'Copia de prestamos_biblioteca_publica'.$I$2:.$I$262];[.H5])" office:value-type="float" office:value="20" calcext:value-type="float">
            <text:p>20</text:p>
          </table:table-cell>
          <table:table-cell table:style-name="ce17" table:formula="of:=[.I5]+[.J5]" office:value-type="float" office:value="30" calcext:value-type="float">
            <text:p>30</text:p>
          </table:table-cell>
          <table:table-cell table:style-name="ce50" table:formula="of:=[.I5]/[.K5]" office:value-type="percentage" office:value="0.333333333333333" calcext:value-type="percentage">
            <text:p>33.33%</text:p>
          </table:table-cell>
          <table:table-cell table:style-name="ce54" table:formula="of:=[.J5]/[.K5]" office:value-type="percentage" office:value="0.666666666666667" calcext:value-type="percentage">
            <text:p>66.67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MAYO</text:p>
          </table:table-cell>
          <table:table-cell table:style-name="ce17" table:formula="of:=COUNTIFS([$'Copia de prestamos_biblioteca_publica'.$F$2:.$F$262];[.I$1];[$'Copia de prestamos_biblioteca_publica'.$I$2:.$I$262];[.H6])" office:value-type="float" office:value="11" calcext:value-type="float">
            <text:p>11</text:p>
          </table:table-cell>
          <table:table-cell table:style-name="ce17" table:formula="of:=COUNTIFS([$'Copia de prestamos_biblioteca_publica'.$F$2:.$F$262];[.J$1];[$'Copia de prestamos_biblioteca_publica'.$I$2:.$I$262];[.H6])" office:value-type="float" office:value="20" calcext:value-type="float">
            <text:p>20</text:p>
          </table:table-cell>
          <table:table-cell table:style-name="ce17" table:formula="of:=[.I6]+[.J6]" office:value-type="float" office:value="31" calcext:value-type="float">
            <text:p>31</text:p>
          </table:table-cell>
          <table:table-cell table:style-name="ce50" table:formula="of:=[.I6]/[.K6]" office:value-type="percentage" office:value="0.354838709677419" calcext:value-type="percentage">
            <text:p>35.48%</text:p>
          </table:table-cell>
          <table:table-cell table:style-name="ce54" table:formula="of:=[.J6]/[.K6]" office:value-type="percentage" office:value="0.645161290322581" calcext:value-type="percentage">
            <text:p>64.52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JUNIO</text:p>
          </table:table-cell>
          <table:table-cell table:style-name="ce17" table:formula="of:=COUNTIFS([$'Copia de prestamos_biblioteca_publica'.$F$2:.$F$262];[.I$1];[$'Copia de prestamos_biblioteca_publica'.$I$2:.$I$262];[.H7])" office:value-type="float" office:value="5" calcext:value-type="float">
            <text:p>5</text:p>
          </table:table-cell>
          <table:table-cell table:style-name="ce17" table:formula="of:=COUNTIFS([$'Copia de prestamos_biblioteca_publica'.$F$2:.$F$262];[.J$1];[$'Copia de prestamos_biblioteca_publica'.$I$2:.$I$262];[.H7])" office:value-type="float" office:value="12" calcext:value-type="float">
            <text:p>12</text:p>
          </table:table-cell>
          <table:table-cell table:style-name="ce17" table:formula="of:=[.I7]+[.J7]" office:value-type="float" office:value="17" calcext:value-type="float">
            <text:p>17</text:p>
          </table:table-cell>
          <table:table-cell table:style-name="ce50" table:formula="of:=[.I7]/[.K7]" office:value-type="percentage" office:value="0.294117647058823" calcext:value-type="percentage">
            <text:p>29.41%</text:p>
          </table:table-cell>
          <table:table-cell table:style-name="ce54" table:formula="of:=[.J7]/[.K7]" office:value-type="percentage" office:value="0.705882352941176" calcext:value-type="percentage">
            <text:p>70.59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JULIO</text:p>
          </table:table-cell>
          <table:table-cell table:style-name="ce17" table:formula="of:=COUNTIFS([$'Copia de prestamos_biblioteca_publica'.$F$2:.$F$262];[.I$1];[$'Copia de prestamos_biblioteca_publica'.$I$2:.$I$262];[.H8])" office:value-type="float" office:value="5" calcext:value-type="float">
            <text:p>5</text:p>
          </table:table-cell>
          <table:table-cell table:style-name="ce17" table:formula="of:=COUNTIFS([$'Copia de prestamos_biblioteca_publica'.$F$2:.$F$262];[.J$1];[$'Copia de prestamos_biblioteca_publica'.$I$2:.$I$262];[.H8])" office:value-type="float" office:value="9" calcext:value-type="float">
            <text:p>9</text:p>
          </table:table-cell>
          <table:table-cell table:style-name="ce17" table:formula="of:=[.I8]+[.J8]" office:value-type="float" office:value="14" calcext:value-type="float">
            <text:p>14</text:p>
          </table:table-cell>
          <table:table-cell table:style-name="ce50" table:formula="of:=[.I8]/[.K8]" office:value-type="percentage" office:value="0.357142857142857" calcext:value-type="percentage">
            <text:p>35.71%</text:p>
          </table:table-cell>
          <table:table-cell table:style-name="ce54" table:formula="of:=[.J8]/[.K8]" office:value-type="percentage" office:value="0.642857142857143" calcext:value-type="percentage">
            <text:p>64.29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AGOSTO</text:p>
          </table:table-cell>
          <table:table-cell table:style-name="ce17" table:formula="of:=COUNTIFS([$'Copia de prestamos_biblioteca_publica'.$F$2:.$F$262];[.I$1];[$'Copia de prestamos_biblioteca_publica'.$I$2:.$I$262];[.H9])" office:value-type="float" office:value="4" calcext:value-type="float">
            <text:p>4</text:p>
          </table:table-cell>
          <table:table-cell table:style-name="ce17" table:formula="of:=COUNTIFS([$'Copia de prestamos_biblioteca_publica'.$F$2:.$F$262];[.J$1];[$'Copia de prestamos_biblioteca_publica'.$I$2:.$I$262];[.H9])" office:value-type="float" office:value="9" calcext:value-type="float">
            <text:p>9</text:p>
          </table:table-cell>
          <table:table-cell table:style-name="ce17" table:formula="of:=[.I9]+[.J9]" office:value-type="float" office:value="13" calcext:value-type="float">
            <text:p>13</text:p>
          </table:table-cell>
          <table:table-cell table:style-name="ce50" table:formula="of:=[.I9]/[.K9]" office:value-type="percentage" office:value="0.307692307692308" calcext:value-type="percentage">
            <text:p>30.77%</text:p>
          </table:table-cell>
          <table:table-cell table:style-name="ce54" table:formula="of:=[.J9]/[.K9]" office:value-type="percentage" office:value="0.692307692307692" calcext:value-type="percentage">
            <text:p>69.23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SEPTIEMBRE</text:p>
          </table:table-cell>
          <table:table-cell table:style-name="ce17" table:formula="of:=COUNTIFS([$'Copia de prestamos_biblioteca_publica'.$F$2:.$F$262];[.I$1];[$'Copia de prestamos_biblioteca_publica'.$I$2:.$I$262];[.H10])" office:value-type="float" office:value="6" calcext:value-type="float">
            <text:p>6</text:p>
          </table:table-cell>
          <table:table-cell table:style-name="ce17" table:formula="of:=COUNTIFS([$'Copia de prestamos_biblioteca_publica'.$F$2:.$F$262];[.J$1];[$'Copia de prestamos_biblioteca_publica'.$I$2:.$I$262];[.H10])" office:value-type="float" office:value="11" calcext:value-type="float">
            <text:p>11</text:p>
          </table:table-cell>
          <table:table-cell table:style-name="ce17" table:formula="of:=[.I10]+[.J10]" office:value-type="float" office:value="17" calcext:value-type="float">
            <text:p>17</text:p>
          </table:table-cell>
          <table:table-cell table:style-name="ce50" table:formula="of:=[.I10]/[.K10]" office:value-type="percentage" office:value="0.352941176470588" calcext:value-type="percentage">
            <text:p>35.29%</text:p>
          </table:table-cell>
          <table:table-cell table:style-name="ce54" table:formula="of:=[.J10]/[.K10]" office:value-type="percentage" office:value="0.647058823529412" calcext:value-type="percentage">
            <text:p>64.71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OCTUBRE</text:p>
          </table:table-cell>
          <table:table-cell table:style-name="ce17" table:formula="of:=COUNTIFS([$'Copia de prestamos_biblioteca_publica'.$F$2:.$F$262];[.I$1];[$'Copia de prestamos_biblioteca_publica'.$I$2:.$I$262];[.H11])" office:value-type="float" office:value="6" calcext:value-type="float">
            <text:p>6</text:p>
          </table:table-cell>
          <table:table-cell table:style-name="ce17" table:formula="of:=COUNTIFS([$'Copia de prestamos_biblioteca_publica'.$F$2:.$F$262];[.J$1];[$'Copia de prestamos_biblioteca_publica'.$I$2:.$I$262];[.H11])" office:value-type="float" office:value="12" calcext:value-type="float">
            <text:p>12</text:p>
          </table:table-cell>
          <table:table-cell table:style-name="ce17" table:formula="of:=[.I11]+[.J11]" office:value-type="float" office:value="18" calcext:value-type="float">
            <text:p>18</text:p>
          </table:table-cell>
          <table:table-cell table:style-name="ce50" table:formula="of:=[.I11]/[.K11]" office:value-type="percentage" office:value="0.333333333333333" calcext:value-type="percentage">
            <text:p>33.33%</text:p>
          </table:table-cell>
          <table:table-cell table:style-name="ce54" table:formula="of:=[.J11]/[.K11]" office:value-type="percentage" office:value="0.666666666666667" calcext:value-type="percentage">
            <text:p>66.67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NOVIEMBRE</text:p>
          </table:table-cell>
          <table:table-cell table:style-name="ce17" table:formula="of:=COUNTIFS([$'Copia de prestamos_biblioteca_publica'.$F$2:.$F$262];[.I$1];[$'Copia de prestamos_biblioteca_publica'.$I$2:.$I$262];[.H12])" office:value-type="float" office:value="6" calcext:value-type="float">
            <text:p>6</text:p>
          </table:table-cell>
          <table:table-cell table:style-name="ce17" table:formula="of:=COUNTIFS([$'Copia de prestamos_biblioteca_publica'.$F$2:.$F$262];[.J$1];[$'Copia de prestamos_biblioteca_publica'.$I$2:.$I$262];[.H12])" office:value-type="float" office:value="11" calcext:value-type="float">
            <text:p>11</text:p>
          </table:table-cell>
          <table:table-cell table:style-name="ce17" table:formula="of:=[.I12]+[.J12]" office:value-type="float" office:value="17" calcext:value-type="float">
            <text:p>17</text:p>
          </table:table-cell>
          <table:table-cell table:style-name="ce50" table:formula="of:=[.I12]/[.K12]" office:value-type="percentage" office:value="0.352941176470588" calcext:value-type="percentage">
            <text:p>35.29%</text:p>
          </table:table-cell>
          <table:table-cell table:style-name="ce54" table:formula="of:=[.J12]/[.K12]" office:value-type="percentage" office:value="0.647058823529412" calcext:value-type="percentage">
            <text:p>64.71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9" office:value-type="string" calcext:value-type="string">
            <text:p>DICIEMBRE</text:p>
          </table:table-cell>
          <table:table-cell table:style-name="ce17" table:formula="of:=COUNTIFS([$'Copia de prestamos_biblioteca_publica'.$F$2:.$F$262];[.I$1];[$'Copia de prestamos_biblioteca_publica'.$I$2:.$I$262];[.H13])" office:value-type="float" office:value="6" calcext:value-type="float">
            <text:p>6</text:p>
          </table:table-cell>
          <table:table-cell table:style-name="ce17" table:formula="of:=COUNTIFS([$'Copia de prestamos_biblioteca_publica'.$F$2:.$F$262];[.J$1];[$'Copia de prestamos_biblioteca_publica'.$I$2:.$I$262];[.H13])" office:value-type="float" office:value="11" calcext:value-type="float">
            <text:p>11</text:p>
          </table:table-cell>
          <table:table-cell table:style-name="ce17" table:formula="of:=[.I13]+[.J13]" office:value-type="float" office:value="17" calcext:value-type="float">
            <text:p>17</text:p>
          </table:table-cell>
          <table:table-cell table:style-name="ce50" table:formula="of:=[.I13]/[.K13]" office:value-type="percentage" office:value="0.352941176470588" calcext:value-type="percentage">
            <text:p>35.29%</text:p>
          </table:table-cell>
          <table:table-cell table:style-name="ce54" table:formula="of:=[.J13]/[.K13]" office:value-type="percentage" office:value="0.647058823529412" calcext:value-type="percentage">
            <text:p>64.71%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'FRANJAS HORARIAS'.X32" table:end-x="6.41pt" table:end-y="14.2pt" draw:z-index="1" draw:name="Chart 4" draw:style-name="gr1" draw:text-style-name="P1" svg:width="449.97pt" svg:height="278.22pt" svg:x="69pt" svg:y="3.74pt">
              <draw:object draw:notify-on-update-of-ranges="'FRANJAS HORARIAS'.H2:'FRANJAS HORARIAS'.H13 'FRANJAS HORARIAS'.I1:'FRANJAS HORARIAS'.I1 'FRANJAS HORARIAS'.I2:'FRANJAS HORARIAS'.I13 'FRANJAS HORARIAS'.J1:'FRANJAS HORARIAS'.J1 'FRANJAS HORARIAS'.J2:'FRANJAS HORARIAS'.J13 'FRANJAS HORARIAS'.K1:'FRANJAS HORARIAS'.K1 'FRANJAS HORARIAS'.K2:'FRANJAS HORARIAS'.K13 'FRANJAS HORARIAS'.L1:'FRANJAS HORARIAS'.L1 'FRANJAS HORARIAS'.L2:'FRANJAS HORARIAS'.L13 'FRANJAS HORARIAS'.M1:'FRANJAS HORARIAS'.M1 'FRANJAS HORARIAS'.M2:'FRANJAS HORARIAS'.M1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8">
          <table:table-cell table:number-columns-repeated="1024"/>
        </table:table-row>
        <table:table-row table:style-name="ro1">
          <table:table-cell table:number-columns-repeated="6"/>
          <table:table-cell table:style-name="ce45" office:value-type="string" calcext:value-type="string" table:number-columns-spanned="8" table:number-rows-spanned="1">
            <text:p>La MODA es la franja horaria de TARDE</text:p>
          </table:table-cell>
          <table:covered-table-cell table:number-columns-repeated="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CATEGORIAS</text:p>
          </table:table-cell>
          <table:table-cell table:style-name="ce48" office:value-type="string" calcext:value-type="string">
            <text:p>MAÑANA</text:p>
          </table:table-cell>
          <table:table-cell table:style-name="ce48" office:value-type="string" calcext:value-type="string">
            <text:p>TARDE</text:p>
          </table:table-cell>
          <table:table-cell table:style-name="ce48" office:value-type="string" calcext:value-type="string">
            <text:p>TOTAL</text:p>
          </table:table-cell>
          <table:table-cell table:style-name="ce49" office:value-type="string" calcext:value-type="string">
            <text:p><text:s/>MAÑANA</text:p>
          </table:table-cell>
          <table:table-cell table:style-name="ce51" office:value-type="string" calcext:value-type="string">
            <text:p><text:s/>TARD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ENSAYO</text:p>
          </table:table-cell>
          <table:table-cell table:style-name="ce17" table:formula="of:=COUNTIFS([$'Copia de prestamos_biblioteca_publica'.$B$2:.$B$262];[.C38];[$'Copia de prestamos_biblioteca_publica'.$F$2:.$F$262];[.$D37])" office:value-type="float" office:value="11" calcext:value-type="float">
            <text:p>11</text:p>
          </table:table-cell>
          <table:table-cell table:style-name="ce17" table:formula="of:=COUNTIFS([$'Copia de prestamos_biblioteca_publica'.$B$2:.$B$262];[.C38];[$'Copia de prestamos_biblioteca_publica'.$F$2:.$F$262];[.E$37])" office:value-type="float" office:value="23" calcext:value-type="float">
            <text:p>23</text:p>
          </table:table-cell>
          <table:table-cell table:style-name="ce17" table:formula="of:=[.D38]+[.E38]" office:value-type="float" office:value="34" calcext:value-type="float">
            <text:p>34</text:p>
          </table:table-cell>
          <table:table-cell table:style-name="ce50" table:formula="of:=[.D38]/[.F38]" office:value-type="percentage" office:value="0.323529411764706" calcext:value-type="percentage">
            <text:p>32.35%</text:p>
          </table:table-cell>
          <table:table-cell table:style-name="ce52" table:formula="of:=[.E38]/[.F38]" office:value-type="percentage" office:value="0.676470588235294" calcext:value-type="percentage">
            <text:p>67.65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FICCION</text:p>
          </table:table-cell>
          <table:table-cell table:style-name="ce17" table:formula="of:=COUNTIFS([$'Copia de prestamos_biblioteca_publica'.$B$2:.$B$262];[.C39];[$'Copia de prestamos_biblioteca_publica'.$F$2:.$F$262];[.D$37])" office:value-type="float" office:value="27" calcext:value-type="float">
            <text:p>27</text:p>
          </table:table-cell>
          <table:table-cell table:style-name="ce17" table:formula="of:=COUNTIFS([$'Copia de prestamos_biblioteca_publica'.$B$2:.$B$262];[.C39];[$'Copia de prestamos_biblioteca_publica'.$F$2:.$F$262];[.E$37])" office:value-type="float" office:value="76" calcext:value-type="float">
            <text:p>76</text:p>
          </table:table-cell>
          <table:table-cell table:style-name="ce17" table:formula="of:=[.D39]+[.E39]" office:value-type="float" office:value="103" calcext:value-type="float">
            <text:p>103</text:p>
          </table:table-cell>
          <table:table-cell table:style-name="ce50" table:formula="of:=[.D39]/[.F39]" office:value-type="percentage" office:value="0.262135922330097" calcext:value-type="percentage">
            <text:p>26.21%</text:p>
          </table:table-cell>
          <table:table-cell table:style-name="ce52" table:formula="of:=[.E39]/[.F39]" office:value-type="percentage" office:value="0.737864077669903" calcext:value-type="percentage">
            <text:p>73.7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INFANTIL</text:p>
          </table:table-cell>
          <table:table-cell table:style-name="ce17" table:formula="of:=COUNTIFS([$'Copia de prestamos_biblioteca_publica'.$B$2:.$B$262];[.C40];[$'Copia de prestamos_biblioteca_publica'.$F$2:.$F$262];[.D$37])" office:value-type="float" office:value="16" calcext:value-type="float">
            <text:p>16</text:p>
          </table:table-cell>
          <table:table-cell table:style-name="ce17" table:formula="of:=COUNTIFS([$'Copia de prestamos_biblioteca_publica'.$B$2:.$B$262];[.C40];[$'Copia de prestamos_biblioteca_publica'.$F$2:.$F$262];[.E$37])" office:value-type="float" office:value="39" calcext:value-type="float">
            <text:p>39</text:p>
          </table:table-cell>
          <table:table-cell table:style-name="ce17" table:formula="of:=[.D40]+[.E40]" office:value-type="float" office:value="55" calcext:value-type="float">
            <text:p>55</text:p>
          </table:table-cell>
          <table:table-cell table:style-name="ce50" table:formula="of:=[.D40]/[.F40]" office:value-type="percentage" office:value="0.290909090909091" calcext:value-type="percentage">
            <text:p>29.09%</text:p>
          </table:table-cell>
          <table:table-cell table:style-name="ce52" table:formula="of:=[.E40]/[.F40]" office:value-type="percentage" office:value="0.709090909090909" calcext:value-type="percentage">
            <text:p>70.91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COMIC</text:p>
          </table:table-cell>
          <table:table-cell table:style-name="ce17" table:formula="of:=COUNTIFS([$'Copia de prestamos_biblioteca_publica'.$B$2:.$B$262];[.C41];[$'Copia de prestamos_biblioteca_publica'.$F$2:.$F$262];[.D$37])" office:value-type="float" office:value="11" calcext:value-type="float">
            <text:p>11</text:p>
          </table:table-cell>
          <table:table-cell table:style-name="ce17" table:formula="of:=COUNTIFS([$'Copia de prestamos_biblioteca_publica'.$B$2:.$B$262];[.C41];[$'Copia de prestamos_biblioteca_publica'.$F$2:.$F$262];[.E$37])" office:value-type="float" office:value="24" calcext:value-type="float">
            <text:p>24</text:p>
          </table:table-cell>
          <table:table-cell table:style-name="ce17" table:formula="of:=[.D41]+[.E41]" office:value-type="float" office:value="35" calcext:value-type="float">
            <text:p>35</text:p>
          </table:table-cell>
          <table:table-cell table:style-name="ce50" table:formula="of:=[.D41]/[.F41]" office:value-type="percentage" office:value="0.314285714285714" calcext:value-type="percentage">
            <text:p>31.43%</text:p>
          </table:table-cell>
          <table:table-cell table:style-name="ce52" table:formula="of:=[.E41]/[.F41]" office:value-type="percentage" office:value="0.685714285714286" calcext:value-type="percentage">
            <text:p>68.57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NOVELA_GRAFICA</text:p>
          </table:table-cell>
          <table:table-cell table:style-name="ce17" table:formula="of:=COUNTIFS([$'Copia de prestamos_biblioteca_publica'.$B$2:.$B$262];[.C42];[$'Copia de prestamos_biblioteca_publica'.$F$2:.$F$262];[.D$37])" office:value-type="float" office:value="11" calcext:value-type="float">
            <text:p>11</text:p>
          </table:table-cell>
          <table:table-cell table:style-name="ce17" table:formula="of:=COUNTIFS([$'Copia de prestamos_biblioteca_publica'.$B$2:.$B$262];[.C42];[$'Copia de prestamos_biblioteca_publica'.$F$2:.$F$262];[.E$37])" office:value-type="float" office:value="6" calcext:value-type="float">
            <text:p>6</text:p>
          </table:table-cell>
          <table:table-cell table:style-name="ce17" table:formula="of:=[.D42]+[.E42]" office:value-type="float" office:value="17" calcext:value-type="float">
            <text:p>17</text:p>
          </table:table-cell>
          <table:table-cell table:style-name="ce50" table:formula="of:=[.D42]/[.F42]" office:value-type="percentage" office:value="0.647058823529412" calcext:value-type="percentage">
            <text:p>64.71%</text:p>
          </table:table-cell>
          <table:table-cell table:style-name="ce52" table:formula="of:=[.E42]/[.F42]" office:value-type="percentage" office:value="0.352941176470588" calcext:value-type="percentage">
            <text:p>35.2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POESIA</text:p>
          </table:table-cell>
          <table:table-cell table:style-name="ce17" table:formula="of:=COUNTIFS([$'Copia de prestamos_biblioteca_publica'.$B$2:.$B$262];[.C43];[$'Copia de prestamos_biblioteca_publica'.$F$2:.$F$262];[.D$37])" office:value-type="float" office:value="2" calcext:value-type="float">
            <text:p>2</text:p>
          </table:table-cell>
          <table:table-cell table:style-name="ce17" table:formula="of:=COUNTIFS([$'Copia de prestamos_biblioteca_publica'.$B$2:.$B$262];[.C43];[$'Copia de prestamos_biblioteca_publica'.$F$2:.$F$262];[.E$37])" office:value-type="float" office:value="1" calcext:value-type="float">
            <text:p>1</text:p>
          </table:table-cell>
          <table:table-cell table:style-name="ce17" table:formula="of:=[.D43]+[.E43]" office:value-type="float" office:value="3" calcext:value-type="float">
            <text:p>3</text:p>
          </table:table-cell>
          <table:table-cell table:style-name="ce50" table:formula="of:=[.D43]/[.F43]" office:value-type="percentage" office:value="0.666666666666667" calcext:value-type="percentage">
            <text:p>66.67%</text:p>
          </table:table-cell>
          <table:table-cell table:style-name="ce52" table:formula="of:=[.E43]/[.F43]" office:value-type="percentage" office:value="0.333333333333333" calcext:value-type="percentage">
            <text:p>33.33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DIVULGACION</text:p>
          </table:table-cell>
          <table:table-cell table:style-name="ce17" table:formula="of:=COUNTIFS([$'Copia de prestamos_biblioteca_publica'.$B$2:.$B$262];[.C44];[$'Copia de prestamos_biblioteca_publica'.$F$2:.$F$262];[.D$37])" office:value-type="float" office:value="10" calcext:value-type="float">
            <text:p>10</text:p>
          </table:table-cell>
          <table:table-cell table:style-name="ce17" table:formula="of:=COUNTIFS([$'Copia de prestamos_biblioteca_publica'.$B$2:.$B$262];[.C44];[$'Copia de prestamos_biblioteca_publica'.$F$2:.$F$262];[.E$37])" office:value-type="float" office:value="4" calcext:value-type="float">
            <text:p>4</text:p>
          </table:table-cell>
          <table:table-cell table:style-name="ce17" table:formula="of:=[.D44]+[.E44]" office:value-type="float" office:value="14" calcext:value-type="float">
            <text:p>14</text:p>
          </table:table-cell>
          <table:table-cell table:style-name="ce50" table:formula="of:=[.D44]/[.F44]" office:value-type="percentage" office:value="0.714285714285714" calcext:value-type="percentage">
            <text:p>71.43%</text:p>
          </table:table-cell>
          <table:table-cell table:style-name="ce52" table:formula="of:=[.E44]/[.F44]" office:value-type="percentage" office:value="0.285714285714286" calcext:value-type="percentage">
            <text:p>28.57%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FRANJAS HORARIAS'.M62" table:end-x="17.35pt" table:end-y="2.24pt" draw:z-index="0" draw:name="Chart 3" draw:style-name="gr1" draw:text-style-name="P1" svg:width="408.73pt" svg:height="251.23pt" svg:x="51pt" svg:y="3pt">
              <draw:object draw:notify-on-update-of-ranges="'FRANJAS HORARIAS'.C38:'FRANJAS HORARIAS'.C44 'FRANJAS HORARIAS'.D37:'FRANJAS HORARIAS'.D37 'FRANJAS HORARIAS'.D38:'FRANJAS HORARIAS'.D44 'FRANJAS HORARIAS'.E37:'FRANJAS HORARIAS'.E37 'FRANJAS HORARIAS'.E38:'FRANJAS HORARIAS'.E44 'FRANJAS HORARIAS'.F37:'FRANJAS HORARIAS'.F37 'FRANJAS HORARIAS'.F38:'FRANJAS HORARIAS'.F44 'FRANJAS HORARIAS'.G37:'FRANJAS HORARIAS'.G37 'FRANJAS HORARIAS'.G38:'FRANJAS HORARIAS'.G44 'FRANJAS HORARIAS'.H37:'FRANJAS HORARIAS'.H37 'FRANJAS HORARIAS'.H38:'FRANJAS HORARIAS'.H4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6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POESIA, DIVULGACIÓN Y NOVELA GRÁFICA ROMPEN EL PATRÓN</text:p>
          </table:table-cell>
          <table:covered-table-cell table:number-columns-repeated="6"/>
          <table:table-cell table:number-columns-repeated="4"/>
          <table:table-cell table:style-name="ce45" table:number-columns-spanned="13" table:number-rows-spanned="1"/>
          <table:covered-table-cell table:number-columns-repeated="12"/>
          <table:table-cell table:number-columns-repeated="999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RANJAS HORARIAS'.L2:'FRANJAS HORARIAS'.L13 'FRANJAS HORARIAS'.G37:'FRANJAS HORARIAS'.G4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FRANJAS HORARIAS'.M2:'FRANJAS HORARIAS'.M13 'FRANJAS HORARIAS'.H37:'FRANJAS HORARIAS'.H44">
            <calcext:color-scale>
              <calcext:color-scale-entry calcext:value="0" calcext:type="minimum" calcext:color="#ffffff"/>
              <calcext:color-scale-entry calcext:value="0" calcext:type="maximum" calcext:color="#ffd666"/>
            </calcext:color-scale>
          </calcext:conditional-format>
        </calcext:conditional-formats>
      </table:table>
      <table:table table:name="DIAS POR MESES" table:style-name="ta7">
        <table:table-column table:style-name="co1" table:number-columns-repeated="3" table:default-cell-style-name="Default"/>
        <table:table-column table:style-name="co1" table:visibility="collapse" table:number-columns-repeated="4" table:default-cell-style-name="Default"/>
        <table:table-column table:style-name="co19" table:visibility="collapse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3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DIAS</text:p>
          </table:table-cell>
          <table:table-cell table:style-name="ce9" office:value-type="string" calcext:value-type="string">
            <text:p>ENSAYO</text:p>
          </table:table-cell>
          <table:table-cell table:style-name="ce9" office:value-type="string" calcext:value-type="string">
            <text:p>FICCION</text:p>
          </table:table-cell>
          <table:table-cell table:style-name="ce9" office:value-type="string" calcext:value-type="string">
            <text:p>INFANTIL</text:p>
          </table:table-cell>
          <table:table-cell table:style-name="ce9" office:value-type="string" calcext:value-type="string">
            <text:p>COMIC</text:p>
          </table:table-cell>
          <table:table-cell table:style-name="ce9" office:value-type="string" calcext:value-type="string">
            <text:p>NOVELA_GRAFICA</text:p>
          </table:table-cell>
          <table:table-cell table:style-name="ce9" office:value-type="string" calcext:value-type="string">
            <text:p>POESIA</text:p>
          </table:table-cell>
          <table:table-cell table:style-name="ce9" office:value-type="string" calcext:value-type="string">
            <text:p>DIVULGACION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PRESTAMOS</text:p>
          </table:table-cell>
          <table:table-cell table:number-columns-repeated="5"/>
          <table:table-cell table:style-name="ce13" office:value-type="string" calcext:value-type="string">
            <text:p>LUNES</text:p>
          </table:table-cell>
          <table:table-cell table:style-name="ce13" office:value-type="string" calcext:value-type="string">
            <text:p>MARTES</text:p>
          </table:table-cell>
          <table:table-cell table:style-name="ce13" office:value-type="string" calcext:value-type="string">
            <text:p>MIÉRCOLES</text:p>
          </table:table-cell>
          <table:table-cell table:style-name="ce13" office:value-type="string" calcext:value-type="string">
            <text:p>JUEVES</text:p>
          </table:table-cell>
          <table:table-cell table:style-name="ce13" office:value-type="string" calcext:value-type="string">
            <text:p>VIERNES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5" office:value-type="string" calcext:value-type="string">
            <text:p>LUNES</text:p>
          </table:table-cell>
          <table:table-cell table:style-name="ce17" table:formula="of:=COUNTIFS([$'Copia de prestamos_biblioteca_publica'.$B$2:.$B$262];[.D$3];[$'Copia de prestamos_biblioteca_publica'.$K$2:.$K$262];[.$C4])" office:value-type="float" office:value="4" calcext:value-type="float">
            <text:p>4</text:p>
          </table:table-cell>
          <table:table-cell table:style-name="ce17" table:formula="of:=COUNTIFS([$'Copia de prestamos_biblioteca_publica'.$B$2:.$B$262];[.E$3];[$'Copia de prestamos_biblioteca_publica'.$K$2:.$K$262];[.$C4])" office:value-type="float" office:value="10" calcext:value-type="float">
            <text:p>10</text:p>
          </table:table-cell>
          <table:table-cell table:style-name="ce17" table:formula="of:=COUNTIFS([$'Copia de prestamos_biblioteca_publica'.$B$2:.$B$262];[.F$3];[$'Copia de prestamos_biblioteca_publica'.$K$2:.$K$262];[.$C4])" office:value-type="float" office:value="4" calcext:value-type="float">
            <text:p>4</text:p>
          </table:table-cell>
          <table:table-cell table:style-name="ce17" table:formula="of:=COUNTIFS([$'Copia de prestamos_biblioteca_publica'.$B$2:.$B$262];[.G$3];[$'Copia de prestamos_biblioteca_publica'.$K$2:.$K$262];[.$C4])" office:value-type="float" office:value="2" calcext:value-type="float">
            <text:p>2</text:p>
          </table:table-cell>
          <table:table-cell table:style-name="ce17" table:formula="of:=COUNTIFS([$'Copia de prestamos_biblioteca_publica'.$B$2:.$B$262];[.H$3];[$'Copia de prestamos_biblioteca_publica'.$K$2:.$K$262];[.$C4])" office:value-type="float" office:value="1" calcext:value-type="float">
            <text:p>1</text:p>
          </table:table-cell>
          <table:table-cell table:style-name="ce17" table:formula="of:=COUNTIFS([$'Copia de prestamos_biblioteca_publica'.$B$2:.$B$262];[.I$3];[$'Copia de prestamos_biblioteca_publica'.$K$2:.$K$262];[.$C4])" office:value-type="float" office:value="0" calcext:value-type="float">
            <text:p>0</text:p>
          </table:table-cell>
          <table:table-cell table:style-name="ce17" table:formula="of:=COUNTIFS([$'Copia de prestamos_biblioteca_publica'.$B$2:.$B$262];[.J$3];[$'Copia de prestamos_biblioteca_publica'.$K$2:.$K$262];[.$C4])" office:value-type="float" office:value="0" calcext:value-type="float">
            <text:p>0</text:p>
          </table:table-cell>
          <table:table-cell table:style-name="ce17" table:formula="of:=SUM([.D4:.J4])" office:value-type="float" office:value="21" calcext:value-type="float">
            <text:p>21</text:p>
          </table:table-cell>
          <table:table-cell table:style-name="ce55" table:formula="of:=[.K4]/261" office:value-type="percentage" office:value="0.0804597701149425" calcext:value-type="percentage">
            <text:p>8.05%</text:p>
          </table:table-cell>
          <table:table-cell table:number-columns-repeated="4"/>
          <table:table-cell table:style-name="ce13" office:value-type="string" calcext:value-type="string">
            <text:p>ENERO</text:p>
          </table:table-cell>
          <table:table-cell table:style-name="ce56" table:formula="of:=COUNTIFS([$'Copia de prestamos_biblioteca_publica'.$I$2:.$I$262];[.$Q4];[$'Copia de prestamos_biblioteca_publica'.$K$2:.$K$262];[.R$3])" office:value-type="float" office:value="4" calcext:value-type="float">
            <text:p>4</text:p>
          </table:table-cell>
          <table:table-cell table:style-name="ce56" table:formula="of:=COUNTIFS([$'Copia de prestamos_biblioteca_publica'.$I$2:.$I$262];[.$Q4];[$'Copia de prestamos_biblioteca_publica'.$K$2:.$K$262];[.S$3])" office:value-type="float" office:value="4" calcext:value-type="float">
            <text:p>4</text:p>
          </table:table-cell>
          <table:table-cell table:style-name="ce56" table:formula="of:=COUNTIFS([$'Copia de prestamos_biblioteca_publica'.$I$2:.$I$262];[.$Q4];[$'Copia de prestamos_biblioteca_publica'.$K$2:.$K$262];[.T$3])" office:value-type="float" office:value="4" calcext:value-type="float">
            <text:p>4</text:p>
          </table:table-cell>
          <table:table-cell table:style-name="ce56" table:formula="of:=COUNTIFS([$'Copia de prestamos_biblioteca_publica'.$I$2:.$I$262];[.$Q4];[$'Copia de prestamos_biblioteca_publica'.$K$2:.$K$262];[.U$3])" office:value-type="float" office:value="4" calcext:value-type="float">
            <text:p>4</text:p>
          </table:table-cell>
          <table:table-cell table:style-name="ce56" table:formula="of:=COUNTIFS([$'Copia de prestamos_biblioteca_publica'.$I$2:.$I$262];[.$Q4];[$'Copia de prestamos_biblioteca_publica'.$K$2:.$K$262];[.V$3])" office:value-type="float" office:value="5" calcext:value-type="float">
            <text:p>5</text:p>
          </table:table-cell>
          <table:table-cell table:style-name="ce56" table:formula="of:=COUNTIFS([$'Copia de prestamos_biblioteca_publica'.$I$2:.$I$262];[.$Q4];[$'Copia de prestamos_biblioteca_publica'.$K$2:.$K$262];[.W$3])" office:value-type="float" office:value="3" calcext:value-type="float">
            <text:p>3</text:p>
          </table:table-cell>
          <table:table-cell table:style-name="ce56" table:formula="of:=COUNTIFS([$'Copia de prestamos_biblioteca_publica'.$I$2:.$I$262];[.$Q4];[$'Copia de prestamos_biblioteca_publica'.$K$2:.$K$262];[.X$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5" office:value-type="string" calcext:value-type="string">
            <text:p>MARTES</text:p>
          </table:table-cell>
          <table:table-cell table:style-name="ce17" table:formula="of:=COUNTIFS([$'Copia de prestamos_biblioteca_publica'.$B$2:.$B$262];[.D$3];[$'Copia de prestamos_biblioteca_publica'.$K$2:.$K$262];[.$C5])" office:value-type="float" office:value="7" calcext:value-type="float">
            <text:p>7</text:p>
          </table:table-cell>
          <table:table-cell table:style-name="ce17" table:formula="of:=COUNTIFS([$'Copia de prestamos_biblioteca_publica'.$B$2:.$B$262];[.E$3];[$'Copia de prestamos_biblioteca_publica'.$K$2:.$K$262];[.$C5])" office:value-type="float" office:value="19" calcext:value-type="float">
            <text:p>19</text:p>
          </table:table-cell>
          <table:table-cell table:style-name="ce17" table:formula="of:=COUNTIFS([$'Copia de prestamos_biblioteca_publica'.$B$2:.$B$262];[.F$3];[$'Copia de prestamos_biblioteca_publica'.$K$2:.$K$262];[.$C5])" office:value-type="float" office:value="11" calcext:value-type="float">
            <text:p>11</text:p>
          </table:table-cell>
          <table:table-cell table:style-name="ce17" table:formula="of:=COUNTIFS([$'Copia de prestamos_biblioteca_publica'.$B$2:.$B$262];[.G$3];[$'Copia de prestamos_biblioteca_publica'.$K$2:.$K$262];[.$C5])" office:value-type="float" office:value="11" calcext:value-type="float">
            <text:p>11</text:p>
          </table:table-cell>
          <table:table-cell table:style-name="ce17" table:formula="of:=COUNTIFS([$'Copia de prestamos_biblioteca_publica'.$B$2:.$B$262];[.H$3];[$'Copia de prestamos_biblioteca_publica'.$K$2:.$K$262];[.$C5])" office:value-type="float" office:value="3" calcext:value-type="float">
            <text:p>3</text:p>
          </table:table-cell>
          <table:table-cell table:style-name="ce17" table:formula="of:=COUNTIFS([$'Copia de prestamos_biblioteca_publica'.$B$2:.$B$262];[.I$3];[$'Copia de prestamos_biblioteca_publica'.$K$2:.$K$262];[.$C5])" office:value-type="float" office:value="0" calcext:value-type="float">
            <text:p>0</text:p>
          </table:table-cell>
          <table:table-cell table:style-name="ce17" table:formula="of:=COUNTIFS([$'Copia de prestamos_biblioteca_publica'.$B$2:.$B$262];[.J$3];[$'Copia de prestamos_biblioteca_publica'.$K$2:.$K$262];[.$C5])" office:value-type="float" office:value="1" calcext:value-type="float">
            <text:p>1</text:p>
          </table:table-cell>
          <table:table-cell table:style-name="ce17" table:formula="of:=SUM([.D5:.J5])" office:value-type="float" office:value="52" calcext:value-type="float">
            <text:p>52</text:p>
          </table:table-cell>
          <table:table-cell table:style-name="ce55" table:formula="of:=[.K5]/261" office:value-type="percentage" office:value="0.199233716475096" calcext:value-type="percentage">
            <text:p>19.92%</text:p>
          </table:table-cell>
          <table:table-cell table:number-columns-repeated="4"/>
          <table:table-cell table:style-name="ce13" office:value-type="string" calcext:value-type="string">
            <text:p>FEBRERO</text:p>
          </table:table-cell>
          <table:table-cell table:style-name="ce56" table:formula="of:=COUNTIFS([$'Copia de prestamos_biblioteca_publica'.$I$2:.$I$262];[.$Q5];[$'Copia de prestamos_biblioteca_publica'.$K$2:.$K$262];[.R$3])" office:value-type="float" office:value="4" calcext:value-type="float">
            <text:p>4</text:p>
          </table:table-cell>
          <table:table-cell table:style-name="ce56" table:formula="of:=COUNTIFS([$'Copia de prestamos_biblioteca_publica'.$I$2:.$I$262];[.$Q5];[$'Copia de prestamos_biblioteca_publica'.$K$2:.$K$262];[.S$3])" office:value-type="float" office:value="4" calcext:value-type="float">
            <text:p>4</text:p>
          </table:table-cell>
          <table:table-cell table:style-name="ce56" table:formula="of:=COUNTIFS([$'Copia de prestamos_biblioteca_publica'.$I$2:.$I$262];[.$Q5];[$'Copia de prestamos_biblioteca_publica'.$K$2:.$K$262];[.T$3])" office:value-type="float" office:value="4" calcext:value-type="float">
            <text:p>4</text:p>
          </table:table-cell>
          <table:table-cell table:style-name="ce56" table:formula="of:=COUNTIFS([$'Copia de prestamos_biblioteca_publica'.$I$2:.$I$262];[.$Q5];[$'Copia de prestamos_biblioteca_publica'.$K$2:.$K$262];[.U$3])" office:value-type="float" office:value="4" calcext:value-type="float">
            <text:p>4</text:p>
          </table:table-cell>
          <table:table-cell table:style-name="ce56" table:formula="of:=COUNTIFS([$'Copia de prestamos_biblioteca_publica'.$I$2:.$I$262];[.$Q5];[$'Copia de prestamos_biblioteca_publica'.$K$2:.$K$262];[.V$3])" office:value-type="float" office:value="4" calcext:value-type="float">
            <text:p>4</text:p>
          </table:table-cell>
          <table:table-cell table:style-name="ce56" table:formula="of:=COUNTIFS([$'Copia de prestamos_biblioteca_publica'.$I$2:.$I$262];[.$Q5];[$'Copia de prestamos_biblioteca_publica'.$K$2:.$K$262];[.W$3])" office:value-type="float" office:value="4" calcext:value-type="float">
            <text:p>4</text:p>
          </table:table-cell>
          <table:table-cell table:style-name="ce56" table:formula="of:=COUNTIFS([$'Copia de prestamos_biblioteca_publica'.$I$2:.$I$262];[.$Q5];[$'Copia de prestamos_biblioteca_publica'.$K$2:.$K$262];[.X$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5" office:value-type="string" calcext:value-type="string">
            <text:p>MIÉRCOLES</text:p>
          </table:table-cell>
          <table:table-cell table:style-name="ce17" table:formula="of:=COUNTIFS([$'Copia de prestamos_biblioteca_publica'.$B$2:.$B$262];[.D$3];[$'Copia de prestamos_biblioteca_publica'.$K$2:.$K$262];[.C6])" office:value-type="float" office:value="5" calcext:value-type="float">
            <text:p>5</text:p>
          </table:table-cell>
          <table:table-cell table:style-name="ce17" table:formula="of:=COUNTIFS([$'Copia de prestamos_biblioteca_publica'.$B$2:.$B$262];[.E$3];[$'Copia de prestamos_biblioteca_publica'.$K$2:.$K$262];[.$C6])" office:value-type="float" office:value="15" calcext:value-type="float">
            <text:p>15</text:p>
          </table:table-cell>
          <table:table-cell table:style-name="ce17" table:formula="of:=COUNTIFS([$'Copia de prestamos_biblioteca_publica'.$B$2:.$B$262];[.F$3];[$'Copia de prestamos_biblioteca_publica'.$K$2:.$K$262];[.$C6])" office:value-type="float" office:value="12" calcext:value-type="float">
            <text:p>12</text:p>
          </table:table-cell>
          <table:table-cell table:style-name="ce17" table:formula="of:=COUNTIFS([$'Copia de prestamos_biblioteca_publica'.$B$2:.$B$262];[.G$3];[$'Copia de prestamos_biblioteca_publica'.$K$2:.$K$262];[.$C6])" office:value-type="float" office:value="3" calcext:value-type="float">
            <text:p>3</text:p>
          </table:table-cell>
          <table:table-cell table:style-name="ce17" table:formula="of:=COUNTIFS([$'Copia de prestamos_biblioteca_publica'.$B$2:.$B$262];[.H$3];[$'Copia de prestamos_biblioteca_publica'.$K$2:.$K$262];[.$C6])" office:value-type="float" office:value="3" calcext:value-type="float">
            <text:p>3</text:p>
          </table:table-cell>
          <table:table-cell table:style-name="ce17" table:formula="of:=COUNTIFS([$'Copia de prestamos_biblioteca_publica'.$B$2:.$B$262];[.I$3];[$'Copia de prestamos_biblioteca_publica'.$K$2:.$K$262];[.$C6])" office:value-type="float" office:value="1" calcext:value-type="float">
            <text:p>1</text:p>
          </table:table-cell>
          <table:table-cell table:style-name="ce17" table:formula="of:=COUNTIFS([$'Copia de prestamos_biblioteca_publica'.$B$2:.$B$262];[.J$3];[$'Copia de prestamos_biblioteca_publica'.$K$2:.$K$262];[.$C6])" office:value-type="float" office:value="3" calcext:value-type="float">
            <text:p>3</text:p>
          </table:table-cell>
          <table:table-cell table:style-name="ce17" table:formula="of:=SUM([.D6:.J6])" office:value-type="float" office:value="42" calcext:value-type="float">
            <text:p>42</text:p>
          </table:table-cell>
          <table:table-cell table:style-name="ce55" table:formula="of:=[.K6]/261" office:value-type="percentage" office:value="0.160919540229885" calcext:value-type="percentage">
            <text:p>16.09%</text:p>
          </table:table-cell>
          <table:table-cell table:number-columns-repeated="4"/>
          <table:table-cell table:style-name="ce13" office:value-type="string" calcext:value-type="string">
            <text:p>MARZO</text:p>
          </table:table-cell>
          <table:table-cell table:style-name="ce56" table:formula="of:=COUNTIFS([$'Copia de prestamos_biblioteca_publica'.$I$2:.$I$262];[.$Q6];[$'Copia de prestamos_biblioteca_publica'.$K$2:.$K$262];[.R$3])" office:value-type="float" office:value="5" calcext:value-type="float">
            <text:p>5</text:p>
          </table:table-cell>
          <table:table-cell table:style-name="ce56" table:formula="of:=COUNTIFS([$'Copia de prestamos_biblioteca_publica'.$I$2:.$I$262];[.$Q6];[$'Copia de prestamos_biblioteca_publica'.$K$2:.$K$262];[.S$3])" office:value-type="float" office:value="4" calcext:value-type="float">
            <text:p>4</text:p>
          </table:table-cell>
          <table:table-cell table:style-name="ce56" table:formula="of:=COUNTIFS([$'Copia de prestamos_biblioteca_publica'.$I$2:.$I$262];[.$Q6];[$'Copia de prestamos_biblioteca_publica'.$K$2:.$K$262];[.T$3])" office:value-type="float" office:value="4" calcext:value-type="float">
            <text:p>4</text:p>
          </table:table-cell>
          <table:table-cell table:style-name="ce56" table:formula="of:=COUNTIFS([$'Copia de prestamos_biblioteca_publica'.$I$2:.$I$262];[.$Q6];[$'Copia de prestamos_biblioteca_publica'.$K$2:.$K$262];[.U$3])" office:value-type="float" office:value="4" calcext:value-type="float">
            <text:p>4</text:p>
          </table:table-cell>
          <table:table-cell table:style-name="ce56" table:formula="of:=COUNTIFS([$'Copia de prestamos_biblioteca_publica'.$I$2:.$I$262];[.$Q6];[$'Copia de prestamos_biblioteca_publica'.$K$2:.$K$262];[.V$3])" office:value-type="float" office:value="4" calcext:value-type="float">
            <text:p>4</text:p>
          </table:table-cell>
          <table:table-cell table:style-name="ce56" table:formula="of:=COUNTIFS([$'Copia de prestamos_biblioteca_publica'.$I$2:.$I$262];[.$Q6];[$'Copia de prestamos_biblioteca_publica'.$K$2:.$K$262];[.W$3])" office:value-type="float" office:value="5" calcext:value-type="float">
            <text:p>5</text:p>
          </table:table-cell>
          <table:table-cell table:style-name="ce56" table:formula="of:=COUNTIFS([$'Copia de prestamos_biblioteca_publica'.$I$2:.$I$262];[.$Q6];[$'Copia de prestamos_biblioteca_publica'.$K$2:.$K$262];[.X$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5" office:value-type="string" calcext:value-type="string">
            <text:p>JUEVES</text:p>
          </table:table-cell>
          <table:table-cell table:style-name="ce17" table:formula="of:=COUNTIFS([$'Copia de prestamos_biblioteca_publica'.$B$2:.$B$262];[.D$3];[$'Copia de prestamos_biblioteca_publica'.$K$2:.$K$262];[.$C7])" office:value-type="float" office:value="5" calcext:value-type="float">
            <text:p>5</text:p>
          </table:table-cell>
          <table:table-cell table:style-name="ce17" table:formula="of:=COUNTIFS([$'Copia de prestamos_biblioteca_publica'.$B$2:.$B$262];[.E$3];[$'Copia de prestamos_biblioteca_publica'.$K$2:.$K$262];[.$C7])" office:value-type="float" office:value="9" calcext:value-type="float">
            <text:p>9</text:p>
          </table:table-cell>
          <table:table-cell table:style-name="ce17" table:formula="of:=COUNTIFS([$'Copia de prestamos_biblioteca_publica'.$B$2:.$B$262];[.F$3];[$'Copia de prestamos_biblioteca_publica'.$K$2:.$K$262];[.$C7])" office:value-type="float" office:value="6" calcext:value-type="float">
            <text:p>6</text:p>
          </table:table-cell>
          <table:table-cell table:style-name="ce17" table:formula="of:=COUNTIFS([$'Copia de prestamos_biblioteca_publica'.$B$2:.$B$262];[.G$3];[$'Copia de prestamos_biblioteca_publica'.$K$2:.$K$262];[.$C7])" office:value-type="float" office:value="2" calcext:value-type="float">
            <text:p>2</text:p>
          </table:table-cell>
          <table:table-cell table:style-name="ce17" table:formula="of:=COUNTIFS([$'Copia de prestamos_biblioteca_publica'.$B$2:.$B$262];[.H$3];[$'Copia de prestamos_biblioteca_publica'.$K$2:.$K$262];[.$C7])" office:value-type="float" office:value="4" calcext:value-type="float">
            <text:p>4</text:p>
          </table:table-cell>
          <table:table-cell table:style-name="ce17" table:formula="of:=COUNTIFS([$'Copia de prestamos_biblioteca_publica'.$B$2:.$B$262];[.I$3];[$'Copia de prestamos_biblioteca_publica'.$K$2:.$K$262];[.$C7])" office:value-type="float" office:value="0" calcext:value-type="float">
            <text:p>0</text:p>
          </table:table-cell>
          <table:table-cell table:style-name="ce17" table:formula="of:=COUNTIFS([$'Copia de prestamos_biblioteca_publica'.$B$2:.$B$262];[.J$3];[$'Copia de prestamos_biblioteca_publica'.$K$2:.$K$262];[.$C7])" office:value-type="float" office:value="4" calcext:value-type="float">
            <text:p>4</text:p>
          </table:table-cell>
          <table:table-cell table:style-name="ce17" table:formula="of:=SUM([.D7:.J7])" office:value-type="float" office:value="30" calcext:value-type="float">
            <text:p>30</text:p>
          </table:table-cell>
          <table:table-cell table:style-name="ce55" table:formula="of:=[.K7]/261" office:value-type="percentage" office:value="0.114942528735632" calcext:value-type="percentage">
            <text:p>11.49%</text:p>
          </table:table-cell>
          <table:table-cell table:number-columns-repeated="4"/>
          <table:table-cell table:style-name="ce13" office:value-type="string" calcext:value-type="string">
            <text:p>ABRIL</text:p>
          </table:table-cell>
          <table:table-cell table:style-name="ce56" table:formula="of:=COUNTIFS([$'Copia de prestamos_biblioteca_publica'.$I$2:.$I$262];[.$Q7];[$'Copia de prestamos_biblioteca_publica'.$K$2:.$K$262];[.R$3])" office:value-type="float" office:value="4" calcext:value-type="float">
            <text:p>4</text:p>
          </table:table-cell>
          <table:table-cell table:style-name="ce56" table:formula="of:=COUNTIFS([$'Copia de prestamos_biblioteca_publica'.$I$2:.$I$262];[.$Q7];[$'Copia de prestamos_biblioteca_publica'.$K$2:.$K$262];[.S$3])" office:value-type="float" office:value="5" calcext:value-type="float">
            <text:p>5</text:p>
          </table:table-cell>
          <table:table-cell table:style-name="ce56" table:formula="of:=COUNTIFS([$'Copia de prestamos_biblioteca_publica'.$I$2:.$I$262];[.$Q7];[$'Copia de prestamos_biblioteca_publica'.$K$2:.$K$262];[.T$3])" office:value-type="float" office:value="5" calcext:value-type="float">
            <text:p>5</text:p>
          </table:table-cell>
          <table:table-cell table:style-name="ce56" table:formula="of:=COUNTIFS([$'Copia de prestamos_biblioteca_publica'.$I$2:.$I$262];[.$Q7];[$'Copia de prestamos_biblioteca_publica'.$K$2:.$K$262];[.U$3])" office:value-type="float" office:value="4" calcext:value-type="float">
            <text:p>4</text:p>
          </table:table-cell>
          <table:table-cell table:style-name="ce56" table:formula="of:=COUNTIFS([$'Copia de prestamos_biblioteca_publica'.$I$2:.$I$262];[.$Q7];[$'Copia de prestamos_biblioteca_publica'.$K$2:.$K$262];[.V$3])" office:value-type="float" office:value="4" calcext:value-type="float">
            <text:p>4</text:p>
          </table:table-cell>
          <table:table-cell table:style-name="ce56" table:formula="of:=COUNTIFS([$'Copia de prestamos_biblioteca_publica'.$I$2:.$I$262];[.$Q7];[$'Copia de prestamos_biblioteca_publica'.$K$2:.$K$262];[.W$3])" office:value-type="float" office:value="4" calcext:value-type="float">
            <text:p>4</text:p>
          </table:table-cell>
          <table:table-cell table:style-name="ce56" table:formula="of:=COUNTIFS([$'Copia de prestamos_biblioteca_publica'.$I$2:.$I$262];[.$Q7];[$'Copia de prestamos_biblioteca_publica'.$K$2:.$K$262];[.X$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5" office:value-type="string" calcext:value-type="string">
            <text:p>VIERNES</text:p>
          </table:table-cell>
          <table:table-cell table:style-name="ce17" table:formula="of:=COUNTIFS([$'Copia de prestamos_biblioteca_publica'.$B$2:.$B$262];[.D$3];[$'Copia de prestamos_biblioteca_publica'.$K$2:.$K$262];[.$C8])" office:value-type="float" office:value="8" calcext:value-type="float">
            <text:p>8</text:p>
          </table:table-cell>
          <table:table-cell table:style-name="ce17" table:formula="of:=COUNTIFS([$'Copia de prestamos_biblioteca_publica'.$B$2:.$B$262];[.E$3];[$'Copia de prestamos_biblioteca_publica'.$K$2:.$K$262];[.$C8])" office:value-type="float" office:value="18" calcext:value-type="float">
            <text:p>18</text:p>
          </table:table-cell>
          <table:table-cell table:style-name="ce17" table:formula="of:=COUNTIFS([$'Copia de prestamos_biblioteca_publica'.$B$2:.$B$262];[.F$3];[$'Copia de prestamos_biblioteca_publica'.$K$2:.$K$262];[.$C8])" office:value-type="float" office:value="8" calcext:value-type="float">
            <text:p>8</text:p>
          </table:table-cell>
          <table:table-cell table:style-name="ce17" table:formula="of:=COUNTIFS([$'Copia de prestamos_biblioteca_publica'.$B$2:.$B$262];[.G$3];[$'Copia de prestamos_biblioteca_publica'.$K$2:.$K$262];[.$C8])" office:value-type="float" office:value="3" calcext:value-type="float">
            <text:p>3</text:p>
          </table:table-cell>
          <table:table-cell table:style-name="ce17" table:formula="of:=COUNTIFS([$'Copia de prestamos_biblioteca_publica'.$B$2:.$B$262];[.H$3];[$'Copia de prestamos_biblioteca_publica'.$K$2:.$K$262];[.$C8])" office:value-type="float" office:value="1" calcext:value-type="float">
            <text:p>1</text:p>
          </table:table-cell>
          <table:table-cell table:style-name="ce17" table:formula="of:=COUNTIFS([$'Copia de prestamos_biblioteca_publica'.$B$2:.$B$262];[.I$3];[$'Copia de prestamos_biblioteca_publica'.$K$2:.$K$262];[.$C8])" office:value-type="float" office:value="1" calcext:value-type="float">
            <text:p>1</text:p>
          </table:table-cell>
          <table:table-cell table:style-name="ce17" table:formula="of:=COUNTIFS([$'Copia de prestamos_biblioteca_publica'.$B$2:.$B$262];[.J$3];[$'Copia de prestamos_biblioteca_publica'.$K$2:.$K$262];[.$C8])" office:value-type="float" office:value="4" calcext:value-type="float">
            <text:p>4</text:p>
          </table:table-cell>
          <table:table-cell table:style-name="ce17" table:formula="of:=SUM([.D8:.J8])" office:value-type="float" office:value="43" calcext:value-type="float">
            <text:p>43</text:p>
          </table:table-cell>
          <table:table-cell table:style-name="ce55" table:formula="of:=[.K8]/261" office:value-type="percentage" office:value="0.164750957854406" calcext:value-type="percentage">
            <text:p>16.48%</text:p>
          </table:table-cell>
          <table:table-cell table:number-columns-repeated="4"/>
          <table:table-cell table:style-name="ce13" office:value-type="string" calcext:value-type="string">
            <text:p>MAYO</text:p>
          </table:table-cell>
          <table:table-cell table:style-name="ce56" table:formula="of:=COUNTIFS([$'Copia de prestamos_biblioteca_publica'.$I$2:.$I$262];[.$Q8];[$'Copia de prestamos_biblioteca_publica'.$K$2:.$K$262];[.R$3])" office:value-type="float" office:value="4" calcext:value-type="float">
            <text:p>4</text:p>
          </table:table-cell>
          <table:table-cell table:style-name="ce56" table:formula="of:=COUNTIFS([$'Copia de prestamos_biblioteca_publica'.$I$2:.$I$262];[.$Q8];[$'Copia de prestamos_biblioteca_publica'.$K$2:.$K$262];[.S$3])" office:value-type="float" office:value="4" calcext:value-type="float">
            <text:p>4</text:p>
          </table:table-cell>
          <table:table-cell table:style-name="ce56" table:formula="of:=COUNTIFS([$'Copia de prestamos_biblioteca_publica'.$I$2:.$I$262];[.$Q8];[$'Copia de prestamos_biblioteca_publica'.$K$2:.$K$262];[.T$3])" office:value-type="float" office:value="4" calcext:value-type="float">
            <text:p>4</text:p>
          </table:table-cell>
          <table:table-cell table:style-name="ce56" table:formula="of:=COUNTIFS([$'Copia de prestamos_biblioteca_publica'.$I$2:.$I$262];[.$Q8];[$'Copia de prestamos_biblioteca_publica'.$K$2:.$K$262];[.U$3])" office:value-type="float" office:value="5" calcext:value-type="float">
            <text:p>5</text:p>
          </table:table-cell>
          <table:table-cell table:style-name="ce56" table:formula="of:=COUNTIFS([$'Copia de prestamos_biblioteca_publica'.$I$2:.$I$262];[.$Q8];[$'Copia de prestamos_biblioteca_publica'.$K$2:.$K$262];[.V$3])" office:value-type="float" office:value="5" calcext:value-type="float">
            <text:p>5</text:p>
          </table:table-cell>
          <table:table-cell table:style-name="ce56" table:formula="of:=COUNTIFS([$'Copia de prestamos_biblioteca_publica'.$I$2:.$I$262];[.$Q8];[$'Copia de prestamos_biblioteca_publica'.$K$2:.$K$262];[.W$3])" office:value-type="float" office:value="5" calcext:value-type="float">
            <text:p>5</text:p>
          </table:table-cell>
          <table:table-cell table:style-name="ce56" table:formula="of:=COUNTIFS([$'Copia de prestamos_biblioteca_publica'.$I$2:.$I$262];[.$Q8];[$'Copia de prestamos_biblioteca_publica'.$K$2:.$K$262];[.X$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5" office:value-type="string" calcext:value-type="string">
            <text:p>SÁBADO</text:p>
          </table:table-cell>
          <table:table-cell table:style-name="ce17" table:formula="of:=COUNTIFS([$'Copia de prestamos_biblioteca_publica'.$B$2:.$B$262];[.D$3];[$'Copia de prestamos_biblioteca_publica'.$K$2:.$K$262];[.$C9])" office:value-type="float" office:value="1" calcext:value-type="float">
            <text:p>1</text:p>
          </table:table-cell>
          <table:table-cell table:style-name="ce17" table:formula="of:=COUNTIFS([$'Copia de prestamos_biblioteca_publica'.$B$2:.$B$262];[.E$3];[$'Copia de prestamos_biblioteca_publica'.$K$2:.$K$262];[.$C9])" office:value-type="float" office:value="8" calcext:value-type="float">
            <text:p>8</text:p>
          </table:table-cell>
          <table:table-cell table:style-name="ce17" table:formula="of:=COUNTIFS([$'Copia de prestamos_biblioteca_publica'.$B$2:.$B$262];[.F$3];[$'Copia de prestamos_biblioteca_publica'.$K$2:.$K$262];[.$C9])" office:value-type="float" office:value="5" calcext:value-type="float">
            <text:p>5</text:p>
          </table:table-cell>
          <table:table-cell table:style-name="ce17" table:formula="of:=COUNTIFS([$'Copia de prestamos_biblioteca_publica'.$B$2:.$B$262];[.G$3];[$'Copia de prestamos_biblioteca_publica'.$K$2:.$K$262];[.$C9])" office:value-type="float" office:value="6" calcext:value-type="float">
            <text:p>6</text:p>
          </table:table-cell>
          <table:table-cell table:style-name="ce17" table:formula="of:=COUNTIFS([$'Copia de prestamos_biblioteca_publica'.$B$2:.$B$262];[.H$3];[$'Copia de prestamos_biblioteca_publica'.$K$2:.$K$262];[.$C9])" office:value-type="float" office:value="1" calcext:value-type="float">
            <text:p>1</text:p>
          </table:table-cell>
          <table:table-cell table:style-name="ce17" table:formula="of:=COUNTIFS([$'Copia de prestamos_biblioteca_publica'.$B$2:.$B$262];[.I$3];[$'Copia de prestamos_biblioteca_publica'.$K$2:.$K$262];[.$C9])" office:value-type="float" office:value="0" calcext:value-type="float">
            <text:p>0</text:p>
          </table:table-cell>
          <table:table-cell table:style-name="ce17" table:formula="of:=COUNTIFS([$'Copia de prestamos_biblioteca_publica'.$B$2:.$B$262];[.J$3];[$'Copia de prestamos_biblioteca_publica'.$K$2:.$K$262];[.$C9])" office:value-type="float" office:value="0" calcext:value-type="float">
            <text:p>0</text:p>
          </table:table-cell>
          <table:table-cell table:style-name="ce17" table:formula="of:=SUM([.D9:.J9])" office:value-type="float" office:value="21" calcext:value-type="float">
            <text:p>21</text:p>
          </table:table-cell>
          <table:table-cell table:style-name="ce55" table:formula="of:=[.K9]/261" office:value-type="percentage" office:value="0.0804597701149425" calcext:value-type="percentage">
            <text:p>8.05%</text:p>
          </table:table-cell>
          <table:table-cell table:number-columns-repeated="4"/>
          <table:table-cell table:style-name="ce13" office:value-type="string" calcext:value-type="string">
            <text:p>JUNIO</text:p>
          </table:table-cell>
          <table:table-cell table:style-name="ce56" table:formula="of:=COUNTIFS([$'Copia de prestamos_biblioteca_publica'.$I$2:.$I$262];[.$Q9];[$'Copia de prestamos_biblioteca_publica'.$K$2:.$K$262];[.R$3])" office:value-type="float" office:value="0" calcext:value-type="float">
            <text:p>0</text:p>
          </table:table-cell>
          <table:table-cell table:style-name="ce56" table:formula="of:=COUNTIFS([$'Copia de prestamos_biblioteca_publica'.$I$2:.$I$262];[.$Q9];[$'Copia de prestamos_biblioteca_publica'.$K$2:.$K$262];[.S$3])" office:value-type="float" office:value="4" calcext:value-type="float">
            <text:p>4</text:p>
          </table:table-cell>
          <table:table-cell table:style-name="ce56" table:formula="of:=COUNTIFS([$'Copia de prestamos_biblioteca_publica'.$I$2:.$I$262];[.$Q9];[$'Copia de prestamos_biblioteca_publica'.$K$2:.$K$262];[.T$3])" office:value-type="float" office:value="4" calcext:value-type="float">
            <text:p>4</text:p>
          </table:table-cell>
          <table:table-cell table:style-name="ce56" table:formula="of:=COUNTIFS([$'Copia de prestamos_biblioteca_publica'.$I$2:.$I$262];[.$Q9];[$'Copia de prestamos_biblioteca_publica'.$K$2:.$K$262];[.U$3])" office:value-type="float" office:value="0" calcext:value-type="float">
            <text:p>0</text:p>
          </table:table-cell>
          <table:table-cell table:style-name="ce56" table:formula="of:=COUNTIFS([$'Copia de prestamos_biblioteca_publica'.$I$2:.$I$262];[.$Q9];[$'Copia de prestamos_biblioteca_publica'.$K$2:.$K$262];[.V$3])" office:value-type="float" office:value="4" calcext:value-type="float">
            <text:p>4</text:p>
          </table:table-cell>
          <table:table-cell table:style-name="ce56" table:formula="of:=COUNTIFS([$'Copia de prestamos_biblioteca_publica'.$I$2:.$I$262];[.$Q9];[$'Copia de prestamos_biblioteca_publica'.$K$2:.$K$262];[.W$3])" office:value-type="float" office:value="0" calcext:value-type="float">
            <text:p>0</text:p>
          </table:table-cell>
          <table:table-cell table:style-name="ce56" table:formula="of:=COUNTIFS([$'Copia de prestamos_biblioteca_publica'.$I$2:.$I$262];[.$Q9];[$'Copia de prestamos_biblioteca_publica'.$K$2:.$K$262];[.X$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5" office:value-type="string" calcext:value-type="string">
            <text:p>DOMINGO</text:p>
          </table:table-cell>
          <table:table-cell table:style-name="ce17" table:formula="of:=COUNTIFS([$'Copia de prestamos_biblioteca_publica'.$B$2:.$B$262];[.D$3];[$'Copia de prestamos_biblioteca_publica'.$K$2:.$K$262];[.$C10])" office:value-type="float" office:value="4" calcext:value-type="float">
            <text:p>4</text:p>
          </table:table-cell>
          <table:table-cell table:style-name="ce17" table:formula="of:=COUNTIFS([$'Copia de prestamos_biblioteca_publica'.$B$2:.$B$262];[.E$3];[$'Copia de prestamos_biblioteca_publica'.$K$2:.$K$262];[.$C10])" office:value-type="float" office:value="24" calcext:value-type="float">
            <text:p>24</text:p>
          </table:table-cell>
          <table:table-cell table:style-name="ce17" table:formula="of:=COUNTIFS([$'Copia de prestamos_biblioteca_publica'.$B$2:.$B$262];[.F$3];[$'Copia de prestamos_biblioteca_publica'.$K$2:.$K$262];[.$C10])" office:value-type="float" office:value="9" calcext:value-type="float">
            <text:p>9</text:p>
          </table:table-cell>
          <table:table-cell table:style-name="ce17" table:formula="of:=COUNTIFS([$'Copia de prestamos_biblioteca_publica'.$B$2:.$B$262];[.G$3];[$'Copia de prestamos_biblioteca_publica'.$K$2:.$K$262];[.$C10])" office:value-type="float" office:value="8" calcext:value-type="float">
            <text:p>8</text:p>
          </table:table-cell>
          <table:table-cell table:style-name="ce17" table:formula="of:=COUNTIFS([$'Copia de prestamos_biblioteca_publica'.$B$2:.$B$262];[.H$3];[$'Copia de prestamos_biblioteca_publica'.$K$2:.$K$262];[.$C10])" office:value-type="float" office:value="4" calcext:value-type="float">
            <text:p>4</text:p>
          </table:table-cell>
          <table:table-cell table:style-name="ce17" table:formula="of:=COUNTIFS([$'Copia de prestamos_biblioteca_publica'.$B$2:.$B$262];[.I$3];[$'Copia de prestamos_biblioteca_publica'.$K$2:.$K$262];[.$C10])" office:value-type="float" office:value="1" calcext:value-type="float">
            <text:p>1</text:p>
          </table:table-cell>
          <table:table-cell table:style-name="ce17" table:formula="of:=COUNTIFS([$'Copia de prestamos_biblioteca_publica'.$B$2:.$B$262];[.J$3];[$'Copia de prestamos_biblioteca_publica'.$K$2:.$K$262];[.$C10])" office:value-type="float" office:value="2" calcext:value-type="float">
            <text:p>2</text:p>
          </table:table-cell>
          <table:table-cell table:style-name="ce17" table:formula="of:=SUM([.D10:.J10])" office:value-type="float" office:value="52" calcext:value-type="float">
            <text:p>52</text:p>
          </table:table-cell>
          <table:table-cell table:style-name="ce55" table:formula="of:=[.K10]/261" office:value-type="percentage" office:value="0.199233716475096" calcext:value-type="percentage">
            <text:p>19.92%</text:p>
          </table:table-cell>
          <table:table-cell table:number-columns-repeated="4"/>
          <table:table-cell table:style-name="ce13" office:value-type="string" calcext:value-type="string">
            <text:p>JULIO</text:p>
          </table:table-cell>
          <table:table-cell table:style-name="ce56" table:formula="of:=COUNTIFS([$'Copia de prestamos_biblioteca_publica'.$I$2:.$I$262];[.$Q10];[$'Copia de prestamos_biblioteca_publica'.$K$2:.$K$262];[.R$3])" office:value-type="float" office:value="0" calcext:value-type="float">
            <text:p>0</text:p>
          </table:table-cell>
          <table:table-cell table:style-name="ce56" table:formula="of:=COUNTIFS([$'Copia de prestamos_biblioteca_publica'.$I$2:.$I$262];[.$Q10];[$'Copia de prestamos_biblioteca_publica'.$K$2:.$K$262];[.S$3])" office:value-type="float" office:value="5" calcext:value-type="float">
            <text:p>5</text:p>
          </table:table-cell>
          <table:table-cell table:style-name="ce56" table:formula="of:=COUNTIFS([$'Copia de prestamos_biblioteca_publica'.$I$2:.$I$262];[.$Q10];[$'Copia de prestamos_biblioteca_publica'.$K$2:.$K$262];[.T$3])" office:value-type="float" office:value="0" calcext:value-type="float">
            <text:p>0</text:p>
          </table:table-cell>
          <table:table-cell table:style-name="ce56" table:formula="of:=COUNTIFS([$'Copia de prestamos_biblioteca_publica'.$I$2:.$I$262];[.$Q10];[$'Copia de prestamos_biblioteca_publica'.$K$2:.$K$262];[.U$3])" office:value-type="float" office:value="5" calcext:value-type="float">
            <text:p>5</text:p>
          </table:table-cell>
          <table:table-cell table:style-name="ce56" table:formula="of:=COUNTIFS([$'Copia de prestamos_biblioteca_publica'.$I$2:.$I$262];[.$Q10];[$'Copia de prestamos_biblioteca_publica'.$K$2:.$K$262];[.V$3])" office:value-type="float" office:value="0" calcext:value-type="float">
            <text:p>0</text:p>
          </table:table-cell>
          <table:table-cell table:style-name="ce56" table:formula="of:=COUNTIFS([$'Copia de prestamos_biblioteca_publica'.$I$2:.$I$262];[.$Q10];[$'Copia de prestamos_biblioteca_publica'.$K$2:.$K$262];[.W$3])" office:value-type="float" office:value="0" calcext:value-type="float">
            <text:p>0</text:p>
          </table:table-cell>
          <table:table-cell table:style-name="ce56" table:formula="of:=COUNTIFS([$'Copia de prestamos_biblioteca_publica'.$I$2:.$I$262];[.$Q10];[$'Copia de prestamos_biblioteca_publica'.$K$2:.$K$262];[.X$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13" office:value-type="string" calcext:value-type="string">
            <text:p>AGOSTO</text:p>
          </table:table-cell>
          <table:table-cell table:style-name="ce56" table:formula="of:=COUNTIFS([$'Copia de prestamos_biblioteca_publica'.$I$2:.$I$262];[.$Q11];[$'Copia de prestamos_biblioteca_publica'.$K$2:.$K$262];[.R$3])" office:value-type="float" office:value="0" calcext:value-type="float">
            <text:p>0</text:p>
          </table:table-cell>
          <table:table-cell table:style-name="ce56" table:formula="of:=COUNTIFS([$'Copia de prestamos_biblioteca_publica'.$I$2:.$I$262];[.$Q11];[$'Copia de prestamos_biblioteca_publica'.$K$2:.$K$262];[.S$3])" office:value-type="float" office:value="4" calcext:value-type="float">
            <text:p>4</text:p>
          </table:table-cell>
          <table:table-cell table:style-name="ce56" table:formula="of:=COUNTIFS([$'Copia de prestamos_biblioteca_publica'.$I$2:.$I$262];[.$Q11];[$'Copia de prestamos_biblioteca_publica'.$K$2:.$K$262];[.T$3])" office:value-type="float" office:value="0" calcext:value-type="float">
            <text:p>0</text:p>
          </table:table-cell>
          <table:table-cell table:style-name="ce56" table:formula="of:=COUNTIFS([$'Copia de prestamos_biblioteca_publica'.$I$2:.$I$262];[.$Q11];[$'Copia de prestamos_biblioteca_publica'.$K$2:.$K$262];[.U$3])" office:value-type="float" office:value="4" calcext:value-type="float">
            <text:p>4</text:p>
          </table:table-cell>
          <table:table-cell table:style-name="ce56" table:formula="of:=COUNTIFS([$'Copia de prestamos_biblioteca_publica'.$I$2:.$I$262];[.$Q11];[$'Copia de prestamos_biblioteca_publica'.$K$2:.$K$262];[.V$3])" office:value-type="float" office:value="0" calcext:value-type="float">
            <text:p>0</text:p>
          </table:table-cell>
          <table:table-cell table:style-name="ce56" table:formula="of:=COUNTIFS([$'Copia de prestamos_biblioteca_publica'.$I$2:.$I$262];[.$Q11];[$'Copia de prestamos_biblioteca_publica'.$K$2:.$K$262];[.W$3])" office:value-type="float" office:value="0" calcext:value-type="float">
            <text:p>0</text:p>
          </table:table-cell>
          <table:table-cell table:style-name="ce56" table:formula="of:=COUNTIFS([$'Copia de prestamos_biblioteca_publica'.$I$2:.$I$262];[.$Q11];[$'Copia de prestamos_biblioteca_publica'.$K$2:.$K$262];[.X$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>
            <draw:frame table:end-cell-address="'DIAS POR MESES'.O30" table:end-x="55.33pt" table:end-y="3.71pt" draw:z-index="0" draw:name="Chart 5" draw:style-name="gr1" draw:text-style-name="P1" svg:width="449.97pt" svg:height="278.22pt" svg:x="26.25pt" svg:y="9.01pt">
              <draw:object draw:notify-on-update-of-ranges="'DIAS POR MESES'.C4:'DIAS POR MESES'.C10 'DIAS POR MESES'.D3:'DIAS POR MESES'.D3 'DIAS POR MESES'.D4:'DIAS POR MESES'.D10 'DIAS POR MESES'.E3:'DIAS POR MESES'.E3 'DIAS POR MESES'.E4:'DIAS POR MESES'.E10 'DIAS POR MESES'.F3:'DIAS POR MESES'.F3 'DIAS POR MESES'.F4:'DIAS POR MESES'.F10 'DIAS POR MESES'.G3:'DIAS POR MESES'.G3 'DIAS POR MESES'.G4:'DIAS POR MESES'.G10 'DIAS POR MESES'.H3:'DIAS POR MESES'.H3 'DIAS POR MESES'.H4:'DIAS POR MESES'.H10 'DIAS POR MESES'.I3:'DIAS POR MESES'.I3 'DIAS POR MESES'.I4:'DIAS POR MESES'.I10 'DIAS POR MESES'.J3:'DIAS POR MESES'.J3 'DIAS POR MESES'.J4:'DIAS POR MESES'.J10 'DIAS POR MESES'.K3:'DIAS POR MESES'.K3 'DIAS POR MESES'.K4:'DIAS POR MESES'.K10 'DIAS POR MESES'.L3:'DIAS POR MESES'.L3 'DIAS POR MESES'.L4:'DIAS POR MESES'.L1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5"/>
          <table:table-cell table:style-name="ce13" office:value-type="string" calcext:value-type="string">
            <text:p>SEPTIEMBRE</text:p>
          </table:table-cell>
          <table:table-cell table:style-name="ce56" table:formula="of:=COUNTIFS([$'Copia de prestamos_biblioteca_publica'.$I$2:.$I$262];[.$Q12];[$'Copia de prestamos_biblioteca_publica'.$K$2:.$K$262];[.R$3])" office:value-type="float" office:value="0" calcext:value-type="float">
            <text:p>0</text:p>
          </table:table-cell>
          <table:table-cell table:style-name="ce56" table:formula="of:=COUNTIFS([$'Copia de prestamos_biblioteca_publica'.$I$2:.$I$262];[.$Q12];[$'Copia de prestamos_biblioteca_publica'.$K$2:.$K$262];[.S$3])" office:value-type="float" office:value="5" calcext:value-type="float">
            <text:p>5</text:p>
          </table:table-cell>
          <table:table-cell table:style-name="ce56" table:formula="of:=COUNTIFS([$'Copia de prestamos_biblioteca_publica'.$I$2:.$I$262];[.$Q12];[$'Copia de prestamos_biblioteca_publica'.$K$2:.$K$262];[.T$3])" office:value-type="float" office:value="4" calcext:value-type="float">
            <text:p>4</text:p>
          </table:table-cell>
          <table:table-cell table:style-name="ce56" table:formula="of:=COUNTIFS([$'Copia de prestamos_biblioteca_publica'.$I$2:.$I$262];[.$Q12];[$'Copia de prestamos_biblioteca_publica'.$K$2:.$K$262];[.U$3])" office:value-type="float" office:value="0" calcext:value-type="float">
            <text:p>0</text:p>
          </table:table-cell>
          <table:table-cell table:style-name="ce56" table:formula="of:=COUNTIFS([$'Copia de prestamos_biblioteca_publica'.$I$2:.$I$262];[.$Q12];[$'Copia de prestamos_biblioteca_publica'.$K$2:.$K$262];[.V$3])" office:value-type="float" office:value="4" calcext:value-type="float">
            <text:p>4</text:p>
          </table:table-cell>
          <table:table-cell table:style-name="ce56" table:formula="of:=COUNTIFS([$'Copia de prestamos_biblioteca_publica'.$I$2:.$I$262];[.$Q12];[$'Copia de prestamos_biblioteca_publica'.$K$2:.$K$262];[.W$3])" office:value-type="float" office:value="0" calcext:value-type="float">
            <text:p>0</text:p>
          </table:table-cell>
          <table:table-cell table:style-name="ce56" table:formula="of:=COUNTIFS([$'Copia de prestamos_biblioteca_publica'.$I$2:.$I$262];[.$Q12];[$'Copia de prestamos_biblioteca_publica'.$K$2:.$K$262];[.X$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13" office:value-type="string" calcext:value-type="string">
            <text:p>OCTUBRE</text:p>
          </table:table-cell>
          <table:table-cell table:style-name="ce56" table:formula="of:=COUNTIFS([$'Copia de prestamos_biblioteca_publica'.$I$2:.$I$262];[.$Q13];[$'Copia de prestamos_biblioteca_publica'.$K$2:.$K$262];[.R$3])" office:value-type="float" office:value="0" calcext:value-type="float">
            <text:p>0</text:p>
          </table:table-cell>
          <table:table-cell table:style-name="ce56" table:formula="of:=COUNTIFS([$'Copia de prestamos_biblioteca_publica'.$I$2:.$I$262];[.$Q13];[$'Copia de prestamos_biblioteca_publica'.$K$2:.$K$262];[.S$3])" office:value-type="float" office:value="4" calcext:value-type="float">
            <text:p>4</text:p>
          </table:table-cell>
          <table:table-cell table:style-name="ce56" table:formula="of:=COUNTIFS([$'Copia de prestamos_biblioteca_publica'.$I$2:.$I$262];[.$Q13];[$'Copia de prestamos_biblioteca_publica'.$K$2:.$K$262];[.T$3])" office:value-type="float" office:value="5" calcext:value-type="float">
            <text:p>5</text:p>
          </table:table-cell>
          <table:table-cell table:style-name="ce56" table:formula="of:=COUNTIFS([$'Copia de prestamos_biblioteca_publica'.$I$2:.$I$262];[.$Q13];[$'Copia de prestamos_biblioteca_publica'.$K$2:.$K$262];[.U$3])" office:value-type="float" office:value="0" calcext:value-type="float">
            <text:p>0</text:p>
          </table:table-cell>
          <table:table-cell table:style-name="ce56" table:formula="of:=COUNTIFS([$'Copia de prestamos_biblioteca_publica'.$I$2:.$I$262];[.$Q13];[$'Copia de prestamos_biblioteca_publica'.$K$2:.$K$262];[.V$3])" office:value-type="float" office:value="5" calcext:value-type="float">
            <text:p>5</text:p>
          </table:table-cell>
          <table:table-cell table:style-name="ce56" table:formula="of:=COUNTIFS([$'Copia de prestamos_biblioteca_publica'.$I$2:.$I$262];[.$Q13];[$'Copia de prestamos_biblioteca_publica'.$K$2:.$K$262];[.W$3])" office:value-type="float" office:value="0" calcext:value-type="float">
            <text:p>0</text:p>
          </table:table-cell>
          <table:table-cell table:style-name="ce56" table:formula="of:=COUNTIFS([$'Copia de prestamos_biblioteca_publica'.$I$2:.$I$262];[.$Q13];[$'Copia de prestamos_biblioteca_publica'.$K$2:.$K$262];[.X$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13" office:value-type="string" calcext:value-type="string">
            <text:p>NOVIEMBRE</text:p>
          </table:table-cell>
          <table:table-cell table:style-name="ce56" table:formula="of:=COUNTIFS([$'Copia de prestamos_biblioteca_publica'.$I$2:.$I$262];[.$Q14];[$'Copia de prestamos_biblioteca_publica'.$K$2:.$K$262];[.R$3])" office:value-type="float" office:value="0" calcext:value-type="float">
            <text:p>0</text:p>
          </table:table-cell>
          <table:table-cell table:style-name="ce56" table:formula="of:=COUNTIFS([$'Copia de prestamos_biblioteca_publica'.$I$2:.$I$262];[.$Q14];[$'Copia de prestamos_biblioteca_publica'.$K$2:.$K$262];[.S$3])" office:value-type="float" office:value="4" calcext:value-type="float">
            <text:p>4</text:p>
          </table:table-cell>
          <table:table-cell table:style-name="ce56" table:formula="of:=COUNTIFS([$'Copia de prestamos_biblioteca_publica'.$I$2:.$I$262];[.$Q14];[$'Copia de prestamos_biblioteca_publica'.$K$2:.$K$262];[.T$3])" office:value-type="float" office:value="4" calcext:value-type="float">
            <text:p>4</text:p>
          </table:table-cell>
          <table:table-cell table:style-name="ce56" table:formula="of:=COUNTIFS([$'Copia de prestamos_biblioteca_publica'.$I$2:.$I$262];[.$Q14];[$'Copia de prestamos_biblioteca_publica'.$K$2:.$K$262];[.U$3])" office:value-type="float" office:value="0" calcext:value-type="float">
            <text:p>0</text:p>
          </table:table-cell>
          <table:table-cell table:style-name="ce56" table:formula="of:=COUNTIFS([$'Copia de prestamos_biblioteca_publica'.$I$2:.$I$262];[.$Q14];[$'Copia de prestamos_biblioteca_publica'.$K$2:.$K$262];[.V$3])" office:value-type="float" office:value="4" calcext:value-type="float">
            <text:p>4</text:p>
          </table:table-cell>
          <table:table-cell table:style-name="ce56" table:formula="of:=COUNTIFS([$'Copia de prestamos_biblioteca_publica'.$I$2:.$I$262];[.$Q14];[$'Copia de prestamos_biblioteca_publica'.$K$2:.$K$262];[.W$3])" office:value-type="float" office:value="0" calcext:value-type="float">
            <text:p>0</text:p>
          </table:table-cell>
          <table:table-cell table:style-name="ce56" table:formula="of:=COUNTIFS([$'Copia de prestamos_biblioteca_publica'.$I$2:.$I$262];[.$Q14];[$'Copia de prestamos_biblioteca_publica'.$K$2:.$K$262];[.X$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13" office:value-type="string" calcext:value-type="string">
            <text:p>DICIEMBRE</text:p>
          </table:table-cell>
          <table:table-cell table:style-name="ce56" table:formula="of:=COUNTIFS([$'Copia de prestamos_biblioteca_publica'.$I$2:.$I$262];[.$Q15];[$'Copia de prestamos_biblioteca_publica'.$K$2:.$K$262];[.R$3])" office:value-type="float" office:value="0" calcext:value-type="float">
            <text:p>0</text:p>
          </table:table-cell>
          <table:table-cell table:style-name="ce56" table:formula="of:=COUNTIFS([$'Copia de prestamos_biblioteca_publica'.$I$2:.$I$262];[.$Q15];[$'Copia de prestamos_biblioteca_publica'.$K$2:.$K$262];[.S$3])" office:value-type="float" office:value="5" calcext:value-type="float">
            <text:p>5</text:p>
          </table:table-cell>
          <table:table-cell table:style-name="ce56" table:formula="of:=COUNTIFS([$'Copia de prestamos_biblioteca_publica'.$I$2:.$I$262];[.$Q15];[$'Copia de prestamos_biblioteca_publica'.$K$2:.$K$262];[.T$3])" office:value-type="float" office:value="4" calcext:value-type="float">
            <text:p>4</text:p>
          </table:table-cell>
          <table:table-cell table:style-name="ce56" table:formula="of:=COUNTIFS([$'Copia de prestamos_biblioteca_publica'.$I$2:.$I$262];[.$Q15];[$'Copia de prestamos_biblioteca_publica'.$K$2:.$K$262];[.U$3])" office:value-type="float" office:value="0" calcext:value-type="float">
            <text:p>0</text:p>
          </table:table-cell>
          <table:table-cell table:style-name="ce56" table:formula="of:=COUNTIFS([$'Copia de prestamos_biblioteca_publica'.$I$2:.$I$262];[.$Q15];[$'Copia de prestamos_biblioteca_publica'.$K$2:.$K$262];[.V$3])" office:value-type="float" office:value="4" calcext:value-type="float">
            <text:p>4</text:p>
          </table:table-cell>
          <table:table-cell table:style-name="ce56" table:formula="of:=COUNTIFS([$'Copia de prestamos_biblioteca_publica'.$I$2:.$I$262];[.$Q15];[$'Copia de prestamos_biblioteca_publica'.$K$2:.$K$262];[.W$3])" office:value-type="float" office:value="0" calcext:value-type="float">
            <text:p>0</text:p>
          </table:table-cell>
          <table:table-cell table:style-name="ce56" table:formula="of:=COUNTIFS([$'Copia de prestamos_biblioteca_publica'.$I$2:.$I$262];[.$Q15];[$'Copia de prestamos_biblioteca_publica'.$K$2:.$K$262];[.X$3])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table:number-columns-repeated="16"/>
          <table:table-cell>
            <draw:frame table:end-cell-address="'DIAS POR MESES'.X34" table:end-x="15.14pt" table:end-y="8.22pt" draw:z-index="1" draw:name="Chart 6" draw:style-name="gr1" draw:text-style-name="P1" svg:width="449.97pt" svg:height="278.22pt" svg:x="56.24pt" svg:y="13.49pt">
              <draw:object draw:notify-on-update-of-ranges="'DIAS POR MESES'.Q4:'DIAS POR MESES'.Q15 'DIAS POR MESES'.R3:'DIAS POR MESES'.R3 'DIAS POR MESES'.R4:'DIAS POR MESES'.R15 'DIAS POR MESES'.S3:'DIAS POR MESES'.S3 'DIAS POR MESES'.S4:'DIAS POR MESES'.S15 'DIAS POR MESES'.T3:'DIAS POR MESES'.T3 'DIAS POR MESES'.T4:'DIAS POR MESES'.T15 'DIAS POR MESES'.U3:'DIAS POR MESES'.U3 'DIAS POR MESES'.U4:'DIAS POR MESES'.U15 'DIAS POR MESES'.V3:'DIAS POR MESES'.V3 'DIAS POR MESES'.V4:'DIAS POR MESES'.V15 'DIAS POR MESES'.W3:'DIAS POR MESES'.W3 'DIAS POR MESES'.W4:'DIAS POR MESES'.W15 'DIAS POR MESES'.X3:'DIAS POR MESES'.X3 'DIAS POR MESES'.X4:'DIAS POR MESES'.X1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IAS POR MESES'.R4:'DIAS POR MESES'.X15">
            <calcext:condition calcext:apply-style-name="ConditionalStyle_6" calcext:value="&gt;0" calcext:base-cell-address="'DIAS POR MESES'.R4"/>
          </calcext:conditional-format>
          <calcext:conditional-format calcext:target-range-address="'DIAS POR MESES'.R4:'DIAS POR MESES'.X15">
            <calcext:condition calcext:apply-style-name="ConditionalStyle_7" calcext:value="&lt;=0" calcext:base-cell-address="'DIAS POR MESES'.R4"/>
          </calcext:conditional-format>
          <calcext:conditional-format calcext:target-range-address="'DIAS POR MESES'.L4:'DIAS POR MESES'.L1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PATRÓN ESTACIONAL" table:style-name="ta8">
        <table:table-column table:style-name="co1" table:number-columns-repeated="2" table:default-cell-style-name="Default"/>
        <table:table-column table:style-name="co1" table:visibility="collapse" table:number-columns-repeated="8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visibility="collapse" table:number-columns-repeated="8" table:default-cell-style-name="Default"/>
        <table:table-column table:style-name="co21" table:default-cell-style-name="Default"/>
        <table:table-column table:style-name="co1" table:number-columns-repeated="1003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5" office:value-type="string" calcext:value-type="string">
            <text:p>ESTACIÓN</text:p>
          </table:table-cell>
          <table:table-cell table:style-name="ce15" office:value-type="string" calcext:value-type="string">
            <text:p>COMIC</text:p>
          </table:table-cell>
          <table:table-cell table:style-name="ce15" office:value-type="string" calcext:value-type="string">
            <text:p>DIVULGACION</text:p>
          </table:table-cell>
          <table:table-cell table:style-name="ce15" office:value-type="string" calcext:value-type="string">
            <text:p>ENSAYO</text:p>
          </table:table-cell>
          <table:table-cell table:style-name="ce15" office:value-type="string" calcext:value-type="string">
            <text:p>FICCION</text:p>
          </table:table-cell>
          <table:table-cell table:style-name="ce15" office:value-type="string" calcext:value-type="string">
            <text:p>INFANTIL</text:p>
          </table:table-cell>
          <table:table-cell table:style-name="ce15" office:value-type="string" calcext:value-type="string">
            <text:p>NOVELA_GRAFICA</text:p>
          </table:table-cell>
          <table:table-cell table:style-name="ce15" office:value-type="string" calcext:value-type="string">
            <text:p>POESIA</text:p>
          </table:table-cell>
          <table:table-cell table:style-name="ce15" office:value-type="string" calcext:value-type="string">
            <text:p>TOTALES</text:p>
          </table:table-cell>
          <table:table-cell table:style-name="ce15" office:value-type="string" calcext:value-type="string">
            <text:p>PRESTAMOS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5" office:value-type="string" calcext:value-type="string">
            <text:p>INVIERNO</text:p>
          </table:table-cell>
          <table:table-cell table:style-name="ce17" table:formula="of:=COUNTIFS([$'Copia de prestamos_biblioteca_publica'.$B$2:.$B$262];[.M3];[$'Copia de prestamos_biblioteca_publica'.$H$2:.$H$262];[.$L4])" office:value-type="float" office:value="10" calcext:value-type="float">
            <text:p>10</text:p>
          </table:table-cell>
          <table:table-cell table:style-name="ce17" table:formula="of:=COUNTIFS([$'Copia de prestamos_biblioteca_publica'.$B$2:.$B$262];[.N3];[$'Copia de prestamos_biblioteca_publica'.$H$2:.$H$262];[.$L4])" office:value-type="float" office:value="5" calcext:value-type="float">
            <text:p>5</text:p>
          </table:table-cell>
          <table:table-cell table:style-name="ce17" table:formula="of:=COUNTIFS([$'Copia de prestamos_biblioteca_publica'.$B$2:.$B$262];[.O3];[$'Copia de prestamos_biblioteca_publica'.$H$2:.$H$262];[.$L4])" office:value-type="float" office:value="10" calcext:value-type="float">
            <text:p>10</text:p>
          </table:table-cell>
          <table:table-cell table:style-name="ce17" table:formula="of:=COUNTIFS([$'Copia de prestamos_biblioteca_publica'.$B$2:.$B$262];[.P3];[$'Copia de prestamos_biblioteca_publica'.$H$2:.$H$262];[.$L4])" office:value-type="float" office:value="32" calcext:value-type="float">
            <text:p>32</text:p>
          </table:table-cell>
          <table:table-cell table:style-name="ce17" table:formula="of:=COUNTIFS([$'Copia de prestamos_biblioteca_publica'.$B$2:.$B$262];[.Q3];[$'Copia de prestamos_biblioteca_publica'.$H$2:.$H$262];[.$L4])" office:value-type="float" office:value="16" calcext:value-type="float">
            <text:p>16</text:p>
          </table:table-cell>
          <table:table-cell table:style-name="ce17" table:formula="of:=COUNTIFS([$'Copia de prestamos_biblioteca_publica'.$B$2:.$B$262];[.R3];[$'Copia de prestamos_biblioteca_publica'.$H$2:.$H$262];[.$L4])" office:value-type="float" office:value="6" calcext:value-type="float">
            <text:p>6</text:p>
          </table:table-cell>
          <table:table-cell table:style-name="ce17" table:formula="of:=COUNTIFS([$'Copia de prestamos_biblioteca_publica'.$B$2:.$B$262];[.S3];[$'Copia de prestamos_biblioteca_publica'.$H$2:.$H$262];[.$L4])" office:value-type="float" office:value="2" calcext:value-type="float">
            <text:p>2</text:p>
          </table:table-cell>
          <table:table-cell table:style-name="ce17" table:formula="of:=SUM([.M4:.S4])" office:value-type="float" office:value="81" calcext:value-type="float">
            <text:p>81</text:p>
          </table:table-cell>
          <table:table-cell table:style-name="ce57" table:formula="of:=[.T4]/261" office:value-type="percentage" office:value="0.310344827586207" calcext:value-type="percentage">
            <text:p>31.03%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5" office:value-type="string" calcext:value-type="string">
            <text:p>OTOÑO</text:p>
          </table:table-cell>
          <table:table-cell table:style-name="ce17" table:formula="of:=COUNTIFS([$'Copia de prestamos_biblioteca_publica'.$B$2:.$B$262];[.M3];[$'Copia de prestamos_biblioteca_publica'.$H$2:.$H$262];[.$L5])" office:value-type="float" office:value="7" calcext:value-type="float">
            <text:p>7</text:p>
          </table:table-cell>
          <table:table-cell table:style-name="ce17" table:formula="of:=COUNTIFS([$'Copia de prestamos_biblioteca_publica'.$B$2:.$B$262];[.N3];[$'Copia de prestamos_biblioteca_publica'.$H$2:.$H$262];[.$L5])" office:value-type="float" office:value="3" calcext:value-type="float">
            <text:p>3</text:p>
          </table:table-cell>
          <table:table-cell table:style-name="ce17" table:formula="of:=COUNTIFS([$'Copia de prestamos_biblioteca_publica'.$B$2:.$B$262];[.O3];[$'Copia de prestamos_biblioteca_publica'.$H$2:.$H$262];[.$L5])" office:value-type="float" office:value="7" calcext:value-type="float">
            <text:p>7</text:p>
          </table:table-cell>
          <table:table-cell table:style-name="ce17" table:formula="of:=COUNTIFS([$'Copia de prestamos_biblioteca_publica'.$B$2:.$B$262];[.P3];[$'Copia de prestamos_biblioteca_publica'.$H$2:.$H$262];[.$L5])" office:value-type="float" office:value="21" calcext:value-type="float">
            <text:p>21</text:p>
          </table:table-cell>
          <table:table-cell table:style-name="ce17" table:formula="of:=COUNTIFS([$'Copia de prestamos_biblioteca_publica'.$B$2:.$B$262];[.Q3];[$'Copia de prestamos_biblioteca_publica'.$H$2:.$H$262];[.$L5])" office:value-type="float" office:value="11" calcext:value-type="float">
            <text:p>11</text:p>
          </table:table-cell>
          <table:table-cell table:style-name="ce17" table:formula="of:=COUNTIFS([$'Copia de prestamos_biblioteca_publica'.$B$2:.$B$262];[.R3];[$'Copia de prestamos_biblioteca_publica'.$H$2:.$H$262];[.$L5])" office:value-type="float" office:value="3" calcext:value-type="float">
            <text:p>3</text:p>
          </table:table-cell>
          <table:table-cell table:style-name="ce17" table:formula="of:=COUNTIFS([$'Copia de prestamos_biblioteca_publica'.$B$2:.$B$262];[.S3];[$'Copia de prestamos_biblioteca_publica'.$H$2:.$H$262];[.$L5])" office:value-type="float" office:value="0" calcext:value-type="float">
            <text:p>0</text:p>
          </table:table-cell>
          <table:table-cell table:style-name="ce17" table:formula="of:=SUM([.M5:.S5])" office:value-type="float" office:value="52" calcext:value-type="float">
            <text:p>52</text:p>
          </table:table-cell>
          <table:table-cell table:style-name="ce57" table:formula="of:=[.T5]/261" office:value-type="percentage" office:value="0.199233716475096" calcext:value-type="percentage">
            <text:p>19.92%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5" office:value-type="string" calcext:value-type="string">
            <text:p>PRIMAVERA</text:p>
          </table:table-cell>
          <table:table-cell table:style-name="ce17" table:formula="of:=COUNTIFS([$'Copia de prestamos_biblioteca_publica'.$B$2:.$B$262];[.M3];[$'Copia de prestamos_biblioteca_publica'.$H$2:.$H$262];[.$L6])" office:value-type="float" office:value="12" calcext:value-type="float">
            <text:p>12</text:p>
          </table:table-cell>
          <table:table-cell table:style-name="ce17" table:formula="of:=COUNTIFS([$'Copia de prestamos_biblioteca_publica'.$B$2:.$B$262];[.N3];[$'Copia de prestamos_biblioteca_publica'.$H$2:.$H$262];[.$L6])" office:value-type="float" office:value="4" calcext:value-type="float">
            <text:p>4</text:p>
          </table:table-cell>
          <table:table-cell table:style-name="ce17" table:formula="of:=COUNTIFS([$'Copia de prestamos_biblioteca_publica'.$B$2:.$B$262];[.O3];[$'Copia de prestamos_biblioteca_publica'.$H$2:.$H$262];[.$L6])" office:value-type="float" office:value="12" calcext:value-type="float">
            <text:p>12</text:p>
          </table:table-cell>
          <table:table-cell table:style-name="ce17" table:formula="of:=COUNTIFS([$'Copia de prestamos_biblioteca_publica'.$B$2:.$B$262];[.P3];[$'Copia de prestamos_biblioteca_publica'.$H$2:.$H$262];[.$L6])" office:value-type="float" office:value="32" calcext:value-type="float">
            <text:p>32</text:p>
          </table:table-cell>
          <table:table-cell table:style-name="ce17" table:formula="of:=COUNTIFS([$'Copia de prestamos_biblioteca_publica'.$B$2:.$B$262];[.Q3];[$'Copia de prestamos_biblioteca_publica'.$H$2:.$H$262];[.$L6])" office:value-type="float" office:value="18" calcext:value-type="float">
            <text:p>18</text:p>
          </table:table-cell>
          <table:table-cell table:style-name="ce17" table:formula="of:=COUNTIFS([$'Copia de prestamos_biblioteca_publica'.$B$2:.$B$262];[.R3];[$'Copia de prestamos_biblioteca_publica'.$H$2:.$H$262];[.$L6])" office:value-type="float" office:value="5" calcext:value-type="float">
            <text:p>5</text:p>
          </table:table-cell>
          <table:table-cell table:style-name="ce17" table:formula="of:=COUNTIFS([$'Copia de prestamos_biblioteca_publica'.$B$2:.$B$262];[.S3];[$'Copia de prestamos_biblioteca_publica'.$H$2:.$H$262];[.$L6])" office:value-type="float" office:value="1" calcext:value-type="float">
            <text:p>1</text:p>
          </table:table-cell>
          <table:table-cell table:style-name="ce17" table:formula="of:=SUM([.M6:.S6])" office:value-type="float" office:value="84" calcext:value-type="float">
            <text:p>84</text:p>
          </table:table-cell>
          <table:table-cell table:style-name="ce57" table:formula="of:=[.T6]/261" office:value-type="percentage" office:value="0.32183908045977" calcext:value-type="percentage">
            <text:p>32.18%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5" office:value-type="string" calcext:value-type="string">
            <text:p>VERANO</text:p>
          </table:table-cell>
          <table:table-cell table:style-name="ce17" table:formula="of:=COUNTIFS([$'Copia de prestamos_biblioteca_publica'.$B$2:.$B$262];[.M3];[$'Copia de prestamos_biblioteca_publica'.$H$2:.$H$262];[.$L7])" office:value-type="float" office:value="6" calcext:value-type="float">
            <text:p>6</text:p>
          </table:table-cell>
          <table:table-cell table:style-name="ce17" table:formula="of:=COUNTIFS([$'Copia de prestamos_biblioteca_publica'.$B$2:.$B$262];[.N3];[$'Copia de prestamos_biblioteca_publica'.$H$2:.$H$262];[.$L7])" office:value-type="float" office:value="2" calcext:value-type="float">
            <text:p>2</text:p>
          </table:table-cell>
          <table:table-cell table:style-name="ce17" table:formula="of:=COUNTIFS([$'Copia de prestamos_biblioteca_publica'.$B$2:.$B$262];[.O3];[$'Copia de prestamos_biblioteca_publica'.$H$2:.$H$262];[.$L7])" office:value-type="float" office:value="5" calcext:value-type="float">
            <text:p>5</text:p>
          </table:table-cell>
          <table:table-cell table:style-name="ce17" table:formula="of:=COUNTIFS([$'Copia de prestamos_biblioteca_publica'.$B$2:.$B$262];[.P3];[$'Copia de prestamos_biblioteca_publica'.$H$2:.$H$262];[.$L7])" office:value-type="float" office:value="18" calcext:value-type="float">
            <text:p>18</text:p>
          </table:table-cell>
          <table:table-cell table:style-name="ce17" table:formula="of:=COUNTIFS([$'Copia de prestamos_biblioteca_publica'.$B$2:.$B$262];[.Q3];[$'Copia de prestamos_biblioteca_publica'.$H$2:.$H$262];[.$L7])" office:value-type="float" office:value="10" calcext:value-type="float">
            <text:p>10</text:p>
          </table:table-cell>
          <table:table-cell table:style-name="ce17" table:formula="of:=COUNTIFS([$'Copia de prestamos_biblioteca_publica'.$B$2:.$B$262];[.R3];[$'Copia de prestamos_biblioteca_publica'.$H$2:.$H$262];[.$L7])" office:value-type="float" office:value="3" calcext:value-type="float">
            <text:p>3</text:p>
          </table:table-cell>
          <table:table-cell table:style-name="ce17" table:formula="of:=COUNTIFS([$'Copia de prestamos_biblioteca_publica'.$B$2:.$B$262];[.S3];[$'Copia de prestamos_biblioteca_publica'.$H$2:.$H$262];[.$L7])" office:value-type="float" office:value="0" calcext:value-type="float">
            <text:p>0</text:p>
          </table:table-cell>
          <table:table-cell table:style-name="ce17" table:formula="of:=SUM([.M7:.S7])" office:value-type="float" office:value="44" calcext:value-type="float">
            <text:p>44</text:p>
          </table:table-cell>
          <table:table-cell table:style-name="ce57" table:formula="of:=[.T7]/261" office:value-type="percentage" office:value="0.168582375478927" calcext:value-type="percentage">
            <text:p>16.86%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PATRÓN ESTACIONAL'.X27" table:end-x="22.79pt" table:end-y="5.22pt" draw:z-index="0" draw:name="Chart 7" draw:style-name="gr1" draw:text-style-name="P1" svg:width="449.97pt" svg:height="278.22pt" svg:x="18.74pt" svg:y="10.49pt">
              <draw:object draw:notify-on-update-of-ranges="'PATRÓN ESTACIONAL'.L4:'PATRÓN ESTACIONAL'.L7 'PATRÓN ESTACIONAL'.M3:'PATRÓN ESTACIONAL'.M3 'PATRÓN ESTACIONAL'.M4:'PATRÓN ESTACIONAL'.M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1">
          <table:table-cell table:number-columns-repeated="10"/>
          <table:table-cell table:style-name="ce45" office:value-type="string" calcext:value-type="string" table:number-columns-spanned="12" table:number-rows-spanned="1">
            <text:p>La MODA esta entre PRIMAVERA E INVIERNO</text:p>
          </table:table-cell>
          <table:covered-table-cell table:number-columns-repeated="11"/>
          <table:table-cell table:number-columns-repeated="100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ATRÓN ESTACIONAL'.U4:'PATRÓN ESTACIONAL'.U7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PLAZOS DE DEVOLCIÓN" table:style-name="ta9"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number-columns-repeated="1019" table:default-cell-style-name="Default"/>
        <table:table-row table:style-name="ro1" table:visibility="collapse">
          <table:table-cell table:number-columns-repeated="2"/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2" office:value-type="string" calcext:value-type="string">
            <text:p>DEVUELTOS DENTRO DE PLAZO</text:p>
          </table:table-cell>
          <table:table-cell table:style-name="ce31" office:value-type="string" calcext:value-type="string">
            <text:p>DEVUELTOS FUERA DE PLAZO</text:p>
          </table:table-cell>
          <table:table-cell table:style-name="ce36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ENSAYO</text:p>
          </table:table-cell>
          <table:table-cell table:style-name="ce17" table:formula="of:=COUNTIFS([$'Copia de prestamos_biblioteca_publica'.$E$2:.$E$262];[.C$1];[$'Copia de prestamos_biblioteca_publica'.$B$2:.$B$262];[.B3])" office:value-type="float" office:value="31" calcext:value-type="float">
            <text:p>31</text:p>
          </table:table-cell>
          <table:table-cell table:style-name="ce17" table:formula="of:=COUNTIFS([$'Copia de prestamos_biblioteca_publica'.$E$2:.$E$262];[.D$1];[$'Copia de prestamos_biblioteca_publica'.$B$2:.$B$262];[.B3])" office:value-type="float" office:value="3" calcext:value-type="float">
            <text:p>3</text:p>
          </table:table-cell>
          <table:table-cell table:style-name="ce37"/>
          <table:table-cell table:style-name="ce22" office:value-type="string" calcext:value-type="string">
            <text:p>DENTRO DE PLAZO</text:p>
          </table:table-cell>
          <table:table-cell table:style-name="ce43" table:formula="of:=[.C10]/261" office:value-type="percentage" office:value="0.9425287356" calcext:value-type="percentage">
            <text:p>94.25%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FICCION</text:p>
          </table:table-cell>
          <table:table-cell table:style-name="ce17" table:formula="of:=COUNTIFS([$'Copia de prestamos_biblioteca_publica'.$E$2:.$E$262];[.C$1];[$'Copia de prestamos_biblioteca_publica'.$B$2:.$B$262];[.B4])" office:value-type="float" office:value="97" calcext:value-type="float">
            <text:p>97</text:p>
          </table:table-cell>
          <table:table-cell table:style-name="ce17" table:formula="of:=COUNTIFS([$'Copia de prestamos_biblioteca_publica'.$E$2:.$E$262];[.D$1];[$'Copia de prestamos_biblioteca_publica'.$B$2:.$B$262];[.B4])" office:value-type="float" office:value="6" calcext:value-type="float">
            <text:p>6</text:p>
          </table:table-cell>
          <table:table-cell table:style-name="ce37"/>
          <table:table-cell table:style-name="ce22" office:value-type="string" calcext:value-type="string">
            <text:p>FUERA DE PLAZO</text:p>
          </table:table-cell>
          <table:table-cell table:style-name="ce43" table:formula="of:=[.D10]/261" office:value-type="percentage" office:value="0.05747126437" calcext:value-type="percentage">
            <text:p>5.75%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INFANTIL</text:p>
          </table:table-cell>
          <table:table-cell table:style-name="ce17" table:formula="of:=COUNTIFS([$'Copia de prestamos_biblioteca_publica'.$E$2:.$E$262];[.C$1];[$'Copia de prestamos_biblioteca_publica'.$B$2:.$B$262];[.B5])" office:value-type="float" office:value="55" calcext:value-type="float">
            <text:p>55</text:p>
          </table:table-cell>
          <table:table-cell table:style-name="ce17" table:formula="of:=COUNTIFS([$'Copia de prestamos_biblioteca_publica'.$E$2:.$E$262];[.D$1];[$'Copia de prestamos_biblioteca_publica'.$B$2:.$B$262];[.B5])" office:value-type="float" office:value="0" calcext:value-type="float">
            <text:p>0</text:p>
          </table:table-cell>
          <table:table-cell table:style-name="ce37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COMIC</text:p>
          </table:table-cell>
          <table:table-cell table:style-name="ce17" table:formula="of:=COUNTIFS([$'Copia de prestamos_biblioteca_publica'.$E$2:.$E$262];[.C$1];[$'Copia de prestamos_biblioteca_publica'.$B$2:.$B$262];[.B6])" office:value-type="float" office:value="35" calcext:value-type="float">
            <text:p>35</text:p>
          </table:table-cell>
          <table:table-cell table:style-name="ce17" table:formula="of:=COUNTIFS([$'Copia de prestamos_biblioteca_publica'.$E$2:.$E$262];[.D$1];[$'Copia de prestamos_biblioteca_publica'.$B$2:.$B$262];[.B6])" office:value-type="float" office:value="0" calcext:value-type="float">
            <text:p>0</text:p>
          </table:table-cell>
          <table:table-cell table:style-name="ce37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NOVELA_GRAFICA</text:p>
          </table:table-cell>
          <table:table-cell table:style-name="ce17" table:formula="of:=COUNTIFS([$'Copia de prestamos_biblioteca_publica'.$E$2:.$E$262];[.C$1];[$'Copia de prestamos_biblioteca_publica'.$B$2:.$B$262];[.B7])" office:value-type="float" office:value="17" calcext:value-type="float">
            <text:p>17</text:p>
          </table:table-cell>
          <table:table-cell table:style-name="ce17" table:formula="of:=COUNTIFS([$'Copia de prestamos_biblioteca_publica'.$E$2:.$E$262];[.D$1];[$'Copia de prestamos_biblioteca_publica'.$B$2:.$B$262];[.B7])" office:value-type="float" office:value="0" calcext:value-type="float">
            <text:p>0</text:p>
          </table:table-cell>
          <table:table-cell table:style-name="ce37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POESIA</text:p>
          </table:table-cell>
          <table:table-cell table:style-name="ce17" table:formula="of:=COUNTIFS([$'Copia de prestamos_biblioteca_publica'.$E$2:.$E$262];[.C$1];[$'Copia de prestamos_biblioteca_publica'.$B$2:.$B$262];[.B8])" office:value-type="float" office:value="1" calcext:value-type="float">
            <text:p>1</text:p>
          </table:table-cell>
          <table:table-cell table:style-name="ce17" table:formula="of:=COUNTIFS([$'Copia de prestamos_biblioteca_publica'.$E$2:.$E$262];[.D$1];[$'Copia de prestamos_biblioteca_publica'.$B$2:.$B$262];[.B8])" office:value-type="float" office:value="2" calcext:value-type="float">
            <text:p>2</text:p>
          </table:table-cell>
          <table:table-cell table:style-name="ce37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DIVULGACION</text:p>
          </table:table-cell>
          <table:table-cell table:style-name="ce17" table:formula="of:=COUNTIFS([$'Copia de prestamos_biblioteca_publica'.$E$2:.$E$262];[.C$1];[$'Copia de prestamos_biblioteca_publica'.$B$2:.$B$262];[.B9])" office:value-type="float" office:value="10" calcext:value-type="float">
            <text:p>10</text:p>
          </table:table-cell>
          <table:table-cell table:style-name="ce17" table:formula="of:=COUNTIFS([$'Copia de prestamos_biblioteca_publica'.$E$2:.$E$262];[.D$1];[$'Copia de prestamos_biblioteca_publica'.$B$2:.$B$262];[.B9])" office:value-type="float" office:value="4" calcext:value-type="float">
            <text:p>4</text:p>
          </table:table-cell>
          <table:table-cell table:style-name="ce37"/>
          <table:table-cell table:number-columns-repeated="1019"/>
        </table:table-row>
        <table:table-row table:style-name="ro1" table:visibility="collapse">
          <table:table-cell table:number-columns-repeated="2"/>
          <table:table-cell table:style-name="ce25" table:formula="of:=SUM([.C3:.C9])" office:value-type="float" office:value="246" calcext:value-type="float">
            <text:p>246</text:p>
          </table:table-cell>
          <table:table-cell table:style-name="ce25" table:formula="of:=SUM([.D3:.D9]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PLAZOS DE DEVOLCIÓN'.J29" table:end-x="1.08pt" table:end-y="14.97pt" draw:z-index="0" draw:name="Chart 8" draw:style-name="gr1" draw:text-style-name="P1" svg:width="557.23pt" svg:height="278.22pt" svg:x="30.76pt" svg:y="4.51pt">
              <draw:object draw:notify-on-update-of-ranges="'PLAZOS DE DEVOLCIÓN'.F3:'PLAZOS DE DEVOLCIÓN'.F4 'PLAZOS DE DEVOLCIÓN'.G3:'PLAZOS DE DEVOLCIÓN'.G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  <table:table-cell>
            <draw:frame table:end-cell-address="'PLAZOS DE DEVOLCIÓN'.P29" table:end-x="39.57pt" table:end-y="14.97pt" draw:z-index="1" draw:name="Chart 9" draw:style-name="gr1" draw:text-style-name="P1" svg:width="449.97pt" svg:height="278.22pt" svg:x="10.49pt" svg:y="4.51pt">
              <draw:object draw:notify-on-update-of-ranges="'PLAZOS DE DEVOLCIÓN'.B3:'PLAZOS DE DEVOLCIÓN'.B9 'PLAZOS DE DEVOLCIÓN'.C2:'PLAZOS DE DEVOLCIÓN'.C2 'PLAZOS DE DEVOLCIÓN'.C3:'PLAZOS DE DEVOLCIÓN'.C9 'PLAZOS DE DEVOLCIÓN'.D2:'PLAZOS DE DEVOLCIÓN'.D2 'PLAZOS DE DEVOLCIÓN'.D3:'PLAZOS DE DEVOLCIÓN'.D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4"/>
          <table:table-cell table:style-name="ce14"/>
          <table:table-cell table:style-name="ce58" office:value-type="string" calcext:value-type="string">
            <text:p>PROMEDIO DIAS DE PRESTAMO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ENSAYO</text:p>
          </table:table-cell>
          <table:table-cell table:style-name="ce59" table:formula="of:=AVERAGEIF([$'Copia de prestamos_biblioteca_publica'.$B$2:.$B$262];[.$E33];[$'Copia de prestamos_biblioteca_publica'.$D$2:.$D$262])" office:value-type="float" office:value="22.55882353" calcext:value-type="float">
            <text:p>2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FICCION</text:p>
          </table:table-cell>
          <table:table-cell table:style-name="ce59" table:formula="of:=AVERAGEIF([$'Copia de prestamos_biblioteca_publica'.$B$2:.$B$262];[.$E34];[$'Copia de prestamos_biblioteca_publica'.$D$2:.$D$262])" office:value-type="float" office:value="14.87378641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INFANTIL</text:p>
          </table:table-cell>
          <table:table-cell table:style-name="ce59" table:formula="of:=AVERAGEIF([$'Copia de prestamos_biblioteca_publica'.$B$2:.$B$262];[.$E35];[$'Copia de prestamos_biblioteca_publica'.$D$2:.$D$262])" office:value-type="float" office:value="10.45454545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COMIC</text:p>
          </table:table-cell>
          <table:table-cell table:style-name="ce59" table:formula="of:=AVERAGEIF([$'Copia de prestamos_biblioteca_publica'.$B$2:.$B$262];[.$E36];[$'Copia de prestamos_biblioteca_publica'.$D$2:.$D$262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NOVELA_GRAFICA</text:p>
          </table:table-cell>
          <table:table-cell table:style-name="ce59" table:formula="of:=AVERAGEIF([$'Copia de prestamos_biblioteca_publica'.$B$2:.$B$262];[.$E37];[$'Copia de prestamos_biblioteca_publica'.$D$2:.$D$262])" office:value-type="float" office:value="19.17647059" calcext:value-type="float">
            <text:p>1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POESIA</text:p>
          </table:table-cell>
          <table:table-cell table:style-name="ce59" table:formula="of:=AVERAGEIF([$'Copia de prestamos_biblioteca_publica'.$B$2:.$B$262];[.$E38];[$'Copia de prestamos_biblioteca_publica'.$D$2:.$D$262]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DIVULGACION</text:p>
          </table:table-cell>
          <table:table-cell table:style-name="ce59" table:formula="of:=AVERAGEIF([$'Copia de prestamos_biblioteca_publica'.$B$2:.$B$262];[.$E39];[$'Copia de prestamos_biblioteca_publica'.$D$2:.$D$262])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'PLAZOS DE DEVOLCIÓN'.I58" table:end-x="12.39pt" table:end-y="15.7pt" draw:z-index="2" draw:name="Chart 10" draw:style-name="gr1" draw:text-style-name="P1" svg:width="449.97pt" svg:height="278.22pt" svg:x="9.01pt" svg:y="5.24pt">
              <draw:object draw:notify-on-update-of-ranges="'PLAZOS DE DEVOLCIÓN'.E33:'PLAZOS DE DEVOLCIÓN'.E39 'PLAZOS DE DEVOLCIÓN'.F32:'PLAZOS DE DEVOLCIÓN'.F32 'PLAZOS DE DEVOLCIÓN'.F33:'PLAZOS DE DEVOLCIÓN'.F39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_1" table:target-range-address="'Copia de prestamos_biblioteca_publica'.A1:'Copia de prestamos_biblioteca_publica'.K262" table:display-filter-buttons="true">
          <table:filter>
            <table:filter-and>
              <table:filter-condition table:field-number="1" table:value="ensayo" table:operator="="/>
              <table:filter-condition table:field-number="4" table:value="no" table:operator="="/>
            </table:filter-and>
          </table:filter>
        </table:database-range>
        <table:database-range table:name="Table_1" table:target-range-address="'CÁLCULOS Y ANÁLISIS'.B67:'CÁLCULOS Y ANÁLISIS'.D74" table:contains-header="false"/>
        <table:database-range table:name="__Anonymous_Sheet_DB__1" table:target-range-address="'Copia de prestamos_biblioteca_publica'.A1:'Copia de prestamos_biblioteca_publica'.K26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fce8b2"/>
    </style:style>
    <style:style style:name="ConditionalStyle_5f_7" style:display-name="ConditionalStyle_7" style:family="table-cell" style:parent-style-name="Default">
      <style:table-cell-properties fo:background-color="#ea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stamos_5f_biblioteca_5f_publica" style:display-name="PageStyle_prestamos_biblioteca_publ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ia_20_de_20_prestamos_5f_biblioteca_5f_publica" style:display-name="PageStyle_Copia de prestamos_biblioteca_publ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ÁLCULOS_20_Y_20_ANÁLISIS" style:display-name="PageStyle_CÁLCULOS Y ANÁLISI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ÉSTAMOS_20_Y_20_CATEGORÍAS" style:display-name="PageStyle_PRÉSTAMOS Y CATEGORÍ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ÍAS_20_POR_20_IDIOMA" style:display-name="PageStyle_CATEGORÍAS POR IDIO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ANJAS_20_HORARIAS" style:display-name="PageStyle_FRANJAS HORAR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S_20_POR_20_MESES" style:display-name="PageStyle_DIAS POR ME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RÓN_20_ESTACIONAL" style:display-name="PageStyle_PATRÓN ESTACI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ZOS_20_DE_20_DEVOLCIÓN" style:display-name="PageStyle_PLAZOS DE DEVOL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5959" meta:object-count="10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plot-area chart:style-name="ch2" table:cell-range-address="'PRÉSTAMOS Y CATEGORÍAS'.D3:'PRÉSTAMOS Y CATEGORÍAS'.E10" chart:data-source-has-labels="both" svg:x="0.317cm" svg:y="0.196cm" svg:width="15.241cm" svg:height="9.424cm">
          <chartooo:coordinate-region svg:x="0.788cm" svg:y="0.196cm" svg:width="14.77cm" svg:height="6.637cm"/>
          <chart:axis chart:dimension="x" chart:name="primary-x" chart:style-name="ch3" chartooo:axis-type="text">
            <chart:categories table:cell-range-address="'PRÉSTAMOS Y CATEGORÍAS'.D4:'PRÉSTAMOS Y CATEGORÍAS'.D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ÉSTAMOS Y CATEGORÍAS'.E4:'PRÉSTAMOS Y CATEGORÍAS'.E10" chart:label-cell-address="'PRÉSTAMOS Y CATEGORÍAS'.E3:'PRÉSTAMOS Y CATEGORÍAS'.E3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RÉSTAMOS Y CATEGORÍAS'.E3:'PRÉSTAMOS Y CATEGORÍAS'.E3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b6d7a8"/>
    </style:style>
    <style:style style:name="ch9" style:family="chart">
      <style:chart-properties chart:solid-type="cuboid"/>
      <style:graphic-properties draw:fill-color="#8e7cc3"/>
    </style:style>
    <style:style style:name="ch10" style:family="chart">
      <style:chart-properties chart:solid-type="cuboid"/>
      <style:graphic-properties draw:fill-color="#f9cb9c"/>
    </style:style>
    <style:style style:name="ch11" style:family="chart">
      <style:chart-properties chart:solid-type="cuboid"/>
      <style:graphic-properties draw:fill-color="#c27ba0"/>
    </style:style>
    <style:style style:name="ch12" style:family="chart">
      <style:chart-properties chart:solid-type="cuboid"/>
      <style:graphic-properties draw:fill-color="#b4a7d6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a4c2f4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998cm" svg:y="3.115cm" style:legend-expansion="high" chart:style-name="ch2"/>
        <chart:plot-area chart:style-name="ch3" table:cell-range-address="'PLAZOS DE DEVOLCIÓN'.E32:'PLAZOS DE DEVOLCIÓN'.F39" chart:data-source-has-labels="both" svg:x="0.317cm" svg:y="0.196cm" svg:width="11.364cm" svg:height="9.424cm">
          <chartooo:coordinate-region svg:x="0.788cm" svg:y="0.196cm" svg:width="10.893cm" svg:height="6.637cm"/>
          <chart:axis chart:dimension="x" chart:name="primary-x" chart:style-name="ch4" chartooo:axis-type="text">
            <chart:categories table:cell-range-address="'PLAZOS DE DEVOLCIÓN'.E33:'PLAZOS DE DEVOLCIÓN'.E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AZOS DE DEVOLCIÓN'.F33:'PLAZOS DE DEVOLCIÓN'.F39" chart:label-cell-address="'PLAZOS DE DEVOLCIÓN'.F32:'PLAZOS DE DEVOLCIÓN'.F32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DIAS DE PRESTAMO</text:p>
                <draw:g>
                  <svg:desc>'PLAZOS DE DEVOLCIÓN'.F32:'PLAZOS DE DEVOLCIÓN'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SAYO</text:p>
                <draw:g>
                  <svg:desc>'PLAZOS DE DEVOLCIÓN'.E33:'PLAZOS DE DEVOLCIÓN'.E39</svg:desc>
                </draw:g>
              </table:table-cell>
              <table:table-cell office:value-type="float" office:value="22.55882353">
                <text:p>22.55882353</text:p>
                <draw:g>
                  <svg:desc>'PLAZOS DE DEVOLCIÓN'.F33:'PLAZOS DE DEVOLCIÓN'.F39</svg:desc>
                </draw:g>
              </table:table-cell>
            </table:table-row>
            <table:table-row>
              <table:table-cell office:value-type="string">
                <text:p>FICCION</text:p>
              </table:table-cell>
              <table:table-cell office:value-type="float" office:value="14.87378641">
                <text:p>14.87378641</text:p>
              </table:table-cell>
            </table:table-row>
            <table:table-row>
              <table:table-cell office:value-type="string">
                <text:p>INFANTIL</text:p>
              </table:table-cell>
              <table:table-cell office:value-type="float" office:value="10.45454545">
                <text:p>10.45454545</text:p>
              </table:table-cell>
            </table:table-row>
            <table:table-row>
              <table:table-cell office:value-type="string">
                <text:p>COMIC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OVELA_GRAFICA</text:p>
              </table:table-cell>
              <table:table-cell office:value-type="float" office:value="19.17647059">
                <text:p>19.17647059</text:p>
              </table:table-cell>
            </table:table-row>
            <table:table-row>
              <table:table-cell office:value-type="string">
                <text:p>POESIA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DIVULGACION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column-mapping="0 1 2" chart:style-name="ch1">
        <chart:legend chart:legend-position="end" svg:x="13.48cm" svg:y="4.111cm" style:legend-expansion="high" chart:style-name="ch2"/>
        <chart:plot-area chart:style-name="ch3" table:cell-range-address="'CATEGORÍAS POR IDIOMA'.E2:'CATEGORÍAS POR IDIOMA'.K9" chart:data-source-has-labels="both" svg:x="0.317cm" svg:y="0.196cm" svg:width="12.846cm" svg:height="9.424cm">
          <chartooo:coordinate-region svg:x="1.079cm" svg:y="0.196cm" svg:width="12.084cm" svg:height="6.636cm"/>
          <chart:axis chart:dimension="x" chart:name="primary-x" chart:style-name="ch4" chartooo:axis-type="text">
            <chart:categories table:cell-range-address="'CATEGORÍAS POR IDIOMA'.E3:'CATEGORÍAS POR IDIOMA'.E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TEGORÍAS POR IDIOMA'.F3:'CATEGORÍAS POR IDIOMA'.F9" chart:label-cell-address="'CATEGORÍAS POR IDIOMA'.F2:'CATEGORÍAS POR IDIOMA'.F2" chart:class="chart:bar">
            <chart:data-point/>
          </chart:series>
          <chart:series chart:style-name="ch8" chart:values-cell-range-address="'CATEGORÍAS POR IDIOMA'.G3:'CATEGORÍAS POR IDIOMA'.G9" chart:label-cell-address="'CATEGORÍAS POR IDIOMA'.G2:'CATEGORÍAS POR IDIOMA'.G2" chart:class="chart:bar">
            <chart:data-point chart:repeated="7"/>
          </chart:series>
          <chart:series chart:style-name="ch9" chart:values-cell-range-address="'CATEGORÍAS POR IDIOMA'.H3:'CATEGORÍAS POR IDIOMA'.H9" chart:label-cell-address="'CATEGORÍAS POR IDIOMA'.H2:'CATEGORÍAS POR IDIOMA'.H2" chart:class="chart:bar">
            <chart:data-point/>
          </chart:series>
          <chart:series chart:style-name="ch10" chart:values-cell-range-address="'CATEGORÍAS POR IDIOMA'.I3:'CATEGORÍAS POR IDIOMA'.I9" chart:label-cell-address="'CATEGORÍAS POR IDIOMA'.I2:'CATEGORÍAS POR IDIOMA'.I2" chart:class="chart:bar">
            <chart:data-point chart:repeated="7"/>
          </chart:series>
          <chart:series chart:style-name="ch11" chart:values-cell-range-address="'CATEGORÍAS POR IDIOMA'.J3:'CATEGORÍAS POR IDIOMA'.J9" chart:label-cell-address="'CATEGORÍAS POR IDIOMA'.J2:'CATEGORÍAS POR IDIOMA'.J2" chart:class="chart:bar">
            <chart:data-point/>
          </chart:series>
          <chart:series chart:style-name="ch12" chart:values-cell-range-address="'CATEGORÍAS POR IDIOMA'.K3:'CATEGORÍAS POR IDIOMA'.K9" chart:label-cell-address="'CATEGORÍAS POR IDIOMA'.K2:'CATEGORÍAS POR IDIOMA'.K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  <table:table-column table:visibility="collapse"/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CATEGORÍAS POR IDIOMA'.F2:'CATEGORÍAS POR IDIOMA'.F2</svg:desc>
                </draw:g>
              </table:table-cell>
              <table:table-cell office:value-type="string">
                <text:p>CATALÁN</text:p>
                <draw:g>
                  <svg:desc>'CATEGORÍAS POR IDIOMA'.G2:'CATEGORÍAS POR IDIOMA'.G2</svg:desc>
                </draw:g>
              </table:table-cell>
              <table:table-cell office:value-type="string">
                <text:p/>
                <draw:g>
                  <svg:desc>'CATEGORÍAS POR IDIOMA'.H2:'CATEGORÍAS POR IDIOMA'.H2</svg:desc>
                </draw:g>
              </table:table-cell>
              <table:table-cell office:value-type="string">
                <text:p>ESPAÑOL</text:p>
                <draw:g>
                  <svg:desc>'CATEGORÍAS POR IDIOMA'.I2:'CATEGORÍAS POR IDIOMA'.I2</svg:desc>
                </draw:g>
              </table:table-cell>
              <table:table-cell office:value-type="string">
                <text:p/>
                <draw:g>
                  <svg:desc>'CATEGORÍAS POR IDIOMA'.J2:'CATEGORÍAS POR IDIOMA'.J2</svg:desc>
                </draw:g>
              </table:table-cell>
              <table:table-cell office:value-type="string">
                <text:p>INGLÉS</text:p>
                <draw:g>
                  <svg:desc>'CATEGORÍAS POR IDIOMA'.K2:'CATEGORÍAS POR IDIOMA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SAYO</text:p>
                <draw:g>
                  <svg:desc>'CATEGORÍAS POR IDIOMA'.E3:'CATEGORÍAS POR IDIOMA'.E9</svg:desc>
                </draw:g>
              </table:table-cell>
              <table:table-cell office:value-type="float" office:value="NaN">
                <text:p>NaN</text:p>
                <draw:g>
                  <svg:desc>'CATEGORÍAS POR IDIOMA'.F3:'CATEGORÍAS POR IDIOMA'.F9</svg:desc>
                </draw:g>
              </table:table-cell>
              <table:table-cell office:value-type="float" office:value="0.0153256704980843">
                <text:p>0.0153256704980843</text:p>
                <draw:g>
                  <svg:desc>'CATEGORÍAS POR IDIOMA'.G3:'CATEGORÍAS POR IDIOMA'.G9</svg:desc>
                </draw:g>
              </table:table-cell>
              <table:table-cell office:value-type="float" office:value="NaN">
                <text:p>NaN</text:p>
                <draw:g>
                  <svg:desc>'CATEGORÍAS POR IDIOMA'.H3:'CATEGORÍAS POR IDIOMA'.H9</svg:desc>
                </draw:g>
              </table:table-cell>
              <table:table-cell office:value-type="float" office:value="0.114942528735632">
                <text:p>0.114942528735632</text:p>
                <draw:g>
                  <svg:desc>'CATEGORÍAS POR IDIOMA'.I3:'CATEGORÍAS POR IDIOMA'.I9</svg:desc>
                </draw:g>
              </table:table-cell>
              <table:table-cell office:value-type="float" office:value="NaN">
                <text:p>NaN</text:p>
                <draw:g>
                  <svg:desc>'CATEGORÍAS POR IDIOMA'.J3:'CATEGORÍAS POR IDIOMA'.J9</svg:desc>
                </draw:g>
              </table:table-cell>
              <table:table-cell office:value-type="float" office:value="0">
                <text:p>0</text:p>
                <draw:g>
                  <svg:desc>'CATEGORÍAS POR IDIOMA'.K3:'CATEGORÍAS POR IDIOMA'.K9</svg:desc>
                </draw:g>
              </table:table-cell>
            </table:table-row>
            <table:table-row>
              <table:table-cell office:value-type="string">
                <text:p>FICCION</text:p>
              </table:table-cell>
              <table:table-cell office:value-type="float" office:value="NaN">
                <text:p>NaN</text:p>
              </table:table-cell>
              <table:table-cell office:value-type="float" office:value="0.0421455938697318">
                <text:p>0.0421455938697318</text:p>
              </table:table-cell>
              <table:table-cell office:value-type="float" office:value="NaN">
                <text:p>NaN</text:p>
              </table:table-cell>
              <table:table-cell office:value-type="float" office:value="0.283524904214559">
                <text:p>0.283524904214559</text:p>
              </table:table-cell>
              <table:table-cell office:value-type="float" office:value="NaN">
                <text:p>NaN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string">
                <text:p>INFANTIL</text:p>
              </table:table-cell>
              <table:table-cell office:value-type="float" office:value="NaN">
                <text:p>NaN</text:p>
              </table:table-cell>
              <table:table-cell office:value-type="float" office:value="0.053639846743295">
                <text:p>0.053639846743295</text:p>
              </table:table-cell>
              <table:table-cell office:value-type="float" office:value="NaN">
                <text:p>NaN</text:p>
              </table:table-cell>
              <table:table-cell office:value-type="float" office:value="0.157088122605364">
                <text:p>0.1570881226053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IC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34099616858238">
                <text:p>0.13409961685823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LA_GRAFICA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51340996168582">
                <text:p>0.06513409961685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ESIA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ULGACIO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NaN">
                <text:p>NaN</text:p>
              </table:table-cell>
              <table:table-cell office:value-type="float" office:value="0.0191570881226054">
                <text:p>0.0191570881226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b6d7a8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e599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4.42cm" svg:height="8.864cm" xlink:href=".." xlink:type="simple" chart:class="chart:bar" chart:column-mapping="0 1" chart:style-name="ch1">
        <chart:legend chart:legend-position="end" svg:x="12.077cm" svg:y="3.884cm" style:legend-expansion="high" chart:style-name="ch2"/>
        <chart:plot-area chart:style-name="ch3" table:cell-range-address="'FRANJAS HORARIAS'.C37:'FRANJAS HORARIAS'.H44" chart:data-source-has-labels="both" svg:x="0.288cm" svg:y="0.177cm" svg:width="11.501cm" svg:height="7.48cm">
          <chartooo:coordinate-region svg:x="0.865cm" svg:y="0.177cm" svg:width="10.924cm" svg:height="4.693cm"/>
          <chart:axis chart:dimension="x" chart:name="primary-x" chart:style-name="ch4" chartooo:axis-type="text">
            <chart:title svg:x="4.836cm" svg:y="7.835cm" chart:style-name="ch5">
              <text:p>CATEGORIAS</text:p>
            </chart:title>
            <chart:categories table:cell-range-address="'FRANJAS HORARIAS'.C38:'FRANJAS HORARIAS'.C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RANJAS HORARIAS'.D38:'FRANJAS HORARIAS'.D44" chart:label-cell-address="'FRANJAS HORARIAS'.D37:'FRANJAS HORARIAS'.D37" chart:class="chart:bar">
            <chart:data-point/>
          </chart:series>
          <chart:series chart:style-name="ch9" chart:values-cell-range-address="'FRANJAS HORARIAS'.E38:'FRANJAS HORARIAS'.E44" chart:label-cell-address="'FRANJAS HORARIAS'.E37:'FRANJAS HORARIAS'.E37" chart:class="chart:bar">
            <chart:data-point/>
          </chart:series>
          <chart:series chart:style-name="ch10" chart:values-cell-range-address="'FRANJAS HORARIAS'.F38:'FRANJAS HORARIAS'.F44" chart:label-cell-address="'FRANJAS HORARIAS'.F37:'FRANJAS HORARIAS'.F37" chart:class="chart:bar">
            <chart:data-point/>
          </chart:series>
          <chart:series chart:style-name="ch11" chart:values-cell-range-address="'FRANJAS HORARIAS'.G38:'FRANJAS HORARIAS'.G44" chart:label-cell-address="'FRANJAS HORARIAS'.G37:'FRANJAS HORARIAS'.G37" chart:class="chart:bar">
            <chart:data-point chart:repeated="7"/>
          </chart:series>
          <chart:series chart:style-name="ch12" chart:values-cell-range-address="'FRANJAS HORARIAS'.H38:'FRANJAS HORARIAS'.H44" chart:label-cell-address="'FRANJAS HORARIAS'.H37:'FRANJAS HORARIAS'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RANJAS HORARIAS'.D37:'FRANJAS HORARIAS'.D37</svg:desc>
                </draw:g>
              </table:table-cell>
              <table:table-cell office:value-type="string">
                <text:p/>
                <draw:g>
                  <svg:desc>'FRANJAS HORARIAS'.E37:'FRANJAS HORARIAS'.E37</svg:desc>
                </draw:g>
              </table:table-cell>
              <table:table-cell office:value-type="string">
                <text:p/>
                <draw:g>
                  <svg:desc>'FRANJAS HORARIAS'.F37:'FRANJAS HORARIAS'.F37</svg:desc>
                </draw:g>
              </table:table-cell>
              <table:table-cell office:value-type="string">
                <text:p> MAÑANA</text:p>
                <draw:g>
                  <svg:desc>'FRANJAS HORARIAS'.G37:'FRANJAS HORARIAS'.G37</svg:desc>
                </draw:g>
              </table:table-cell>
              <table:table-cell office:value-type="string">
                <text:p> TARDE</text:p>
                <draw:g>
                  <svg:desc>'FRANJAS HORARIAS'.H37:'FRANJAS HORARIAS'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SAYO</text:p>
                <draw:g>
                  <svg:desc>'FRANJAS HORARIAS'.C38:'FRANJAS HORARIAS'.C44</svg:desc>
                </draw:g>
              </table:table-cell>
              <table:table-cell office:value-type="float" office:value="NaN">
                <text:p>NaN</text:p>
                <draw:g>
                  <svg:desc>'FRANJAS HORARIAS'.D38:'FRANJAS HORARIAS'.D44</svg:desc>
                </draw:g>
              </table:table-cell>
              <table:table-cell office:value-type="float" office:value="NaN">
                <text:p>NaN</text:p>
                <draw:g>
                  <svg:desc>'FRANJAS HORARIAS'.E38:'FRANJAS HORARIAS'.E44</svg:desc>
                </draw:g>
              </table:table-cell>
              <table:table-cell office:value-type="float" office:value="NaN">
                <text:p>NaN</text:p>
                <draw:g>
                  <svg:desc>'FRANJAS HORARIAS'.F38:'FRANJAS HORARIAS'.F44</svg:desc>
                </draw:g>
              </table:table-cell>
              <table:table-cell office:value-type="float" office:value="0.323529411764706">
                <text:p>0.323529411764706</text:p>
                <draw:g>
                  <svg:desc>'FRANJAS HORARIAS'.G38:'FRANJAS HORARIAS'.G44</svg:desc>
                </draw:g>
              </table:table-cell>
              <table:table-cell office:value-type="float" office:value="0.676470588235294">
                <text:p>0.676470588235294</text:p>
                <draw:g>
                  <svg:desc>'FRANJAS HORARIAS'.H38:'FRANJAS HORARIAS'.H44</svg:desc>
                </draw:g>
              </table:table-cell>
            </table:table-row>
            <table:table-row>
              <table:table-cell office:value-type="string">
                <text:p>FICC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135922330097">
                <text:p>0.262135922330097</text:p>
              </table:table-cell>
              <table:table-cell office:value-type="float" office:value="0.737864077669903">
                <text:p>0.737864077669903</text:p>
              </table:table-cell>
            </table:table-row>
            <table:table-row>
              <table:table-cell office:value-type="string">
                <text:p>INFANTI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909090909091">
                <text:p>0.290909090909091</text:p>
              </table:table-cell>
              <table:table-cell office:value-type="float" office:value="0.709090909090909">
                <text:p>0.709090909090909</text:p>
              </table:table-cell>
            </table:table-row>
            <table:table-row>
              <table:table-cell office:value-type="string">
                <text:p>COMI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string">
                <text:p>NOVELA_GRAFI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POES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DIVULGAC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285714285714286">
                <text:p>0.285714285714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b6d7a8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e599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6d01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column-mapping="0 1" chart:style-name="ch1">
        <chart:legend chart:legend-position="end" svg:x="13.532cm" svg:y="4.36cm" style:legend-expansion="high" chart:style-name="ch2"/>
        <chart:plot-area chart:style-name="ch3" table:cell-range-address="'FRANJAS HORARIAS'.H1:'FRANJAS HORARIAS'.M13" chart:data-source-has-labels="both" svg:x="0.317cm" svg:y="0.196cm" svg:width="12.898cm" svg:height="9.424cm">
          <chartooo:coordinate-region svg:x="0.894cm" svg:y="0.196cm" svg:width="12.321cm" svg:height="7.234cm"/>
          <chart:axis chart:dimension="x" chart:name="primary-x" chart:style-name="ch4" chartooo:axis-type="text">
            <chart:categories table:cell-range-address="'FRANJAS HORARIAS'.H2:'FRANJAS HORARIAS'.H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ANJAS HORARIAS'.I2:'FRANJAS HORARIAS'.I13" chart:label-cell-address="'FRANJAS HORARIAS'.I1:'FRANJAS HORARIAS'.I1" chart:class="chart:bar">
            <chart:data-point/>
          </chart:series>
          <chart:series chart:style-name="ch8" chart:values-cell-range-address="'FRANJAS HORARIAS'.J2:'FRANJAS HORARIAS'.J13" chart:label-cell-address="'FRANJAS HORARIAS'.J1:'FRANJAS HORARIAS'.J1" chart:class="chart:bar">
            <chart:data-point/>
          </chart:series>
          <chart:series chart:style-name="ch9" chart:values-cell-range-address="'FRANJAS HORARIAS'.K2:'FRANJAS HORARIAS'.K13" chart:label-cell-address="'FRANJAS HORARIAS'.K1:'FRANJAS HORARIAS'.K1" chart:class="chart:bar">
            <chart:data-point/>
          </chart:series>
          <chart:series chart:style-name="ch10" chart:values-cell-range-address="'FRANJAS HORARIAS'.L2:'FRANJAS HORARIAS'.L13" chart:label-cell-address="'FRANJAS HORARIAS'.L1:'FRANJAS HORARIAS'.L1" chart:class="chart:bar">
            <chart:data-point chart:repeated="12"/>
          </chart:series>
          <chart:series chart:style-name="ch11" chart:values-cell-range-address="'FRANJAS HORARIAS'.M2:'FRANJAS HORARIAS'.M13" chart:label-cell-address="'FRANJAS HORARIAS'.M1:'FRANJAS HORARIAS'.M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RANJAS HORARIAS'.I1:'FRANJAS HORARIAS'.I1</svg:desc>
                </draw:g>
              </table:table-cell>
              <table:table-cell office:value-type="string">
                <text:p/>
                <draw:g>
                  <svg:desc>'FRANJAS HORARIAS'.J1:'FRANJAS HORARIAS'.J1</svg:desc>
                </draw:g>
              </table:table-cell>
              <table:table-cell office:value-type="string">
                <text:p/>
                <draw:g>
                  <svg:desc>'FRANJAS HORARIAS'.K1:'FRANJAS HORARIAS'.K1</svg:desc>
                </draw:g>
              </table:table-cell>
              <table:table-cell office:value-type="string">
                <text:p> MAÑANA</text:p>
                <draw:g>
                  <svg:desc>'FRANJAS HORARIAS'.L1:'FRANJAS HORARIAS'.L1</svg:desc>
                </draw:g>
              </table:table-cell>
              <table:table-cell office:value-type="string">
                <text:p> TARDE</text:p>
                <draw:g>
                  <svg:desc>'FRANJAS HORARIAS'.M1:'FRANJAS HORARIAS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'FRANJAS HORARIAS'.H2:'FRANJAS HORARIAS'.H13</svg:desc>
                </draw:g>
              </table:table-cell>
              <table:table-cell office:value-type="float" office:value="NaN">
                <text:p>NaN</text:p>
                <draw:g>
                  <svg:desc>'FRANJAS HORARIAS'.I2:'FRANJAS HORARIAS'.I13</svg:desc>
                </draw:g>
              </table:table-cell>
              <table:table-cell office:value-type="float" office:value="NaN">
                <text:p>NaN</text:p>
                <draw:g>
                  <svg:desc>'FRANJAS HORARIAS'.J2:'FRANJAS HORARIAS'.J13</svg:desc>
                </draw:g>
              </table:table-cell>
              <table:table-cell office:value-type="float" office:value="NaN">
                <text:p>NaN</text:p>
                <draw:g>
                  <svg:desc>'FRANJAS HORARIAS'.K2:'FRANJAS HORARIAS'.K13</svg:desc>
                </draw:g>
              </table:table-cell>
              <table:table-cell office:value-type="float" office:value="0.357142857142857">
                <text:p>0.357142857142857</text:p>
                <draw:g>
                  <svg:desc>'FRANJAS HORARIAS'.L2:'FRANJAS HORARIAS'.L13</svg:desc>
                </draw:g>
              </table:table-cell>
              <table:table-cell office:value-type="float" office:value="0.642857142857143">
                <text:p>0.642857142857143</text:p>
                <draw:g>
                  <svg:desc>'FRANJAS HORARIAS'.M2:'FRANJAS HORARIAS'.M13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647058823529412">
                <text:p>0.6470588235294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03b2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fa70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2e954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361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ea8b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facf6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ef908c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bce87"/>
      <style:text-properties fo:font-size="10pt" style:font-size-asian="10pt" style:font-size-complex="10pt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column-mapping="0" chart:style-name="ch1">
        <chart:legend chart:legend-position="end" svg:x="12.924cm" svg:y="4.609cm" style:legend-expansion="high" chart:style-name="ch2"/>
        <chart:plot-area chart:style-name="ch3" table:cell-range-address="'DIAS POR MESES'.C3:'DIAS POR MESES'.L10" chart:data-source-has-labels="both" svg:x="1.377cm" svg:y="0.196cm" svg:width="11.23cm" svg:height="8.394cm">
          <chartooo:coordinate-region svg:x="2.139cm" svg:y="0.196cm" svg:width="10.468cm" svg:height="6.374cm"/>
          <chart:axis chart:dimension="x" chart:name="primary-x" chart:style-name="ch4" chartooo:axis-type="text">
            <chart:title svg:x="6.518cm" svg:y="8.787cm" chart:style-name="ch5">
              <text:p>DIAS</text:p>
            </chart:title>
            <chart:categories table:cell-range-address="'DIAS POR MESES'.C4:'DIAS POR MESES'.C10"/>
          </chart:axis>
          <chart:axis chart:dimension="y" chart:name="primary-y" chart:style-name="ch6">
            <chart:title svg:x="0.451cm" svg:y="5.555cm" chart:style-name="ch7">
              <text:p>PRESTAMOS</text:p>
            </chart:title>
            <chart:grid chart:style-name="ch8" chart:class="major"/>
          </chart:axis>
          <chart:series chart:style-name="ch9" chart:values-cell-range-address="'DIAS POR MESES'.D4:'DIAS POR MESES'.D10" chart:label-cell-address="'DIAS POR MESES'.D3:'DIAS POR MESES'.D3" chart:class="chart:bar">
            <chart:data-point/>
          </chart:series>
          <chart:series chart:style-name="ch10" chart:values-cell-range-address="'DIAS POR MESES'.E4:'DIAS POR MESES'.E10" chart:label-cell-address="'DIAS POR MESES'.E3:'DIAS POR MESES'.E3" chart:class="chart:bar">
            <chart:data-point/>
          </chart:series>
          <chart:series chart:style-name="ch11" chart:values-cell-range-address="'DIAS POR MESES'.F4:'DIAS POR MESES'.F10" chart:label-cell-address="'DIAS POR MESES'.F3:'DIAS POR MESES'.F3" chart:class="chart:bar">
            <chart:data-point/>
          </chart:series>
          <chart:series chart:style-name="ch12" chart:values-cell-range-address="'DIAS POR MESES'.G4:'DIAS POR MESES'.G10" chart:label-cell-address="'DIAS POR MESES'.G3:'DIAS POR MESES'.G3" chart:class="chart:bar">
            <chart:data-point/>
          </chart:series>
          <chart:series chart:style-name="ch13" chart:values-cell-range-address="'DIAS POR MESES'.H4:'DIAS POR MESES'.H10" chart:label-cell-address="'DIAS POR MESES'.H3:'DIAS POR MESES'.H3" chart:class="chart:bar">
            <chart:data-point/>
          </chart:series>
          <chart:series chart:style-name="ch14" chart:values-cell-range-address="'DIAS POR MESES'.I4:'DIAS POR MESES'.I10" chart:label-cell-address="'DIAS POR MESES'.I3:'DIAS POR MESES'.I3" chart:class="chart:bar">
            <chart:data-point/>
          </chart:series>
          <chart:series chart:style-name="ch15" chart:values-cell-range-address="'DIAS POR MESES'.J4:'DIAS POR MESES'.J10" chart:label-cell-address="'DIAS POR MESES'.J3:'DIAS POR MESES'.J3" chart:class="chart:bar">
            <chart:data-point/>
          </chart:series>
          <chart:series chart:style-name="ch16" chart:values-cell-range-address="'DIAS POR MESES'.K4:'DIAS POR MESES'.K10" chart:label-cell-address="'DIAS POR MESES'.K3:'DIAS POR MESES'.K3" chart:class="chart:bar">
            <chart:data-point/>
          </chart:series>
          <chart:series chart:style-name="ch17" chart:values-cell-range-address="'DIAS POR MESES'.L4:'DIAS POR MESES'.L10" chart:label-cell-address="'DIAS POR MESES'.L3:'DIAS POR MESES'.L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IAS POR MESES'.D3:'DIAS POR MESES'.D3</svg:desc>
                </draw:g>
              </table:table-cell>
              <table:table-cell office:value-type="string">
                <text:p/>
                <draw:g>
                  <svg:desc>'DIAS POR MESES'.E3:'DIAS POR MESES'.E3</svg:desc>
                </draw:g>
              </table:table-cell>
              <table:table-cell office:value-type="string">
                <text:p/>
                <draw:g>
                  <svg:desc>'DIAS POR MESES'.F3:'DIAS POR MESES'.F3</svg:desc>
                </draw:g>
              </table:table-cell>
              <table:table-cell office:value-type="string">
                <text:p/>
                <draw:g>
                  <svg:desc>'DIAS POR MESES'.G3:'DIAS POR MESES'.G3</svg:desc>
                </draw:g>
              </table:table-cell>
              <table:table-cell office:value-type="string">
                <text:p/>
                <draw:g>
                  <svg:desc>'DIAS POR MESES'.H3:'DIAS POR MESES'.H3</svg:desc>
                </draw:g>
              </table:table-cell>
              <table:table-cell office:value-type="string">
                <text:p/>
                <draw:g>
                  <svg:desc>'DIAS POR MESES'.I3:'DIAS POR MESES'.I3</svg:desc>
                </draw:g>
              </table:table-cell>
              <table:table-cell office:value-type="string">
                <text:p/>
                <draw:g>
                  <svg:desc>'DIAS POR MESES'.J3:'DIAS POR MESES'.J3</svg:desc>
                </draw:g>
              </table:table-cell>
              <table:table-cell office:value-type="string">
                <text:p/>
                <draw:g>
                  <svg:desc>'DIAS POR MESES'.K3:'DIAS POR MESES'.K3</svg:desc>
                </draw:g>
              </table:table-cell>
              <table:table-cell office:value-type="string">
                <text:p>PRESTAMOS</text:p>
                <draw:g>
                  <svg:desc>'DIAS POR MESES'.L3:'DIAS POR MESES'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NES</text:p>
                <draw:g>
                  <svg:desc>'DIAS POR MESES'.C4:'DIAS POR MESES'.C10</svg:desc>
                </draw:g>
              </table:table-cell>
              <table:table-cell office:value-type="float" office:value="NaN">
                <text:p>NaN</text:p>
                <draw:g>
                  <svg:desc>'DIAS POR MESES'.D4:'DIAS POR MESES'.D10</svg:desc>
                </draw:g>
              </table:table-cell>
              <table:table-cell office:value-type="float" office:value="NaN">
                <text:p>NaN</text:p>
                <draw:g>
                  <svg:desc>'DIAS POR MESES'.E4:'DIAS POR MESES'.E10</svg:desc>
                </draw:g>
              </table:table-cell>
              <table:table-cell office:value-type="float" office:value="NaN">
                <text:p>NaN</text:p>
                <draw:g>
                  <svg:desc>'DIAS POR MESES'.F4:'DIAS POR MESES'.F10</svg:desc>
                </draw:g>
              </table:table-cell>
              <table:table-cell office:value-type="float" office:value="NaN">
                <text:p>NaN</text:p>
                <draw:g>
                  <svg:desc>'DIAS POR MESES'.G4:'DIAS POR MESES'.G10</svg:desc>
                </draw:g>
              </table:table-cell>
              <table:table-cell office:value-type="float" office:value="NaN">
                <text:p>NaN</text:p>
                <draw:g>
                  <svg:desc>'DIAS POR MESES'.H4:'DIAS POR MESES'.H10</svg:desc>
                </draw:g>
              </table:table-cell>
              <table:table-cell office:value-type="float" office:value="NaN">
                <text:p>NaN</text:p>
                <draw:g>
                  <svg:desc>'DIAS POR MESES'.I4:'DIAS POR MESES'.I10</svg:desc>
                </draw:g>
              </table:table-cell>
              <table:table-cell office:value-type="float" office:value="NaN">
                <text:p>NaN</text:p>
                <draw:g>
                  <svg:desc>'DIAS POR MESES'.J4:'DIAS POR MESES'.J10</svg:desc>
                </draw:g>
              </table:table-cell>
              <table:table-cell office:value-type="float" office:value="NaN">
                <text:p>NaN</text:p>
                <draw:g>
                  <svg:desc>'DIAS POR MESES'.K4:'DIAS POR MESES'.K10</svg:desc>
                </draw:g>
              </table:table-cell>
              <table:table-cell office:value-type="float" office:value="0.0804597701149425">
                <text:p>0.0804597701149425</text:p>
                <draw:g>
                  <svg:desc>'DIAS POR MESES'.L4:'DIAS POR MESES'.L10</svg:desc>
                </draw:g>
              </table:table-cell>
            </table:table-row>
            <table:table-row>
              <table:table-cell office:value-type="string">
                <text:p>MART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233716475096">
                <text:p>0.199233716475096</text:p>
              </table:table-cell>
            </table:table-row>
            <table:table-row>
              <table:table-cell office:value-type="string">
                <text:p>MIÉRCOL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919540229885">
                <text:p>0.160919540229885</text:p>
              </table:table-cell>
            </table:table-row>
            <table:table-row>
              <table:table-cell office:value-type="string">
                <text:p>JUE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942528735632">
                <text:p>0.114942528735632</text:p>
              </table:table-cell>
            </table:table-row>
            <table:table-row>
              <table:table-cell office:value-type="string">
                <text:p>VIERN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750957854406">
                <text:p>0.164750957854406</text:p>
              </table:table-cell>
            </table:table-row>
            <table:table-row>
              <table:table-cell office:value-type="string">
                <text:p>SÁBA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4597701149425">
                <text:p>0.0804597701149425</text:p>
              </table:table-cell>
            </table:table-row>
            <table:table-row>
              <table:table-cell office:value-type="string">
                <text:p>DOMING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233716475096">
                <text:p>0.1992337164750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ea9999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6b26b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93c47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a4c2f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e7cc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6aa84f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083cm" svg:y="3.115cm" style:legend-expansion="high" chart:style-name="ch2"/>
        <chart:plot-area chart:style-name="ch3" table:cell-range-address="'DIAS POR MESES'.Q3:'DIAS POR MESES'.X15" chart:data-source-has-labels="both" svg:x="0.317cm" svg:y="0.196cm" svg:width="12.449cm" svg:height="9.424cm">
          <chartooo:coordinate-region svg:x="0.821cm" svg:y="0.196cm" svg:width="11.945cm" svg:height="7.235cm"/>
          <chart:axis chart:dimension="x" chart:name="primary-x" chart:style-name="ch4" chartooo:axis-type="text">
            <chart:categories table:cell-range-address="'DIAS POR MESES'.Q4:'DIAS POR MESES'.Q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AS POR MESES'.R4:'DIAS POR MESES'.R15" chart:label-cell-address="'DIAS POR MESES'.R3:'DIAS POR MESES'.R3" chart:class="chart:bar">
            <chart:data-point chart:repeated="12"/>
          </chart:series>
          <chart:series chart:style-name="ch8" chart:values-cell-range-address="'DIAS POR MESES'.S4:'DIAS POR MESES'.S15" chart:label-cell-address="'DIAS POR MESES'.S3:'DIAS POR MESES'.S3" chart:class="chart:bar">
            <chart:data-point chart:repeated="12"/>
          </chart:series>
          <chart:series chart:style-name="ch9" chart:values-cell-range-address="'DIAS POR MESES'.T4:'DIAS POR MESES'.T15" chart:label-cell-address="'DIAS POR MESES'.T3:'DIAS POR MESES'.T3" chart:class="chart:bar">
            <chart:data-point chart:repeated="12"/>
          </chart:series>
          <chart:series chart:style-name="ch10" chart:values-cell-range-address="'DIAS POR MESES'.U4:'DIAS POR MESES'.U15" chart:label-cell-address="'DIAS POR MESES'.U3:'DIAS POR MESES'.U3" chart:class="chart:bar">
            <chart:data-point chart:repeated="12"/>
          </chart:series>
          <chart:series chart:style-name="ch11" chart:values-cell-range-address="'DIAS POR MESES'.V4:'DIAS POR MESES'.V15" chart:label-cell-address="'DIAS POR MESES'.V3:'DIAS POR MESES'.V3" chart:class="chart:bar">
            <chart:data-point chart:repeated="12"/>
          </chart:series>
          <chart:series chart:style-name="ch12" chart:values-cell-range-address="'DIAS POR MESES'.W4:'DIAS POR MESES'.W15" chart:label-cell-address="'DIAS POR MESES'.W3:'DIAS POR MESES'.W3" chart:class="chart:bar">
            <chart:data-point chart:repeated="12"/>
          </chart:series>
          <chart:series chart:style-name="ch13" chart:values-cell-range-address="'DIAS POR MESES'.X4:'DIAS POR MESES'.X15" chart:label-cell-address="'DIAS POR MESES'.X3:'DIAS POR MESES'.X3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NES</text:p>
                <draw:g>
                  <svg:desc>'DIAS POR MESES'.R3:'DIAS POR MESES'.R3</svg:desc>
                </draw:g>
              </table:table-cell>
              <table:table-cell office:value-type="string">
                <text:p>MARTES</text:p>
                <draw:g>
                  <svg:desc>'DIAS POR MESES'.S3:'DIAS POR MESES'.S3</svg:desc>
                </draw:g>
              </table:table-cell>
              <table:table-cell office:value-type="string">
                <text:p>MIÉRCOLES</text:p>
                <draw:g>
                  <svg:desc>'DIAS POR MESES'.T3:'DIAS POR MESES'.T3</svg:desc>
                </draw:g>
              </table:table-cell>
              <table:table-cell office:value-type="string">
                <text:p>JUEVES</text:p>
                <draw:g>
                  <svg:desc>'DIAS POR MESES'.U3:'DIAS POR MESES'.U3</svg:desc>
                </draw:g>
              </table:table-cell>
              <table:table-cell office:value-type="string">
                <text:p>VIERNES</text:p>
                <draw:g>
                  <svg:desc>'DIAS POR MESES'.V3:'DIAS POR MESES'.V3</svg:desc>
                </draw:g>
              </table:table-cell>
              <table:table-cell office:value-type="string">
                <text:p>SÁBADO</text:p>
                <draw:g>
                  <svg:desc>'DIAS POR MESES'.W3:'DIAS POR MESES'.W3</svg:desc>
                </draw:g>
              </table:table-cell>
              <table:table-cell office:value-type="string">
                <text:p>DOMINGO</text:p>
                <draw:g>
                  <svg:desc>'DIAS POR MESES'.X3:'DIAS POR MESES'.X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'DIAS POR MESES'.Q4:'DIAS POR MESES'.Q15</svg:desc>
                </draw:g>
              </table:table-cell>
              <table:table-cell office:value-type="float" office:value="4">
                <text:p>4</text:p>
                <draw:g>
                  <svg:desc>'DIAS POR MESES'.R4:'DIAS POR MESES'.R15</svg:desc>
                </draw:g>
              </table:table-cell>
              <table:table-cell office:value-type="float" office:value="4">
                <text:p>4</text:p>
                <draw:g>
                  <svg:desc>'DIAS POR MESES'.S4:'DIAS POR MESES'.S15</svg:desc>
                </draw:g>
              </table:table-cell>
              <table:table-cell office:value-type="float" office:value="4">
                <text:p>4</text:p>
                <draw:g>
                  <svg:desc>'DIAS POR MESES'.T4:'DIAS POR MESES'.T15</svg:desc>
                </draw:g>
              </table:table-cell>
              <table:table-cell office:value-type="float" office:value="4">
                <text:p>4</text:p>
                <draw:g>
                  <svg:desc>'DIAS POR MESES'.U4:'DIAS POR MESES'.U15</svg:desc>
                </draw:g>
              </table:table-cell>
              <table:table-cell office:value-type="float" office:value="5">
                <text:p>5</text:p>
                <draw:g>
                  <svg:desc>'DIAS POR MESES'.V4:'DIAS POR MESES'.V15</svg:desc>
                </draw:g>
              </table:table-cell>
              <table:table-cell office:value-type="float" office:value="3">
                <text:p>3</text:p>
                <draw:g>
                  <svg:desc>'DIAS POR MESES'.W4:'DIAS POR MESES'.W15</svg:desc>
                </draw:g>
              </table:table-cell>
              <table:table-cell office:value-type="float" office:value="4">
                <text:p>4</text:p>
                <draw:g>
                  <svg:desc>'DIAS POR MESES'.X4:'DIAS POR MESES'.X15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-0.21cm" svg:y="0cm" style:legend-expansion="high" chart:style-name="ch2"/>
        <chart:plot-area chart:style-name="ch3" table:cell-range-address="'PATRÓN ESTACIONAL'.L3:'PATRÓN ESTACIONAL'.M7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text">
            <chart:categories table:cell-range-address="'PATRÓN ESTACIONAL'.L4:'PATRÓN ESTACIONAL'.L7"/>
          </chart:axis>
          <chart:axis chart:dimension="y" chart:name="primary-y" chart:style-name="ch5"/>
          <chart:series chart:style-name="ch6" chart:values-cell-range-address="'PATRÓN ESTACIONAL'.M4:'PATRÓN ESTACIONAL'.M7" chart:label-cell-address="'PATRÓN ESTACIONAL'.M3:'PATRÓN ESTACIONAL'.M3" chart:class="chart:circl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ATRÓN ESTACIONAL'.M3:'PATRÓN ESTACIONAL'.M3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b6d7a8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9.659cm" svg:height="9.816cm" xlink:href=".." xlink:type="simple" chart:class="chart:circle" chart:style-name="ch1">
        <chart:legend chart:legend-position="end" svg:x="15.623cm" svg:y="4.36cm" style:legend-expansion="high" chart:style-name="ch2"/>
        <chart:plot-area chart:style-name="ch3" table:cell-range-address="'PLAZOS DE DEVOLCIÓN'.F3:'PLAZOS DE DEVOLCIÓN'.G4" chart:data-source-has-labels="column" svg:x="0.393cm" svg:y="0.196cm" svg:width="14.837cm" svg:height="9.424cm">
          <chartooo:coordinate-region svg:x="3.1cm" svg:y="0.197cm" svg:width="9.423cm" svg:height="9.423cm"/>
          <chart:axis chart:dimension="x" chart:name="primary-x" chart:style-name="ch4" chartooo:axis-type="text">
            <chart:categories table:cell-range-address="'PLAZOS DE DEVOLCIÓN'.F3:'PLAZOS DE DEVOLCIÓN'.F4"/>
          </chart:axis>
          <chart:axis chart:dimension="y" chart:name="primary-y" chart:style-name="ch5"/>
          <chart:series chart:style-name="ch6" chart:values-cell-range-address="'PLAZOS DE DEVOLCIÓN'.G3:'PLAZOS DE DEVOLCIÓN'.G4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NTRO DE PLAZO</text:p>
                <draw:g>
                  <svg:desc>'PLAZOS DE DEVOLCIÓN'.F3:'PLAZOS DE DEVOLCIÓN'.F4</svg:desc>
                </draw:g>
              </table:table-cell>
              <table:table-cell office:value-type="float" office:value="0.9425287356">
                <text:p>0.9425287356</text:p>
                <draw:g>
                  <svg:desc>'PLAZOS DE DEVOLCIÓN'.G3:'PLAZOS DE DEVOLCIÓN'.G4</svg:desc>
                </draw:g>
              </table:table-cell>
            </table:table-row>
            <table:table-row>
              <table:table-cell office:value-type="string">
                <text:p>FUERA DE PLAZO</text:p>
              </table:table-cell>
              <table:table-cell office:value-type="float" office:value="0.05747126437">
                <text:p>0.057471264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b6d7a8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0.913cm" svg:y="3.963cm" style:legend-expansion="high" chart:style-name="ch2"/>
        <chart:plot-area chart:style-name="ch3" table:cell-range-address="'PLAZOS DE DEVOLCIÓN'.B2:'PLAZOS DE DEVOLCIÓN'.D9" chart:data-source-has-labels="both" svg:x="0.317cm" svg:y="0.196cm" svg:width="10.279cm" svg:height="9.424cm">
          <chartooo:coordinate-region svg:x="0.974cm" svg:y="0.196cm" svg:width="9.622cm" svg:height="6.637cm"/>
          <chart:axis chart:dimension="x" chart:name="primary-x" chart:style-name="ch4" chartooo:axis-type="text">
            <chart:categories table:cell-range-address="'PLAZOS DE DEVOLCIÓN'.B3:'PLAZOS DE DEVOLCIÓN'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AZOS DE DEVOLCIÓN'.C3:'PLAZOS DE DEVOLCIÓN'.C9" chart:label-cell-address="'PLAZOS DE DEVOLCIÓN'.C2:'PLAZOS DE DEVOLCIÓN'.C2" chart:class="chart:bar">
            <chart:data-point chart:repeated="7"/>
          </chart:series>
          <chart:series chart:style-name="ch8" chart:values-cell-range-address="'PLAZOS DE DEVOLCIÓN'.D3:'PLAZOS DE DEVOLCIÓN'.D9" chart:label-cell-address="'PLAZOS DE DEVOLCIÓN'.D2:'PLAZOS DE DEVOLCIÓN'.D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UELTOS DENTRO DE PLAZO</text:p>
                <draw:g>
                  <svg:desc>'PLAZOS DE DEVOLCIÓN'.C2:'PLAZOS DE DEVOLCIÓN'.C2</svg:desc>
                </draw:g>
              </table:table-cell>
              <table:table-cell office:value-type="string">
                <text:p>DEVUELTOS FUERA DE PLAZO</text:p>
                <draw:g>
                  <svg:desc>'PLAZOS DE DEVOLCIÓN'.D2:'PLAZOS DE DEVOLCIÓN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SAYO</text:p>
                <draw:g>
                  <svg:desc>'PLAZOS DE DEVOLCIÓN'.B3:'PLAZOS DE DEVOLCIÓN'.B9</svg:desc>
                </draw:g>
              </table:table-cell>
              <table:table-cell office:value-type="float" office:value="31">
                <text:p>31</text:p>
                <draw:g>
                  <svg:desc>'PLAZOS DE DEVOLCIÓN'.C3:'PLAZOS DE DEVOLCIÓN'.C9</svg:desc>
                </draw:g>
              </table:table-cell>
              <table:table-cell office:value-type="float" office:value="3">
                <text:p>3</text:p>
                <draw:g>
                  <svg:desc>'PLAZOS DE DEVOLCIÓN'.D3:'PLAZOS DE DEVOLCIÓN'.D9</svg:desc>
                </draw:g>
              </table:table-cell>
            </table:table-row>
            <table:table-row>
              <table:table-cell office:value-type="string">
                <text:p>FICCION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NFANTIL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IC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LA_GRAFICA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ESIA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VULGACION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